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yslabwork_6week_196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V/V_0</text:p>
          </table:table-cell>
          <table:table-cell office:value-type="string" calcext:value-type="string">
            <text:p>-ln (V/V_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41" calcext:value-type="float">
            <text:p>14.541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4.538" calcext:value-type="float">
            <text:p>14.538</text:p>
          </table:table-cell>
          <table:table-cell table:formula="of:=[.B3]/[.$B$2]" office:value-type="float" office:value="0.999793686816588" calcext:value-type="float">
            <text:p>0.999793686816588</text:p>
          </table:table-cell>
          <table:table-cell table:formula="of:=-LN([.C3])" office:value-type="float" office:value="0.000206334468904992" calcext:value-type="float">
            <text:p>0.00020633446890499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.5332" calcext:value-type="float">
            <text:p>14.5332</text:p>
          </table:table-cell>
          <table:table-cell table:formula="of:=[.B4]/[.$B$2]" office:value-type="float" office:value="0.999463585723128" calcext:value-type="float">
            <text:p>0.999463585723128</text:p>
          </table:table-cell>
          <table:table-cell table:formula="of:=-LN([.C4])" office:value-type="float" office:value="0.000536558198480487" calcext:value-type="float">
            <text:p>0.000536558198480487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14.5299" calcext:value-type="float">
            <text:p>14.5299</text:p>
          </table:table-cell>
          <table:table-cell table:formula="of:=[.B5]/[.$B$2]" office:value-type="float" office:value="0.999236641221374" calcext:value-type="float">
            <text:p>0.999236641221374</text:p>
          </table:table-cell>
          <table:table-cell table:formula="of:=-LN([.C5])" office:value-type="float" office:value="0.000763650285297333" calcext:value-type="float">
            <text:p>0.000763650285297333</text:p>
          </table:table-cell>
        </table:table-row>
        <table:table-row table:style-name="ro1">
          <table:table-cell office:value-type="float" office:value="4.146" calcext:value-type="float">
            <text:p>4.146</text:p>
          </table:table-cell>
          <table:table-cell office:value-type="float" office:value="14.5259" calcext:value-type="float">
            <text:p>14.5259</text:p>
          </table:table-cell>
          <table:table-cell table:formula="of:=[.B6]/[.$B$2]" office:value-type="float" office:value="0.998961556976824" calcext:value-type="float">
            <text:p>0.998961556976824</text:p>
          </table:table-cell>
          <table:table-cell table:formula="of:=-LN([.C6])" office:value-type="float" office:value="0.00103898257869622" calcext:value-type="float">
            <text:p>0.00103898257869622</text:p>
          </table:table-cell>
        </table:table-row>
        <table:table-row table:style-name="ro1">
          <table:table-cell office:value-type="float" office:value="5.146" calcext:value-type="float">
            <text:p>5.146</text:p>
          </table:table-cell>
          <table:table-cell office:value-type="float" office:value="14.5203" calcext:value-type="float">
            <text:p>14.5203</text:p>
          </table:table-cell>
          <table:table-cell table:formula="of:=[.B7]/[.$B$2]" office:value-type="float" office:value="0.998576439034454" calcext:value-type="float">
            <text:p>0.998576439034454</text:p>
          </table:table-cell>
          <table:table-cell table:formula="of:=-LN([.C7])" office:value-type="float" office:value="0.0014245751911125" calcext:value-type="float">
            <text:p>0.0014245751911125</text:p>
          </table:table-cell>
        </table:table-row>
        <table:table-row table:style-name="ro1">
          <table:table-cell office:value-type="float" office:value="6.145" calcext:value-type="float">
            <text:p>6.145</text:p>
          </table:table-cell>
          <table:table-cell office:value-type="float" office:value="14.5137" calcext:value-type="float">
            <text:p>14.5137</text:p>
          </table:table-cell>
          <table:table-cell table:formula="of:=[.B8]/[.$B$2]" office:value-type="float" office:value="0.998122550030947" calcext:value-type="float">
            <text:p>0.998122550030947</text:p>
          </table:table-cell>
          <table:table-cell table:formula="of:=-LN([.C8])" office:value-type="float" office:value="0.001879214587247" calcext:value-type="float">
            <text:p>0.001879214587247</text:p>
          </table:table-cell>
        </table:table-row>
        <table:table-row table:style-name="ro1">
          <table:table-cell office:value-type="float" office:value="7.145" calcext:value-type="float">
            <text:p>7.145</text:p>
          </table:table-cell>
          <table:table-cell office:value-type="float" office:value="14.5073" calcext:value-type="float">
            <text:p>14.5073</text:p>
          </table:table-cell>
          <table:table-cell table:formula="of:=[.B9]/[.$B$2]" office:value-type="float" office:value="0.997682415239667" calcext:value-type="float">
            <text:p>0.997682415239667</text:p>
          </table:table-cell>
          <table:table-cell table:formula="of:=-LN([.C9])" office:value-type="float" office:value="0.00232027451652242" calcext:value-type="float">
            <text:p>0.00232027451652242</text:p>
          </table:table-cell>
        </table:table-row>
        <table:table-row table:style-name="ro1">
          <table:table-cell office:value-type="float" office:value="8.145" calcext:value-type="float">
            <text:p>8.145</text:p>
          </table:table-cell>
          <table:table-cell office:value-type="float" office:value="14.5007" calcext:value-type="float">
            <text:p>14.5007</text:p>
          </table:table-cell>
          <table:table-cell table:formula="of:=[.B10]/[.$B$2]" office:value-type="float" office:value="0.99722852623616" calcext:value-type="float">
            <text:p>0.99722852623616</text:p>
          </table:table-cell>
          <table:table-cell table:formula="of:=-LN([.C10])" office:value-type="float" office:value="0.00277532140799293" calcext:value-type="float">
            <text:p>0.00277532140799293</text:p>
          </table:table-cell>
        </table:table-row>
        <table:table-row table:style-name="ro1">
          <table:table-cell office:value-type="float" office:value="9.146" calcext:value-type="float">
            <text:p>9.146</text:p>
          </table:table-cell>
          <table:table-cell office:value-type="float" office:value="14.4958" calcext:value-type="float">
            <text:p>14.4958</text:p>
          </table:table-cell>
          <table:table-cell table:formula="of:=[.B11]/[.$B$2]" office:value-type="float" office:value="0.996891548036586" calcext:value-type="float">
            <text:p>0.996891548036586</text:p>
          </table:table-cell>
          <table:table-cell table:formula="of:=-LN([.C11])" office:value-type="float" office:value="0.00311329323539574" calcext:value-type="float">
            <text:p>0.00311329323539574</text:p>
          </table:table-cell>
        </table:table-row>
        <table:table-row table:style-name="ro1">
          <table:table-cell office:value-type="float" office:value="10.145" calcext:value-type="float">
            <text:p>10.145</text:p>
          </table:table-cell>
          <table:table-cell office:value-type="float" office:value="14.4888" calcext:value-type="float">
            <text:p>14.4888</text:p>
          </table:table-cell>
          <table:table-cell table:formula="of:=[.B12]/[.$B$2]" office:value-type="float" office:value="0.996410150608624" calcext:value-type="float">
            <text:p>0.996410150608624</text:p>
          </table:table-cell>
          <table:table-cell table:formula="of:=-LN([.C12])" office:value-type="float" office:value="0.00359630836315967" calcext:value-type="float">
            <text:p>0.00359630836315967</text:p>
          </table:table-cell>
        </table:table-row>
        <table:table-row table:style-name="ro1">
          <table:table-cell office:value-type="float" office:value="11.146" calcext:value-type="float">
            <text:p>11.146</text:p>
          </table:table-cell>
          <table:table-cell office:value-type="float" office:value="14.4822" calcext:value-type="float">
            <text:p>14.4822</text:p>
          </table:table-cell>
          <table:table-cell table:formula="of:=[.B13]/[.$B$2]" office:value-type="float" office:value="0.995956261605117" calcext:value-type="float">
            <text:p>0.995956261605117</text:p>
          </table:table-cell>
          <table:table-cell table:formula="of:=-LN([.C13])" office:value-type="float" office:value="0.00405193641287671" calcext:value-type="float">
            <text:p>0.00405193641287671</text:p>
          </table:table-cell>
        </table:table-row>
        <table:table-row table:style-name="ro1">
          <table:table-cell office:value-type="float" office:value="12.145" calcext:value-type="float">
            <text:p>12.145</text:p>
          </table:table-cell>
          <table:table-cell office:value-type="float" office:value="14.4759" calcext:value-type="float">
            <text:p>14.4759</text:p>
          </table:table-cell>
          <table:table-cell table:formula="of:=[.B14]/[.$B$2]" office:value-type="float" office:value="0.99552300391995" calcext:value-type="float">
            <text:p>0.99552300391995</text:p>
          </table:table-cell>
          <table:table-cell table:formula="of:=-LN([.C14])" office:value-type="float" office:value="0.00448704783934433" calcext:value-type="float">
            <text:p>0.00448704783934433</text:p>
          </table:table-cell>
        </table:table-row>
        <table:table-row table:style-name="ro1">
          <table:table-cell office:value-type="float" office:value="13.145" calcext:value-type="float">
            <text:p>13.145</text:p>
          </table:table-cell>
          <table:table-cell office:value-type="float" office:value="14.4691" calcext:value-type="float">
            <text:p>14.4691</text:p>
          </table:table-cell>
          <table:table-cell table:formula="of:=[.B15]/[.$B$2]" office:value-type="float" office:value="0.995055360704216" calcext:value-type="float">
            <text:p>0.995055360704216</text:p>
          </table:table-cell>
          <table:table-cell table:formula="of:=-LN([.C15])" office:value-type="float" office:value="0.00495690447262122" calcext:value-type="float">
            <text:p>0.00495690447262122</text:p>
          </table:table-cell>
        </table:table-row>
        <table:table-row table:style-name="ro1">
          <table:table-cell office:value-type="float" office:value="14.146" calcext:value-type="float">
            <text:p>14.146</text:p>
          </table:table-cell>
          <table:table-cell office:value-type="float" office:value="14.4631" calcext:value-type="float">
            <text:p>14.4631</text:p>
          </table:table-cell>
          <table:table-cell table:formula="of:=[.B16]/[.$B$2]" office:value-type="float" office:value="0.994642734337391" calcext:value-type="float">
            <text:p>0.994642734337391</text:p>
          </table:table-cell>
          <table:table-cell table:formula="of:=-LN([.C16])" office:value-type="float" office:value="0.00537166726881465" calcext:value-type="float">
            <text:p>0.00537166726881465</text:p>
          </table:table-cell>
        </table:table-row>
        <table:table-row table:style-name="ro1">
          <table:table-cell office:value-type="float" office:value="15.145" calcext:value-type="float">
            <text:p>15.145</text:p>
          </table:table-cell>
          <table:table-cell office:value-type="float" office:value="14.4558" calcext:value-type="float">
            <text:p>14.4558</text:p>
          </table:table-cell>
          <table:table-cell table:formula="of:=[.B17]/[.$B$2]" office:value-type="float" office:value="0.994140705591087" calcext:value-type="float">
            <text:p>0.994140705591087</text:p>
          </table:table-cell>
          <table:table-cell table:formula="of:=-LN([.C17])" office:value-type="float" office:value="0.0058765274229045" calcext:value-type="float">
            <text:p>0.0058765274229045</text:p>
          </table:table-cell>
        </table:table-row>
        <table:table-row table:style-name="ro1">
          <table:table-cell office:value-type="float" office:value="16.146" calcext:value-type="float">
            <text:p>16.146</text:p>
          </table:table-cell>
          <table:table-cell office:value-type="float" office:value="14.4497" calcext:value-type="float">
            <text:p>14.4497</text:p>
          </table:table-cell>
          <table:table-cell table:formula="of:=[.B18]/[.$B$2]" office:value-type="float" office:value="0.993721202118149" calcext:value-type="float">
            <text:p>0.993721202118149</text:p>
          </table:table-cell>
          <table:table-cell table:formula="of:=-LN([.C18])" office:value-type="float" office:value="0.0062985924340999" calcext:value-type="float">
            <text:p>0.0062985924340999</text:p>
          </table:table-cell>
        </table:table-row>
        <table:table-row table:style-name="ro1">
          <table:table-cell office:value-type="float" office:value="17.145" calcext:value-type="float">
            <text:p>17.145</text:p>
          </table:table-cell>
          <table:table-cell office:value-type="float" office:value="14.4429" calcext:value-type="float">
            <text:p>14.4429</text:p>
          </table:table-cell>
          <table:table-cell table:formula="of:=[.B19]/[.$B$2]" office:value-type="float" office:value="0.993253558902414" calcext:value-type="float">
            <text:p>0.993253558902414</text:p>
          </table:table-cell>
          <table:table-cell table:formula="of:=-LN([.C19])" office:value-type="float" office:value="0.00676930120558838" calcext:value-type="float">
            <text:p>0.00676930120558838</text:p>
          </table:table-cell>
        </table:table-row>
        <table:table-row table:style-name="ro1">
          <table:table-cell office:value-type="float" office:value="18.145" calcext:value-type="float">
            <text:p>18.145</text:p>
          </table:table-cell>
          <table:table-cell office:value-type="float" office:value="14.4365" calcext:value-type="float">
            <text:p>14.4365</text:p>
          </table:table-cell>
          <table:table-cell table:formula="of:=[.B20]/[.$B$2]" office:value-type="float" office:value="0.992813424111134" calcext:value-type="float">
            <text:p>0.992813424111134</text:p>
          </table:table-cell>
          <table:table-cell table:formula="of:=-LN([.C20])" office:value-type="float" office:value="0.0072125237174668" calcext:value-type="float">
            <text:p>0.0072125237174668</text:p>
          </table:table-cell>
        </table:table-row>
        <table:table-row table:style-name="ro1">
          <table:table-cell office:value-type="float" office:value="19.145" calcext:value-type="float">
            <text:p>19.145</text:p>
          </table:table-cell>
          <table:table-cell office:value-type="float" office:value="14.4296" calcext:value-type="float">
            <text:p>14.4296</text:p>
          </table:table-cell>
          <table:table-cell table:formula="of:=[.B21]/[.$B$2]" office:value-type="float" office:value="0.992338903789286" calcext:value-type="float">
            <text:p>0.992338903789286</text:p>
          </table:table-cell>
          <table:table-cell table:formula="of:=-LN([.C21])" office:value-type="float" office:value="0.00769059315749622" calcext:value-type="float">
            <text:p>0.00769059315749622</text:p>
          </table:table-cell>
        </table:table-row>
        <table:table-row table:style-name="ro1">
          <table:table-cell office:value-type="float" office:value="20.145" calcext:value-type="float">
            <text:p>20.145</text:p>
          </table:table-cell>
          <table:table-cell office:value-type="float" office:value="14.4231" calcext:value-type="float">
            <text:p>14.4231</text:p>
          </table:table-cell>
          <table:table-cell table:formula="of:=[.B22]/[.$B$2]" office:value-type="float" office:value="0.991891891891892" calcext:value-type="float">
            <text:p>0.991891891891892</text:p>
          </table:table-cell>
          <table:table-cell table:formula="of:=-LN([.C22])" office:value-type="float" office:value="0.00814115758369989" calcext:value-type="float">
            <text:p>0.00814115758369989</text:p>
          </table:table-cell>
        </table:table-row>
        <table:table-row table:style-name="ro1">
          <table:table-cell office:value-type="float" office:value="21.146" calcext:value-type="float">
            <text:p>21.146</text:p>
          </table:table-cell>
          <table:table-cell office:value-type="float" office:value="14.416" calcext:value-type="float">
            <text:p>14.416</text:p>
          </table:table-cell>
          <table:table-cell table:formula="of:=[.B23]/[.$B$2]" office:value-type="float" office:value="0.991403617357816" calcext:value-type="float">
            <text:p>0.991403617357816</text:p>
          </table:table-cell>
          <table:table-cell table:formula="of:=-LN([.C23])" office:value-type="float" office:value="0.00863354466536657" calcext:value-type="float">
            <text:p>0.00863354466536657</text:p>
          </table:table-cell>
        </table:table-row>
        <table:table-row table:style-name="ro1">
          <table:table-cell office:value-type="float" office:value="22.145" calcext:value-type="float">
            <text:p>22.145</text:p>
          </table:table-cell>
          <table:table-cell office:value-type="float" office:value="14.4089" calcext:value-type="float">
            <text:p>14.4089</text:p>
          </table:table-cell>
          <table:table-cell table:formula="of:=[.B24]/[.$B$2]" office:value-type="float" office:value="0.99091534282374" calcext:value-type="float">
            <text:p>0.99091534282374</text:p>
          </table:table-cell>
          <table:table-cell table:formula="of:=-LN([.C24])" office:value-type="float" office:value="0.00912617431151196" calcext:value-type="float">
            <text:p>0.00912617431151196</text:p>
          </table:table-cell>
        </table:table-row>
        <table:table-row table:style-name="ro1">
          <table:table-cell office:value-type="float" office:value="23.145" calcext:value-type="float">
            <text:p>23.145</text:p>
          </table:table-cell>
          <table:table-cell office:value-type="float" office:value="14.4023" calcext:value-type="float">
            <text:p>14.4023</text:p>
          </table:table-cell>
          <table:table-cell table:formula="of:=[.B25]/[.$B$2]" office:value-type="float" office:value="0.990461453820232" calcext:value-type="float">
            <text:p>0.990461453820232</text:p>
          </table:table-cell>
          <table:table-cell table:formula="of:=-LN([.C25])" office:value-type="float" office:value="0.00958432948140755" calcext:value-type="float">
            <text:p>0.00958432948140755</text:p>
          </table:table-cell>
        </table:table-row>
        <table:table-row table:style-name="ro1">
          <table:table-cell office:value-type="float" office:value="24.145" calcext:value-type="float">
            <text:p>24.145</text:p>
          </table:table-cell>
          <table:table-cell office:value-type="float" office:value="14.396" calcext:value-type="float">
            <text:p>14.396</text:p>
          </table:table-cell>
          <table:table-cell table:formula="of:=[.B26]/[.$B$2]" office:value-type="float" office:value="0.990028196135066" calcext:value-type="float">
            <text:p>0.990028196135066</text:p>
          </table:table-cell>
          <table:table-cell table:formula="of:=-LN([.C26])" office:value-type="float" office:value="0.0100218553145643" calcext:value-type="float">
            <text:p>0.0100218553145643</text:p>
          </table:table-cell>
        </table:table-row>
        <table:table-row table:style-name="ro1">
          <table:table-cell office:value-type="float" office:value="25.146" calcext:value-type="float">
            <text:p>25.146</text:p>
          </table:table-cell>
          <table:table-cell office:value-type="float" office:value="14.3881" calcext:value-type="float">
            <text:p>14.3881</text:p>
          </table:table-cell>
          <table:table-cell table:formula="of:=[.B27]/[.$B$2]" office:value-type="float" office:value="0.98948490475208" calcext:value-type="float">
            <text:p>0.98948490475208</text:p>
          </table:table-cell>
          <table:table-cell table:formula="of:=-LN([.C27])" office:value-type="float" office:value="0.0105707694858159" calcext:value-type="float">
            <text:p>0.0105707694858159</text:p>
          </table:table-cell>
        </table:table-row>
        <table:table-row table:style-name="ro1">
          <table:table-cell office:value-type="float" office:value="26.145" calcext:value-type="float">
            <text:p>26.145</text:p>
          </table:table-cell>
          <table:table-cell office:value-type="float" office:value="14.3814" calcext:value-type="float">
            <text:p>14.3814</text:p>
          </table:table-cell>
          <table:table-cell table:formula="of:=[.B28]/[.$B$2]" office:value-type="float" office:value="0.989024138642459" calcext:value-type="float">
            <text:p>0.989024138642459</text:p>
          </table:table-cell>
          <table:table-cell table:formula="of:=-LN([.C28])" office:value-type="float" office:value="0.011036540536486" calcext:value-type="float">
            <text:p>0.011036540536486</text:p>
          </table:table-cell>
        </table:table-row>
        <table:table-row table:style-name="ro1">
          <table:table-cell office:value-type="float" office:value="27.146" calcext:value-type="float">
            <text:p>27.146</text:p>
          </table:table-cell>
          <table:table-cell office:value-type="float" office:value="14.3737" calcext:value-type="float">
            <text:p>14.3737</text:p>
          </table:table-cell>
          <table:table-cell table:formula="of:=[.B29]/[.$B$2]" office:value-type="float" office:value="0.988494601471701" calcext:value-type="float">
            <text:p>0.988494601471701</text:p>
          </table:table-cell>
          <table:table-cell table:formula="of:=-LN([.C29])" office:value-type="float" office:value="0.0115720977200148" calcext:value-type="float">
            <text:p>0.0115720977200148</text:p>
          </table:table-cell>
        </table:table-row>
        <table:table-row table:style-name="ro1">
          <table:table-cell office:value-type="float" office:value="28.146" calcext:value-type="float">
            <text:p>28.146</text:p>
          </table:table-cell>
          <table:table-cell office:value-type="float" office:value="14.3672" calcext:value-type="float">
            <text:p>14.3672</text:p>
          </table:table-cell>
          <table:table-cell table:formula="of:=[.B30]/[.$B$2]" office:value-type="float" office:value="0.988047589574307" calcext:value-type="float">
            <text:p>0.988047589574307</text:p>
          </table:table-cell>
          <table:table-cell table:formula="of:=-LN([.C30])" office:value-type="float" office:value="0.012024414808959" calcext:value-type="float">
            <text:p>0.012024414808959</text:p>
          </table:table-cell>
        </table:table-row>
        <table:table-row table:style-name="ro1">
          <table:table-cell office:value-type="float" office:value="29.145" calcext:value-type="float">
            <text:p>29.145</text:p>
          </table:table-cell>
          <table:table-cell office:value-type="float" office:value="14.3606" calcext:value-type="float">
            <text:p>14.3606</text:p>
          </table:table-cell>
          <table:table-cell table:formula="of:=[.B31]/[.$B$2]" office:value-type="float" office:value="0.9875937005708" calcext:value-type="float">
            <text:p>0.9875937005708</text:p>
          </table:table-cell>
          <table:table-cell table:formula="of:=-LN([.C31])" office:value-type="float" office:value="0.0124839000543395" calcext:value-type="float">
            <text:p>0.0124839000543395</text:p>
          </table:table-cell>
        </table:table-row>
        <table:table-row table:style-name="ro1">
          <table:table-cell office:value-type="float" office:value="30.145" calcext:value-type="float">
            <text:p>30.145</text:p>
          </table:table-cell>
          <table:table-cell office:value-type="float" office:value="14.351" calcext:value-type="float">
            <text:p>14.351</text:p>
          </table:table-cell>
          <table:table-cell table:formula="of:=[.B32]/[.$B$2]" office:value-type="float" office:value="0.98693349838388" calcext:value-type="float">
            <text:p>0.98693349838388</text:p>
          </table:table-cell>
          <table:table-cell table:formula="of:=-LN([.C32])" office:value-type="float" office:value="0.0131526193425538" calcext:value-type="float">
            <text:p>0.0131526193425538</text:p>
          </table:table-cell>
        </table:table-row>
        <table:table-row table:style-name="ro1">
          <table:table-cell office:value-type="float" office:value="31.146" calcext:value-type="float">
            <text:p>31.146</text:p>
          </table:table-cell>
          <table:table-cell office:value-type="float" office:value="14.3446" calcext:value-type="float">
            <text:p>14.3446</text:p>
          </table:table-cell>
          <table:table-cell table:formula="of:=[.B33]/[.$B$2]" office:value-type="float" office:value="0.9864933635926" calcext:value-type="float">
            <text:p>0.9864933635926</text:p>
          </table:table-cell>
          <table:table-cell table:formula="of:=-LN([.C33])" office:value-type="float" office:value="0.0135986807670313" calcext:value-type="float">
            <text:p>0.0135986807670313</text:p>
          </table:table-cell>
        </table:table-row>
        <table:table-row table:style-name="ro1">
          <table:table-cell office:value-type="float" office:value="32.146" calcext:value-type="float">
            <text:p>32.146</text:p>
          </table:table-cell>
          <table:table-cell office:value-type="float" office:value="14.3381" calcext:value-type="float">
            <text:p>14.3381</text:p>
          </table:table-cell>
          <table:table-cell table:formula="of:=[.B34]/[.$B$2]" office:value-type="float" office:value="0.986046351695207" calcext:value-type="float">
            <text:p>0.986046351695207</text:p>
          </table:table-cell>
          <table:table-cell table:formula="of:=-LN([.C34])" office:value-type="float" office:value="0.0140519156515624" calcext:value-type="float">
            <text:p>0.0140519156515624</text:p>
          </table:table-cell>
        </table:table-row>
        <table:table-row table:style-name="ro1">
          <table:table-cell office:value-type="float" office:value="33.145" calcext:value-type="float">
            <text:p>33.145</text:p>
          </table:table-cell>
          <table:table-cell office:value-type="float" office:value="14.3302" calcext:value-type="float">
            <text:p>14.3302</text:p>
          </table:table-cell>
          <table:table-cell table:formula="of:=[.B35]/[.$B$2]" office:value-type="float" office:value="0.985503060312221" calcext:value-type="float">
            <text:p>0.985503060312221</text:p>
          </table:table-cell>
          <table:table-cell table:formula="of:=-LN([.C35])" office:value-type="float" office:value="0.0146030470545383" calcext:value-type="float">
            <text:p>0.0146030470545383</text:p>
          </table:table-cell>
        </table:table-row>
        <table:table-row table:style-name="ro1">
          <table:table-cell office:value-type="float" office:value="34.145" calcext:value-type="float">
            <text:p>34.145</text:p>
          </table:table-cell>
          <table:table-cell office:value-type="float" office:value="14.3233" calcext:value-type="float">
            <text:p>14.3233</text:p>
          </table:table-cell>
          <table:table-cell table:formula="of:=[.B36]/[.$B$2]" office:value-type="float" office:value="0.985028539990372" calcext:value-type="float">
            <text:p>0.985028539990372</text:p>
          </table:table-cell>
          <table:table-cell table:formula="of:=-LN([.C36])" office:value-type="float" office:value="0.0150846636202894" calcext:value-type="float">
            <text:p>0.0150846636202894</text:p>
          </table:table-cell>
        </table:table-row>
        <table:table-row table:style-name="ro1">
          <table:table-cell office:value-type="float" office:value="35.145" calcext:value-type="float">
            <text:p>35.145</text:p>
          </table:table-cell>
          <table:table-cell office:value-type="float" office:value="14.3163" calcext:value-type="float">
            <text:p>14.3163</text:p>
          </table:table-cell>
          <table:table-cell table:formula="of:=[.B37]/[.$B$2]" office:value-type="float" office:value="0.98454714256241" calcext:value-type="float">
            <text:p>0.98454714256241</text:p>
          </table:table-cell>
          <table:table-cell table:formula="of:=-LN([.C37])" office:value-type="float" office:value="0.0155734972729515" calcext:value-type="float">
            <text:p>0.0155734972729515</text:p>
          </table:table-cell>
        </table:table-row>
        <table:table-row table:style-name="ro1">
          <table:table-cell office:value-type="float" office:value="36.145" calcext:value-type="float">
            <text:p>36.145</text:p>
          </table:table-cell>
          <table:table-cell office:value-type="float" office:value="14.3083" calcext:value-type="float">
            <text:p>14.3083</text:p>
          </table:table-cell>
          <table:table-cell table:formula="of:=[.B38]/[.$B$2]" office:value-type="float" office:value="0.98399697407331" calcext:value-type="float">
            <text:p>0.98399697407331</text:p>
          </table:table-cell>
          <table:table-cell table:formula="of:=-LN([.C38])" office:value-type="float" office:value="0.016132457063362" calcext:value-type="float">
            <text:p>0.016132457063362</text:p>
          </table:table-cell>
        </table:table-row>
        <table:table-row table:style-name="ro1">
          <table:table-cell office:value-type="float" office:value="37.145" calcext:value-type="float">
            <text:p>37.145</text:p>
          </table:table-cell>
          <table:table-cell office:value-type="float" office:value="14.3019" calcext:value-type="float">
            <text:p>14.3019</text:p>
          </table:table-cell>
          <table:table-cell table:formula="of:=[.B39]/[.$B$2]" office:value-type="float" office:value="0.98355683928203" calcext:value-type="float">
            <text:p>0.98355683928203</text:p>
          </table:table-cell>
          <table:table-cell table:formula="of:=-LN([.C39])" office:value-type="float" office:value="0.0165798499586757" calcext:value-type="float">
            <text:p>0.0165798499586757</text:p>
          </table:table-cell>
        </table:table-row>
        <table:table-row table:style-name="ro1">
          <table:table-cell office:value-type="float" office:value="38.146" calcext:value-type="float">
            <text:p>38.146</text:p>
          </table:table-cell>
          <table:table-cell office:value-type="float" office:value="14.2944" calcext:value-type="float">
            <text:p>14.2944</text:p>
          </table:table-cell>
          <table:table-cell table:formula="of:=[.B40]/[.$B$2]" office:value-type="float" office:value="0.983041056323499" calcext:value-type="float">
            <text:p>0.983041056323499</text:p>
          </table:table-cell>
          <table:table-cell table:formula="of:=-LN([.C40])" office:value-type="float" office:value="0.0171043933556862" calcext:value-type="float">
            <text:p>0.0171043933556862</text:p>
          </table:table-cell>
        </table:table-row>
        <table:table-row table:style-name="ro1">
          <table:table-cell office:value-type="float" office:value="39.145" calcext:value-type="float">
            <text:p>39.145</text:p>
          </table:table-cell>
          <table:table-cell office:value-type="float" office:value="14.2878" calcext:value-type="float">
            <text:p>14.2878</text:p>
          </table:table-cell>
          <table:table-cell table:formula="of:=[.B41]/[.$B$2]" office:value-type="float" office:value="0.982587167319992" calcext:value-type="float">
            <text:p>0.982587167319992</text:p>
          </table:table-cell>
          <table:table-cell table:formula="of:=-LN([.C41])" office:value-type="float" office:value="0.0175662192555333" calcext:value-type="float">
            <text:p>0.0175662192555333</text:p>
          </table:table-cell>
        </table:table-row>
        <table:table-row table:style-name="ro1">
          <table:table-cell office:value-type="float" office:value="40.145" calcext:value-type="float">
            <text:p>40.145</text:p>
          </table:table-cell>
          <table:table-cell office:value-type="float" office:value="14.2804" calcext:value-type="float">
            <text:p>14.2804</text:p>
          </table:table-cell>
          <table:table-cell table:formula="of:=[.B42]/[.$B$2]" office:value-type="float" office:value="0.982078261467575" calcext:value-type="float">
            <text:p>0.982078261467575</text:p>
          </table:table-cell>
          <table:table-cell table:formula="of:=-LN([.C42])" office:value-type="float" office:value="0.0180842778077349" calcext:value-type="float">
            <text:p>0.0180842778077349</text:p>
          </table:table-cell>
        </table:table-row>
        <table:table-row table:style-name="ro1">
          <table:table-cell office:value-type="float" office:value="41.145" calcext:value-type="float">
            <text:p>41.145</text:p>
          </table:table-cell>
          <table:table-cell office:value-type="float" office:value="14.2721" calcext:value-type="float">
            <text:p>14.2721</text:p>
          </table:table-cell>
          <table:table-cell table:formula="of:=[.B43]/[.$B$2]" office:value-type="float" office:value="0.981507461660133" calcext:value-type="float">
            <text:p>0.981507461660133</text:p>
          </table:table-cell>
          <table:table-cell table:formula="of:=-LN([.C43])" office:value-type="float" office:value="0.0186656629917847" calcext:value-type="float">
            <text:p>0.0186656629917847</text:p>
          </table:table-cell>
        </table:table-row>
        <table:table-row table:style-name="ro1">
          <table:table-cell office:value-type="float" office:value="42.145" calcext:value-type="float">
            <text:p>42.145</text:p>
          </table:table-cell>
          <table:table-cell office:value-type="float" office:value="14.266" calcext:value-type="float">
            <text:p>14.266</text:p>
          </table:table-cell>
          <table:table-cell table:formula="of:=[.B44]/[.$B$2]" office:value-type="float" office:value="0.981087958187195" calcext:value-type="float">
            <text:p>0.981087958187195</text:p>
          </table:table-cell>
          <table:table-cell table:formula="of:=-LN([.C44])" office:value-type="float" office:value="0.0190931616755022" calcext:value-type="float">
            <text:p>0.0190931616755022</text:p>
          </table:table-cell>
        </table:table-row>
        <table:table-row table:style-name="ro1">
          <table:table-cell office:value-type="float" office:value="43.145" calcext:value-type="float">
            <text:p>43.145</text:p>
          </table:table-cell>
          <table:table-cell office:value-type="float" office:value="14.2577" calcext:value-type="float">
            <text:p>14.2577</text:p>
          </table:table-cell>
          <table:table-cell table:formula="of:=[.B45]/[.$B$2]" office:value-type="float" office:value="0.980517158379754" calcext:value-type="float">
            <text:p>0.980517158379754</text:p>
          </table:table-cell>
          <table:table-cell table:formula="of:=-LN([.C45])" office:value-type="float" office:value="0.0196751338764623" calcext:value-type="float">
            <text:p>0.0196751338764623</text:p>
          </table:table-cell>
        </table:table-row>
        <table:table-row table:style-name="ro1">
          <table:table-cell office:value-type="float" office:value="44.146" calcext:value-type="float">
            <text:p>44.146</text:p>
          </table:table-cell>
          <table:table-cell office:value-type="float" office:value="14.2505" calcext:value-type="float">
            <text:p>14.2505</text:p>
          </table:table-cell>
          <table:table-cell table:formula="of:=[.B46]/[.$B$2]" office:value-type="float" office:value="0.980022006739564" calcext:value-type="float">
            <text:p>0.980022006739564</text:p>
          </table:table-cell>
          <table:table-cell table:formula="of:=-LN([.C46])" office:value-type="float" office:value="0.0201802517129505" calcext:value-type="float">
            <text:p>0.0201802517129505</text:p>
          </table:table-cell>
        </table:table-row>
        <table:table-row table:style-name="ro1">
          <table:table-cell office:value-type="float" office:value="45.146" calcext:value-type="float">
            <text:p>45.146</text:p>
          </table:table-cell>
          <table:table-cell office:value-type="float" office:value="14.2448" calcext:value-type="float">
            <text:p>14.2448</text:p>
          </table:table-cell>
          <table:table-cell table:formula="of:=[.B47]/[.$B$2]" office:value-type="float" office:value="0.97963001169108" calcext:value-type="float">
            <text:p>0.97963001169108</text:p>
          </table:table-cell>
          <table:table-cell table:formula="of:=-LN([.C47])" office:value-type="float" office:value="0.020580317694079" calcext:value-type="float">
            <text:p>0.020580317694079</text:p>
          </table:table-cell>
        </table:table-row>
        <table:table-row table:style-name="ro1">
          <table:table-cell office:value-type="float" office:value="46.146" calcext:value-type="float">
            <text:p>46.146</text:p>
          </table:table-cell>
          <table:table-cell office:value-type="float" office:value="14.2366" calcext:value-type="float">
            <text:p>14.2366</text:p>
          </table:table-cell>
          <table:table-cell table:formula="of:=[.B48]/[.$B$2]" office:value-type="float" office:value="0.979066088989753" calcext:value-type="float">
            <text:p>0.979066088989753</text:p>
          </table:table-cell>
          <table:table-cell table:formula="of:=-LN([.C48])" office:value-type="float" office:value="0.0211561321011354" calcext:value-type="float">
            <text:p>0.0211561321011354</text:p>
          </table:table-cell>
        </table:table-row>
        <table:table-row table:style-name="ro1">
          <table:table-cell office:value-type="float" office:value="47.145" calcext:value-type="float">
            <text:p>47.145</text:p>
          </table:table-cell>
          <table:table-cell office:value-type="float" office:value="14.2293" calcext:value-type="float">
            <text:p>14.2293</text:p>
          </table:table-cell>
          <table:table-cell table:formula="of:=[.B49]/[.$B$2]" office:value-type="float" office:value="0.97856406024345" calcext:value-type="float">
            <text:p>0.97856406024345</text:p>
          </table:table-cell>
          <table:table-cell table:formula="of:=-LN([.C49])" office:value-type="float" office:value="0.0216690264877543" calcext:value-type="float">
            <text:p>0.0216690264877543</text:p>
          </table:table-cell>
        </table:table-row>
        <table:table-row table:style-name="ro1">
          <table:table-cell office:value-type="float" office:value="48.145" calcext:value-type="float">
            <text:p>48.145</text:p>
          </table:table-cell>
          <table:table-cell office:value-type="float" office:value="14.2235" calcext:value-type="float">
            <text:p>14.2235</text:p>
          </table:table-cell>
          <table:table-cell table:formula="of:=[.B50]/[.$B$2]" office:value-type="float" office:value="0.978165188088852" calcext:value-type="float">
            <text:p>0.978165188088852</text:p>
          </table:table-cell>
          <table:table-cell table:formula="of:=-LN([.C50])" office:value-type="float" office:value="0.0220767192336589" calcext:value-type="float">
            <text:p>0.0220767192336589</text:p>
          </table:table-cell>
        </table:table-row>
        <table:table-row table:style-name="ro1">
          <table:table-cell office:value-type="float" office:value="49.145" calcext:value-type="float">
            <text:p>49.145</text:p>
          </table:table-cell>
          <table:table-cell office:value-type="float" office:value="14.215" calcext:value-type="float">
            <text:p>14.215</text:p>
          </table:table-cell>
          <table:table-cell table:formula="of:=[.B51]/[.$B$2]" office:value-type="float" office:value="0.977580634069184" calcext:value-type="float">
            <text:p>0.977580634069184</text:p>
          </table:table-cell>
          <table:table-cell table:formula="of:=-LN([.C51])" office:value-type="float" office:value="0.0226745004283856" calcext:value-type="float">
            <text:p>0.0226745004283856</text:p>
          </table:table-cell>
        </table:table-row>
        <table:table-row table:style-name="ro1">
          <table:table-cell office:value-type="float" office:value="50.145" calcext:value-type="float">
            <text:p>50.145</text:p>
          </table:table-cell>
          <table:table-cell office:value-type="float" office:value="14.2073" calcext:value-type="float">
            <text:p>14.2073</text:p>
          </table:table-cell>
          <table:table-cell table:formula="of:=[.B52]/[.$B$2]" office:value-type="float" office:value="0.977051096898425" calcext:value-type="float">
            <text:p>0.977051096898425</text:p>
          </table:table-cell>
          <table:table-cell table:formula="of:=-LN([.C52])" office:value-type="float" office:value="0.023216328513261" calcext:value-type="float">
            <text:p>0.023216328513261</text:p>
          </table:table-cell>
        </table:table-row>
        <table:table-row table:style-name="ro1">
          <table:table-cell office:value-type="float" office:value="51.145" calcext:value-type="float">
            <text:p>51.145</text:p>
          </table:table-cell>
          <table:table-cell office:value-type="float" office:value="14.2003" calcext:value-type="float">
            <text:p>14.2003</text:p>
          </table:table-cell>
          <table:table-cell table:formula="of:=[.B53]/[.$B$2]" office:value-type="float" office:value="0.976569699470463" calcext:value-type="float">
            <text:p>0.976569699470463</text:p>
          </table:table-cell>
          <table:table-cell table:formula="of:=-LN([.C53])" office:value-type="float" office:value="0.0237091543867371" calcext:value-type="float">
            <text:p>0.0237091543867371</text:p>
          </table:table-cell>
        </table:table-row>
        <table:table-row table:style-name="ro1">
          <table:table-cell office:value-type="float" office:value="52.145" calcext:value-type="float">
            <text:p>52.145</text:p>
          </table:table-cell>
          <table:table-cell office:value-type="float" office:value="14.1938" calcext:value-type="float">
            <text:p>14.1938</text:p>
          </table:table-cell>
          <table:table-cell table:formula="of:=[.B54]/[.$B$2]" office:value-type="float" office:value="0.976122687573069" calcext:value-type="float">
            <text:p>0.976122687573069</text:p>
          </table:table-cell>
          <table:table-cell table:formula="of:=-LN([.C54])" office:value-type="float" office:value="0.0241669959885871" calcext:value-type="float">
            <text:p>0.0241669959885871</text:p>
          </table:table-cell>
        </table:table-row>
        <table:table-row table:style-name="ro1">
          <table:table-cell office:value-type="float" office:value="53.145" calcext:value-type="float">
            <text:p>53.145</text:p>
          </table:table-cell>
          <table:table-cell office:value-type="float" office:value="14.1868" calcext:value-type="float">
            <text:p>14.1868</text:p>
          </table:table-cell>
          <table:table-cell table:formula="of:=[.B55]/[.$B$2]" office:value-type="float" office:value="0.975641290145107" calcext:value-type="float">
            <text:p>0.975641290145107</text:p>
          </table:table-cell>
          <table:table-cell table:formula="of:=-LN([.C55])" office:value-type="float" office:value="0.0246602907139944" calcext:value-type="float">
            <text:p>0.0246602907139944</text:p>
          </table:table-cell>
        </table:table-row>
        <table:table-row table:style-name="ro1">
          <table:table-cell office:value-type="float" office:value="54.146" calcext:value-type="float">
            <text:p>54.146</text:p>
          </table:table-cell>
          <table:table-cell office:value-type="float" office:value="14.1794" calcext:value-type="float">
            <text:p>14.1794</text:p>
          </table:table-cell>
          <table:table-cell table:formula="of:=[.B56]/[.$B$2]" office:value-type="float" office:value="0.97513238429269" calcext:value-type="float">
            <text:p>0.97513238429269</text:p>
          </table:table-cell>
          <table:table-cell table:formula="of:=-LN([.C56])" office:value-type="float" office:value="0.0251820384396588" calcext:value-type="float">
            <text:p>0.0251820384396588</text:p>
          </table:table-cell>
        </table:table-row>
        <table:table-row table:style-name="ro1">
          <table:table-cell office:value-type="float" office:value="55.145" calcext:value-type="float">
            <text:p>55.145</text:p>
          </table:table-cell>
          <table:table-cell office:value-type="float" office:value="14.1718" calcext:value-type="float">
            <text:p>14.1718</text:p>
          </table:table-cell>
          <table:table-cell table:formula="of:=[.B57]/[.$B$2]" office:value-type="float" office:value="0.974609724228045" calcext:value-type="float">
            <text:p>0.974609724228045</text:p>
          </table:table-cell>
          <table:table-cell table:formula="of:=-LN([.C57])" office:value-type="float" office:value="0.0257181709618831" calcext:value-type="float">
            <text:p>0.0257181709618831</text:p>
          </table:table-cell>
        </table:table-row>
        <table:table-row table:style-name="ro1">
          <table:table-cell office:value-type="float" office:value="56.146" calcext:value-type="float">
            <text:p>56.146</text:p>
          </table:table-cell>
          <table:table-cell office:value-type="float" office:value="14.1643" calcext:value-type="float">
            <text:p>14.1643</text:p>
          </table:table-cell>
          <table:table-cell table:formula="of:=[.B58]/[.$B$2]" office:value-type="float" office:value="0.974093941269514" calcext:value-type="float">
            <text:p>0.974093941269514</text:p>
          </table:table-cell>
          <table:table-cell table:formula="of:=-LN([.C58])" office:value-type="float" office:value="0.0262475310484962" calcext:value-type="float">
            <text:p>0.0262475310484962</text:p>
          </table:table-cell>
        </table:table-row>
        <table:table-row table:style-name="ro1">
          <table:table-cell office:value-type="float" office:value="57.146" calcext:value-type="float">
            <text:p>57.146</text:p>
          </table:table-cell>
          <table:table-cell office:value-type="float" office:value="14.1578" calcext:value-type="float">
            <text:p>14.1578</text:p>
          </table:table-cell>
          <table:table-cell table:formula="of:=[.B59]/[.$B$2]" office:value-type="float" office:value="0.97364692937212" calcext:value-type="float">
            <text:p>0.97364692937212</text:p>
          </table:table-cell>
          <table:table-cell table:formula="of:=-LN([.C59])" office:value-type="float" office:value="0.026706536568152" calcext:value-type="float">
            <text:p>0.026706536568152</text:p>
          </table:table-cell>
        </table:table-row>
        <table:table-row table:style-name="ro1">
          <table:table-cell office:value-type="float" office:value="58.145" calcext:value-type="float">
            <text:p>58.145</text:p>
          </table:table-cell>
          <table:table-cell office:value-type="float" office:value="14.1567" calcext:value-type="float">
            <text:p>14.1567</text:p>
          </table:table-cell>
          <table:table-cell table:formula="of:=[.B60]/[.$B$2]" office:value-type="float" office:value="0.973571281204869" calcext:value-type="float">
            <text:p>0.973571281204869</text:p>
          </table:table-cell>
          <table:table-cell table:formula="of:=-LN([.C60])" office:value-type="float" office:value="0.0267842352738012" calcext:value-type="float">
            <text:p>0.0267842352738012</text:p>
          </table:table-cell>
        </table:table-row>
        <table:table-row table:style-name="ro1">
          <table:table-cell office:value-type="float" office:value="59.145" calcext:value-type="float">
            <text:p>59.145</text:p>
          </table:table-cell>
          <table:table-cell office:value-type="float" office:value="14.1493" calcext:value-type="float">
            <text:p>14.1493</text:p>
          </table:table-cell>
          <table:table-cell table:formula="of:=[.B61]/[.$B$2]" office:value-type="float" office:value="0.973062375352452" calcext:value-type="float">
            <text:p>0.973062375352452</text:p>
          </table:table-cell>
          <table:table-cell table:formula="of:=-LN([.C61])" office:value-type="float" office:value="0.0273070926304454" calcext:value-type="float">
            <text:p>0.0273070926304454</text:p>
          </table:table-cell>
        </table:table-row>
        <table:table-row table:style-name="ro1">
          <table:table-cell office:value-type="float" office:value="60.145" calcext:value-type="float">
            <text:p>60.145</text:p>
          </table:table-cell>
          <table:table-cell office:value-type="float" office:value="14.1358" calcext:value-type="float">
            <text:p>14.1358</text:p>
          </table:table-cell>
          <table:table-cell table:formula="of:=[.B62]/[.$B$2]" office:value-type="float" office:value="0.972133966027096" calcext:value-type="float">
            <text:p>0.972133966027096</text:p>
          </table:table-cell>
          <table:table-cell table:formula="of:=-LN([.C62])" office:value-type="float" office:value="0.0282616588879517" calcext:value-type="float">
            <text:p>0.0282616588879517</text:p>
          </table:table-cell>
        </table:table-row>
        <table:table-row table:style-name="ro1">
          <table:table-cell office:value-type="float" office:value="61.145" calcext:value-type="float">
            <text:p>61.145</text:p>
          </table:table-cell>
          <table:table-cell office:value-type="float" office:value="14.1292" calcext:value-type="float">
            <text:p>14.1292</text:p>
          </table:table-cell>
          <table:table-cell table:formula="of:=[.B63]/[.$B$2]" office:value-type="float" office:value="0.971680077023589" calcext:value-type="float">
            <text:p>0.971680077023589</text:p>
          </table:table-cell>
          <table:table-cell table:formula="of:=-LN([.C63])" office:value-type="float" office:value="0.0287286675644034" calcext:value-type="float">
            <text:p>0.0287286675644034</text:p>
          </table:table-cell>
        </table:table-row>
        <table:table-row table:style-name="ro1">
          <table:table-cell office:value-type="float" office:value="62.146" calcext:value-type="float">
            <text:p>62.146</text:p>
          </table:table-cell>
          <table:table-cell office:value-type="float" office:value="14.122" calcext:value-type="float">
            <text:p>14.122</text:p>
          </table:table-cell>
          <table:table-cell table:formula="of:=[.B64]/[.$B$2]" office:value-type="float" office:value="0.971184925383399" calcext:value-type="float">
            <text:p>0.971184925383399</text:p>
          </table:table-cell>
          <table:table-cell table:formula="of:=-LN([.C64])" office:value-type="float" office:value="0.0292383804371936" calcext:value-type="float">
            <text:p>0.0292383804371936</text:p>
          </table:table-cell>
        </table:table-row>
        <table:table-row table:style-name="ro1">
          <table:table-cell office:value-type="float" office:value="63.146" calcext:value-type="float">
            <text:p>63.146</text:p>
          </table:table-cell>
          <table:table-cell office:value-type="float" office:value="14.1145" calcext:value-type="float">
            <text:p>14.1145</text:p>
          </table:table-cell>
          <table:table-cell table:formula="of:=[.B65]/[.$B$2]" office:value-type="float" office:value="0.970669142424868" calcext:value-type="float">
            <text:p>0.970669142424868</text:p>
          </table:table-cell>
          <table:table-cell table:formula="of:=-LN([.C65])" office:value-type="float" office:value="0.0297696077618533" calcext:value-type="float">
            <text:p>0.0297696077618533</text:p>
          </table:table-cell>
        </table:table-row>
        <table:table-row table:style-name="ro1">
          <table:table-cell office:value-type="float" office:value="64.145" calcext:value-type="float">
            <text:p>64.145</text:p>
          </table:table-cell>
          <table:table-cell office:value-type="float" office:value="14.1072" calcext:value-type="float">
            <text:p>14.1072</text:p>
          </table:table-cell>
          <table:table-cell table:formula="of:=[.B66]/[.$B$2]" office:value-type="float" office:value="0.970167113678564" calcext:value-type="float">
            <text:p>0.970167113678564</text:p>
          </table:table-cell>
          <table:table-cell table:formula="of:=-LN([.C66])" office:value-type="float" office:value="0.030286940180723" calcext:value-type="float">
            <text:p>0.030286940180723</text:p>
          </table:table-cell>
        </table:table-row>
        <table:table-row table:style-name="ro1">
          <table:table-cell office:value-type="float" office:value="65.145" calcext:value-type="float">
            <text:p>65.145</text:p>
          </table:table-cell>
          <table:table-cell office:value-type="float" office:value="14.099" calcext:value-type="float">
            <text:p>14.099</text:p>
          </table:table-cell>
          <table:table-cell table:formula="of:=[.B67]/[.$B$2]" office:value-type="float" office:value="0.969603190977237" calcext:value-type="float">
            <text:p>0.969603190977237</text:p>
          </table:table-cell>
          <table:table-cell table:formula="of:=-LN([.C67])" office:value-type="float" office:value="0.0308683726481246" calcext:value-type="float">
            <text:p>0.0308683726481246</text:p>
          </table:table-cell>
        </table:table-row>
        <table:table-row table:style-name="ro1">
          <table:table-cell office:value-type="float" office:value="66.145" calcext:value-type="float">
            <text:p>66.145</text:p>
          </table:table-cell>
          <table:table-cell office:value-type="float" office:value="14.0929" calcext:value-type="float">
            <text:p>14.0929</text:p>
          </table:table-cell>
          <table:table-cell table:formula="of:=[.B68]/[.$B$2]" office:value-type="float" office:value="0.969183687504298" calcext:value-type="float">
            <text:p>0.969183687504298</text:p>
          </table:table-cell>
          <table:table-cell table:formula="of:=-LN([.C68])" office:value-type="float" office:value="0.0313011210684295" calcext:value-type="float">
            <text:p>0.0313011210684295</text:p>
          </table:table-cell>
        </table:table-row>
        <table:table-row table:style-name="ro1">
          <table:table-cell office:value-type="float" office:value="67.146" calcext:value-type="float">
            <text:p>67.146</text:p>
          </table:table-cell>
          <table:table-cell office:value-type="float" office:value="14.0854" calcext:value-type="float">
            <text:p>14.0854</text:p>
          </table:table-cell>
          <table:table-cell table:formula="of:=[.B69]/[.$B$2]" office:value-type="float" office:value="0.968667904545767" calcext:value-type="float">
            <text:p>0.968667904545767</text:p>
          </table:table-cell>
          <table:table-cell table:formula="of:=-LN([.C69])" office:value-type="float" office:value="0.0318334456002221" calcext:value-type="float">
            <text:p>0.0318334456002221</text:p>
          </table:table-cell>
        </table:table-row>
        <table:table-row table:style-name="ro1">
          <table:table-cell office:value-type="float" office:value="68.145" calcext:value-type="float">
            <text:p>68.145</text:p>
          </table:table-cell>
          <table:table-cell office:value-type="float" office:value="14.0788" calcext:value-type="float">
            <text:p>14.0788</text:p>
          </table:table-cell>
          <table:table-cell table:formula="of:=[.B70]/[.$B$2]" office:value-type="float" office:value="0.96821401554226" calcext:value-type="float">
            <text:p>0.96821401554226</text:p>
          </table:table-cell>
          <table:table-cell table:formula="of:=-LN([.C70])" office:value-type="float" office:value="0.03230212570623" calcext:value-type="float">
            <text:p>0.03230212570623</text:p>
          </table:table-cell>
        </table:table-row>
        <table:table-row table:style-name="ro1">
          <table:table-cell office:value-type="float" office:value="69.146" calcext:value-type="float">
            <text:p>69.146</text:p>
          </table:table-cell>
          <table:table-cell office:value-type="float" office:value="14.071" calcext:value-type="float">
            <text:p>14.071</text:p>
          </table:table-cell>
          <table:table-cell table:formula="of:=[.B71]/[.$B$2]" office:value-type="float" office:value="0.967677601265388" calcext:value-type="float">
            <text:p>0.967677601265388</text:p>
          </table:table-cell>
          <table:table-cell table:formula="of:=-LN([.C71])" office:value-type="float" office:value="0.03285630372523" calcext:value-type="float">
            <text:p>0.03285630372523</text:p>
          </table:table-cell>
        </table:table-row>
        <table:table-row table:style-name="ro1">
          <table:table-cell office:value-type="float" office:value="70.145" calcext:value-type="float">
            <text:p>70.145</text:p>
          </table:table-cell>
          <table:table-cell office:value-type="float" office:value="14.0637" calcext:value-type="float">
            <text:p>14.0637</text:p>
          </table:table-cell>
          <table:table-cell table:formula="of:=[.B72]/[.$B$2]" office:value-type="float" office:value="0.967175572519084" calcext:value-type="float">
            <text:p>0.967175572519084</text:p>
          </table:table-cell>
          <table:table-cell table:formula="of:=-LN([.C72])" office:value-type="float" office:value="0.0333752358740581" calcext:value-type="float">
            <text:p>0.0333752358740581</text:p>
          </table:table-cell>
        </table:table-row>
        <table:table-row table:style-name="ro1">
          <table:table-cell office:value-type="float" office:value="71.145" calcext:value-type="float">
            <text:p>71.145</text:p>
          </table:table-cell>
          <table:table-cell office:value-type="float" office:value="14.0559" calcext:value-type="float">
            <text:p>14.0559</text:p>
          </table:table-cell>
          <table:table-cell table:formula="of:=[.B73]/[.$B$2]" office:value-type="float" office:value="0.966639158242212" calcext:value-type="float">
            <text:p>0.966639158242212</text:p>
          </table:table-cell>
          <table:table-cell table:formula="of:=-LN([.C73])" office:value-type="float" office:value="0.0339300090714048" calcext:value-type="float">
            <text:p>0.0339300090714048</text:p>
          </table:table-cell>
        </table:table-row>
        <table:table-row table:style-name="ro1">
          <table:table-cell office:value-type="float" office:value="72.145" calcext:value-type="float">
            <text:p>72.145</text:p>
          </table:table-cell>
          <table:table-cell office:value-type="float" office:value="14.0485" calcext:value-type="float">
            <text:p>14.0485</text:p>
          </table:table-cell>
          <table:table-cell table:formula="of:=[.B74]/[.$B$2]" office:value-type="float" office:value="0.966130252389794" calcext:value-type="float">
            <text:p>0.966130252389794</text:p>
          </table:table-cell>
          <table:table-cell table:formula="of:=-LN([.C74])" office:value-type="float" office:value="0.0344566170168517" calcext:value-type="float">
            <text:p>0.0344566170168517</text:p>
          </table:table-cell>
        </table:table-row>
        <table:table-row table:style-name="ro1">
          <table:table-cell office:value-type="float" office:value="73.145" calcext:value-type="float">
            <text:p>73.145</text:p>
          </table:table-cell>
          <table:table-cell office:value-type="float" office:value="14.0421" calcext:value-type="float">
            <text:p>14.0421</text:p>
          </table:table-cell>
          <table:table-cell table:formula="of:=[.B75]/[.$B$2]" office:value-type="float" office:value="0.965690117598515" calcext:value-type="float">
            <text:p>0.965690117598515</text:p>
          </table:table-cell>
          <table:table-cell table:formula="of:=-LN([.C75])" office:value-type="float" office:value="0.0349122854689844" calcext:value-type="float">
            <text:p>0.0349122854689844</text:p>
          </table:table-cell>
        </table:table-row>
        <table:table-row table:style-name="ro1">
          <table:table-cell office:value-type="float" office:value="74.146" calcext:value-type="float">
            <text:p>74.146</text:p>
          </table:table-cell>
          <table:table-cell office:value-type="float" office:value="14.0352" calcext:value-type="float">
            <text:p>14.0352</text:p>
          </table:table-cell>
          <table:table-cell table:formula="of:=[.B76]/[.$B$2]" office:value-type="float" office:value="0.965215597276666" calcext:value-type="float">
            <text:p>0.965215597276666</text:p>
          </table:table-cell>
          <table:table-cell table:formula="of:=-LN([.C76])" office:value-type="float" office:value="0.0354037857299713" calcext:value-type="float">
            <text:p>0.0354037857299713</text:p>
          </table:table-cell>
        </table:table-row>
        <table:table-row table:style-name="ro1">
          <table:table-cell office:value-type="float" office:value="75.145" calcext:value-type="float">
            <text:p>75.145</text:p>
          </table:table-cell>
          <table:table-cell office:value-type="float" office:value="14.0282" calcext:value-type="float">
            <text:p>14.0282</text:p>
          </table:table-cell>
          <table:table-cell table:formula="of:=[.B77]/[.$B$2]" office:value-type="float" office:value="0.964734199848704" calcext:value-type="float">
            <text:p>0.964734199848704</text:p>
          </table:table-cell>
          <table:table-cell table:formula="of:=-LN([.C77])" office:value-type="float" office:value="0.0359026561551639" calcext:value-type="float">
            <text:p>0.0359026561551639</text:p>
          </table:table-cell>
        </table:table-row>
        <table:table-row table:style-name="ro1">
          <table:table-cell office:value-type="float" office:value="76.145" calcext:value-type="float">
            <text:p>76.145</text:p>
          </table:table-cell>
          <table:table-cell office:value-type="float" office:value="14.0215" calcext:value-type="float">
            <text:p>14.0215</text:p>
          </table:table-cell>
          <table:table-cell table:formula="of:=[.B78]/[.$B$2]" office:value-type="float" office:value="0.964273433739083" calcext:value-type="float">
            <text:p>0.964273433739083</text:p>
          </table:table-cell>
          <table:table-cell table:formula="of:=-LN([.C78])" office:value-type="float" office:value="0.0363803796336627" calcext:value-type="float">
            <text:p>0.0363803796336627</text:p>
          </table:table-cell>
        </table:table-row>
        <table:table-row table:style-name="ro1">
          <table:table-cell office:value-type="float" office:value="77.145" calcext:value-type="float">
            <text:p>77.145</text:p>
          </table:table-cell>
          <table:table-cell office:value-type="float" office:value="14.0135" calcext:value-type="float">
            <text:p>14.0135</text:p>
          </table:table-cell>
          <table:table-cell table:formula="of:=[.B79]/[.$B$2]" office:value-type="float" office:value="0.963723265249983" calcext:value-type="float">
            <text:p>0.963723265249983</text:p>
          </table:table-cell>
          <table:table-cell table:formula="of:=-LN([.C79])" office:value-type="float" office:value="0.0369510948266102" calcext:value-type="float">
            <text:p>0.0369510948266102</text:p>
          </table:table-cell>
        </table:table-row>
        <table:table-row table:style-name="ro1">
          <table:table-cell office:value-type="float" office:value="78.145" calcext:value-type="float">
            <text:p>78.145</text:p>
          </table:table-cell>
          <table:table-cell office:value-type="float" office:value="14.0066" calcext:value-type="float">
            <text:p>14.0066</text:p>
          </table:table-cell>
          <table:table-cell table:formula="of:=[.B80]/[.$B$2]" office:value-type="float" office:value="0.963248744928134" calcext:value-type="float">
            <text:p>0.963248744928134</text:p>
          </table:table-cell>
          <table:table-cell table:formula="of:=-LN([.C80])" office:value-type="float" office:value="0.0374435984321985" calcext:value-type="float">
            <text:p>0.0374435984321985</text:p>
          </table:table-cell>
        </table:table-row>
        <table:table-row table:style-name="ro1">
          <table:table-cell office:value-type="float" office:value="79.145" calcext:value-type="float">
            <text:p>79.145</text:p>
          </table:table-cell>
          <table:table-cell office:value-type="float" office:value="13.9991" calcext:value-type="float">
            <text:p>13.9991</text:p>
          </table:table-cell>
          <table:table-cell table:formula="of:=[.B81]/[.$B$2]" office:value-type="float" office:value="0.962732961969603" calcext:value-type="float">
            <text:p>0.962732961969603</text:p>
          </table:table-cell>
          <table:table-cell table:formula="of:=-LN([.C81])" office:value-type="float" office:value="0.0379792036967908" calcext:value-type="float">
            <text:p>0.0379792036967908</text:p>
          </table:table-cell>
        </table:table-row>
        <table:table-row table:style-name="ro1">
          <table:table-cell office:value-type="float" office:value="80.145" calcext:value-type="float">
            <text:p>80.145</text:p>
          </table:table-cell>
          <table:table-cell office:value-type="float" office:value="13.9933" calcext:value-type="float">
            <text:p>13.9933</text:p>
          </table:table-cell>
          <table:table-cell table:formula="of:=[.B82]/[.$B$2]" office:value-type="float" office:value="0.962334089815006" calcext:value-type="float">
            <text:p>0.962334089815006</text:p>
          </table:table-cell>
          <table:table-cell table:formula="of:=-LN([.C82])" office:value-type="float" office:value="0.0383936018965166" calcext:value-type="float">
            <text:p>0.0383936018965166</text:p>
          </table:table-cell>
        </table:table-row>
        <table:table-row table:style-name="ro1">
          <table:table-cell office:value-type="float" office:value="81.146" calcext:value-type="float">
            <text:p>81.146</text:p>
          </table:table-cell>
          <table:table-cell office:value-type="float" office:value="13.9864" calcext:value-type="float">
            <text:p>13.9864</text:p>
          </table:table-cell>
          <table:table-cell table:formula="of:=[.B83]/[.$B$2]" office:value-type="float" office:value="0.961859569493157" calcext:value-type="float">
            <text:p>0.961859569493157</text:p>
          </table:table-cell>
          <table:table-cell table:formula="of:=-LN([.C83])" office:value-type="float" office:value="0.0388868166300466" calcext:value-type="float">
            <text:p>0.0388868166300466</text:p>
          </table:table-cell>
        </table:table-row>
        <table:table-row table:style-name="ro1">
          <table:table-cell office:value-type="float" office:value="82.145" calcext:value-type="float">
            <text:p>82.145</text:p>
          </table:table-cell>
          <table:table-cell office:value-type="float" office:value="13.9788" calcext:value-type="float">
            <text:p>13.9788</text:p>
          </table:table-cell>
          <table:table-cell table:formula="of:=[.B84]/[.$B$2]" office:value-type="float" office:value="0.961336909428513" calcext:value-type="float">
            <text:p>0.961336909428513</text:p>
          </table:table-cell>
          <table:table-cell table:formula="of:=-LN([.C84])" office:value-type="float" office:value="0.0394303493197541" calcext:value-type="float">
            <text:p>0.0394303493197541</text:p>
          </table:table-cell>
        </table:table-row>
        <table:table-row table:style-name="ro1">
          <table:table-cell office:value-type="float" office:value="83.146" calcext:value-type="float">
            <text:p>83.146</text:p>
          </table:table-cell>
          <table:table-cell office:value-type="float" office:value="13.9698" calcext:value-type="float">
            <text:p>13.9698</text:p>
          </table:table-cell>
          <table:table-cell table:formula="of:=[.B85]/[.$B$2]" office:value-type="float" office:value="0.960717969878275" calcext:value-type="float">
            <text:p>0.960717969878275</text:p>
          </table:table-cell>
          <table:table-cell table:formula="of:=-LN([.C85])" office:value-type="float" office:value="0.0400743887572279" calcext:value-type="float">
            <text:p>0.0400743887572279</text:p>
          </table:table-cell>
        </table:table-row>
        <table:table-row table:style-name="ro1">
          <table:table-cell office:value-type="float" office:value="84.145" calcext:value-type="float">
            <text:p>84.145</text:p>
          </table:table-cell>
          <table:table-cell office:value-type="float" office:value="13.9656" calcext:value-type="float">
            <text:p>13.9656</text:p>
          </table:table-cell>
          <table:table-cell table:formula="of:=[.B86]/[.$B$2]" office:value-type="float" office:value="0.960429131421498" calcext:value-type="float">
            <text:p>0.960429131421498</text:p>
          </table:table-cell>
          <table:table-cell table:formula="of:=-LN([.C86])" office:value-type="float" office:value="0.0403750825029159" calcext:value-type="float">
            <text:p>0.0403750825029159</text:p>
          </table:table-cell>
        </table:table-row>
        <table:table-row table:style-name="ro1">
          <table:table-cell office:value-type="float" office:value="85.145" calcext:value-type="float">
            <text:p>85.145</text:p>
          </table:table-cell>
          <table:table-cell office:value-type="float" office:value="13.9577" calcext:value-type="float">
            <text:p>13.9577</text:p>
          </table:table-cell>
          <table:table-cell table:formula="of:=[.B87]/[.$B$2]" office:value-type="float" office:value="0.959885840038512" calcext:value-type="float">
            <text:p>0.959885840038512</text:p>
          </table:table-cell>
          <table:table-cell table:formula="of:=-LN([.C87])" office:value-type="float" office:value="0.0409409182179479" calcext:value-type="float">
            <text:p>0.0409409182179479</text:p>
          </table:table-cell>
        </table:table-row>
        <table:table-row table:style-name="ro1">
          <table:table-cell office:value-type="float" office:value="86.146" calcext:value-type="float">
            <text:p>86.146</text:p>
          </table:table-cell>
          <table:table-cell office:value-type="float" office:value="13.951" calcext:value-type="float">
            <text:p>13.951</text:p>
          </table:table-cell>
          <table:table-cell table:formula="of:=[.B88]/[.$B$2]" office:value-type="float" office:value="0.959425073928891" calcext:value-type="float">
            <text:p>0.959425073928891</text:p>
          </table:table-cell>
          <table:table-cell table:formula="of:=-LN([.C88])" office:value-type="float" office:value="0.0414210552453776" calcext:value-type="float">
            <text:p>0.0414210552453776</text:p>
          </table:table-cell>
        </table:table-row>
        <table:table-row table:style-name="ro1">
          <table:table-cell office:value-type="float" office:value="87.145" calcext:value-type="float">
            <text:p>87.145</text:p>
          </table:table-cell>
          <table:table-cell office:value-type="float" office:value="13.9445" calcext:value-type="float">
            <text:p>13.9445</text:p>
          </table:table-cell>
          <table:table-cell table:formula="of:=[.B89]/[.$B$2]" office:value-type="float" office:value="0.958978062031497" calcext:value-type="float">
            <text:p>0.958978062031497</text:p>
          </table:table-cell>
          <table:table-cell table:formula="of:=-LN([.C89])" office:value-type="float" office:value="0.0418870802399209" calcext:value-type="float">
            <text:p>0.0418870802399209</text:p>
          </table:table-cell>
        </table:table-row>
        <table:table-row table:style-name="ro1">
          <table:table-cell office:value-type="float" office:value="88.146" calcext:value-type="float">
            <text:p>88.146</text:p>
          </table:table-cell>
          <table:table-cell office:value-type="float" office:value="13.9373" calcext:value-type="float">
            <text:p>13.9373</text:p>
          </table:table-cell>
          <table:table-cell table:formula="of:=[.B90]/[.$B$2]" office:value-type="float" office:value="0.958482910391307" calcext:value-type="float">
            <text:p>0.958482910391307</text:p>
          </table:table-cell>
          <table:table-cell table:formula="of:=-LN([.C90])" office:value-type="float" office:value="0.0424035461897548" calcext:value-type="float">
            <text:p>0.0424035461897548</text:p>
          </table:table-cell>
        </table:table-row>
        <table:table-row table:style-name="ro1">
          <table:table-cell office:value-type="float" office:value="89.146" calcext:value-type="float">
            <text:p>89.146</text:p>
          </table:table-cell>
          <table:table-cell office:value-type="float" office:value="13.9315" calcext:value-type="float">
            <text:p>13.9315</text:p>
          </table:table-cell>
          <table:table-cell table:formula="of:=[.B91]/[.$B$2]" office:value-type="float" office:value="0.95808403823671" calcext:value-type="float">
            <text:p>0.95808403823671</text:p>
          </table:table-cell>
          <table:table-cell table:formula="of:=-LN([.C91])" office:value-type="float" office:value="0.0428197822733853" calcext:value-type="float">
            <text:p>0.0428197822733853</text:p>
          </table:table-cell>
        </table:table-row>
        <table:table-row table:style-name="ro1">
          <table:table-cell office:value-type="float" office:value="90.145" calcext:value-type="float">
            <text:p>90.145</text:p>
          </table:table-cell>
          <table:table-cell office:value-type="float" office:value="13.9247" calcext:value-type="float">
            <text:p>13.9247</text:p>
          </table:table-cell>
          <table:table-cell table:formula="of:=[.B92]/[.$B$2]" office:value-type="float" office:value="0.957616395020975" calcext:value-type="float">
            <text:p>0.957616395020975</text:p>
          </table:table-cell>
          <table:table-cell table:formula="of:=-LN([.C92])" office:value-type="float" office:value="0.0433080039357132" calcext:value-type="float">
            <text:p>0.0433080039357132</text:p>
          </table:table-cell>
        </table:table-row>
        <table:table-row table:style-name="ro1">
          <table:table-cell office:value-type="float" office:value="91.145" calcext:value-type="float">
            <text:p>91.145</text:p>
          </table:table-cell>
          <table:table-cell office:value-type="float" office:value="13.9175" calcext:value-type="float">
            <text:p>13.9175</text:p>
          </table:table-cell>
          <table:table-cell table:formula="of:=[.B93]/[.$B$2]" office:value-type="float" office:value="0.957121243380785" calcext:value-type="float">
            <text:p>0.957121243380785</text:p>
          </table:table-cell>
          <table:table-cell table:formula="of:=-LN([.C93])" office:value-type="float" office:value="0.0438252044558228" calcext:value-type="float">
            <text:p>0.0438252044558228</text:p>
          </table:table-cell>
        </table:table-row>
        <table:table-row table:style-name="ro1">
          <table:table-cell office:value-type="float" office:value="92.145" calcext:value-type="float">
            <text:p>92.145</text:p>
          </table:table-cell>
          <table:table-cell office:value-type="float" office:value="13.911" calcext:value-type="float">
            <text:p>13.911</text:p>
          </table:table-cell>
          <table:table-cell table:formula="of:=[.B94]/[.$B$2]" office:value-type="float" office:value="0.956674231483392" calcext:value-type="float">
            <text:p>0.956674231483392</text:p>
          </table:table-cell>
          <table:table-cell table:formula="of:=-LN([.C94])" office:value-type="float" office:value="0.0442923514539152" calcext:value-type="float">
            <text:p>0.0442923514539152</text:p>
          </table:table-cell>
        </table:table-row>
        <table:table-row table:style-name="ro1">
          <table:table-cell office:value-type="float" office:value="93.146" calcext:value-type="float">
            <text:p>93.146</text:p>
          </table:table-cell>
          <table:table-cell office:value-type="float" office:value="13.9037" calcext:value-type="float">
            <text:p>13.9037</text:p>
          </table:table-cell>
          <table:table-cell table:formula="of:=[.B95]/[.$B$2]" office:value-type="float" office:value="0.956172202737088" calcext:value-type="float">
            <text:p>0.956172202737088</text:p>
          </table:table-cell>
          <table:table-cell table:formula="of:=-LN([.C95])" office:value-type="float" office:value="0.04481725376583" calcext:value-type="float">
            <text:p>0.04481725376583</text:p>
          </table:table-cell>
        </table:table-row>
        <table:table-row table:style-name="ro1">
          <table:table-cell office:value-type="float" office:value="94.145" calcext:value-type="float">
            <text:p>94.145</text:p>
          </table:table-cell>
          <table:table-cell office:value-type="float" office:value="13.8972" calcext:value-type="float">
            <text:p>13.8972</text:p>
          </table:table-cell>
          <table:table-cell table:formula="of:=[.B96]/[.$B$2]" office:value-type="float" office:value="0.955725190839695" calcext:value-type="float">
            <text:p>0.955725190839695</text:p>
          </table:table-cell>
          <table:table-cell table:formula="of:=-LN([.C96])" office:value-type="float" office:value="0.0452848645351534" calcext:value-type="float">
            <text:p>0.0452848645351534</text:p>
          </table:table-cell>
        </table:table-row>
        <table:table-row table:style-name="ro1">
          <table:table-cell office:value-type="float" office:value="95.145" calcext:value-type="float">
            <text:p>95.145</text:p>
          </table:table-cell>
          <table:table-cell office:value-type="float" office:value="13.8903" calcext:value-type="float">
            <text:p>13.8903</text:p>
          </table:table-cell>
          <table:table-cell table:formula="of:=[.B97]/[.$B$2]" office:value-type="float" office:value="0.955250670517846" calcext:value-type="float">
            <text:p>0.955250670517846</text:p>
          </table:table-cell>
          <table:table-cell table:formula="of:=-LN([.C97])" office:value-type="float" office:value="0.0457814907261973" calcext:value-type="float">
            <text:p>0.0457814907261973</text:p>
          </table:table-cell>
        </table:table-row>
        <table:table-row table:style-name="ro1">
          <table:table-cell office:value-type="float" office:value="96.145" calcext:value-type="float">
            <text:p>96.145</text:p>
          </table:table-cell>
          <table:table-cell office:value-type="float" office:value="13.8837" calcext:value-type="float">
            <text:p>13.8837</text:p>
          </table:table-cell>
          <table:table-cell table:formula="of:=[.B98]/[.$B$2]" office:value-type="float" office:value="0.954796781514339" calcext:value-type="float">
            <text:p>0.954796781514339</text:p>
          </table:table-cell>
          <table:table-cell table:formula="of:=-LN([.C98])" office:value-type="float" office:value="0.0462567553711339" calcext:value-type="float">
            <text:p>0.0462567553711339</text:p>
          </table:table-cell>
        </table:table-row>
        <table:table-row table:style-name="ro1">
          <table:table-cell office:value-type="float" office:value="97.146" calcext:value-type="float">
            <text:p>97.146</text:p>
          </table:table-cell>
          <table:table-cell office:value-type="float" office:value="13.8766" calcext:value-type="float">
            <text:p>13.8766</text:p>
          </table:table-cell>
          <table:table-cell table:formula="of:=[.B99]/[.$B$2]" office:value-type="float" office:value="0.954308506980263" calcext:value-type="float">
            <text:p>0.954308506980263</text:p>
          </table:table-cell>
          <table:table-cell table:formula="of:=-LN([.C99])" office:value-type="float" office:value="0.046768277231835" calcext:value-type="float">
            <text:p>0.046768277231835</text:p>
          </table:table-cell>
        </table:table-row>
        <table:table-row table:style-name="ro1">
          <table:table-cell office:value-type="float" office:value="98.145" calcext:value-type="float">
            <text:p>98.145</text:p>
          </table:table-cell>
          <table:table-cell office:value-type="float" office:value="13.8703" calcext:value-type="float">
            <text:p>13.8703</text:p>
          </table:table-cell>
          <table:table-cell table:formula="of:=[.B100]/[.$B$2]" office:value-type="float" office:value="0.953875249295097" calcext:value-type="float">
            <text:p>0.953875249295097</text:p>
          </table:table-cell>
          <table:table-cell table:formula="of:=-LN([.C100])" office:value-type="float" office:value="0.0472223820225151" calcext:value-type="float">
            <text:p>0.0472223820225151</text:p>
          </table:table-cell>
        </table:table-row>
        <table:table-row table:style-name="ro1">
          <table:table-cell office:value-type="float" office:value="99.146" calcext:value-type="float">
            <text:p>99.146</text:p>
          </table:table-cell>
          <table:table-cell office:value-type="float" office:value="13.863" calcext:value-type="float">
            <text:p>13.863</text:p>
          </table:table-cell>
          <table:table-cell table:formula="of:=[.B101]/[.$B$2]" office:value-type="float" office:value="0.953373220548793" calcext:value-type="float">
            <text:p>0.953373220548793</text:p>
          </table:table-cell>
          <table:table-cell table:formula="of:=-LN([.C101])" office:value-type="float" office:value="0.0477488249751096" calcext:value-type="float">
            <text:p>0.0477488249751096</text:p>
          </table:table-cell>
        </table:table-row>
        <table:table-row table:style-name="ro1">
          <table:table-cell office:value-type="float" office:value="100.145" calcext:value-type="float">
            <text:p>100.145</text:p>
          </table:table-cell>
          <table:table-cell office:value-type="float" office:value="13.8555" calcext:value-type="float">
            <text:p>13.8555</text:p>
          </table:table-cell>
          <table:table-cell table:formula="of:=[.B102]/[.$B$2]" office:value-type="float" office:value="0.952857437590262" calcext:value-type="float">
            <text:p>0.952857437590262</text:p>
          </table:table-cell>
          <table:table-cell table:formula="of:=-LN([.C102])" office:value-type="float" office:value="0.0482899798127113" calcext:value-type="float">
            <text:p>0.0482899798127113</text:p>
          </table:table-cell>
        </table:table-row>
        <table:table-row table:style-name="ro1">
          <table:table-cell office:value-type="float" office:value="101.145" calcext:value-type="float">
            <text:p>101.145</text:p>
          </table:table-cell>
          <table:table-cell office:value-type="float" office:value="13.8489" calcext:value-type="float">
            <text:p>13.8489</text:p>
          </table:table-cell>
          <table:table-cell table:formula="of:=[.B103]/[.$B$2]" office:value-type="float" office:value="0.952403548586755" calcext:value-type="float">
            <text:p>0.952403548586755</text:p>
          </table:table-cell>
          <table:table-cell table:formula="of:=-LN([.C103])" office:value-type="float" office:value="0.0487664384347971" calcext:value-type="float">
            <text:p>0.0487664384347971</text:p>
          </table:table-cell>
        </table:table-row>
        <table:table-row table:style-name="ro1">
          <table:table-cell office:value-type="float" office:value="102.146" calcext:value-type="float">
            <text:p>102.146</text:p>
          </table:table-cell>
          <table:table-cell office:value-type="float" office:value="13.8424" calcext:value-type="float">
            <text:p>13.8424</text:p>
          </table:table-cell>
          <table:table-cell table:formula="of:=[.B104]/[.$B$2]" office:value-type="float" office:value="0.951956536689361" calcext:value-type="float">
            <text:p>0.951956536689361</text:p>
          </table:table-cell>
          <table:table-cell table:formula="of:=-LN([.C104])" office:value-type="float" office:value="0.0492358999710471" calcext:value-type="float">
            <text:p>0.0492358999710471</text:p>
          </table:table-cell>
        </table:table-row>
        <table:table-row table:style-name="ro1">
          <table:table-cell office:value-type="float" office:value="103.146" calcext:value-type="float">
            <text:p>103.146</text:p>
          </table:table-cell>
          <table:table-cell office:value-type="float" office:value="13.8359" calcext:value-type="float">
            <text:p>13.8359</text:p>
          </table:table-cell>
          <table:table-cell table:formula="of:=[.B105]/[.$B$2]" office:value-type="float" office:value="0.951509524791968" calcext:value-type="float">
            <text:p>0.951509524791968</text:p>
          </table:table-cell>
          <table:table-cell table:formula="of:=-LN([.C105])" office:value-type="float" office:value="0.0497055820049503" calcext:value-type="float">
            <text:p>0.0497055820049503</text:p>
          </table:table-cell>
        </table:table-row>
        <table:table-row table:style-name="ro1">
          <table:table-cell office:value-type="float" office:value="104.145" calcext:value-type="float">
            <text:p>104.145</text:p>
          </table:table-cell>
          <table:table-cell office:value-type="float" office:value="13.8289" calcext:value-type="float">
            <text:p>13.8289</text:p>
          </table:table-cell>
          <table:table-cell table:formula="of:=[.B106]/[.$B$2]" office:value-type="float" office:value="0.951028127364005" calcext:value-type="float">
            <text:p>0.951028127364005</text:p>
          </table:table-cell>
          <table:table-cell table:formula="of:=-LN([.C106])" office:value-type="float" office:value="0.0502116402558243" calcext:value-type="float">
            <text:p>0.0502116402558243</text:p>
          </table:table-cell>
        </table:table-row>
        <table:table-row table:style-name="ro1">
          <table:table-cell office:value-type="float" office:value="105.146" calcext:value-type="float">
            <text:p>105.146</text:p>
          </table:table-cell>
          <table:table-cell office:value-type="float" office:value="13.8217" calcext:value-type="float">
            <text:p>13.8217</text:p>
          </table:table-cell>
          <table:table-cell table:formula="of:=[.B107]/[.$B$2]" office:value-type="float" office:value="0.950532975723815" calcext:value-type="float">
            <text:p>0.950532975723815</text:p>
          </table:table-cell>
          <table:table-cell table:formula="of:=-LN([.C107])" office:value-type="float" office:value="0.0507324246267045" calcext:value-type="float">
            <text:p>0.0507324246267045</text:p>
          </table:table-cell>
        </table:table-row>
        <table:table-row table:style-name="ro1">
          <table:table-cell office:value-type="float" office:value="106.145" calcext:value-type="float">
            <text:p>106.145</text:p>
          </table:table-cell>
          <table:table-cell office:value-type="float" office:value="13.8147" calcext:value-type="float">
            <text:p>13.8147</text:p>
          </table:table-cell>
          <table:table-cell table:formula="of:=[.B108]/[.$B$2]" office:value-type="float" office:value="0.950051578295853" calcext:value-type="float">
            <text:p>0.950051578295853</text:p>
          </table:table-cell>
          <table:table-cell table:formula="of:=-LN([.C108])" office:value-type="float" office:value="0.0512390029183558" calcext:value-type="float">
            <text:p>0.0512390029183558</text:p>
          </table:table-cell>
        </table:table-row>
        <table:table-row table:style-name="ro1">
          <table:table-cell office:value-type="float" office:value="107.145" calcext:value-type="float">
            <text:p>107.145</text:p>
          </table:table-cell>
          <table:table-cell office:value-type="float" office:value="13.8078" calcext:value-type="float">
            <text:p>13.8078</text:p>
          </table:table-cell>
          <table:table-cell table:formula="of:=[.B109]/[.$B$2]" office:value-type="float" office:value="0.949577057974005" calcext:value-type="float">
            <text:p>0.949577057974005</text:p>
          </table:table-cell>
          <table:table-cell table:formula="of:=-LN([.C109])" office:value-type="float" office:value="0.0517385956520704" calcext:value-type="float">
            <text:p>0.0517385956520704</text:p>
          </table:table-cell>
        </table:table-row>
        <table:table-row table:style-name="ro1">
          <table:table-cell office:value-type="float" office:value="108.146" calcext:value-type="float">
            <text:p>108.146</text:p>
          </table:table-cell>
          <table:table-cell office:value-type="float" office:value="13.8014" calcext:value-type="float">
            <text:p>13.8014</text:p>
          </table:table-cell>
          <table:table-cell table:formula="of:=[.B110]/[.$B$2]" office:value-type="float" office:value="0.949136923182725" calcext:value-type="float">
            <text:p>0.949136923182725</text:p>
          </table:table-cell>
          <table:table-cell table:formula="of:=-LN([.C110])" office:value-type="float" office:value="0.0522022092384572" calcext:value-type="float">
            <text:p>0.0522022092384572</text:p>
          </table:table-cell>
        </table:table-row>
        <table:table-row table:style-name="ro1">
          <table:table-cell office:value-type="float" office:value="109.145" calcext:value-type="float">
            <text:p>109.145</text:p>
          </table:table-cell>
          <table:table-cell office:value-type="float" office:value="13.7927" calcext:value-type="float">
            <text:p>13.7927</text:p>
          </table:table-cell>
          <table:table-cell table:formula="of:=[.B111]/[.$B$2]" office:value-type="float" office:value="0.948538614950829" calcext:value-type="float">
            <text:p>0.948538614950829</text:p>
          </table:table-cell>
          <table:table-cell table:formula="of:=-LN([.C111])" office:value-type="float" office:value="0.0528327788376303" calcext:value-type="float">
            <text:p>0.0528327788376303</text:p>
          </table:table-cell>
        </table:table-row>
        <table:table-row table:style-name="ro1">
          <table:table-cell office:value-type="float" office:value="110.145" calcext:value-type="float">
            <text:p>110.145</text:p>
          </table:table-cell>
          <table:table-cell office:value-type="float" office:value="13.7867" calcext:value-type="float">
            <text:p>13.7867</text:p>
          </table:table-cell>
          <table:table-cell table:formula="of:=[.B112]/[.$B$2]" office:value-type="float" office:value="0.948125988584004" calcext:value-type="float">
            <text:p>0.948125988584004</text:p>
          </table:table-cell>
          <table:table-cell table:formula="of:=-LN([.C112])" office:value-type="float" office:value="0.0532678862072366" calcext:value-type="float">
            <text:p>0.0532678862072366</text:p>
          </table:table-cell>
        </table:table-row>
        <table:table-row table:style-name="ro1">
          <table:table-cell office:value-type="float" office:value="111.145" calcext:value-type="float">
            <text:p>111.145</text:p>
          </table:table-cell>
          <table:table-cell office:value-type="float" office:value="13.7793" calcext:value-type="float">
            <text:p>13.7793</text:p>
          </table:table-cell>
          <table:table-cell table:formula="of:=[.B113]/[.$B$2]" office:value-type="float" office:value="0.947617082731587" calcext:value-type="float">
            <text:p>0.947617082731587</text:p>
          </table:table-cell>
          <table:table-cell table:formula="of:=-LN([.C113])" office:value-type="float" office:value="0.0538047794944568" calcext:value-type="float">
            <text:p>0.0538047794944568</text:p>
          </table:table-cell>
        </table:table-row>
        <table:table-row table:style-name="ro1">
          <table:table-cell office:value-type="float" office:value="112.146" calcext:value-type="float">
            <text:p>112.146</text:p>
          </table:table-cell>
          <table:table-cell office:value-type="float" office:value="13.7719" calcext:value-type="float">
            <text:p>13.7719</text:p>
          </table:table-cell>
          <table:table-cell table:formula="of:=[.B114]/[.$B$2]" office:value-type="float" office:value="0.947108176879169" calcext:value-type="float">
            <text:p>0.947108176879169</text:p>
          </table:table-cell>
          <table:table-cell table:formula="of:=-LN([.C114])" office:value-type="float" office:value="0.0543419611909308" calcext:value-type="float">
            <text:p>0.0543419611909308</text:p>
          </table:table-cell>
        </table:table-row>
        <table:table-row table:style-name="ro1">
          <table:table-cell office:value-type="float" office:value="113.146" calcext:value-type="float">
            <text:p>113.146</text:p>
          </table:table-cell>
          <table:table-cell office:value-type="float" office:value="13.7655" calcext:value-type="float">
            <text:p>13.7655</text:p>
          </table:table-cell>
          <table:table-cell table:formula="of:=[.B115]/[.$B$2]" office:value-type="float" office:value="0.946668042087889" calcext:value-type="float">
            <text:p>0.946668042087889</text:p>
          </table:table-cell>
          <table:table-cell table:formula="of:=-LN([.C115])" office:value-type="float" office:value="0.0548067835863082" calcext:value-type="float">
            <text:p>0.0548067835863082</text:p>
          </table:table-cell>
        </table:table-row>
        <table:table-row table:style-name="ro1">
          <table:table-cell office:value-type="float" office:value="114.145" calcext:value-type="float">
            <text:p>114.145</text:p>
          </table:table-cell>
          <table:table-cell office:value-type="float" office:value="13.7582" calcext:value-type="float">
            <text:p>13.7582</text:p>
          </table:table-cell>
          <table:table-cell table:formula="of:=[.B116]/[.$B$2]" office:value-type="float" office:value="0.946166013341586" calcext:value-type="float">
            <text:p>0.946166013341586</text:p>
          </table:table-cell>
          <table:table-cell table:formula="of:=-LN([.C116])" office:value-type="float" office:value="0.0553372355365308" calcext:value-type="float">
            <text:p>0.0553372355365308</text:p>
          </table:table-cell>
        </table:table-row>
        <table:table-row table:style-name="ro1">
          <table:table-cell office:value-type="float" office:value="115.145" calcext:value-type="float">
            <text:p>115.145</text:p>
          </table:table-cell>
          <table:table-cell office:value-type="float" office:value="13.7517" calcext:value-type="float">
            <text:p>13.7517</text:p>
          </table:table-cell>
          <table:table-cell table:formula="of:=[.B117]/[.$B$2]" office:value-type="float" office:value="0.945719001444192" calcext:value-type="float">
            <text:p>0.945719001444192</text:p>
          </table:table-cell>
          <table:table-cell table:formula="of:=-LN([.C117])" office:value-type="float" office:value="0.0558097926974774" calcext:value-type="float">
            <text:p>0.0558097926974774</text:p>
          </table:table-cell>
        </table:table-row>
        <table:table-row table:style-name="ro1">
          <table:table-cell office:value-type="float" office:value="116.145" calcext:value-type="float">
            <text:p>116.145</text:p>
          </table:table-cell>
          <table:table-cell office:value-type="float" office:value="13.7449" calcext:value-type="float">
            <text:p>13.7449</text:p>
          </table:table-cell>
          <table:table-cell table:formula="of:=[.B118]/[.$B$2]" office:value-type="float" office:value="0.945251358228457" calcext:value-type="float">
            <text:p>0.945251358228457</text:p>
          </table:table-cell>
          <table:table-cell table:formula="of:=-LN([.C118])" office:value-type="float" office:value="0.0563043993134682" calcext:value-type="float">
            <text:p>0.0563043993134682</text:p>
          </table:table-cell>
        </table:table-row>
        <table:table-row table:style-name="ro1">
          <table:table-cell office:value-type="float" office:value="117.145" calcext:value-type="float">
            <text:p>117.145</text:p>
          </table:table-cell>
          <table:table-cell office:value-type="float" office:value="13.736" calcext:value-type="float">
            <text:p>13.736</text:p>
          </table:table-cell>
          <table:table-cell table:formula="of:=[.B119]/[.$B$2]" office:value-type="float" office:value="0.944639295784334" calcext:value-type="float">
            <text:p>0.944639295784334</text:p>
          </table:table-cell>
          <table:table-cell table:formula="of:=-LN([.C119])" office:value-type="float" office:value="0.0569521219361743" calcext:value-type="float">
            <text:p>0.0569521219361743</text:p>
          </table:table-cell>
        </table:table-row>
        <table:table-row table:style-name="ro1">
          <table:table-cell office:value-type="float" office:value="118.145" calcext:value-type="float">
            <text:p>118.145</text:p>
          </table:table-cell>
          <table:table-cell office:value-type="float" office:value="13.7292" calcext:value-type="float">
            <text:p>13.7292</text:p>
          </table:table-cell>
          <table:table-cell table:formula="of:=[.B120]/[.$B$2]" office:value-type="float" office:value="0.944171652568599" calcext:value-type="float">
            <text:p>0.944171652568599</text:p>
          </table:table-cell>
          <table:table-cell table:formula="of:=-LN([.C120])" office:value-type="float" office:value="0.0574472940185872" calcext:value-type="float">
            <text:p>0.0574472940185872</text:p>
          </table:table-cell>
        </table:table-row>
        <table:table-row table:style-name="ro1">
          <table:table-cell office:value-type="float" office:value="119.145" calcext:value-type="float">
            <text:p>119.145</text:p>
          </table:table-cell>
          <table:table-cell office:value-type="float" office:value="13.7239" calcext:value-type="float">
            <text:p>13.7239</text:p>
          </table:table-cell>
          <table:table-cell table:formula="of:=[.B121]/[.$B$2]" office:value-type="float" office:value="0.943807165944571" calcext:value-type="float">
            <text:p>0.943807165944571</text:p>
          </table:table-cell>
          <table:table-cell table:formula="of:=-LN([.C121])" office:value-type="float" office:value="0.0578334070670841" calcext:value-type="float">
            <text:p>0.0578334070670841</text:p>
          </table:table-cell>
        </table:table-row>
        <table:table-row table:style-name="ro1">
          <table:table-cell office:value-type="float" office:value="120.145" calcext:value-type="float">
            <text:p>120.145</text:p>
          </table:table-cell>
          <table:table-cell office:value-type="float" office:value="13.7163" calcext:value-type="float">
            <text:p>13.7163</text:p>
          </table:table-cell>
          <table:table-cell table:formula="of:=[.B122]/[.$B$2]" office:value-type="float" office:value="0.943284505879926" calcext:value-type="float">
            <text:p>0.943284505879926</text:p>
          </table:table-cell>
          <table:table-cell table:formula="of:=-LN([.C122])" office:value-type="float" office:value="0.0583873389039025" calcext:value-type="float">
            <text:p>0.0583873389039025</text:p>
          </table:table-cell>
        </table:table-row>
        <table:table-row table:style-name="ro1">
          <table:table-cell office:value-type="float" office:value="121.145" calcext:value-type="float">
            <text:p>121.145</text:p>
          </table:table-cell>
          <table:table-cell office:value-type="float" office:value="13.7099" calcext:value-type="float">
            <text:p>13.7099</text:p>
          </table:table-cell>
          <table:table-cell table:formula="of:=[.B123]/[.$B$2]" office:value-type="float" office:value="0.942844371088646" calcext:value-type="float">
            <text:p>0.942844371088646</text:p>
          </table:table-cell>
          <table:table-cell table:formula="of:=-LN([.C123])" office:value-type="float" office:value="0.0588540459297514" calcext:value-type="float">
            <text:p>0.0588540459297514</text:p>
          </table:table-cell>
        </table:table-row>
        <table:table-row table:style-name="ro1">
          <table:table-cell office:value-type="float" office:value="122.146" calcext:value-type="float">
            <text:p>122.146</text:p>
          </table:table-cell>
          <table:table-cell office:value-type="float" office:value="13.702" calcext:value-type="float">
            <text:p>13.702</text:p>
          </table:table-cell>
          <table:table-cell table:formula="of:=[.B124]/[.$B$2]" office:value-type="float" office:value="0.94230107970566" calcext:value-type="float">
            <text:p>0.94230107970566</text:p>
          </table:table-cell>
          <table:table-cell table:formula="of:=-LN([.C124])" office:value-type="float" office:value="0.0594304379506414" calcext:value-type="float">
            <text:p>0.0594304379506414</text:p>
          </table:table-cell>
        </table:table-row>
        <table:table-row table:style-name="ro1">
          <table:table-cell office:value-type="float" office:value="123.145" calcext:value-type="float">
            <text:p>123.145</text:p>
          </table:table-cell>
          <table:table-cell office:value-type="float" office:value="13.6952" calcext:value-type="float">
            <text:p>13.6952</text:p>
          </table:table-cell>
          <table:table-cell table:formula="of:=[.B125]/[.$B$2]" office:value-type="float" office:value="0.941833436489925" calcext:value-type="float">
            <text:p>0.941833436489925</text:p>
          </table:table-cell>
          <table:table-cell table:formula="of:=-LN([.C125])" office:value-type="float" office:value="0.0599268390529171" calcext:value-type="float">
            <text:p>0.0599268390529171</text:p>
          </table:table-cell>
        </table:table-row>
        <table:table-row table:style-name="ro1">
          <table:table-cell office:value-type="float" office:value="124.145" calcext:value-type="float">
            <text:p>124.145</text:p>
          </table:table-cell>
          <table:table-cell office:value-type="float" office:value="13.6879" calcext:value-type="float">
            <text:p>13.6879</text:p>
          </table:table-cell>
          <table:table-cell table:formula="of:=[.B126]/[.$B$2]" office:value-type="float" office:value="0.941331407743622" calcext:value-type="float">
            <text:p>0.941331407743622</text:p>
          </table:table-cell>
          <table:table-cell table:formula="of:=-LN([.C126])" office:value-type="float" office:value="0.060460014637342" calcext:value-type="float">
            <text:p>0.060460014637342</text:p>
          </table:table-cell>
        </table:table-row>
        <table:table-row table:style-name="ro1">
          <table:table-cell office:value-type="float" office:value="125.145" calcext:value-type="float">
            <text:p>125.145</text:p>
          </table:table-cell>
          <table:table-cell office:value-type="float" office:value="13.6816" calcext:value-type="float">
            <text:p>13.6816</text:p>
          </table:table-cell>
          <table:table-cell table:formula="of:=[.B127]/[.$B$2]" office:value-type="float" office:value="0.940898150058455" calcext:value-type="float">
            <text:p>0.940898150058455</text:p>
          </table:table-cell>
          <table:table-cell table:formula="of:=-LN([.C127])" office:value-type="float" office:value="0.0609203811117949" calcext:value-type="float">
            <text:p>0.0609203811117949</text:p>
          </table:table-cell>
        </table:table-row>
        <table:table-row table:style-name="ro1">
          <table:table-cell office:value-type="float" office:value="126.146" calcext:value-type="float">
            <text:p>126.146</text:p>
          </table:table-cell>
          <table:table-cell office:value-type="float" office:value="13.6744" calcext:value-type="float">
            <text:p>13.6744</text:p>
          </table:table-cell>
          <table:table-cell table:formula="of:=[.B128]/[.$B$2]" office:value-type="float" office:value="0.940402998418266" calcext:value-type="float">
            <text:p>0.940402998418266</text:p>
          </table:table-cell>
          <table:table-cell table:formula="of:=-LN([.C128])" office:value-type="float" office:value="0.0614467738714274" calcext:value-type="float">
            <text:p>0.0614467738714274</text:p>
          </table:table-cell>
        </table:table-row>
        <table:table-row table:style-name="ro1">
          <table:table-cell office:value-type="float" office:value="127.145" calcext:value-type="float">
            <text:p>127.145</text:p>
          </table:table-cell>
          <table:table-cell office:value-type="float" office:value="13.6677" calcext:value-type="float">
            <text:p>13.6677</text:p>
          </table:table-cell>
          <table:table-cell table:formula="of:=[.B129]/[.$B$2]" office:value-type="float" office:value="0.939942232308645" calcext:value-type="float">
            <text:p>0.939942232308645</text:p>
          </table:table-cell>
          <table:table-cell table:formula="of:=-LN([.C129])" office:value-type="float" office:value="0.0619368605973265" calcext:value-type="float">
            <text:p>0.0619368605973265</text:p>
          </table:table-cell>
        </table:table-row>
        <table:table-row table:style-name="ro1">
          <table:table-cell office:value-type="float" office:value="128.145" calcext:value-type="float">
            <text:p>128.145</text:p>
          </table:table-cell>
          <table:table-cell office:value-type="float" office:value="13.6608" calcext:value-type="float">
            <text:p>13.6608</text:p>
          </table:table-cell>
          <table:table-cell table:formula="of:=[.B130]/[.$B$2]" office:value-type="float" office:value="0.939467711986796" calcext:value-type="float">
            <text:p>0.939467711986796</text:p>
          </table:table-cell>
          <table:table-cell table:formula="of:=-LN([.C130])" office:value-type="float" office:value="0.0624418279498428" calcext:value-type="float">
            <text:p>0.0624418279498428</text:p>
          </table:table-cell>
        </table:table-row>
        <table:table-row table:style-name="ro1">
          <table:table-cell office:value-type="float" office:value="129.146" calcext:value-type="float">
            <text:p>129.146</text:p>
          </table:table-cell>
          <table:table-cell office:value-type="float" office:value="13.6548" calcext:value-type="float">
            <text:p>13.6548</text:p>
          </table:table-cell>
          <table:table-cell table:formula="of:=[.B131]/[.$B$2]" office:value-type="float" office:value="0.939055085619971" calcext:value-type="float">
            <text:p>0.939055085619971</text:p>
          </table:table-cell>
          <table:table-cell table:formula="of:=-LN([.C131])" office:value-type="float" office:value="0.0628811373625225" calcext:value-type="float">
            <text:p>0.0628811373625225</text:p>
          </table:table-cell>
        </table:table-row>
        <table:table-row table:style-name="ro1">
          <table:table-cell office:value-type="float" office:value="130.146" calcext:value-type="float">
            <text:p>130.146</text:p>
          </table:table-cell>
          <table:table-cell office:value-type="float" office:value="13.6485" calcext:value-type="float">
            <text:p>13.6485</text:p>
          </table:table-cell>
          <table:table-cell table:formula="of:=[.B132]/[.$B$2]" office:value-type="float" office:value="0.938621827934805" calcext:value-type="float">
            <text:p>0.938621827934805</text:p>
          </table:table-cell>
          <table:table-cell table:formula="of:=-LN([.C132])" office:value-type="float" office:value="0.0633426200486306" calcext:value-type="float">
            <text:p>0.0633426200486306</text:p>
          </table:table-cell>
        </table:table-row>
        <table:table-row table:style-name="ro1">
          <table:table-cell office:value-type="float" office:value="131.145" calcext:value-type="float">
            <text:p>131.145</text:p>
          </table:table-cell>
          <table:table-cell office:value-type="float" office:value="13.6421" calcext:value-type="float">
            <text:p>13.6421</text:p>
          </table:table-cell>
          <table:table-cell table:formula="of:=[.B133]/[.$B$2]" office:value-type="float" office:value="0.938181693143525" calcext:value-type="float">
            <text:p>0.938181693143525</text:p>
          </table:table-cell>
          <table:table-cell table:formula="of:=-LN([.C133])" office:value-type="float" office:value="0.0638116460222131" calcext:value-type="float">
            <text:p>0.0638116460222131</text:p>
          </table:table-cell>
        </table:table-row>
        <table:table-row table:style-name="ro1">
          <table:table-cell office:value-type="float" office:value="132.145" calcext:value-type="float">
            <text:p>132.145</text:p>
          </table:table-cell>
          <table:table-cell office:value-type="float" office:value="13.6357" calcext:value-type="float">
            <text:p>13.6357</text:p>
          </table:table-cell>
          <table:table-cell table:formula="of:=[.B134]/[.$B$2]" office:value-type="float" office:value="0.937741558352245" calcext:value-type="float">
            <text:p>0.937741558352245</text:p>
          </table:table-cell>
          <table:table-cell table:formula="of:=-LN([.C134])" office:value-type="float" office:value="0.0642808920843907" calcext:value-type="float">
            <text:p>0.0642808920843907</text:p>
          </table:table-cell>
        </table:table-row>
        <table:table-row table:style-name="ro1">
          <table:table-cell office:value-type="float" office:value="133.146" calcext:value-type="float">
            <text:p>133.146</text:p>
          </table:table-cell>
          <table:table-cell office:value-type="float" office:value="13.6287" calcext:value-type="float">
            <text:p>13.6287</text:p>
          </table:table-cell>
          <table:table-cell table:formula="of:=[.B135]/[.$B$2]" office:value-type="float" office:value="0.937260160924283" calcext:value-type="float">
            <text:p>0.937260160924283</text:p>
          </table:table-cell>
          <table:table-cell table:formula="of:=-LN([.C135])" office:value-type="float" office:value="0.0647943822146564" calcext:value-type="float">
            <text:p>0.0647943822146564</text:p>
          </table:table-cell>
        </table:table-row>
        <table:table-row table:style-name="ro1">
          <table:table-cell office:value-type="float" office:value="134.146" calcext:value-type="float">
            <text:p>134.146</text:p>
          </table:table-cell>
          <table:table-cell office:value-type="float" office:value="13.6234" calcext:value-type="float">
            <text:p>13.6234</text:p>
          </table:table-cell>
          <table:table-cell table:formula="of:=[.B136]/[.$B$2]" office:value-type="float" office:value="0.936895674300254" calcext:value-type="float">
            <text:p>0.936895674300254</text:p>
          </table:table-cell>
          <table:table-cell table:formula="of:=-LN([.C136])" office:value-type="float" office:value="0.0651833430702838" calcext:value-type="float">
            <text:p>0.0651833430702838</text:p>
          </table:table-cell>
        </table:table-row>
        <table:table-row table:style-name="ro1">
          <table:table-cell office:value-type="float" office:value="135.145" calcext:value-type="float">
            <text:p>135.145</text:p>
          </table:table-cell>
          <table:table-cell office:value-type="float" office:value="13.6181" calcext:value-type="float">
            <text:p>13.6181</text:p>
          </table:table-cell>
          <table:table-cell table:formula="of:=[.B137]/[.$B$2]" office:value-type="float" office:value="0.936531187676226" calcext:value-type="float">
            <text:p>0.936531187676226</text:p>
          </table:table-cell>
          <table:table-cell table:formula="of:=-LN([.C137])" office:value-type="float" office:value="0.0655724552753292" calcext:value-type="float">
            <text:p>0.0655724552753292</text:p>
          </table:table-cell>
        </table:table-row>
        <table:table-row table:style-name="ro1">
          <table:table-cell office:value-type="float" office:value="136.146" calcext:value-type="float">
            <text:p>136.146</text:p>
          </table:table-cell>
          <table:table-cell office:value-type="float" office:value="13.6107" calcext:value-type="float">
            <text:p>13.6107</text:p>
          </table:table-cell>
          <table:table-cell table:formula="of:=[.B138]/[.$B$2]" office:value-type="float" office:value="0.936022281823809" calcext:value-type="float">
            <text:p>0.936022281823809</text:p>
          </table:table-cell>
          <table:table-cell table:formula="of:=-LN([.C138])" office:value-type="float" office:value="0.0661159974205715" calcext:value-type="float">
            <text:p>0.0661159974205715</text:p>
          </table:table-cell>
        </table:table-row>
        <table:table-row table:style-name="ro1">
          <table:table-cell office:value-type="float" office:value="137.146" calcext:value-type="float">
            <text:p>137.146</text:p>
          </table:table-cell>
          <table:table-cell office:value-type="float" office:value="13.6059" calcext:value-type="float">
            <text:p>13.6059</text:p>
          </table:table-cell>
          <table:table-cell table:formula="of:=[.B139]/[.$B$2]" office:value-type="float" office:value="0.935692180730349" calcext:value-type="float">
            <text:p>0.935692180730349</text:p>
          </table:table-cell>
          <table:table-cell table:formula="of:=-LN([.C139])" office:value-type="float" office:value="0.0664687233341511" calcext:value-type="float">
            <text:p>0.0664687233341511</text:p>
          </table:table-cell>
        </table:table-row>
        <table:table-row table:style-name="ro1">
          <table:table-cell office:value-type="float" office:value="138.145" calcext:value-type="float">
            <text:p>138.145</text:p>
          </table:table-cell>
          <table:table-cell office:value-type="float" office:value="13.5997" calcext:value-type="float">
            <text:p>13.5997</text:p>
          </table:table-cell>
          <table:table-cell table:formula="of:=[.B140]/[.$B$2]" office:value-type="float" office:value="0.935265800151296" calcext:value-type="float">
            <text:p>0.935265800151296</text:p>
          </table:table-cell>
          <table:table-cell table:formula="of:=-LN([.C140])" office:value-type="float" office:value="0.0669245118561711" calcext:value-type="float">
            <text:p>0.0669245118561711</text:p>
          </table:table-cell>
        </table:table-row>
        <table:table-row table:style-name="ro1">
          <table:table-cell office:value-type="float" office:value="139.146" calcext:value-type="float">
            <text:p>139.146</text:p>
          </table:table-cell>
          <table:table-cell office:value-type="float" office:value="13.5931" calcext:value-type="float">
            <text:p>13.5931</text:p>
          </table:table-cell>
          <table:table-cell table:formula="of:=[.B141]/[.$B$2]" office:value-type="float" office:value="0.934811911147789" calcext:value-type="float">
            <text:p>0.934811911147789</text:p>
          </table:table-cell>
          <table:table-cell table:formula="of:=-LN([.C141])" office:value-type="float" office:value="0.067409934477571" calcext:value-type="float">
            <text:p>0.067409934477571</text:p>
          </table:table-cell>
        </table:table-row>
        <table:table-row table:style-name="ro1">
          <table:table-cell office:value-type="float" office:value="140.145" calcext:value-type="float">
            <text:p>140.145</text:p>
          </table:table-cell>
          <table:table-cell office:value-type="float" office:value="13.5871" calcext:value-type="float">
            <text:p>13.5871</text:p>
          </table:table-cell>
          <table:table-cell table:formula="of:=[.B142]/[.$B$2]" office:value-type="float" office:value="0.934399284780964" calcext:value-type="float">
            <text:p>0.934399284780964</text:p>
          </table:table-cell>
          <table:table-cell table:formula="of:=-LN([.C142])" office:value-type="float" office:value="0.0678514323397986" calcext:value-type="float">
            <text:p>0.0678514323397986</text:p>
          </table:table-cell>
        </table:table-row>
        <table:table-row table:style-name="ro1">
          <table:table-cell office:value-type="float" office:value="141.145" calcext:value-type="float">
            <text:p>141.145</text:p>
          </table:table-cell>
          <table:table-cell office:value-type="float" office:value="13.5815" calcext:value-type="float">
            <text:p>13.5815</text:p>
          </table:table-cell>
          <table:table-cell table:formula="of:=[.B143]/[.$B$2]" office:value-type="float" office:value="0.934014166838594" calcext:value-type="float">
            <text:p>0.934014166838594</text:p>
          </table:table-cell>
          <table:table-cell table:formula="of:=-LN([.C143])" office:value-type="float" office:value="0.068263672946919" calcext:value-type="float">
            <text:p>0.068263672946919</text:p>
          </table:table-cell>
        </table:table-row>
        <table:table-row table:style-name="ro1">
          <table:table-cell office:value-type="float" office:value="142.146" calcext:value-type="float">
            <text:p>142.146</text:p>
          </table:table-cell>
          <table:table-cell office:value-type="float" office:value="13.5749" calcext:value-type="float">
            <text:p>13.5749</text:p>
          </table:table-cell>
          <table:table-cell table:formula="of:=[.B144]/[.$B$2]" office:value-type="float" office:value="0.933560277835087" calcext:value-type="float">
            <text:p>0.933560277835087</text:p>
          </table:table-cell>
          <table:table-cell table:formula="of:=-LN([.C144])" office:value-type="float" office:value="0.0687497462209868" calcext:value-type="float">
            <text:p>0.0687497462209868</text:p>
          </table:table-cell>
        </table:table-row>
        <table:table-row table:style-name="ro1">
          <table:table-cell office:value-type="float" office:value="143.145" calcext:value-type="float">
            <text:p>143.145</text:p>
          </table:table-cell>
          <table:table-cell office:value-type="float" office:value="13.5666" calcext:value-type="float">
            <text:p>13.5666</text:p>
          </table:table-cell>
          <table:table-cell table:formula="of:=[.B145]/[.$B$2]" office:value-type="float" office:value="0.932989478027646" calcext:value-type="float">
            <text:p>0.932989478027646</text:p>
          </table:table-cell>
          <table:table-cell table:formula="of:=-LN([.C145])" office:value-type="float" office:value="0.0693613557678969" calcext:value-type="float">
            <text:p>0.0693613557678969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13.5606" calcext:value-type="float">
            <text:p>13.5606</text:p>
          </table:table-cell>
          <table:table-cell table:formula="of:=[.B146]/[.$B$2]" office:value-type="float" office:value="0.932576851660821" calcext:value-type="float">
            <text:p>0.932576851660821</text:p>
          </table:table-cell>
          <table:table-cell table:formula="of:=-LN([.C146])" office:value-type="float" office:value="0.0698037162103929" calcext:value-type="float">
            <text:p>0.0698037162103929</text:p>
          </table:table-cell>
        </table:table-row>
        <table:table-row table:style-name="ro1">
          <table:table-cell office:value-type="float" office:value="145.146" calcext:value-type="float">
            <text:p>145.146</text:p>
          </table:table-cell>
          <table:table-cell office:value-type="float" office:value="13.5538" calcext:value-type="float">
            <text:p>13.5538</text:p>
          </table:table-cell>
          <table:table-cell table:formula="of:=[.B147]/[.$B$2]" office:value-type="float" office:value="0.932109208445086" calcext:value-type="float">
            <text:p>0.932109208445086</text:p>
          </table:table-cell>
          <table:table-cell table:formula="of:=-LN([.C147])" office:value-type="float" office:value="0.0703052947179433" calcext:value-type="float">
            <text:p>0.0703052947179433</text:p>
          </table:table-cell>
        </table:table-row>
        <table:table-row table:style-name="ro1">
          <table:table-cell office:value-type="float" office:value="146.145" calcext:value-type="float">
            <text:p>146.145</text:p>
          </table:table-cell>
          <table:table-cell office:value-type="float" office:value="13.5467" calcext:value-type="float">
            <text:p>13.5467</text:p>
          </table:table-cell>
          <table:table-cell table:formula="of:=[.B148]/[.$B$2]" office:value-type="float" office:value="0.93162093391101" calcext:value-type="float">
            <text:p>0.93162093391101</text:p>
          </table:table-cell>
          <table:table-cell table:formula="of:=-LN([.C148])" office:value-type="float" office:value="0.070829270302338" calcext:value-type="float">
            <text:p>0.070829270302338</text:p>
          </table:table-cell>
        </table:table-row>
        <table:table-row table:style-name="ro1">
          <table:table-cell office:value-type="float" office:value="147.145" calcext:value-type="float">
            <text:p>147.145</text:p>
          </table:table-cell>
          <table:table-cell office:value-type="float" office:value="13.5402" calcext:value-type="float">
            <text:p>13.5402</text:p>
          </table:table-cell>
          <table:table-cell table:formula="of:=[.B149]/[.$B$2]" office:value-type="float" office:value="0.931173922013617" calcext:value-type="float">
            <text:p>0.931173922013617</text:p>
          </table:table-cell>
          <table:table-cell table:formula="of:=-LN([.C149])" office:value-type="float" office:value="0.0713092071075661" calcext:value-type="float">
            <text:p>0.0713092071075661</text:p>
          </table:table-cell>
        </table:table-row>
        <table:table-row table:style-name="ro1">
          <table:table-cell office:value-type="float" office:value="148.146" calcext:value-type="float">
            <text:p>148.146</text:p>
          </table:table-cell>
          <table:table-cell office:value-type="float" office:value="13.5332" calcext:value-type="float">
            <text:p>13.5332</text:p>
          </table:table-cell>
          <table:table-cell table:formula="of:=[.B150]/[.$B$2]" office:value-type="float" office:value="0.930692524585654" calcext:value-type="float">
            <text:p>0.930692524585654</text:p>
          </table:table-cell>
          <table:table-cell table:formula="of:=-LN([.C150])" office:value-type="float" office:value="0.0718263198570535" calcext:value-type="float">
            <text:p>0.0718263198570535</text:p>
          </table:table-cell>
        </table:table-row>
        <table:table-row table:style-name="ro1">
          <table:table-cell office:value-type="float" office:value="149.145" calcext:value-type="float">
            <text:p>149.145</text:p>
          </table:table-cell>
          <table:table-cell office:value-type="float" office:value="13.5266" calcext:value-type="float">
            <text:p>13.5266</text:p>
          </table:table-cell>
          <table:table-cell table:formula="of:=[.B151]/[.$B$2]" office:value-type="float" office:value="0.930238635582147" calcext:value-type="float">
            <text:p>0.930238635582147</text:p>
          </table:table-cell>
          <table:table-cell table:formula="of:=-LN([.C151])" office:value-type="float" office:value="0.0723141283501597" calcext:value-type="float">
            <text:p>0.0723141283501597</text:p>
          </table:table-cell>
        </table:table-row>
        <table:table-row table:style-name="ro1">
          <table:table-cell office:value-type="float" office:value="150.146" calcext:value-type="float">
            <text:p>150.146</text:p>
          </table:table-cell>
          <table:table-cell office:value-type="float" office:value="13.5202" calcext:value-type="float">
            <text:p>13.5202</text:p>
          </table:table-cell>
          <table:table-cell table:formula="of:=[.B152]/[.$B$2]" office:value-type="float" office:value="0.929798500790867" calcext:value-type="float">
            <text:p>0.929798500790867</text:p>
          </table:table-cell>
          <table:table-cell table:formula="of:=-LN([.C152])" office:value-type="float" office:value="0.0727873821265361" calcext:value-type="float">
            <text:p>0.0727873821265361</text:p>
          </table:table-cell>
        </table:table-row>
        <table:table-row table:style-name="ro1">
          <table:table-cell office:value-type="float" office:value="151.146" calcext:value-type="float">
            <text:p>151.146</text:p>
          </table:table-cell>
          <table:table-cell office:value-type="float" office:value="13.513" calcext:value-type="float">
            <text:p>13.513</text:p>
          </table:table-cell>
          <table:table-cell table:formula="of:=[.B153]/[.$B$2]" office:value-type="float" office:value="0.929303349150677" calcext:value-type="float">
            <text:p>0.929303349150677</text:p>
          </table:table-cell>
          <table:table-cell table:formula="of:=-LN([.C153])" office:value-type="float" office:value="0.0733200604753997" calcext:value-type="float">
            <text:p>0.0733200604753997</text:p>
          </table:table-cell>
        </table:table-row>
        <table:table-row table:style-name="ro1">
          <table:table-cell office:value-type="float" office:value="152.145" calcext:value-type="float">
            <text:p>152.145</text:p>
          </table:table-cell>
          <table:table-cell office:value-type="float" office:value="13.5057" calcext:value-type="float">
            <text:p>13.5057</text:p>
          </table:table-cell>
          <table:table-cell table:formula="of:=[.B154]/[.$B$2]" office:value-type="float" office:value="0.928801320404374" calcext:value-type="float">
            <text:p>0.928801320404374</text:p>
          </table:table-cell>
          <table:table-cell table:formula="of:=-LN([.C154])" office:value-type="float" office:value="0.073860426975463" calcext:value-type="float">
            <text:p>0.073860426975463</text:p>
          </table:table-cell>
        </table:table-row>
        <table:table-row table:style-name="ro1">
          <table:table-cell office:value-type="float" office:value="153.146" calcext:value-type="float">
            <text:p>153.146</text:p>
          </table:table-cell>
          <table:table-cell office:value-type="float" office:value="13.4992" calcext:value-type="float">
            <text:p>13.4992</text:p>
          </table:table-cell>
          <table:table-cell table:formula="of:=[.B155]/[.$B$2]" office:value-type="float" office:value="0.92835430850698" calcext:value-type="float">
            <text:p>0.92835430850698</text:p>
          </table:table-cell>
          <table:table-cell table:formula="of:=-LN([.C155])" office:value-type="float" office:value="0.0743418211021235" calcext:value-type="float">
            <text:p>0.0743418211021235</text:p>
          </table:table-cell>
        </table:table-row>
        <table:table-row table:style-name="ro1">
          <table:table-cell office:value-type="float" office:value="154.145" calcext:value-type="float">
            <text:p>154.145</text:p>
          </table:table-cell>
          <table:table-cell office:value-type="float" office:value="13.4919" calcext:value-type="float">
            <text:p>13.4919</text:p>
          </table:table-cell>
          <table:table-cell table:formula="of:=[.B156]/[.$B$2]" office:value-type="float" office:value="0.927852279760677" calcext:value-type="float">
            <text:p>0.927852279760677</text:p>
          </table:table-cell>
          <table:table-cell table:formula="of:=-LN([.C156])" office:value-type="float" office:value="0.0748827401589974" calcext:value-type="float">
            <text:p>0.0748827401589974</text:p>
          </table:table-cell>
        </table:table-row>
        <table:table-row table:style-name="ro1">
          <table:table-cell office:value-type="float" office:value="155.146" calcext:value-type="float">
            <text:p>155.146</text:p>
          </table:table-cell>
          <table:table-cell office:value-type="float" office:value="13.4865" calcext:value-type="float">
            <text:p>13.4865</text:p>
          </table:table-cell>
          <table:table-cell table:formula="of:=[.B157]/[.$B$2]" office:value-type="float" office:value="0.927480916030534" calcext:value-type="float">
            <text:p>0.927480916030534</text:p>
          </table:table-cell>
          <table:table-cell table:formula="of:=-LN([.C157])" office:value-type="float" office:value="0.0752830604205485" calcext:value-type="float">
            <text:p>0.0752830604205485</text:p>
          </table:table-cell>
        </table:table-row>
        <table:table-row table:style-name="ro1">
          <table:table-cell office:value-type="float" office:value="156.145" calcext:value-type="float">
            <text:p>156.145</text:p>
          </table:table-cell>
          <table:table-cell office:value-type="float" office:value="13.4799" calcext:value-type="float">
            <text:p>13.4799</text:p>
          </table:table-cell>
          <table:table-cell table:formula="of:=[.B158]/[.$B$2]" office:value-type="float" office:value="0.927027027027027" calcext:value-type="float">
            <text:p>0.927027027027027</text:p>
          </table:table-cell>
          <table:table-cell table:formula="of:=-LN([.C158])" office:value-type="float" office:value="0.0757725584723303" calcext:value-type="float">
            <text:p>0.0757725584723303</text:p>
          </table:table-cell>
        </table:table-row>
        <table:table-row table:style-name="ro1">
          <table:table-cell office:value-type="float" office:value="157.146" calcext:value-type="float">
            <text:p>157.146</text:p>
          </table:table-cell>
          <table:table-cell office:value-type="float" office:value="13.4743" calcext:value-type="float">
            <text:p>13.4743</text:p>
          </table:table-cell>
          <table:table-cell table:formula="of:=[.B159]/[.$B$2]" office:value-type="float" office:value="0.926641909084657" calcext:value-type="float">
            <text:p>0.926641909084657</text:p>
          </table:table-cell>
          <table:table-cell table:formula="of:=-LN([.C159])" office:value-type="float" office:value="0.0761880781375826" calcext:value-type="float">
            <text:p>0.0761880781375826</text:p>
          </table:table-cell>
        </table:table-row>
        <table:table-row table:style-name="ro1">
          <table:table-cell office:value-type="float" office:value="158.145" calcext:value-type="float">
            <text:p>158.145</text:p>
          </table:table-cell>
          <table:table-cell office:value-type="float" office:value="13.4673" calcext:value-type="float">
            <text:p>13.4673</text:p>
          </table:table-cell>
          <table:table-cell table:formula="of:=[.B160]/[.$B$2]" office:value-type="float" office:value="0.926160511656695" calcext:value-type="float">
            <text:p>0.926160511656695</text:p>
          </table:table-cell>
          <table:table-cell table:formula="of:=-LN([.C160])" office:value-type="float" office:value="0.0767077206352455" calcext:value-type="float">
            <text:p>0.0767077206352455</text:p>
          </table:table-cell>
        </table:table-row>
        <table:table-row table:style-name="ro1">
          <table:table-cell office:value-type="float" office:value="159.146" calcext:value-type="float">
            <text:p>159.146</text:p>
          </table:table-cell>
          <table:table-cell office:value-type="float" office:value="13.4613" calcext:value-type="float">
            <text:p>13.4613</text:p>
          </table:table-cell>
          <table:table-cell table:formula="of:=[.B161]/[.$B$2]" office:value-type="float" office:value="0.92574788528987" calcext:value-type="float">
            <text:p>0.92574788528987</text:p>
          </table:table-cell>
          <table:table-cell table:formula="of:=-LN([.C161])" office:value-type="float" office:value="0.0771533435119855" calcext:value-type="float">
            <text:p>0.0771533435119855</text:p>
          </table:table-cell>
        </table:table-row>
        <table:table-row table:style-name="ro1">
          <table:table-cell office:value-type="float" office:value="160.145" calcext:value-type="float">
            <text:p>160.145</text:p>
          </table:table-cell>
          <table:table-cell office:value-type="float" office:value="13.4553" calcext:value-type="float">
            <text:p>13.4553</text:p>
          </table:table-cell>
          <table:table-cell table:formula="of:=[.B162]/[.$B$2]" office:value-type="float" office:value="0.925335258923045" calcext:value-type="float">
            <text:p>0.925335258923045</text:p>
          </table:table-cell>
          <table:table-cell table:formula="of:=-LN([.C162])" office:value-type="float" office:value="0.0775991650570081" calcext:value-type="float">
            <text:p>0.0775991650570081</text:p>
          </table:table-cell>
        </table:table-row>
        <table:table-row table:style-name="ro1">
          <table:table-cell office:value-type="float" office:value="161.146" calcext:value-type="float">
            <text:p>161.146</text:p>
          </table:table-cell>
          <table:table-cell office:value-type="float" office:value="13.4499" calcext:value-type="float">
            <text:p>13.4499</text:p>
          </table:table-cell>
          <table:table-cell table:formula="of:=[.B163]/[.$B$2]" office:value-type="float" office:value="0.924963895192903" calcext:value-type="float">
            <text:p>0.924963895192903</text:p>
          </table:table-cell>
          <table:table-cell table:formula="of:=-LN([.C163])" office:value-type="float" office:value="0.0780005744553778" calcext:value-type="float">
            <text:p>0.0780005744553778</text:p>
          </table:table-cell>
        </table:table-row>
        <table:table-row table:style-name="ro1">
          <table:table-cell office:value-type="float" office:value="162.145" calcext:value-type="float">
            <text:p>162.145</text:p>
          </table:table-cell>
          <table:table-cell office:value-type="float" office:value="13.4438" calcext:value-type="float">
            <text:p>13.4438</text:p>
          </table:table-cell>
          <table:table-cell table:formula="of:=[.B164]/[.$B$2]" office:value-type="float" office:value="0.924544391719964" calcext:value-type="float">
            <text:p>0.924544391719964</text:p>
          </table:table-cell>
          <table:table-cell table:formula="of:=-LN([.C164])" office:value-type="float" office:value="0.0784542123039899" calcext:value-type="float">
            <text:p>0.0784542123039899</text:p>
          </table:table-cell>
        </table:table-row>
        <table:table-row table:style-name="ro1">
          <table:table-cell office:value-type="float" office:value="163.146" calcext:value-type="float">
            <text:p>163.146</text:p>
          </table:table-cell>
          <table:table-cell office:value-type="float" office:value="13.4363" calcext:value-type="float">
            <text:p>13.4363</text:p>
          </table:table-cell>
          <table:table-cell table:formula="of:=[.B165]/[.$B$2]" office:value-type="float" office:value="0.924028608761433" calcext:value-type="float">
            <text:p>0.924028608761433</text:p>
          </table:table-cell>
          <table:table-cell table:formula="of:=-LN([.C165])" office:value-type="float" office:value="0.0790122459567386" calcext:value-type="float">
            <text:p>0.0790122459567386</text:p>
          </table:table-cell>
        </table:table-row>
        <table:table-row table:style-name="ro1">
          <table:table-cell office:value-type="float" office:value="164.146" calcext:value-type="float">
            <text:p>164.146</text:p>
          </table:table-cell>
          <table:table-cell office:value-type="float" office:value="13.431" calcext:value-type="float">
            <text:p>13.431</text:p>
          </table:table-cell>
          <table:table-cell table:formula="of:=[.B166]/[.$B$2]" office:value-type="float" office:value="0.923664122137405" calcext:value-type="float">
            <text:p>0.923664122137405</text:p>
          </table:table-cell>
          <table:table-cell table:formula="of:=-LN([.C166])" office:value-type="float" office:value="0.0794067776044106" calcext:value-type="float">
            <text:p>0.0794067776044106</text:p>
          </table:table-cell>
        </table:table-row>
        <table:table-row table:style-name="ro1">
          <table:table-cell office:value-type="float" office:value="165.145" calcext:value-type="float">
            <text:p>165.145</text:p>
          </table:table-cell>
          <table:table-cell office:value-type="float" office:value="13.4252" calcext:value-type="float">
            <text:p>13.4252</text:p>
          </table:table-cell>
          <table:table-cell table:formula="of:=[.B167]/[.$B$2]" office:value-type="float" office:value="0.923265249982807" calcext:value-type="float">
            <text:p>0.923265249982807</text:p>
          </table:table-cell>
          <table:table-cell table:formula="of:=-LN([.C167])" office:value-type="float" office:value="0.0798387076682447" calcext:value-type="float">
            <text:p>0.0798387076682447</text:p>
          </table:table-cell>
        </table:table-row>
        <table:table-row table:style-name="ro1">
          <table:table-cell office:value-type="float" office:value="166.145" calcext:value-type="float">
            <text:p>166.145</text:p>
          </table:table-cell>
          <table:table-cell office:value-type="float" office:value="13.4197" calcext:value-type="float">
            <text:p>13.4197</text:p>
          </table:table-cell>
          <table:table-cell table:formula="of:=[.B168]/[.$B$2]" office:value-type="float" office:value="0.922887009146551" calcext:value-type="float">
            <text:p>0.922887009146551</text:p>
          </table:table-cell>
          <table:table-cell table:formula="of:=-LN([.C168])" office:value-type="float" office:value="0.0802484689321686" calcext:value-type="float">
            <text:p>0.0802484689321686</text:p>
          </table:table-cell>
        </table:table-row>
        <table:table-row table:style-name="ro1">
          <table:table-cell office:value-type="float" office:value="167.146" calcext:value-type="float">
            <text:p>167.146</text:p>
          </table:table-cell>
          <table:table-cell office:value-type="float" office:value="13.413" calcext:value-type="float">
            <text:p>13.413</text:p>
          </table:table-cell>
          <table:table-cell table:formula="of:=[.B169]/[.$B$2]" office:value-type="float" office:value="0.92242624303693" calcext:value-type="float">
            <text:p>0.92242624303693</text:p>
          </table:table-cell>
          <table:table-cell table:formula="of:=-LN([.C169])" office:value-type="float" office:value="0.0807478596113953" calcext:value-type="float">
            <text:p>0.0807478596113953</text:p>
          </table:table-cell>
        </table:table-row>
        <table:table-row table:style-name="ro1">
          <table:table-cell office:value-type="float" office:value="168.146" calcext:value-type="float">
            <text:p>168.146</text:p>
          </table:table-cell>
          <table:table-cell office:value-type="float" office:value="13.407" calcext:value-type="float">
            <text:p>13.407</text:p>
          </table:table-cell>
          <table:table-cell table:formula="of:=[.B170]/[.$B$2]" office:value-type="float" office:value="0.922013616670105" calcext:value-type="float">
            <text:p>0.922013616670105</text:p>
          </table:table-cell>
          <table:table-cell table:formula="of:=-LN([.C170])" office:value-type="float" office:value="0.0811952869119245" calcext:value-type="float">
            <text:p>0.0811952869119245</text:p>
          </table:table-cell>
        </table:table-row>
        <table:table-row table:style-name="ro1">
          <table:table-cell office:value-type="float" office:value="169.145" calcext:value-type="float">
            <text:p>169.145</text:p>
          </table:table-cell>
          <table:table-cell office:value-type="float" office:value="13.4004" calcext:value-type="float">
            <text:p>13.4004</text:p>
          </table:table-cell>
          <table:table-cell table:formula="of:=[.B171]/[.$B$2]" office:value-type="float" office:value="0.921559727666598" calcext:value-type="float">
            <text:p>0.921559727666598</text:p>
          </table:table-cell>
          <table:table-cell table:formula="of:=-LN([.C171])" office:value-type="float" office:value="0.081687688273739" calcext:value-type="float">
            <text:p>0.081687688273739</text:p>
          </table:table-cell>
        </table:table-row>
        <table:table-row table:style-name="ro1">
          <table:table-cell office:value-type="float" office:value="170.145" calcext:value-type="float">
            <text:p>170.145</text:p>
          </table:table-cell>
          <table:table-cell office:value-type="float" office:value="13.3945" calcext:value-type="float">
            <text:p>13.3945</text:p>
          </table:table-cell>
          <table:table-cell table:formula="of:=[.B172]/[.$B$2]" office:value-type="float" office:value="0.921153978405887" calcext:value-type="float">
            <text:p>0.921153978405887</text:p>
          </table:table-cell>
          <table:table-cell table:formula="of:=-LN([.C172])" office:value-type="float" office:value="0.0821280705924154" calcext:value-type="float">
            <text:p>0.0821280705924154</text:p>
          </table:table-cell>
        </table:table-row>
        <table:table-row table:style-name="ro1">
          <table:table-cell office:value-type="float" office:value="171.146" calcext:value-type="float">
            <text:p>171.146</text:p>
          </table:table-cell>
          <table:table-cell office:value-type="float" office:value="13.3878" calcext:value-type="float">
            <text:p>13.3878</text:p>
          </table:table-cell>
          <table:table-cell table:formula="of:=[.B173]/[.$B$2]" office:value-type="float" office:value="0.920693212296266" calcext:value-type="float">
            <text:p>0.920693212296266</text:p>
          </table:table-cell>
          <table:table-cell table:formula="of:=-LN([.C173])" office:value-type="float" office:value="0.0826284010449731" calcext:value-type="float">
            <text:p>0.0826284010449731</text:p>
          </table:table-cell>
        </table:table-row>
        <table:table-row table:style-name="ro1">
          <table:table-cell office:value-type="float" office:value="172.145" calcext:value-type="float">
            <text:p>172.145</text:p>
          </table:table-cell>
          <table:table-cell office:value-type="float" office:value="13.3826" calcext:value-type="float">
            <text:p>13.3826</text:p>
          </table:table-cell>
          <table:table-cell table:formula="of:=[.B174]/[.$B$2]" office:value-type="float" office:value="0.920335602778351" calcext:value-type="float">
            <text:p>0.920335602778351</text:p>
          </table:table-cell>
          <table:table-cell table:formula="of:=-LN([.C174])" office:value-type="float" office:value="0.0830168898285102" calcext:value-type="float">
            <text:p>0.0830168898285102</text:p>
          </table:table-cell>
        </table:table-row>
        <table:table-row table:style-name="ro1">
          <table:table-cell office:value-type="float" office:value="173.146" calcext:value-type="float">
            <text:p>173.146</text:p>
          </table:table-cell>
          <table:table-cell office:value-type="float" office:value="13.3759" calcext:value-type="float">
            <text:p>13.3759</text:p>
          </table:table-cell>
          <table:table-cell table:formula="of:=[.B175]/[.$B$2]" office:value-type="float" office:value="0.91987483666873" calcext:value-type="float">
            <text:p>0.91987483666873</text:p>
          </table:table-cell>
          <table:table-cell table:formula="of:=-LN([.C175])" office:value-type="float" office:value="0.0835176652935039" calcext:value-type="float">
            <text:p>0.0835176652935039</text:p>
          </table:table-cell>
        </table:table-row>
        <table:table-row table:style-name="ro1">
          <table:table-cell office:value-type="float" office:value="174.145" calcext:value-type="float">
            <text:p>174.145</text:p>
          </table:table-cell>
          <table:table-cell office:value-type="float" office:value="13.3704" calcext:value-type="float">
            <text:p>13.3704</text:p>
          </table:table-cell>
          <table:table-cell table:formula="of:=[.B176]/[.$B$2]" office:value-type="float" office:value="0.919496595832474" calcext:value-type="float">
            <text:p>0.919496595832474</text:p>
          </table:table-cell>
          <table:table-cell table:formula="of:=-LN([.C176])" office:value-type="float" office:value="0.0839289371387703" calcext:value-type="float">
            <text:p>0.0839289371387703</text:p>
          </table:table-cell>
        </table:table-row>
        <table:table-row table:style-name="ro1">
          <table:table-cell office:value-type="float" office:value="175.146" calcext:value-type="float">
            <text:p>175.146</text:p>
          </table:table-cell>
          <table:table-cell office:value-type="float" office:value="13.3645" calcext:value-type="float">
            <text:p>13.3645</text:p>
          </table:table-cell>
          <table:table-cell table:formula="of:=[.B177]/[.$B$2]" office:value-type="float" office:value="0.919090846571763" calcext:value-type="float">
            <text:p>0.919090846571763</text:p>
          </table:table-cell>
          <table:table-cell table:formula="of:=-LN([.C177])" office:value-type="float" office:value="0.0843703077888031" calcext:value-type="float">
            <text:p>0.0843703077888031</text:p>
          </table:table-cell>
        </table:table-row>
        <table:table-row table:style-name="ro1">
          <table:table-cell office:value-type="float" office:value="176.146" calcext:value-type="float">
            <text:p>176.146</text:p>
          </table:table-cell>
          <table:table-cell office:value-type="float" office:value="13.357" calcext:value-type="float">
            <text:p>13.357</text:p>
          </table:table-cell>
          <table:table-cell table:formula="of:=[.B178]/[.$B$2]" office:value-type="float" office:value="0.918575063613232" calcext:value-type="float">
            <text:p>0.918575063613232</text:p>
          </table:table-cell>
          <table:table-cell table:formula="of:=-LN([.C178])" office:value-type="float" office:value="0.0849316535363804" calcext:value-type="float">
            <text:p>0.0849316535363804</text:p>
          </table:table-cell>
        </table:table-row>
        <table:table-row table:style-name="ro1">
          <table:table-cell office:value-type="float" office:value="177.146" calcext:value-type="float">
            <text:p>177.146</text:p>
          </table:table-cell>
          <table:table-cell office:value-type="float" office:value="13.3512" calcext:value-type="float">
            <text:p>13.3512</text:p>
          </table:table-cell>
          <table:table-cell table:formula="of:=[.B179]/[.$B$2]" office:value-type="float" office:value="0.918176191458634" calcext:value-type="float">
            <text:p>0.918176191458634</text:p>
          </table:table-cell>
          <table:table-cell table:formula="of:=-LN([.C179])" office:value-type="float" office:value="0.0853659770842926" calcext:value-type="float">
            <text:p>0.0853659770842926</text:p>
          </table:table-cell>
        </table:table-row>
        <table:table-row table:style-name="ro1">
          <table:table-cell office:value-type="float" office:value="178.145" calcext:value-type="float">
            <text:p>178.145</text:p>
          </table:table-cell>
          <table:table-cell office:value-type="float" office:value="13.3436" calcext:value-type="float">
            <text:p>13.3436</text:p>
          </table:table-cell>
          <table:table-cell table:formula="of:=[.B180]/[.$B$2]" office:value-type="float" office:value="0.917653531393989" calcext:value-type="float">
            <text:p>0.917653531393989</text:p>
          </table:table-cell>
          <table:table-cell table:formula="of:=-LN([.C180])" office:value-type="float" office:value="0.0859353763834322" calcext:value-type="float">
            <text:p>0.0859353763834322</text:p>
          </table:table-cell>
        </table:table-row>
        <table:table-row table:style-name="ro1">
          <table:table-cell office:value-type="float" office:value="179.145" calcext:value-type="float">
            <text:p>179.145</text:p>
          </table:table-cell>
          <table:table-cell office:value-type="float" office:value="13.3375" calcext:value-type="float">
            <text:p>13.3375</text:p>
          </table:table-cell>
          <table:table-cell table:formula="of:=[.B181]/[.$B$2]" office:value-type="float" office:value="0.917234027921051" calcext:value-type="float">
            <text:p>0.917234027921051</text:p>
          </table:table-cell>
          <table:table-cell table:formula="of:=-LN([.C181])" office:value-type="float" office:value="0.0863926289034769" calcext:value-type="float">
            <text:p>0.0863926289034769</text:p>
          </table:table-cell>
        </table:table-row>
        <table:table-row table:style-name="ro1">
          <table:table-cell office:value-type="float" office:value="180.145" calcext:value-type="float">
            <text:p>180.145</text:p>
          </table:table-cell>
          <table:table-cell office:value-type="float" office:value="13.331" calcext:value-type="float">
            <text:p>13.331</text:p>
          </table:table-cell>
          <table:table-cell table:formula="of:=[.B182]/[.$B$2]" office:value-type="float" office:value="0.916787016023657" calcext:value-type="float">
            <text:p>0.916787016023657</text:p>
          </table:table-cell>
          <table:table-cell table:formula="of:=-LN([.C182])" office:value-type="float" office:value="0.0868800953998088" calcext:value-type="float">
            <text:p>0.0868800953998088</text:p>
          </table:table-cell>
        </table:table-row>
        <table:table-row table:style-name="ro1">
          <table:table-cell office:value-type="float" office:value="181.146" calcext:value-type="float">
            <text:p>181.146</text:p>
          </table:table-cell>
          <table:table-cell office:value-type="float" office:value="13.3249" calcext:value-type="float">
            <text:p>13.3249</text:p>
          </table:table-cell>
          <table:table-cell table:formula="of:=[.B183]/[.$B$2]" office:value-type="float" office:value="0.916367512550719" calcext:value-type="float">
            <text:p>0.916367512550719</text:p>
          </table:table-cell>
          <table:table-cell table:formula="of:=-LN([.C183])" office:value-type="float" office:value="0.0873377801980323" calcext:value-type="float">
            <text:p>0.0873377801980323</text:p>
          </table:table-cell>
        </table:table-row>
        <table:table-row table:style-name="ro1">
          <table:table-cell office:value-type="float" office:value="182.146" calcext:value-type="float">
            <text:p>182.146</text:p>
          </table:table-cell>
          <table:table-cell office:value-type="float" office:value="13.3187" calcext:value-type="float">
            <text:p>13.3187</text:p>
          </table:table-cell>
          <table:table-cell table:formula="of:=[.B184]/[.$B$2]" office:value-type="float" office:value="0.915941131971666" calcext:value-type="float">
            <text:p>0.915941131971666</text:p>
          </table:table-cell>
          <table:table-cell table:formula="of:=-LN([.C184])" office:value-type="float" office:value="0.0878031827796586" calcext:value-type="float">
            <text:p>0.0878031827796586</text:p>
          </table:table-cell>
        </table:table-row>
        <table:table-row table:style-name="ro1">
          <table:table-cell office:value-type="float" office:value="183.146" calcext:value-type="float">
            <text:p>183.146</text:p>
          </table:table-cell>
          <table:table-cell office:value-type="float" office:value="13.3118" calcext:value-type="float">
            <text:p>13.3118</text:p>
          </table:table-cell>
          <table:table-cell table:formula="of:=[.B185]/[.$B$2]" office:value-type="float" office:value="0.915466611649818" calcext:value-type="float">
            <text:p>0.915466611649818</text:p>
          </table:table-cell>
          <table:table-cell table:formula="of:=-LN([.C185])" office:value-type="float" office:value="0.0883213856038195" calcext:value-type="float">
            <text:p>0.0883213856038195</text:p>
          </table:table-cell>
        </table:table-row>
        <table:table-row table:style-name="ro1">
          <table:table-cell office:value-type="float" office:value="184.146" calcext:value-type="float">
            <text:p>184.146</text:p>
          </table:table-cell>
          <table:table-cell office:value-type="float" office:value="13.3054" calcext:value-type="float">
            <text:p>13.3054</text:p>
          </table:table-cell>
          <table:table-cell table:formula="of:=[.B186]/[.$B$2]" office:value-type="float" office:value="0.915026476858538" calcext:value-type="float">
            <text:p>0.915026476858538</text:p>
          </table:table-cell>
          <table:table-cell table:formula="of:=-LN([.C186])" office:value-type="float" office:value="0.0888022776678484" calcext:value-type="float">
            <text:p>0.0888022776678484</text:p>
          </table:table-cell>
        </table:table-row>
        <table:table-row table:style-name="ro1">
          <table:table-cell office:value-type="float" office:value="185.145" calcext:value-type="float">
            <text:p>185.145</text:p>
          </table:table-cell>
          <table:table-cell office:value-type="float" office:value="13.2992" calcext:value-type="float">
            <text:p>13.2992</text:p>
          </table:table-cell>
          <table:table-cell table:formula="of:=[.B187]/[.$B$2]" office:value-type="float" office:value="0.914600096279486" calcext:value-type="float">
            <text:p>0.914600096279486</text:p>
          </table:table-cell>
          <table:table-cell table:formula="of:=-LN([.C187])" office:value-type="float" office:value="0.0892683624886868" calcext:value-type="float">
            <text:p>0.0892683624886868</text:p>
          </table:table-cell>
        </table:table-row>
        <table:table-row table:style-name="ro1">
          <table:table-cell office:value-type="float" office:value="186.145" calcext:value-type="float">
            <text:p>186.145</text:p>
          </table:table-cell>
          <table:table-cell office:value-type="float" office:value="13.2926" calcext:value-type="float">
            <text:p>13.2926</text:p>
          </table:table-cell>
          <table:table-cell table:formula="of:=[.B188]/[.$B$2]" office:value-type="float" office:value="0.914146207275978" calcext:value-type="float">
            <text:p>0.914146207275978</text:p>
          </table:table-cell>
          <table:table-cell table:formula="of:=-LN([.C188])" office:value-type="float" office:value="0.0897647561239822" calcext:value-type="float">
            <text:p>0.0897647561239822</text:p>
          </table:table-cell>
        </table:table-row>
        <table:table-row table:style-name="ro1">
          <table:table-cell office:value-type="float" office:value="187.146" calcext:value-type="float">
            <text:p>187.146</text:p>
          </table:table-cell>
          <table:table-cell office:value-type="float" office:value="13.2861" calcext:value-type="float">
            <text:p>13.2861</text:p>
          </table:table-cell>
          <table:table-cell table:formula="of:=[.B189]/[.$B$2]" office:value-type="float" office:value="0.913699195378585" calcext:value-type="float">
            <text:p>0.913699195378585</text:p>
          </table:table-cell>
          <table:table-cell table:formula="of:=-LN([.C189])" office:value-type="float" office:value="0.0902538695967695" calcext:value-type="float">
            <text:p>0.0902538695967695</text:p>
          </table:table-cell>
        </table:table-row>
        <table:table-row table:style-name="ro1">
          <table:table-cell office:value-type="float" office:value="188.145" calcext:value-type="float">
            <text:p>188.145</text:p>
          </table:table-cell>
          <table:table-cell office:value-type="float" office:value="13.2794" calcext:value-type="float">
            <text:p>13.2794</text:p>
          </table:table-cell>
          <table:table-cell table:formula="of:=[.B190]/[.$B$2]" office:value-type="float" office:value="0.913238429268964" calcext:value-type="float">
            <text:p>0.913238429268964</text:p>
          </table:table-cell>
          <table:table-cell table:formula="of:=-LN([.C190])" office:value-type="float" office:value="0.0907582832266319" calcext:value-type="float">
            <text:p>0.0907582832266319</text:p>
          </table:table-cell>
        </table:table-row>
        <table:table-row table:style-name="ro1">
          <table:table-cell office:value-type="float" office:value="189.146" calcext:value-type="float">
            <text:p>189.146</text:p>
          </table:table-cell>
          <table:table-cell office:value-type="float" office:value="13.2732" calcext:value-type="float">
            <text:p>13.2732</text:p>
          </table:table-cell>
          <table:table-cell table:formula="of:=[.B191]/[.$B$2]" office:value-type="float" office:value="0.912812048689911" calcext:value-type="float">
            <text:p>0.912812048689911</text:p>
          </table:table-cell>
          <table:table-cell table:formula="of:=-LN([.C191])" office:value-type="float" office:value="0.091225280817277" calcext:value-type="float">
            <text:p>0.091225280817277</text:p>
          </table:table-cell>
        </table:table-row>
        <table:table-row table:style-name="ro1">
          <table:table-cell office:value-type="float" office:value="190.146" calcext:value-type="float">
            <text:p>190.146</text:p>
          </table:table-cell>
          <table:table-cell office:value-type="float" office:value="13.2661" calcext:value-type="float">
            <text:p>13.2661</text:p>
          </table:table-cell>
          <table:table-cell table:formula="of:=[.B192]/[.$B$2]" office:value-type="float" office:value="0.912323774155835" calcext:value-type="float">
            <text:p>0.912323774155835</text:p>
          </table:table-cell>
          <table:table-cell table:formula="of:=-LN([.C192])" office:value-type="float" office:value="0.0917603363891559" calcext:value-type="float">
            <text:p>0.0917603363891559</text:p>
          </table:table-cell>
        </table:table-row>
        <table:table-row table:style-name="ro1">
          <table:table-cell office:value-type="float" office:value="191.146" calcext:value-type="float">
            <text:p>191.146</text:p>
          </table:table-cell>
          <table:table-cell office:value-type="float" office:value="13.2607" calcext:value-type="float">
            <text:p>13.2607</text:p>
          </table:table-cell>
          <table:table-cell table:formula="of:=[.B193]/[.$B$2]" office:value-type="float" office:value="0.911952410425693" calcext:value-type="float">
            <text:p>0.911952410425693</text:p>
          </table:table-cell>
          <table:table-cell table:formula="of:=-LN([.C193])" office:value-type="float" office:value="0.0921674718200855" calcext:value-type="float">
            <text:p>0.0921674718200855</text:p>
          </table:table-cell>
        </table:table-row>
        <table:table-row table:style-name="ro1">
          <table:table-cell office:value-type="float" office:value="192.146" calcext:value-type="float">
            <text:p>192.146</text:p>
          </table:table-cell>
          <table:table-cell office:value-type="float" office:value="13.2535" calcext:value-type="float">
            <text:p>13.2535</text:p>
          </table:table-cell>
          <table:table-cell table:formula="of:=[.B194]/[.$B$2]" office:value-type="float" office:value="0.911457258785503" calcext:value-type="float">
            <text:p>0.911457258785503</text:p>
          </table:table-cell>
          <table:table-cell table:formula="of:=-LN([.C194])" office:value-type="float" office:value="0.092710577037439" calcext:value-type="float">
            <text:p>0.092710577037439</text:p>
          </table:table-cell>
        </table:table-row>
        <table:table-row table:style-name="ro1">
          <table:table-cell office:value-type="float" office:value="193.145" calcext:value-type="float">
            <text:p>193.145</text:p>
          </table:table-cell>
          <table:table-cell office:value-type="float" office:value="13.2464" calcext:value-type="float">
            <text:p>13.2464</text:p>
          </table:table-cell>
          <table:table-cell table:formula="of:=[.B195]/[.$B$2]" office:value-type="float" office:value="0.910968984251427" calcext:value-type="float">
            <text:p>0.910968984251427</text:p>
          </table:table-cell>
          <table:table-cell table:formula="of:=-LN([.C195])" office:value-type="float" office:value="0.0932464281289444" calcext:value-type="float">
            <text:p>0.0932464281289444</text:p>
          </table:table-cell>
        </table:table-row>
        <table:table-row table:style-name="ro1">
          <table:table-cell office:value-type="float" office:value="194.146" calcext:value-type="float">
            <text:p>194.146</text:p>
          </table:table-cell>
          <table:table-cell office:value-type="float" office:value="13.2403" calcext:value-type="float">
            <text:p>13.2403</text:p>
          </table:table-cell>
          <table:table-cell table:formula="of:=[.B196]/[.$B$2]" office:value-type="float" office:value="0.910549480778488" calcext:value-type="float">
            <text:p>0.910549480778488</text:p>
          </table:table-cell>
          <table:table-cell table:formula="of:=-LN([.C196])" office:value-type="float" office:value="0.093707036668917" calcext:value-type="float">
            <text:p>0.093707036668917</text:p>
          </table:table-cell>
        </table:table-row>
        <table:table-row table:style-name="ro1">
          <table:table-cell office:value-type="float" office:value="195.145" calcext:value-type="float">
            <text:p>195.145</text:p>
          </table:table-cell>
          <table:table-cell office:value-type="float" office:value="13.2341" calcext:value-type="float">
            <text:p>13.2341</text:p>
          </table:table-cell>
          <table:table-cell table:formula="of:=[.B197]/[.$B$2]" office:value-type="float" office:value="0.910123100199436" calcext:value-type="float">
            <text:p>0.910123100199436</text:p>
          </table:table-cell>
          <table:table-cell table:formula="of:=-LN([.C197])" office:value-type="float" office:value="0.0941754136756364" calcext:value-type="float">
            <text:p>0.0941754136756364</text:p>
          </table:table-cell>
        </table:table-row>
        <table:table-row table:style-name="ro1">
          <table:table-cell office:value-type="float" office:value="196.145" calcext:value-type="float">
            <text:p>196.145</text:p>
          </table:table-cell>
          <table:table-cell office:value-type="float" office:value="13.228" calcext:value-type="float">
            <text:p>13.228</text:p>
          </table:table-cell>
          <table:table-cell table:formula="of:=[.B198]/[.$B$2]" office:value-type="float" office:value="0.909703596726498" calcext:value-type="float">
            <text:p>0.909703596726498</text:p>
          </table:table-cell>
          <table:table-cell table:formula="of:=-LN([.C198])" office:value-type="float" office:value="0.0946364504118023" calcext:value-type="float">
            <text:p>0.0946364504118023</text:p>
          </table:table-cell>
        </table:table-row>
        <table:table-row table:style-name="ro1">
          <table:table-cell office:value-type="float" office:value="197.146" calcext:value-type="float">
            <text:p>197.146</text:p>
          </table:table-cell>
          <table:table-cell office:value-type="float" office:value="13.2219" calcext:value-type="float">
            <text:p>13.2219</text:p>
          </table:table-cell>
          <table:table-cell table:formula="of:=[.B199]/[.$B$2]" office:value-type="float" office:value="0.909284093253559" calcext:value-type="float">
            <text:p>0.909284093253559</text:p>
          </table:table-cell>
          <table:table-cell table:formula="of:=-LN([.C199])" office:value-type="float" office:value="0.095097699800885" calcext:value-type="float">
            <text:p>0.095097699800885</text:p>
          </table:table-cell>
        </table:table-row>
        <table:table-row table:style-name="ro1">
          <table:table-cell office:value-type="float" office:value="198.145" calcext:value-type="float">
            <text:p>198.145</text:p>
          </table:table-cell>
          <table:table-cell office:value-type="float" office:value="13.2161" calcext:value-type="float">
            <text:p>13.2161</text:p>
          </table:table-cell>
          <table:table-cell table:formula="of:=[.B200]/[.$B$2]" office:value-type="float" office:value="0.908885221098962" calcext:value-type="float">
            <text:p>0.908885221098962</text:p>
          </table:table-cell>
          <table:table-cell table:formula="of:=-LN([.C200])" office:value-type="float" office:value="0.0955364621953963" calcext:value-type="float">
            <text:p>0.0955364621953963</text:p>
          </table:table-cell>
        </table:table-row>
        <table:table-row table:style-name="ro1">
          <table:table-cell office:value-type="float" office:value="199.146" calcext:value-type="float">
            <text:p>199.146</text:p>
          </table:table-cell>
          <table:table-cell office:value-type="float" office:value="13.2103" calcext:value-type="float">
            <text:p>13.2103</text:p>
          </table:table-cell>
          <table:table-cell table:formula="of:=[.B201]/[.$B$2]" office:value-type="float" office:value="0.908486348944364" calcext:value-type="float">
            <text:p>0.908486348944364</text:p>
          </table:table-cell>
          <table:table-cell table:formula="of:=-LN([.C201])" office:value-type="float" office:value="0.0959754171868542" calcext:value-type="float">
            <text:p>0.0959754171868542</text:p>
          </table:table-cell>
        </table:table-row>
        <table:table-row table:style-name="ro1">
          <table:table-cell office:value-type="float" office:value="200.146" calcext:value-type="float">
            <text:p>200.146</text:p>
          </table:table-cell>
          <table:table-cell office:value-type="float" office:value="13.204" calcext:value-type="float">
            <text:p>13.204</text:p>
          </table:table-cell>
          <table:table-cell table:formula="of:=[.B202]/[.$B$2]" office:value-type="float" office:value="0.908053091259198" calcext:value-type="float">
            <text:p>0.908053091259198</text:p>
          </table:table-cell>
          <table:table-cell table:formula="of:=-LN([.C202])" office:value-type="float" office:value="0.096452431540402" calcext:value-type="float">
            <text:p>0.096452431540402</text:p>
          </table:table-cell>
        </table:table-row>
        <table:table-row table:style-name="ro1">
          <table:table-cell office:value-type="float" office:value="201.146" calcext:value-type="float">
            <text:p>201.146</text:p>
          </table:table-cell>
          <table:table-cell office:value-type="float" office:value="13.1991" calcext:value-type="float">
            <text:p>13.1991</text:p>
          </table:table-cell>
          <table:table-cell table:formula="of:=[.B203]/[.$B$2]" office:value-type="float" office:value="0.907716113059624" calcext:value-type="float">
            <text:p>0.907716113059624</text:p>
          </table:table-cell>
          <table:table-cell table:formula="of:=-LN([.C203])" office:value-type="float" office:value="0.0968236000816912" calcext:value-type="float">
            <text:p>0.0968236000816912</text:p>
          </table:table-cell>
        </table:table-row>
        <table:table-row table:style-name="ro1">
          <table:table-cell office:value-type="float" office:value="202.145" calcext:value-type="float">
            <text:p>202.145</text:p>
          </table:table-cell>
          <table:table-cell office:value-type="float" office:value="13.1933" calcext:value-type="float">
            <text:p>13.1933</text:p>
          </table:table-cell>
          <table:table-cell table:formula="of:=[.B204]/[.$B$2]" office:value-type="float" office:value="0.907317240905027" calcext:value-type="float">
            <text:p>0.907317240905027</text:p>
          </table:table-cell>
          <table:table-cell table:formula="of:=-LN([.C204])" office:value-type="float" office:value="0.0972631205567801" calcext:value-type="float">
            <text:p>0.0972631205567801</text:p>
          </table:table-cell>
        </table:table-row>
        <table:table-row table:style-name="ro1">
          <table:table-cell office:value-type="float" office:value="203.145" calcext:value-type="float">
            <text:p>203.145</text:p>
          </table:table-cell>
          <table:table-cell office:value-type="float" office:value="13.187" calcext:value-type="float">
            <text:p>13.187</text:p>
          </table:table-cell>
          <table:table-cell table:formula="of:=[.B205]/[.$B$2]" office:value-type="float" office:value="0.906883983219861" calcext:value-type="float">
            <text:p>0.906883983219861</text:p>
          </table:table-cell>
          <table:table-cell table:formula="of:=-LN([.C205])" office:value-type="float" office:value="0.0977407497057867" calcext:value-type="float">
            <text:p>0.0977407497057867</text:p>
          </table:table-cell>
        </table:table-row>
        <table:table-row table:style-name="ro1">
          <table:table-cell office:value-type="float" office:value="204.146" calcext:value-type="float">
            <text:p>204.146</text:p>
          </table:table-cell>
          <table:table-cell office:value-type="float" office:value="13.1808" calcext:value-type="float">
            <text:p>13.1808</text:p>
          </table:table-cell>
          <table:table-cell table:formula="of:=[.B206]/[.$B$2]" office:value-type="float" office:value="0.906457602640809" calcext:value-type="float">
            <text:p>0.906457602640809</text:p>
          </table:table-cell>
          <table:table-cell table:formula="of:=-LN([.C206])" office:value-type="float" office:value="0.0982110202717242" calcext:value-type="float">
            <text:p>0.0982110202717242</text:p>
          </table:table-cell>
        </table:table-row>
        <table:table-row table:style-name="ro1">
          <table:table-cell office:value-type="float" office:value="205.145" calcext:value-type="float">
            <text:p>205.145</text:p>
          </table:table-cell>
          <table:table-cell office:value-type="float" office:value="13.1755" calcext:value-type="float">
            <text:p>13.1755</text:p>
          </table:table-cell>
          <table:table-cell table:formula="of:=[.B207]/[.$B$2]" office:value-type="float" office:value="0.90609311601678" calcext:value-type="float">
            <text:p>0.90609311601678</text:p>
          </table:table-cell>
          <table:table-cell table:formula="of:=-LN([.C207])" office:value-type="float" office:value="0.0986132011598943" calcext:value-type="float">
            <text:p>0.0986132011598943</text:p>
          </table:table-cell>
        </table:table-row>
        <table:table-row table:style-name="ro1">
          <table:table-cell office:value-type="float" office:value="206.145" calcext:value-type="float">
            <text:p>206.145</text:p>
          </table:table-cell>
          <table:table-cell office:value-type="float" office:value="13.1689" calcext:value-type="float">
            <text:p>13.1689</text:p>
          </table:table-cell>
          <table:table-cell table:formula="of:=[.B208]/[.$B$2]" office:value-type="float" office:value="0.905639227013273" calcext:value-type="float">
            <text:p>0.905639227013273</text:p>
          </table:table-cell>
          <table:table-cell table:formula="of:=-LN([.C208])" office:value-type="float" office:value="0.0991142564231062" calcext:value-type="float">
            <text:p>0.0991142564231062</text:p>
          </table:table-cell>
        </table:table-row>
        <table:table-row table:style-name="ro1">
          <table:table-cell office:value-type="float" office:value="207.146" calcext:value-type="float">
            <text:p>207.146</text:p>
          </table:table-cell>
          <table:table-cell office:value-type="float" office:value="13.163" calcext:value-type="float">
            <text:p>13.163</text:p>
          </table:table-cell>
          <table:table-cell table:formula="of:=[.B209]/[.$B$2]" office:value-type="float" office:value="0.905233477752562" calcext:value-type="float">
            <text:p>0.905233477752562</text:p>
          </table:table-cell>
          <table:table-cell table:formula="of:=-LN([.C209])" office:value-type="float" office:value="0.099562382088078" calcext:value-type="float">
            <text:p>0.099562382088078</text:p>
          </table:table-cell>
        </table:table-row>
        <table:table-row table:style-name="ro1">
          <table:table-cell office:value-type="float" office:value="208.145" calcext:value-type="float">
            <text:p>208.145</text:p>
          </table:table-cell>
          <table:table-cell office:value-type="float" office:value="13.1577" calcext:value-type="float">
            <text:p>13.1577</text:p>
          </table:table-cell>
          <table:table-cell table:formula="of:=[.B210]/[.$B$2]" office:value-type="float" office:value="0.904868991128533" calcext:value-type="float">
            <text:p>0.904868991128533</text:p>
          </table:table-cell>
          <table:table-cell table:formula="of:=-LN([.C210])" office:value-type="float" office:value="0.0999651069450637" calcext:value-type="float">
            <text:p>0.0999651069450637</text:p>
          </table:table-cell>
        </table:table-row>
        <table:table-row table:style-name="ro1">
          <table:table-cell office:value-type="float" office:value="209.146" calcext:value-type="float">
            <text:p>209.146</text:p>
          </table:table-cell>
          <table:table-cell office:value-type="float" office:value="13.1513" calcext:value-type="float">
            <text:p>13.1513</text:p>
          </table:table-cell>
          <table:table-cell table:formula="of:=[.B211]/[.$B$2]" office:value-type="float" office:value="0.904428856337253" calcext:value-type="float">
            <text:p>0.904428856337253</text:p>
          </table:table-cell>
          <table:table-cell table:formula="of:=-LN([.C211])" office:value-type="float" office:value="0.100451632478246" calcext:value-type="float">
            <text:p>0.100451632478246</text:p>
          </table:table-cell>
        </table:table-row>
        <table:table-row table:style-name="ro1">
          <table:table-cell office:value-type="float" office:value="210.145" calcext:value-type="float">
            <text:p>210.145</text:p>
          </table:table-cell>
          <table:table-cell office:value-type="float" office:value="13.1462" calcext:value-type="float">
            <text:p>13.1462</text:p>
          </table:table-cell>
          <table:table-cell table:formula="of:=[.B212]/[.$B$2]" office:value-type="float" office:value="0.904078123925452" calcext:value-type="float">
            <text:p>0.904078123925452</text:p>
          </table:table-cell>
          <table:table-cell table:formula="of:=-LN([.C212])" office:value-type="float" office:value="0.100839502052459" calcext:value-type="float">
            <text:p>0.100839502052459</text:p>
          </table:table-cell>
        </table:table-row>
        <table:table-row table:style-name="ro1">
          <table:table-cell office:value-type="float" office:value="211.146" calcext:value-type="float">
            <text:p>211.146</text:p>
          </table:table-cell>
          <table:table-cell office:value-type="float" office:value="13.1397" calcext:value-type="float">
            <text:p>13.1397</text:p>
          </table:table-cell>
          <table:table-cell table:formula="of:=[.B213]/[.$B$2]" office:value-type="float" office:value="0.903631112028059" calcext:value-type="float">
            <text:p>0.903631112028059</text:p>
          </table:table-cell>
          <table:table-cell table:formula="of:=-LN([.C213])" office:value-type="float" office:value="0.101334063785745" calcext:value-type="float">
            <text:p>0.101334063785745</text:p>
          </table:table-cell>
        </table:table-row>
        <table:table-row table:style-name="ro1">
          <table:table-cell office:value-type="float" office:value="212.145" calcext:value-type="float">
            <text:p>212.145</text:p>
          </table:table-cell>
          <table:table-cell office:value-type="float" office:value="13.1346" calcext:value-type="float">
            <text:p>13.1346</text:p>
          </table:table-cell>
          <table:table-cell table:formula="of:=[.B214]/[.$B$2]" office:value-type="float" office:value="0.903280379616258" calcext:value-type="float">
            <text:p>0.903280379616258</text:p>
          </table:table-cell>
          <table:table-cell table:formula="of:=-LN([.C214])" office:value-type="float" office:value="0.101722275845747" calcext:value-type="float">
            <text:p>0.101722275845747</text:p>
          </table:table-cell>
        </table:table-row>
        <table:table-row table:style-name="ro1">
          <table:table-cell office:value-type="float" office:value="213.145" calcext:value-type="float">
            <text:p>213.145</text:p>
          </table:table-cell>
          <table:table-cell office:value-type="float" office:value="13.128" calcext:value-type="float">
            <text:p>13.128</text:p>
          </table:table-cell>
          <table:table-cell table:formula="of:=[.B215]/[.$B$2]" office:value-type="float" office:value="0.90282649061275" calcext:value-type="float">
            <text:p>0.90282649061275</text:p>
          </table:table-cell>
          <table:table-cell table:formula="of:=-LN([.C215])" office:value-type="float" office:value="0.102224891743559" calcext:value-type="float">
            <text:p>0.102224891743559</text:p>
          </table:table-cell>
        </table:table-row>
        <table:table-row table:style-name="ro1">
          <table:table-cell office:value-type="float" office:value="214.145" calcext:value-type="float">
            <text:p>214.145</text:p>
          </table:table-cell>
          <table:table-cell office:value-type="float" office:value="13.1228" calcext:value-type="float">
            <text:p>13.1228</text:p>
          </table:table-cell>
          <table:table-cell table:formula="of:=[.B216]/[.$B$2]" office:value-type="float" office:value="0.902468881094835" calcext:value-type="float">
            <text:p>0.902468881094835</text:p>
          </table:table-cell>
          <table:table-cell table:formula="of:=-LN([.C216])" office:value-type="float" office:value="0.102621070150923" calcext:value-type="float">
            <text:p>0.102621070150923</text:p>
          </table:table-cell>
        </table:table-row>
        <table:table-row table:style-name="ro1">
          <table:table-cell office:value-type="float" office:value="215.146" calcext:value-type="float">
            <text:p>215.146</text:p>
          </table:table-cell>
          <table:table-cell office:value-type="float" office:value="13.1159" calcext:value-type="float">
            <text:p>13.1159</text:p>
          </table:table-cell>
          <table:table-cell table:formula="of:=[.B217]/[.$B$2]" office:value-type="float" office:value="0.901994360772987" calcext:value-type="float">
            <text:p>0.901994360772987</text:p>
          </table:table-cell>
          <table:table-cell table:formula="of:=-LN([.C217])" office:value-type="float" office:value="0.103147010853706" calcext:value-type="float">
            <text:p>0.103147010853706</text:p>
          </table:table-cell>
        </table:table-row>
        <table:table-row table:style-name="ro1">
          <table:table-cell office:value-type="float" office:value="216.145" calcext:value-type="float">
            <text:p>216.145</text:p>
          </table:table-cell>
          <table:table-cell office:value-type="float" office:value="13.1108" calcext:value-type="float">
            <text:p>13.1108</text:p>
          </table:table-cell>
          <table:table-cell table:formula="of:=[.B218]/[.$B$2]" office:value-type="float" office:value="0.901643628361186" calcext:value-type="float">
            <text:p>0.901643628361186</text:p>
          </table:table-cell>
          <table:table-cell table:formula="of:=-LN([.C218])" office:value-type="float" office:value="0.103535927496995" calcext:value-type="float">
            <text:p>0.103535927496995</text:p>
          </table:table-cell>
        </table:table-row>
        <table:table-row table:style-name="ro1">
          <table:table-cell office:value-type="float" office:value="217.146" calcext:value-type="float">
            <text:p>217.146</text:p>
          </table:table-cell>
          <table:table-cell office:value-type="float" office:value="13.1051" calcext:value-type="float">
            <text:p>13.1051</text:p>
          </table:table-cell>
          <table:table-cell table:formula="of:=[.B219]/[.$B$2]" office:value-type="float" office:value="0.901251633312702" calcext:value-type="float">
            <text:p>0.901251633312702</text:p>
          </table:table-cell>
          <table:table-cell table:formula="of:=-LN([.C219])" office:value-type="float" office:value="0.103970778109778" calcext:value-type="float">
            <text:p>0.103970778109778</text:p>
          </table:table-cell>
        </table:table-row>
        <table:table-row table:style-name="ro1">
          <table:table-cell office:value-type="float" office:value="218.145" calcext:value-type="float">
            <text:p>218.145</text:p>
          </table:table-cell>
          <table:table-cell office:value-type="float" office:value="13.0991" calcext:value-type="float">
            <text:p>13.0991</text:p>
          </table:table-cell>
          <table:table-cell table:formula="of:=[.B220]/[.$B$2]" office:value-type="float" office:value="0.900839006945877" calcext:value-type="float">
            <text:p>0.900839006945877</text:p>
          </table:table-cell>
          <table:table-cell table:formula="of:=-LN([.C220])" office:value-type="float" office:value="0.10442871997443" calcext:value-type="float">
            <text:p>0.10442871997443</text:p>
          </table:table-cell>
        </table:table-row>
        <table:table-row table:style-name="ro1">
          <table:table-cell office:value-type="float" office:value="219.146" calcext:value-type="float">
            <text:p>219.146</text:p>
          </table:table-cell>
          <table:table-cell office:value-type="float" office:value="13.0931" calcext:value-type="float">
            <text:p>13.0931</text:p>
          </table:table-cell>
          <table:table-cell table:formula="of:=[.B221]/[.$B$2]" office:value-type="float" office:value="0.900426380579052" calcext:value-type="float">
            <text:p>0.900426380579052</text:p>
          </table:table-cell>
          <table:table-cell table:formula="of:=-LN([.C221])" office:value-type="float" office:value="0.104886871645916" calcext:value-type="float">
            <text:p>0.104886871645916</text:p>
          </table:table-cell>
        </table:table-row>
        <table:table-row table:style-name="ro1">
          <table:table-cell office:value-type="float" office:value="220.145" calcext:value-type="float">
            <text:p>220.145</text:p>
          </table:table-cell>
          <table:table-cell office:value-type="float" office:value="13.0856" calcext:value-type="float">
            <text:p>13.0856</text:p>
          </table:table-cell>
          <table:table-cell table:formula="of:=[.B222]/[.$B$2]" office:value-type="float" office:value="0.899910597620521" calcext:value-type="float">
            <text:p>0.899910597620521</text:p>
          </table:table-cell>
          <table:table-cell table:formula="of:=-LN([.C222])" office:value-type="float" office:value="0.10545985656917" calcext:value-type="float">
            <text:p>0.10545985656917</text:p>
          </table:table-cell>
        </table:table-row>
        <table:table-row table:style-name="ro1">
          <table:table-cell office:value-type="float" office:value="221.146" calcext:value-type="float">
            <text:p>221.146</text:p>
          </table:table-cell>
          <table:table-cell office:value-type="float" office:value="13.08" calcext:value-type="float">
            <text:p>13.08</text:p>
          </table:table-cell>
          <table:table-cell table:formula="of:=[.B223]/[.$B$2]" office:value-type="float" office:value="0.899525479678151" calcext:value-type="float">
            <text:p>0.899525479678151</text:p>
          </table:table-cell>
          <table:table-cell table:formula="of:=-LN([.C223])" office:value-type="float" office:value="0.105887899502296" calcext:value-type="float">
            <text:p>0.105887899502296</text:p>
          </table:table-cell>
        </table:table-row>
        <table:table-row table:style-name="ro1">
          <table:table-cell office:value-type="float" office:value="222.145" calcext:value-type="float">
            <text:p>222.145</text:p>
          </table:table-cell>
          <table:table-cell office:value-type="float" office:value="13.0745" calcext:value-type="float">
            <text:p>13.0745</text:p>
          </table:table-cell>
          <table:table-cell table:formula="of:=[.B224]/[.$B$2]" office:value-type="float" office:value="0.899147238841895" calcext:value-type="float">
            <text:p>0.899147238841895</text:p>
          </table:table-cell>
          <table:table-cell table:formula="of:=-LN([.C224])" office:value-type="float" office:value="0.106308477229347" calcext:value-type="float">
            <text:p>0.106308477229347</text:p>
          </table:table-cell>
        </table:table-row>
        <table:table-row table:style-name="ro1">
          <table:table-cell office:value-type="float" office:value="223.146" calcext:value-type="float">
            <text:p>223.146</text:p>
          </table:table-cell>
          <table:table-cell office:value-type="float" office:value="13.0677" calcext:value-type="float">
            <text:p>13.0677</text:p>
          </table:table-cell>
          <table:table-cell table:formula="of:=[.B225]/[.$B$2]" office:value-type="float" office:value="0.898679595626161" calcext:value-type="float">
            <text:p>0.898679595626161</text:p>
          </table:table-cell>
          <table:table-cell table:formula="of:=-LN([.C225])" office:value-type="float" office:value="0.106828708897176" calcext:value-type="float">
            <text:p>0.106828708897176</text:p>
          </table:table-cell>
        </table:table-row>
        <table:table-row table:style-name="ro1">
          <table:table-cell office:value-type="float" office:value="224.145" calcext:value-type="float">
            <text:p>224.145</text:p>
          </table:table-cell>
          <table:table-cell office:value-type="float" office:value="13.0617" calcext:value-type="float">
            <text:p>13.0617</text:p>
          </table:table-cell>
          <table:table-cell table:formula="of:=[.B226]/[.$B$2]" office:value-type="float" office:value="0.898266969259336" calcext:value-type="float">
            <text:p>0.898266969259336</text:p>
          </table:table-cell>
          <table:table-cell table:formula="of:=-LN([.C226])" office:value-type="float" office:value="0.107287961700949" calcext:value-type="float">
            <text:p>0.107287961700949</text:p>
          </table:table-cell>
        </table:table-row>
        <table:table-row table:style-name="ro1">
          <table:table-cell office:value-type="float" office:value="225.145" calcext:value-type="float">
            <text:p>225.145</text:p>
          </table:table-cell>
          <table:table-cell office:value-type="float" office:value="13.055" calcext:value-type="float">
            <text:p>13.055</text:p>
          </table:table-cell>
          <table:table-cell table:formula="of:=[.B227]/[.$B$2]" office:value-type="float" office:value="0.897806203149715" calcext:value-type="float">
            <text:p>0.897806203149715</text:p>
          </table:table-cell>
          <table:table-cell table:formula="of:=-LN([.C227])" office:value-type="float" office:value="0.107801043380256" calcext:value-type="float">
            <text:p>0.107801043380256</text:p>
          </table:table-cell>
        </table:table-row>
        <table:table-row table:style-name="ro1">
          <table:table-cell office:value-type="float" office:value="226.146" calcext:value-type="float">
            <text:p>226.146</text:p>
          </table:table-cell>
          <table:table-cell office:value-type="float" office:value="13.0487" calcext:value-type="float">
            <text:p>13.0487</text:p>
          </table:table-cell>
          <table:table-cell table:formula="of:=[.B228]/[.$B$2]" office:value-type="float" office:value="0.897372945464549" calcext:value-type="float">
            <text:p>0.897372945464549</text:p>
          </table:table-cell>
          <table:table-cell table:formula="of:=-LN([.C228])" office:value-type="float" office:value="0.108283733582973" calcext:value-type="float">
            <text:p>0.108283733582973</text:p>
          </table:table-cell>
        </table:table-row>
        <table:table-row table:style-name="ro1">
          <table:table-cell office:value-type="float" office:value="227.145" calcext:value-type="float">
            <text:p>227.145</text:p>
          </table:table-cell>
          <table:table-cell office:value-type="float" office:value="13.0433" calcext:value-type="float">
            <text:p>13.0433</text:p>
          </table:table-cell>
          <table:table-cell table:formula="of:=[.B229]/[.$B$2]" office:value-type="float" office:value="0.897001581734406" calcext:value-type="float">
            <text:p>0.897001581734406</text:p>
          </table:table-cell>
          <table:table-cell table:formula="of:=-LN([.C229])" office:value-type="float" office:value="0.108697653564354" calcext:value-type="float">
            <text:p>0.108697653564354</text:p>
          </table:table-cell>
        </table:table-row>
        <table:table-row table:style-name="ro1">
          <table:table-cell office:value-type="float" office:value="228.146" calcext:value-type="float">
            <text:p>228.146</text:p>
          </table:table-cell>
          <table:table-cell office:value-type="float" office:value="13.0365" calcext:value-type="float">
            <text:p>13.0365</text:p>
          </table:table-cell>
          <table:table-cell table:formula="of:=[.B230]/[.$B$2]" office:value-type="float" office:value="0.896533938518671" calcext:value-type="float">
            <text:p>0.896533938518671</text:p>
          </table:table-cell>
          <table:table-cell table:formula="of:=-LN([.C230])" office:value-type="float" office:value="0.109219129967861" calcext:value-type="float">
            <text:p>0.109219129967861</text:p>
          </table:table-cell>
        </table:table-row>
        <table:table-row table:style-name="ro1">
          <table:table-cell office:value-type="float" office:value="229.146" calcext:value-type="float">
            <text:p>229.146</text:p>
          </table:table-cell>
          <table:table-cell office:value-type="float" office:value="13.0296" calcext:value-type="float">
            <text:p>13.0296</text:p>
          </table:table-cell>
          <table:table-cell table:formula="of:=[.B231]/[.$B$2]" office:value-type="float" office:value="0.896059418196823" calcext:value-type="float">
            <text:p>0.896059418196823</text:p>
          </table:table-cell>
          <table:table-cell table:formula="of:=-LN([.C231])" office:value-type="float" office:value="0.109748553254135" calcext:value-type="float">
            <text:p>0.109748553254135</text:p>
          </table:table-cell>
        </table:table-row>
        <table:table-row table:style-name="ro1">
          <table:table-cell office:value-type="float" office:value="230.145" calcext:value-type="float">
            <text:p>230.145</text:p>
          </table:table-cell>
          <table:table-cell office:value-type="float" office:value="13.0232" calcext:value-type="float">
            <text:p>13.0232</text:p>
          </table:table-cell>
          <table:table-cell table:formula="of:=[.B232]/[.$B$2]" office:value-type="float" office:value="0.895619283405543" calcext:value-type="float">
            <text:p>0.895619283405543</text:p>
          </table:table-cell>
          <table:table-cell table:formula="of:=-LN([.C232])" office:value-type="float" office:value="0.110239863219186" calcext:value-type="float">
            <text:p>0.110239863219186</text:p>
          </table:table-cell>
        </table:table-row>
        <table:table-row table:style-name="ro1">
          <table:table-cell office:value-type="float" office:value="231.146" calcext:value-type="float">
            <text:p>231.146</text:p>
          </table:table-cell>
          <table:table-cell office:value-type="float" office:value="13.0176" calcext:value-type="float">
            <text:p>13.0176</text:p>
          </table:table-cell>
          <table:table-cell table:formula="of:=[.B233]/[.$B$2]" office:value-type="float" office:value="0.895234165463173" calcext:value-type="float">
            <text:p>0.895234165463173</text:p>
          </table:table-cell>
          <table:table-cell table:formula="of:=-LN([.C233])" office:value-type="float" office:value="0.110669957539354" calcext:value-type="float">
            <text:p>0.110669957539354</text:p>
          </table:table-cell>
        </table:table-row>
        <table:table-row table:style-name="ro1">
          <table:table-cell office:value-type="float" office:value="232.145" calcext:value-type="float">
            <text:p>232.145</text:p>
          </table:table-cell>
          <table:table-cell office:value-type="float" office:value="13.0115" calcext:value-type="float">
            <text:p>13.0115</text:p>
          </table:table-cell>
          <table:table-cell table:formula="of:=[.B234]/[.$B$2]" office:value-type="float" office:value="0.894814661990235" calcext:value-type="float">
            <text:p>0.894814661990235</text:p>
          </table:table-cell>
          <table:table-cell table:formula="of:=-LN([.C234])" office:value-type="float" office:value="0.111138663726789" calcext:value-type="float">
            <text:p>0.111138663726789</text:p>
          </table:table-cell>
        </table:table-row>
        <table:table-row table:style-name="ro1">
          <table:table-cell office:value-type="float" office:value="233.146" calcext:value-type="float">
            <text:p>233.146</text:p>
          </table:table-cell>
          <table:table-cell office:value-type="float" office:value="13.0059" calcext:value-type="float">
            <text:p>13.0059</text:p>
          </table:table-cell>
          <table:table-cell table:formula="of:=[.B235]/[.$B$2]" office:value-type="float" office:value="0.894429544047865" calcext:value-type="float">
            <text:p>0.894429544047865</text:p>
          </table:table-cell>
          <table:table-cell table:formula="of:=-LN([.C235])" office:value-type="float" office:value="0.111569144872981" calcext:value-type="float">
            <text:p>0.111569144872981</text:p>
          </table:table-cell>
        </table:table-row>
        <table:table-row table:style-name="ro1">
          <table:table-cell office:value-type="float" office:value="234.145" calcext:value-type="float">
            <text:p>234.145</text:p>
          </table:table-cell>
          <table:table-cell office:value-type="float" office:value="13" calcext:value-type="float">
            <text:p>13</text:p>
          </table:table-cell>
          <table:table-cell table:formula="of:=[.B236]/[.$B$2]" office:value-type="float" office:value="0.894023794787154" calcext:value-type="float">
            <text:p>0.894023794787154</text:p>
          </table:table-cell>
          <table:table-cell table:formula="of:=-LN([.C236])" office:value-type="float" office:value="0.112022888069812" calcext:value-type="float">
            <text:p>0.112022888069812</text:p>
          </table:table-cell>
        </table:table-row>
        <table:table-row table:style-name="ro1">
          <table:table-cell office:value-type="float" office:value="235.145" calcext:value-type="float">
            <text:p>235.145</text:p>
          </table:table-cell>
          <table:table-cell office:value-type="float" office:value="12.9941" calcext:value-type="float">
            <text:p>12.9941</text:p>
          </table:table-cell>
          <table:table-cell table:formula="of:=[.B237]/[.$B$2]" office:value-type="float" office:value="0.893618045526442" calcext:value-type="float">
            <text:p>0.893618045526442</text:p>
          </table:table-cell>
          <table:table-cell table:formula="of:=-LN([.C237])" office:value-type="float" office:value="0.112476837242995" calcext:value-type="float">
            <text:p>0.112476837242995</text:p>
          </table:table-cell>
        </table:table-row>
        <table:table-row table:style-name="ro1">
          <table:table-cell office:value-type="float" office:value="236.146" calcext:value-type="float">
            <text:p>236.146</text:p>
          </table:table-cell>
          <table:table-cell office:value-type="float" office:value="12.9877" calcext:value-type="float">
            <text:p>12.9877</text:p>
          </table:table-cell>
          <table:table-cell table:formula="of:=[.B238]/[.$B$2]" office:value-type="float" office:value="0.893177910735163" calcext:value-type="float">
            <text:p>0.893177910735163</text:p>
          </table:table-cell>
          <table:table-cell table:formula="of:=-LN([.C238])" office:value-type="float" office:value="0.112969489802051" calcext:value-type="float">
            <text:p>0.112969489802051</text:p>
          </table:table-cell>
        </table:table-row>
        <table:table-row table:style-name="ro1">
          <table:table-cell office:value-type="float" office:value="237.145" calcext:value-type="float">
            <text:p>237.145</text:p>
          </table:table-cell>
          <table:table-cell office:value-type="float" office:value="12.9833" calcext:value-type="float">
            <text:p>12.9833</text:p>
          </table:table-cell>
          <table:table-cell table:formula="of:=[.B239]/[.$B$2]" office:value-type="float" office:value="0.892875318066158" calcext:value-type="float">
            <text:p>0.892875318066158</text:p>
          </table:table-cell>
          <table:table-cell table:formula="of:=-LN([.C239])" office:value-type="float" office:value="0.113308329280092" calcext:value-type="float">
            <text:p>0.113308329280092</text:p>
          </table:table-cell>
        </table:table-row>
        <table:table-row table:style-name="ro1">
          <table:table-cell office:value-type="float" office:value="238.145" calcext:value-type="float">
            <text:p>238.145</text:p>
          </table:table-cell>
          <table:table-cell office:value-type="float" office:value="12.977" calcext:value-type="float">
            <text:p>12.977</text:p>
          </table:table-cell>
          <table:table-cell table:formula="of:=[.B240]/[.$B$2]" office:value-type="float" office:value="0.892442060380992" calcext:value-type="float">
            <text:p>0.892442060380992</text:p>
          </table:table-cell>
          <table:table-cell table:formula="of:=-LN([.C240])" office:value-type="float" office:value="0.113793685776255" calcext:value-type="float">
            <text:p>0.113793685776255</text:p>
          </table:table-cell>
        </table:table-row>
        <table:table-row table:style-name="ro1">
          <table:table-cell office:value-type="float" office:value="239.146" calcext:value-type="float">
            <text:p>239.146</text:p>
          </table:table-cell>
          <table:table-cell office:value-type="float" office:value="12.9712" calcext:value-type="float">
            <text:p>12.9712</text:p>
          </table:table-cell>
          <table:table-cell table:formula="of:=[.B241]/[.$B$2]" office:value-type="float" office:value="0.892043188226394" calcext:value-type="float">
            <text:p>0.892043188226394</text:p>
          </table:table-cell>
          <table:table-cell table:formula="of:=-LN([.C241])" office:value-type="float" office:value="0.114240730280043" calcext:value-type="float">
            <text:p>0.114240730280043</text:p>
          </table:table-cell>
        </table:table-row>
        <table:table-row table:style-name="ro1">
          <table:table-cell office:value-type="float" office:value="240.145" calcext:value-type="float">
            <text:p>240.145</text:p>
          </table:table-cell>
          <table:table-cell office:value-type="float" office:value="12.9663" calcext:value-type="float">
            <text:p>12.9663</text:p>
          </table:table-cell>
          <table:table-cell table:formula="of:=[.B242]/[.$B$2]" office:value-type="float" office:value="0.891706210026821" calcext:value-type="float">
            <text:p>0.891706210026821</text:p>
          </table:table-cell>
          <table:table-cell table:formula="of:=-LN([.C242])" office:value-type="float" office:value="0.114618561609839" calcext:value-type="float">
            <text:p>0.114618561609839</text:p>
          </table:table-cell>
        </table:table-row>
        <table:table-row table:style-name="ro1">
          <table:table-cell office:value-type="float" office:value="241.146" calcext:value-type="float">
            <text:p>241.146</text:p>
          </table:table-cell>
          <table:table-cell office:value-type="float" office:value="12.9603" calcext:value-type="float">
            <text:p>12.9603</text:p>
          </table:table-cell>
          <table:table-cell table:formula="of:=[.B243]/[.$B$2]" office:value-type="float" office:value="0.891293583659996" calcext:value-type="float">
            <text:p>0.891293583659996</text:p>
          </table:table-cell>
          <table:table-cell table:formula="of:=-LN([.C243])" office:value-type="float" office:value="0.115081406726986" calcext:value-type="float">
            <text:p>0.115081406726986</text:p>
          </table:table-cell>
        </table:table-row>
        <table:table-row table:style-name="ro1">
          <table:table-cell office:value-type="float" office:value="242.145" calcext:value-type="float">
            <text:p>242.145</text:p>
          </table:table-cell>
          <table:table-cell office:value-type="float" office:value="12.9545" calcext:value-type="float">
            <text:p>12.9545</text:p>
          </table:table-cell>
          <table:table-cell table:formula="of:=[.B244]/[.$B$2]" office:value-type="float" office:value="0.890894711505399" calcext:value-type="float">
            <text:p>0.890894711505399</text:p>
          </table:table-cell>
          <table:table-cell table:formula="of:=-LN([.C244])" office:value-type="float" office:value="0.1155290273991" calcext:value-type="float">
            <text:p>0.1155290273991</text:p>
          </table:table-cell>
        </table:table-row>
        <table:table-row table:style-name="ro1">
          <table:table-cell office:value-type="float" office:value="243.146" calcext:value-type="float">
            <text:p>243.146</text:p>
          </table:table-cell>
          <table:table-cell office:value-type="float" office:value="12.9491" calcext:value-type="float">
            <text:p>12.9491</text:p>
          </table:table-cell>
          <table:table-cell table:formula="of:=[.B245]/[.$B$2]" office:value-type="float" office:value="0.890523347775256" calcext:value-type="float">
            <text:p>0.890523347775256</text:p>
          </table:table-cell>
          <table:table-cell table:formula="of:=-LN([.C245])" office:value-type="float" office:value="0.115945957870403" calcext:value-type="float">
            <text:p>0.115945957870403</text:p>
          </table:table-cell>
        </table:table-row>
        <table:table-row table:style-name="ro1">
          <table:table-cell office:value-type="float" office:value="244.145" calcext:value-type="float">
            <text:p>244.145</text:p>
          </table:table-cell>
          <table:table-cell office:value-type="float" office:value="12.9441" calcext:value-type="float">
            <text:p>12.9441</text:p>
          </table:table-cell>
          <table:table-cell table:formula="of:=[.B246]/[.$B$2]" office:value-type="float" office:value="0.890179492469569" calcext:value-type="float">
            <text:p>0.890179492469569</text:p>
          </table:table-cell>
          <table:table-cell table:formula="of:=-LN([.C246])" office:value-type="float" office:value="0.11633215965791" calcext:value-type="float">
            <text:p>0.11633215965791</text:p>
          </table:table-cell>
        </table:table-row>
        <table:table-row table:style-name="ro1">
          <table:table-cell office:value-type="float" office:value="245.145" calcext:value-type="float">
            <text:p>245.145</text:p>
          </table:table-cell>
          <table:table-cell office:value-type="float" office:value="12.9388" calcext:value-type="float">
            <text:p>12.9388</text:p>
          </table:table-cell>
          <table:table-cell table:formula="of:=[.B247]/[.$B$2]" office:value-type="float" office:value="0.88981500584554" calcext:value-type="float">
            <text:p>0.88981500584554</text:p>
          </table:table-cell>
          <table:table-cell table:formula="of:=-LN([.C247])" office:value-type="float" office:value="0.116741696462061" calcext:value-type="float">
            <text:p>0.116741696462061</text:p>
          </table:table-cell>
        </table:table-row>
        <table:table-row table:style-name="ro1">
          <table:table-cell office:value-type="float" office:value="246.146" calcext:value-type="float">
            <text:p>246.146</text:p>
          </table:table-cell>
          <table:table-cell office:value-type="float" office:value="12.9319" calcext:value-type="float">
            <text:p>12.9319</text:p>
          </table:table-cell>
          <table:table-cell table:formula="of:=[.B248]/[.$B$2]" office:value-type="float" office:value="0.889340485523692" calcext:value-type="float">
            <text:p>0.889340485523692</text:p>
          </table:table-cell>
          <table:table-cell table:formula="of:=-LN([.C248])" office:value-type="float" office:value="0.117275118454014" calcext:value-type="float">
            <text:p>0.117275118454014</text:p>
          </table:table-cell>
        </table:table-row>
        <table:table-row table:style-name="ro1">
          <table:table-cell office:value-type="float" office:value="247.145" calcext:value-type="float">
            <text:p>247.145</text:p>
          </table:table-cell>
          <table:table-cell office:value-type="float" office:value="12.927" calcext:value-type="float">
            <text:p>12.927</text:p>
          </table:table-cell>
          <table:table-cell table:formula="of:=[.B249]/[.$B$2]" office:value-type="float" office:value="0.889003507324118" calcext:value-type="float">
            <text:p>0.889003507324118</text:p>
          </table:table-cell>
          <table:table-cell table:formula="of:=-LN([.C249])" office:value-type="float" office:value="0.117654098229538" calcext:value-type="float">
            <text:p>0.117654098229538</text:p>
          </table:table-cell>
        </table:table-row>
        <table:table-row table:style-name="ro1">
          <table:table-cell office:value-type="float" office:value="248.145" calcext:value-type="float">
            <text:p>248.145</text:p>
          </table:table-cell>
          <table:table-cell office:value-type="float" office:value="12.921" calcext:value-type="float">
            <text:p>12.921</text:p>
          </table:table-cell>
          <table:table-cell table:formula="of:=[.B250]/[.$B$2]" office:value-type="float" office:value="0.888590880957293" calcext:value-type="float">
            <text:p>0.888590880957293</text:p>
          </table:table-cell>
          <table:table-cell table:formula="of:=-LN([.C250])" office:value-type="float" office:value="0.118118350791265" calcext:value-type="float">
            <text:p>0.118118350791265</text:p>
          </table:table-cell>
        </table:table-row>
        <table:table-row table:style-name="ro1">
          <table:table-cell office:value-type="float" office:value="249.146" calcext:value-type="float">
            <text:p>249.146</text:p>
          </table:table-cell>
          <table:table-cell office:value-type="float" office:value="12.9153" calcext:value-type="float">
            <text:p>12.9153</text:p>
          </table:table-cell>
          <table:table-cell table:formula="of:=[.B251]/[.$B$2]" office:value-type="float" office:value="0.88819888590881" calcext:value-type="float">
            <text:p>0.88819888590881</text:p>
          </table:table-cell>
          <table:table-cell table:formula="of:=-LN([.C251])" office:value-type="float" office:value="0.118559590449613" calcext:value-type="float">
            <text:p>0.118559590449613</text:p>
          </table:table-cell>
        </table:table-row>
        <table:table-row table:style-name="ro1">
          <table:table-cell office:value-type="float" office:value="250.145" calcext:value-type="float">
            <text:p>250.145</text:p>
          </table:table-cell>
          <table:table-cell office:value-type="float" office:value="12.9093" calcext:value-type="float">
            <text:p>12.9093</text:p>
          </table:table-cell>
          <table:table-cell table:formula="of:=[.B252]/[.$B$2]" office:value-type="float" office:value="0.887786259541985" calcext:value-type="float">
            <text:p>0.887786259541985</text:p>
          </table:table-cell>
          <table:table-cell table:formula="of:=-LN([.C252])" office:value-type="float" office:value="0.119024263676533" calcext:value-type="float">
            <text:p>0.119024263676533</text:p>
          </table:table-cell>
        </table:table-row>
        <table:table-row table:style-name="ro1">
          <table:table-cell office:value-type="float" office:value="251.146" calcext:value-type="float">
            <text:p>251.146</text:p>
          </table:table-cell>
          <table:table-cell office:value-type="float" office:value="12.9034" calcext:value-type="float">
            <text:p>12.9034</text:p>
          </table:table-cell>
          <table:table-cell table:formula="of:=[.B253]/[.$B$2]" office:value-type="float" office:value="0.887380510281274" calcext:value-type="float">
            <text:p>0.887380510281274</text:p>
          </table:table-cell>
          <table:table-cell table:formula="of:=-LN([.C253])" office:value-type="float" office:value="0.119481402999637" calcext:value-type="float">
            <text:p>0.119481402999637</text:p>
          </table:table-cell>
        </table:table-row>
        <table:table-row table:style-name="ro1">
          <table:table-cell office:value-type="float" office:value="252.146" calcext:value-type="float">
            <text:p>252.146</text:p>
          </table:table-cell>
          <table:table-cell office:value-type="float" office:value="12.8983" calcext:value-type="float">
            <text:p>12.8983</text:p>
          </table:table-cell>
          <table:table-cell table:formula="of:=[.B254]/[.$B$2]" office:value-type="float" office:value="0.887029777869473" calcext:value-type="float">
            <text:p>0.887029777869473</text:p>
          </table:table-cell>
          <table:table-cell table:formula="of:=-LN([.C254])" office:value-type="float" office:value="0.119876725793594" calcext:value-type="float">
            <text:p>0.119876725793594</text:p>
          </table:table-cell>
        </table:table-row>
        <table:table-row table:style-name="ro1">
          <table:table-cell office:value-type="float" office:value="253.146" calcext:value-type="float">
            <text:p>253.146</text:p>
          </table:table-cell>
          <table:table-cell office:value-type="float" office:value="12.8933" calcext:value-type="float">
            <text:p>12.8933</text:p>
          </table:table-cell>
          <table:table-cell table:formula="of:=[.B255]/[.$B$2]" office:value-type="float" office:value="0.886685922563785" calcext:value-type="float">
            <text:p>0.886685922563785</text:p>
          </table:table-cell>
          <table:table-cell table:formula="of:=-LN([.C255])" office:value-type="float" office:value="0.120264448933115" calcext:value-type="float">
            <text:p>0.120264448933115</text:p>
          </table:table-cell>
        </table:table-row>
        <table:table-row table:style-name="ro1">
          <table:table-cell office:value-type="float" office:value="254.145" calcext:value-type="float">
            <text:p>254.145</text:p>
          </table:table-cell>
          <table:table-cell office:value-type="float" office:value="12.8876" calcext:value-type="float">
            <text:p>12.8876</text:p>
          </table:table-cell>
          <table:table-cell table:formula="of:=[.B256]/[.$B$2]" office:value-type="float" office:value="0.886293927515302" calcext:value-type="float">
            <text:p>0.886293927515302</text:p>
          </table:table-cell>
          <table:table-cell table:formula="of:=-LN([.C256])" office:value-type="float" office:value="0.120706636761537" calcext:value-type="float">
            <text:p>0.120706636761537</text:p>
          </table:table-cell>
        </table:table-row>
        <table:table-row table:style-name="ro1">
          <table:table-cell office:value-type="float" office:value="255.145" calcext:value-type="float">
            <text:p>255.145</text:p>
          </table:table-cell>
          <table:table-cell office:value-type="float" office:value="12.8828" calcext:value-type="float">
            <text:p>12.8828</text:p>
          </table:table-cell>
          <table:table-cell table:formula="of:=[.B257]/[.$B$2]" office:value-type="float" office:value="0.885963826421842" calcext:value-type="float">
            <text:p>0.885963826421842</text:p>
          </table:table-cell>
          <table:table-cell table:formula="of:=-LN([.C257])" office:value-type="float" office:value="0.121079157176859" calcext:value-type="float">
            <text:p>0.121079157176859</text:p>
          </table:table-cell>
        </table:table-row>
        <table:table-row table:style-name="ro1">
          <table:table-cell office:value-type="float" office:value="256.145" calcext:value-type="float">
            <text:p>256.145</text:p>
          </table:table-cell>
          <table:table-cell office:value-type="float" office:value="12.8769" calcext:value-type="float">
            <text:p>12.8769</text:p>
          </table:table-cell>
          <table:table-cell table:formula="of:=[.B258]/[.$B$2]" office:value-type="float" office:value="0.885558077161131" calcext:value-type="float">
            <text:p>0.885558077161131</text:p>
          </table:table-cell>
          <table:table-cell table:formula="of:=-LN([.C258])" office:value-type="float" office:value="0.121537237053812" calcext:value-type="float">
            <text:p>0.121537237053812</text:p>
          </table:table-cell>
        </table:table-row>
        <table:table-row table:style-name="ro1">
          <table:table-cell office:value-type="float" office:value="257.146" calcext:value-type="float">
            <text:p>257.146</text:p>
          </table:table-cell>
          <table:table-cell office:value-type="float" office:value="12.8702" calcext:value-type="float">
            <text:p>12.8702</text:p>
          </table:table-cell>
          <table:table-cell table:formula="of:=[.B259]/[.$B$2]" office:value-type="float" office:value="0.88509731105151" calcext:value-type="float">
            <text:p>0.88509731105151</text:p>
          </table:table-cell>
          <table:table-cell table:formula="of:=-LN([.C259])" office:value-type="float" office:value="0.122057684028518" calcext:value-type="float">
            <text:p>0.122057684028518</text:p>
          </table:table-cell>
        </table:table-row>
        <table:table-row table:style-name="ro1">
          <table:table-cell office:value-type="float" office:value="258.145" calcext:value-type="float">
            <text:p>258.145</text:p>
          </table:table-cell>
          <table:table-cell office:value-type="float" office:value="12.8643" calcext:value-type="float">
            <text:p>12.8643</text:p>
          </table:table-cell>
          <table:table-cell table:formula="of:=[.B260]/[.$B$2]" office:value-type="float" office:value="0.884691561790798" calcext:value-type="float">
            <text:p>0.884691561790798</text:p>
          </table:table-cell>
          <table:table-cell table:formula="of:=-LN([.C260])" office:value-type="float" office:value="0.122516212471144" calcext:value-type="float">
            <text:p>0.122516212471144</text:p>
          </table:table-cell>
        </table:table-row>
        <table:table-row table:style-name="ro1">
          <table:table-cell office:value-type="float" office:value="259.145" calcext:value-type="float">
            <text:p>259.145</text:p>
          </table:table-cell>
          <table:table-cell office:value-type="float" office:value="12.8584" calcext:value-type="float">
            <text:p>12.8584</text:p>
          </table:table-cell>
          <table:table-cell table:formula="of:=[.B261]/[.$B$2]" office:value-type="float" office:value="0.884285812530087" calcext:value-type="float">
            <text:p>0.884285812530087</text:p>
          </table:table-cell>
          <table:table-cell table:formula="of:=-LN([.C261])" office:value-type="float" office:value="0.122974951258554" calcext:value-type="float">
            <text:p>0.122974951258554</text:p>
          </table:table-cell>
        </table:table-row>
        <table:table-row table:style-name="ro1">
          <table:table-cell office:value-type="float" office:value="260.145" calcext:value-type="float">
            <text:p>260.145</text:p>
          </table:table-cell>
          <table:table-cell office:value-type="float" office:value="12.8517" calcext:value-type="float">
            <text:p>12.8517</text:p>
          </table:table-cell>
          <table:table-cell table:formula="of:=[.B262]/[.$B$2]" office:value-type="float" office:value="0.883825046420466" calcext:value-type="float">
            <text:p>0.883825046420466</text:p>
          </table:table-cell>
          <table:table-cell table:formula="of:=-LN([.C262])" office:value-type="float" office:value="0.123496147220583" calcext:value-type="float">
            <text:p>0.123496147220583</text:p>
          </table:table-cell>
        </table:table-row>
        <table:table-row table:style-name="ro1">
          <table:table-cell office:value-type="float" office:value="261.146" calcext:value-type="float">
            <text:p>261.146</text:p>
          </table:table-cell>
          <table:table-cell office:value-type="float" office:value="12.8473" calcext:value-type="float">
            <text:p>12.8473</text:p>
          </table:table-cell>
          <table:table-cell table:formula="of:=[.B263]/[.$B$2]" office:value-type="float" office:value="0.883522453751461" calcext:value-type="float">
            <text:p>0.883522453751461</text:p>
          </table:table-cell>
          <table:table-cell table:formula="of:=-LN([.C263])" office:value-type="float" office:value="0.12383857299925" calcext:value-type="float">
            <text:p>0.12383857299925</text:p>
          </table:table-cell>
        </table:table-row>
        <table:table-row table:style-name="ro1">
          <table:table-cell office:value-type="float" office:value="262.146" calcext:value-type="float">
            <text:p>262.146</text:p>
          </table:table-cell>
          <table:table-cell office:value-type="float" office:value="12.8397" calcext:value-type="float">
            <text:p>12.8397</text:p>
          </table:table-cell>
          <table:table-cell table:formula="of:=[.B264]/[.$B$2]" office:value-type="float" office:value="0.882999793686817" calcext:value-type="float">
            <text:p>0.882999793686817</text:p>
          </table:table-cell>
          <table:table-cell table:formula="of:=-LN([.C264])" office:value-type="float" office:value="0.124430312028469" calcext:value-type="float">
            <text:p>0.124430312028469</text:p>
          </table:table-cell>
        </table:table-row>
        <table:table-row table:style-name="ro1">
          <table:table-cell office:value-type="float" office:value="263.146" calcext:value-type="float">
            <text:p>263.146</text:p>
          </table:table-cell>
          <table:table-cell office:value-type="float" office:value="12.8342" calcext:value-type="float">
            <text:p>12.8342</text:p>
          </table:table-cell>
          <table:table-cell table:formula="of:=[.B265]/[.$B$2]" office:value-type="float" office:value="0.88262155285056" calcext:value-type="float">
            <text:p>0.88262155285056</text:p>
          </table:table-cell>
          <table:table-cell table:formula="of:=-LN([.C265])" office:value-type="float" office:value="0.124858762718402" calcext:value-type="float">
            <text:p>0.124858762718402</text:p>
          </table:table-cell>
        </table:table-row>
        <table:table-row table:style-name="ro1">
          <table:table-cell office:value-type="float" office:value="264.146" calcext:value-type="float">
            <text:p>264.146</text:p>
          </table:table-cell>
          <table:table-cell office:value-type="float" office:value="12.8288" calcext:value-type="float">
            <text:p>12.8288</text:p>
          </table:table-cell>
          <table:table-cell table:formula="of:=[.B266]/[.$B$2]" office:value-type="float" office:value="0.882250189120418" calcext:value-type="float">
            <text:p>0.882250189120418</text:p>
          </table:table-cell>
          <table:table-cell table:formula="of:=-LN([.C266])" office:value-type="float" office:value="0.125279602065298" calcext:value-type="float">
            <text:p>0.125279602065298</text:p>
          </table:table-cell>
        </table:table-row>
        <table:table-row table:style-name="ro1">
          <table:table-cell office:value-type="float" office:value="265.145" calcext:value-type="float">
            <text:p>265.145</text:p>
          </table:table-cell>
          <table:table-cell office:value-type="float" office:value="12.8218" calcext:value-type="float">
            <text:p>12.8218</text:p>
          </table:table-cell>
          <table:table-cell table:formula="of:=[.B267]/[.$B$2]" office:value-type="float" office:value="0.881768791692456" calcext:value-type="float">
            <text:p>0.881768791692456</text:p>
          </table:table-cell>
          <table:table-cell table:formula="of:=-LN([.C267])" office:value-type="float" office:value="0.125825398278546" calcext:value-type="float">
            <text:p>0.125825398278546</text:p>
          </table:table-cell>
        </table:table-row>
        <table:table-row table:style-name="ro1">
          <table:table-cell office:value-type="float" office:value="266.145" calcext:value-type="float">
            <text:p>266.145</text:p>
          </table:table-cell>
          <table:table-cell office:value-type="float" office:value="12.8159" calcext:value-type="float">
            <text:p>12.8159</text:p>
          </table:table-cell>
          <table:table-cell table:formula="of:=[.B268]/[.$B$2]" office:value-type="float" office:value="0.881363042431745" calcext:value-type="float">
            <text:p>0.881363042431745</text:p>
          </table:table-cell>
          <table:table-cell table:formula="of:=-LN([.C268])" office:value-type="float" office:value="0.126285657982354" calcext:value-type="float">
            <text:p>0.126285657982354</text:p>
          </table:table-cell>
        </table:table-row>
        <table:table-row table:style-name="ro1">
          <table:table-cell office:value-type="float" office:value="267.145" calcext:value-type="float">
            <text:p>267.145</text:p>
          </table:table-cell>
          <table:table-cell office:value-type="float" office:value="12.8113" calcext:value-type="float">
            <text:p>12.8113</text:p>
          </table:table-cell>
          <table:table-cell table:formula="of:=[.B269]/[.$B$2]" office:value-type="float" office:value="0.881046695550512" calcext:value-type="float">
            <text:p>0.881046695550512</text:p>
          </table:table-cell>
          <table:table-cell table:formula="of:=-LN([.C269])" office:value-type="float" office:value="0.126644651555542" calcext:value-type="float">
            <text:p>0.126644651555542</text:p>
          </table:table-cell>
        </table:table-row>
        <table:table-row table:style-name="ro1">
          <table:table-cell office:value-type="float" office:value="268.146" calcext:value-type="float">
            <text:p>268.146</text:p>
          </table:table-cell>
          <table:table-cell office:value-type="float" office:value="12.8048" calcext:value-type="float">
            <text:p>12.8048</text:p>
          </table:table-cell>
          <table:table-cell table:formula="of:=[.B270]/[.$B$2]" office:value-type="float" office:value="0.880599683653119" calcext:value-type="float">
            <text:p>0.880599683653119</text:p>
          </table:table-cell>
          <table:table-cell table:formula="of:=-LN([.C270])" office:value-type="float" office:value="0.127152144900704" calcext:value-type="float">
            <text:p>0.127152144900704</text:p>
          </table:table-cell>
        </table:table-row>
        <table:table-row table:style-name="ro1">
          <table:table-cell office:value-type="float" office:value="269.146" calcext:value-type="float">
            <text:p>269.146</text:p>
          </table:table-cell>
          <table:table-cell office:value-type="float" office:value="12.7987" calcext:value-type="float">
            <text:p>12.7987</text:p>
          </table:table-cell>
          <table:table-cell table:formula="of:=[.B271]/[.$B$2]" office:value-type="float" office:value="0.88018018018018" calcext:value-type="float">
            <text:p>0.88018018018018</text:p>
          </table:table-cell>
          <table:table-cell table:formula="of:=-LN([.C271])" office:value-type="float" office:value="0.127628642263597" calcext:value-type="float">
            <text:p>0.127628642263597</text:p>
          </table:table-cell>
        </table:table-row>
        <table:table-row table:style-name="ro1">
          <table:table-cell office:value-type="float" office:value="270.146" calcext:value-type="float">
            <text:p>270.146</text:p>
          </table:table-cell>
          <table:table-cell office:value-type="float" office:value="12.7956" calcext:value-type="float">
            <text:p>12.7956</text:p>
          </table:table-cell>
          <table:table-cell table:formula="of:=[.B272]/[.$B$2]" office:value-type="float" office:value="0.879966989890654" calcext:value-type="float">
            <text:p>0.879966989890654</text:p>
          </table:table-cell>
          <table:table-cell table:formula="of:=-LN([.C272])" office:value-type="float" office:value="0.127870883701352" calcext:value-type="float">
            <text:p>0.127870883701352</text:p>
          </table:table-cell>
        </table:table-row>
        <table:table-row table:style-name="ro1">
          <table:table-cell office:value-type="float" office:value="271.146" calcext:value-type="float">
            <text:p>271.146</text:p>
          </table:table-cell>
          <table:table-cell office:value-type="float" office:value="12.7907" calcext:value-type="float">
            <text:p>12.7907</text:p>
          </table:table-cell>
          <table:table-cell table:formula="of:=[.B273]/[.$B$2]" office:value-type="float" office:value="0.87963001169108" calcext:value-type="float">
            <text:p>0.87963001169108</text:p>
          </table:table-cell>
          <table:table-cell table:formula="of:=-LN([.C273])" office:value-type="float" office:value="0.128253901180229" calcext:value-type="float">
            <text:p>0.128253901180229</text:p>
          </table:table-cell>
        </table:table-row>
        <table:table-row table:style-name="ro1">
          <table:table-cell office:value-type="float" office:value="272.146" calcext:value-type="float">
            <text:p>272.146</text:p>
          </table:table-cell>
          <table:table-cell office:value-type="float" office:value="12.7833" calcext:value-type="float">
            <text:p>12.7833</text:p>
          </table:table-cell>
          <table:table-cell table:formula="of:=[.B274]/[.$B$2]" office:value-type="float" office:value="0.879121105838663" calcext:value-type="float">
            <text:p>0.879121105838663</text:p>
          </table:table-cell>
          <table:table-cell table:formula="of:=-LN([.C274])" office:value-type="float" office:value="0.128832613951522" calcext:value-type="float">
            <text:p>0.128832613951522</text:p>
          </table:table-cell>
        </table:table-row>
        <table:table-row table:style-name="ro1">
          <table:table-cell office:value-type="float" office:value="273.145" calcext:value-type="float">
            <text:p>273.145</text:p>
          </table:table-cell>
          <table:table-cell office:value-type="float" office:value="12.7754" calcext:value-type="float">
            <text:p>12.7754</text:p>
          </table:table-cell>
          <table:table-cell table:formula="of:=[.B275]/[.$B$2]" office:value-type="float" office:value="0.878577814455677" calcext:value-type="float">
            <text:p>0.878577814455677</text:p>
          </table:table-cell>
          <table:table-cell table:formula="of:=-LN([.C275])" office:value-type="float" office:value="0.129450798777166" calcext:value-type="float">
            <text:p>0.129450798777166</text:p>
          </table:table-cell>
        </table:table-row>
        <table:table-row table:style-name="ro1">
          <table:table-cell office:value-type="float" office:value="274.145" calcext:value-type="float">
            <text:p>274.145</text:p>
          </table:table-cell>
          <table:table-cell office:value-type="float" office:value="12.7694" calcext:value-type="float">
            <text:p>12.7694</text:p>
          </table:table-cell>
          <table:table-cell table:formula="of:=[.B276]/[.$B$2]" office:value-type="float" office:value="0.878165188088852" calcext:value-type="float">
            <text:p>0.878165188088852</text:p>
          </table:table-cell>
          <table:table-cell table:formula="of:=-LN([.C276])" office:value-type="float" office:value="0.129920561712114" calcext:value-type="float">
            <text:p>0.129920561712114</text:p>
          </table:table-cell>
        </table:table-row>
        <table:table-row table:style-name="ro1">
          <table:table-cell office:value-type="float" office:value="275.146" calcext:value-type="float">
            <text:p>275.146</text:p>
          </table:table-cell>
          <table:table-cell office:value-type="float" office:value="12.7632" calcext:value-type="float">
            <text:p>12.7632</text:p>
          </table:table-cell>
          <table:table-cell table:formula="of:=[.B277]/[.$B$2]" office:value-type="float" office:value="0.8777388075098" calcext:value-type="float">
            <text:p>0.8777388075098</text:p>
          </table:table-cell>
          <table:table-cell table:formula="of:=-LN([.C277])" office:value-type="float" office:value="0.130406215356621" calcext:value-type="float">
            <text:p>0.130406215356621</text:p>
          </table:table-cell>
        </table:table-row>
        <table:table-row table:style-name="ro1">
          <table:table-cell office:value-type="float" office:value="276.146" calcext:value-type="float">
            <text:p>276.146</text:p>
          </table:table-cell>
          <table:table-cell office:value-type="float" office:value="12.7572" calcext:value-type="float">
            <text:p>12.7572</text:p>
          </table:table-cell>
          <table:table-cell table:formula="of:=[.B278]/[.$B$2]" office:value-type="float" office:value="0.877326181142975" calcext:value-type="float">
            <text:p>0.877326181142975</text:p>
          </table:table-cell>
          <table:table-cell table:formula="of:=-LN([.C278])" office:value-type="float" office:value="0.130876427430926" calcext:value-type="float">
            <text:p>0.130876427430926</text:p>
          </table:table-cell>
        </table:table-row>
        <table:table-row table:style-name="ro1">
          <table:table-cell office:value-type="float" office:value="277.146" calcext:value-type="float">
            <text:p>277.146</text:p>
          </table:table-cell>
          <table:table-cell office:value-type="float" office:value="12.7513" calcext:value-type="float">
            <text:p>12.7513</text:p>
          </table:table-cell>
          <table:table-cell table:formula="of:=[.B279]/[.$B$2]" office:value-type="float" office:value="0.876920431882264" calcext:value-type="float">
            <text:p>0.876920431882264</text:p>
          </table:table-cell>
          <table:table-cell table:formula="of:=-LN([.C279])" office:value-type="float" office:value="0.131339018340247" calcext:value-type="float">
            <text:p>0.131339018340247</text:p>
          </table:table-cell>
        </table:table-row>
        <table:table-row table:style-name="ro1">
          <table:table-cell office:value-type="float" office:value="278.145" calcext:value-type="float">
            <text:p>278.145</text:p>
          </table:table-cell>
          <table:table-cell office:value-type="float" office:value="12.7457" calcext:value-type="float">
            <text:p>12.7457</text:p>
          </table:table-cell>
          <table:table-cell table:formula="of:=[.B280]/[.$B$2]" office:value-type="float" office:value="0.876535313939894" calcext:value-type="float">
            <text:p>0.876535313939894</text:p>
          </table:table-cell>
          <table:table-cell table:formula="of:=-LN([.C280])" office:value-type="float" office:value="0.131778285712099" calcext:value-type="float">
            <text:p>0.131778285712099</text:p>
          </table:table-cell>
        </table:table-row>
        <table:table-row table:style-name="ro1">
          <table:table-cell office:value-type="float" office:value="279.146" calcext:value-type="float">
            <text:p>279.146</text:p>
          </table:table-cell>
          <table:table-cell office:value-type="float" office:value="12.7409" calcext:value-type="float">
            <text:p>12.7409</text:p>
          </table:table-cell>
          <table:table-cell table:formula="of:=[.B281]/[.$B$2]" office:value-type="float" office:value="0.876205212846434" calcext:value-type="float">
            <text:p>0.876205212846434</text:p>
          </table:table-cell>
          <table:table-cell table:formula="of:=-LN([.C281])" office:value-type="float" office:value="0.132154954240404" calcext:value-type="float">
            <text:p>0.132154954240404</text:p>
          </table:table-cell>
        </table:table-row>
        <table:table-row table:style-name="ro1">
          <table:table-cell office:value-type="float" office:value="280.146" calcext:value-type="float">
            <text:p>280.146</text:p>
          </table:table-cell>
          <table:table-cell office:value-type="float" office:value="12.7353" calcext:value-type="float">
            <text:p>12.7353</text:p>
          </table:table-cell>
          <table:table-cell table:formula="of:=[.B282]/[.$B$2]" office:value-type="float" office:value="0.875820094904064" calcext:value-type="float">
            <text:p>0.875820094904064</text:p>
          </table:table-cell>
          <table:table-cell table:formula="of:=-LN([.C282])" office:value-type="float" office:value="0.132594580251362" calcext:value-type="float">
            <text:p>0.132594580251362</text:p>
          </table:table-cell>
        </table:table-row>
        <table:table-row table:style-name="ro1">
          <table:table-cell office:value-type="float" office:value="281.146" calcext:value-type="float">
            <text:p>281.146</text:p>
          </table:table-cell>
          <table:table-cell office:value-type="float" office:value="12.7302" calcext:value-type="float">
            <text:p>12.7302</text:p>
          </table:table-cell>
          <table:table-cell table:formula="of:=[.B283]/[.$B$2]" office:value-type="float" office:value="0.875469362492263" calcext:value-type="float">
            <text:p>0.875469362492263</text:p>
          </table:table-cell>
          <table:table-cell table:formula="of:=-LN([.C283])" office:value-type="float" office:value="0.13299512216636" calcext:value-type="float">
            <text:p>0.13299512216636</text:p>
          </table:table-cell>
        </table:table-row>
        <table:table-row table:style-name="ro1">
          <table:table-cell office:value-type="float" office:value="282.146" calcext:value-type="float">
            <text:p>282.146</text:p>
          </table:table-cell>
          <table:table-cell office:value-type="float" office:value="12.7248" calcext:value-type="float">
            <text:p>12.7248</text:p>
          </table:table-cell>
          <table:table-cell table:formula="of:=[.B284]/[.$B$2]" office:value-type="float" office:value="0.875097998762121" calcext:value-type="float">
            <text:p>0.875097998762121</text:p>
          </table:table-cell>
          <table:table-cell table:formula="of:=-LN([.C284])" office:value-type="float" office:value="0.133419400310615" calcext:value-type="float">
            <text:p>0.133419400310615</text:p>
          </table:table-cell>
        </table:table-row>
        <table:table-row table:style-name="ro1">
          <table:table-cell office:value-type="float" office:value="283.146" calcext:value-type="float">
            <text:p>283.146</text:p>
          </table:table-cell>
          <table:table-cell office:value-type="float" office:value="12.7199" calcext:value-type="float">
            <text:p>12.7199</text:p>
          </table:table-cell>
          <table:table-cell table:formula="of:=[.B285]/[.$B$2]" office:value-type="float" office:value="0.874761020562547" calcext:value-type="float">
            <text:p>0.874761020562547</text:p>
          </table:table-cell>
          <table:table-cell table:formula="of:=-LN([.C285])" office:value-type="float" office:value="0.133804549285495" calcext:value-type="float">
            <text:p>0.133804549285495</text:p>
          </table:table-cell>
        </table:table-row>
        <table:table-row table:style-name="ro1">
          <table:table-cell office:value-type="float" office:value="284.146" calcext:value-type="float">
            <text:p>284.146</text:p>
          </table:table-cell>
          <table:table-cell office:value-type="float" office:value="12.714" calcext:value-type="float">
            <text:p>12.714</text:p>
          </table:table-cell>
          <table:table-cell table:formula="of:=[.B286]/[.$B$2]" office:value-type="float" office:value="0.874355271301836" calcext:value-type="float">
            <text:p>0.874355271301836</text:p>
          </table:table-cell>
          <table:table-cell table:formula="of:=-LN([.C286])" office:value-type="float" office:value="0.134268497017132" calcext:value-type="float">
            <text:p>0.134268497017132</text:p>
          </table:table-cell>
        </table:table-row>
        <table:table-row table:style-name="ro1">
          <table:table-cell office:value-type="float" office:value="285.146" calcext:value-type="float">
            <text:p>285.146</text:p>
          </table:table-cell>
          <table:table-cell office:value-type="float" office:value="12.7092" calcext:value-type="float">
            <text:p>12.7092</text:p>
          </table:table-cell>
          <table:table-cell table:formula="of:=[.B287]/[.$B$2]" office:value-type="float" office:value="0.874025170208376" calcext:value-type="float">
            <text:p>0.874025170208376</text:p>
          </table:table-cell>
          <table:table-cell table:formula="of:=-LN([.C287])" office:value-type="float" office:value="0.134646104875862" calcext:value-type="float">
            <text:p>0.134646104875862</text:p>
          </table:table-cell>
        </table:table-row>
        <table:table-row table:style-name="ro1">
          <table:table-cell office:value-type="float" office:value="286.145" calcext:value-type="float">
            <text:p>286.145</text:p>
          </table:table-cell>
          <table:table-cell office:value-type="float" office:value="12.7044" calcext:value-type="float">
            <text:p>12.7044</text:p>
          </table:table-cell>
          <table:table-cell table:formula="of:=[.B288]/[.$B$2]" office:value-type="float" office:value="0.873695069114916" calcext:value-type="float">
            <text:p>0.873695069114916</text:p>
          </table:table-cell>
          <table:table-cell table:formula="of:=-LN([.C288])" office:value-type="float" office:value="0.135023855376151" calcext:value-type="float">
            <text:p>0.135023855376151</text:p>
          </table:table-cell>
        </table:table-row>
        <table:table-row table:style-name="ro1">
          <table:table-cell office:value-type="float" office:value="287.145" calcext:value-type="float">
            <text:p>287.145</text:p>
          </table:table-cell>
          <table:table-cell office:value-type="float" office:value="12.6989" calcext:value-type="float">
            <text:p>12.6989</text:p>
          </table:table-cell>
          <table:table-cell table:formula="of:=[.B289]/[.$B$2]" office:value-type="float" office:value="0.87331682827866" calcext:value-type="float">
            <text:p>0.87331682827866</text:p>
          </table:table-cell>
          <table:table-cell table:formula="of:=-LN([.C289])" office:value-type="float" office:value="0.135456869991256" calcext:value-type="float">
            <text:p>0.135456869991256</text:p>
          </table:table-cell>
        </table:table-row>
        <table:table-row table:style-name="ro1">
          <table:table-cell office:value-type="float" office:value="288.146" calcext:value-type="float">
            <text:p>288.146</text:p>
          </table:table-cell>
          <table:table-cell office:value-type="float" office:value="12.6938" calcext:value-type="float">
            <text:p>12.6938</text:p>
          </table:table-cell>
          <table:table-cell table:formula="of:=[.B290]/[.$B$2]" office:value-type="float" office:value="0.872966095866859" calcext:value-type="float">
            <text:p>0.872966095866859</text:p>
          </table:table-cell>
          <table:table-cell table:formula="of:=-LN([.C290])" office:value-type="float" office:value="0.135858560246217" calcext:value-type="float">
            <text:p>0.135858560246217</text:p>
          </table:table-cell>
        </table:table-row>
        <table:table-row table:style-name="ro1">
          <table:table-cell office:value-type="float" office:value="289.146" calcext:value-type="float">
            <text:p>289.146</text:p>
          </table:table-cell>
          <table:table-cell office:value-type="float" office:value="12.6874" calcext:value-type="float">
            <text:p>12.6874</text:p>
          </table:table-cell>
          <table:table-cell table:formula="of:=[.B291]/[.$B$2]" office:value-type="float" office:value="0.872525961075579" calcext:value-type="float">
            <text:p>0.872525961075579</text:p>
          </table:table-cell>
          <table:table-cell table:formula="of:=-LN([.C291])" office:value-type="float" office:value="0.136362870533803" calcext:value-type="float">
            <text:p>0.136362870533803</text:p>
          </table:table-cell>
        </table:table-row>
        <table:table-row table:style-name="ro1">
          <table:table-cell office:value-type="float" office:value="290.146" calcext:value-type="float">
            <text:p>290.146</text:p>
          </table:table-cell>
          <table:table-cell office:value-type="float" office:value="12.6827" calcext:value-type="float">
            <text:p>12.6827</text:p>
          </table:table-cell>
          <table:table-cell table:formula="of:=[.B292]/[.$B$2]" office:value-type="float" office:value="0.872202737088233" calcext:value-type="float">
            <text:p>0.872202737088233</text:p>
          </table:table-cell>
          <table:table-cell table:formula="of:=-LN([.C292])" office:value-type="float" office:value="0.1367333854355" calcext:value-type="float">
            <text:p>0.1367333854355</text:p>
          </table:table-cell>
        </table:table-row>
        <table:table-row table:style-name="ro1">
          <table:table-cell office:value-type="float" office:value="291.146" calcext:value-type="float">
            <text:p>291.146</text:p>
          </table:table-cell>
          <table:table-cell office:value-type="float" office:value="12.6775" calcext:value-type="float">
            <text:p>12.6775</text:p>
          </table:table-cell>
          <table:table-cell table:formula="of:=[.B293]/[.$B$2]" office:value-type="float" office:value="0.871845127570318" calcext:value-type="float">
            <text:p>0.871845127570318</text:p>
          </table:table-cell>
          <table:table-cell table:formula="of:=-LN([.C293])" office:value-type="float" office:value="0.137143476844312" calcext:value-type="float">
            <text:p>0.137143476844312</text:p>
          </table:table-cell>
        </table:table-row>
        <table:table-row table:style-name="ro1">
          <table:table-cell office:value-type="float" office:value="292.145" calcext:value-type="float">
            <text:p>292.145</text:p>
          </table:table-cell>
          <table:table-cell office:value-type="float" office:value="12.6719" calcext:value-type="float">
            <text:p>12.6719</text:p>
          </table:table-cell>
          <table:table-cell table:formula="of:=[.B294]/[.$B$2]" office:value-type="float" office:value="0.871460009627949" calcext:value-type="float">
            <text:p>0.871460009627949</text:p>
          </table:table-cell>
          <table:table-cell table:formula="of:=-LN([.C294])" office:value-type="float" office:value="0.137585301904557" calcext:value-type="float">
            <text:p>0.137585301904557</text:p>
          </table:table-cell>
        </table:table-row>
        <table:table-row table:style-name="ro1">
          <table:table-cell office:value-type="float" office:value="293.145" calcext:value-type="float">
            <text:p>293.145</text:p>
          </table:table-cell>
          <table:table-cell office:value-type="float" office:value="12.6671" calcext:value-type="float">
            <text:p>12.6671</text:p>
          </table:table-cell>
          <table:table-cell table:formula="of:=[.B295]/[.$B$2]" office:value-type="float" office:value="0.871129908534489" calcext:value-type="float">
            <text:p>0.871129908534489</text:p>
          </table:table-cell>
          <table:table-cell table:formula="of:=-LN([.C295])" office:value-type="float" office:value="0.137964164531923" calcext:value-type="float">
            <text:p>0.137964164531923</text:p>
          </table:table-cell>
        </table:table-row>
        <table:table-row table:style-name="ro1">
          <table:table-cell office:value-type="float" office:value="294.145" calcext:value-type="float">
            <text:p>294.145</text:p>
          </table:table-cell>
          <table:table-cell office:value-type="float" office:value="12.6619" calcext:value-type="float">
            <text:p>12.6619</text:p>
          </table:table-cell>
          <table:table-cell table:formula="of:=[.B296]/[.$B$2]" office:value-type="float" office:value="0.870772299016574" calcext:value-type="float">
            <text:p>0.870772299016574</text:p>
          </table:table-cell>
          <table:table-cell table:formula="of:=-LN([.C296])" office:value-type="float" office:value="0.138374761087102" calcext:value-type="float">
            <text:p>0.138374761087102</text:p>
          </table:table-cell>
        </table:table-row>
        <table:table-row table:style-name="ro1">
          <table:table-cell office:value-type="float" office:value="295.146" calcext:value-type="float">
            <text:p>295.146</text:p>
          </table:table-cell>
          <table:table-cell office:value-type="float" office:value="12.6565" calcext:value-type="float">
            <text:p>12.6565</text:p>
          </table:table-cell>
          <table:table-cell table:formula="of:=[.B297]/[.$B$2]" office:value-type="float" office:value="0.870400935286431" calcext:value-type="float">
            <text:p>0.870400935286431</text:p>
          </table:table-cell>
          <table:table-cell table:formula="of:=-LN([.C297])" office:value-type="float" office:value="0.138801328333206" calcext:value-type="float">
            <text:p>0.138801328333206</text:p>
          </table:table-cell>
        </table:table-row>
        <table:table-row table:style-name="ro1">
          <table:table-cell office:value-type="float" office:value="296.145" calcext:value-type="float">
            <text:p>296.145</text:p>
          </table:table-cell>
          <table:table-cell office:value-type="float" office:value="12.651" calcext:value-type="float">
            <text:p>12.651</text:p>
          </table:table-cell>
          <table:table-cell table:formula="of:=[.B298]/[.$B$2]" office:value-type="float" office:value="0.870022694450175" calcext:value-type="float">
            <text:p>0.870022694450175</text:p>
          </table:table-cell>
          <table:table-cell table:formula="of:=-LN([.C298])" office:value-type="float" office:value="0.139235982098816" calcext:value-type="float">
            <text:p>0.139235982098816</text:p>
          </table:table-cell>
        </table:table-row>
        <table:table-row table:style-name="ro1">
          <table:table-cell office:value-type="float" office:value="297.146" calcext:value-type="float">
            <text:p>297.146</text:p>
          </table:table-cell>
          <table:table-cell office:value-type="float" office:value="12.6446" calcext:value-type="float">
            <text:p>12.6446</text:p>
          </table:table-cell>
          <table:table-cell table:formula="of:=[.B299]/[.$B$2]" office:value-type="float" office:value="0.869582559658896" calcext:value-type="float">
            <text:p>0.869582559658896</text:p>
          </table:table-cell>
          <table:table-cell table:formula="of:=-LN([.C299])" office:value-type="float" office:value="0.1397419989663" calcext:value-type="float">
            <text:p>0.1397419989663</text:p>
          </table:table-cell>
        </table:table-row>
        <table:table-row table:style-name="ro1">
          <table:table-cell office:value-type="float" office:value="298.145" calcext:value-type="float">
            <text:p>298.145</text:p>
          </table:table-cell>
          <table:table-cell office:value-type="float" office:value="12.6379" calcext:value-type="float">
            <text:p>12.6379</text:p>
          </table:table-cell>
          <table:table-cell table:formula="of:=[.B300]/[.$B$2]" office:value-type="float" office:value="0.869121793549274" calcext:value-type="float">
            <text:p>0.869121793549274</text:p>
          </table:table-cell>
          <table:table-cell table:formula="of:=-LN([.C300])" office:value-type="float" office:value="0.140272009855796" calcext:value-type="float">
            <text:p>0.140272009855796</text:p>
          </table:table-cell>
        </table:table-row>
        <table:table-row table:style-name="ro1">
          <table:table-cell office:value-type="float" office:value="299.146" calcext:value-type="float">
            <text:p>299.146</text:p>
          </table:table-cell>
          <table:table-cell office:value-type="float" office:value="12.6336" calcext:value-type="float">
            <text:p>12.6336</text:p>
          </table:table-cell>
          <table:table-cell table:formula="of:=[.B301]/[.$B$2]" office:value-type="float" office:value="0.868826077986383" calcext:value-type="float">
            <text:p>0.868826077986383</text:p>
          </table:table-cell>
          <table:table-cell table:formula="of:=-LN([.C301])" office:value-type="float" office:value="0.140612314154433" calcext:value-type="float">
            <text:p>0.140612314154433</text:p>
          </table:table-cell>
        </table:table-row>
        <table:table-row table:style-name="ro1">
          <table:table-cell office:value-type="float" office:value="300.145" calcext:value-type="float">
            <text:p>300.145</text:p>
          </table:table-cell>
          <table:table-cell office:value-type="float" office:value="12.6281" calcext:value-type="float">
            <text:p>12.6281</text:p>
          </table:table-cell>
          <table:table-cell table:formula="of:=[.B302]/[.$B$2]" office:value-type="float" office:value="0.868447837150127" calcext:value-type="float">
            <text:p>0.868447837150127</text:p>
          </table:table-cell>
          <table:table-cell table:formula="of:=-LN([.C302])" office:value-type="float" office:value="0.1410477559566" calcext:value-type="float">
            <text:p>0.1410477559566</text:p>
          </table:table-cell>
        </table:table-row>
        <table:table-row table:style-name="ro1">
          <table:table-cell office:value-type="float" office:value="301.145" calcext:value-type="float">
            <text:p>301.145</text:p>
          </table:table-cell>
          <table:table-cell office:value-type="float" office:value="12.6212" calcext:value-type="float">
            <text:p>12.6212</text:p>
          </table:table-cell>
          <table:table-cell table:formula="of:=[.B303]/[.$B$2]" office:value-type="float" office:value="0.867973316828279" calcext:value-type="float">
            <text:p>0.867973316828279</text:p>
          </table:table-cell>
          <table:table-cell table:formula="of:=-LN([.C303])" office:value-type="float" office:value="0.141594305775546" calcext:value-type="float">
            <text:p>0.141594305775546</text:p>
          </table:table-cell>
        </table:table-row>
        <table:table-row table:style-name="ro1">
          <table:table-cell office:value-type="float" office:value="302.146" calcext:value-type="float">
            <text:p>302.146</text:p>
          </table:table-cell>
          <table:table-cell office:value-type="float" office:value="12.6168" calcext:value-type="float">
            <text:p>12.6168</text:p>
          </table:table-cell>
          <table:table-cell table:formula="of:=[.B304]/[.$B$2]" office:value-type="float" office:value="0.867670724159274" calcext:value-type="float">
            <text:p>0.867670724159274</text:p>
          </table:table-cell>
          <table:table-cell table:formula="of:=-LN([.C304])" office:value-type="float" office:value="0.141942986340138" calcext:value-type="float">
            <text:p>0.141942986340138</text:p>
          </table:table-cell>
        </table:table-row>
        <table:table-row table:style-name="ro1">
          <table:table-cell office:value-type="float" office:value="303.146" calcext:value-type="float">
            <text:p>303.146</text:p>
          </table:table-cell>
          <table:table-cell office:value-type="float" office:value="12.6104" calcext:value-type="float">
            <text:p>12.6104</text:p>
          </table:table-cell>
          <table:table-cell table:formula="of:=[.B305]/[.$B$2]" office:value-type="float" office:value="0.867230589367994" calcext:value-type="float">
            <text:p>0.867230589367994</text:p>
          </table:table-cell>
          <table:table-cell table:formula="of:=-LN([.C305])" office:value-type="float" office:value="0.142450375201153" calcext:value-type="float">
            <text:p>0.142450375201153</text:p>
          </table:table-cell>
        </table:table-row>
        <table:table-row table:style-name="ro1">
          <table:table-cell office:value-type="float" office:value="304.146" calcext:value-type="float">
            <text:p>304.146</text:p>
          </table:table-cell>
          <table:table-cell office:value-type="float" office:value="12.6045" calcext:value-type="float">
            <text:p>12.6045</text:p>
          </table:table-cell>
          <table:table-cell table:formula="of:=[.B306]/[.$B$2]" office:value-type="float" office:value="0.866824840107283" calcext:value-type="float">
            <text:p>0.866824840107283</text:p>
          </table:table-cell>
          <table:table-cell table:formula="of:=-LN([.C306])" office:value-type="float" office:value="0.142918352477103" calcext:value-type="float">
            <text:p>0.142918352477103</text:p>
          </table:table-cell>
        </table:table-row>
        <table:table-row table:style-name="ro1">
          <table:table-cell office:value-type="float" office:value="305.146" calcext:value-type="float">
            <text:p>305.146</text:p>
          </table:table-cell>
          <table:table-cell office:value-type="float" office:value="12.5982" calcext:value-type="float">
            <text:p>12.5982</text:p>
          </table:table-cell>
          <table:table-cell table:formula="of:=[.B307]/[.$B$2]" office:value-type="float" office:value="0.866391582422117" calcext:value-type="float">
            <text:p>0.866391582422117</text:p>
          </table:table-cell>
          <table:table-cell table:formula="of:=-LN([.C307])" office:value-type="float" office:value="0.143418298921827" calcext:value-type="float">
            <text:p>0.143418298921827</text:p>
          </table:table-cell>
        </table:table-row>
        <table:table-row table:style-name="ro1">
          <table:table-cell office:value-type="float" office:value="306.145" calcext:value-type="float">
            <text:p>306.145</text:p>
          </table:table-cell>
          <table:table-cell office:value-type="float" office:value="12.5928" calcext:value-type="float">
            <text:p>12.5928</text:p>
          </table:table-cell>
          <table:table-cell table:formula="of:=[.B308]/[.$B$2]" office:value-type="float" office:value="0.866020218691974" calcext:value-type="float">
            <text:p>0.866020218691974</text:p>
          </table:table-cell>
          <table:table-cell table:formula="of:=-LN([.C308])" office:value-type="float" office:value="0.143847023472874" calcext:value-type="float">
            <text:p>0.143847023472874</text:p>
          </table:table-cell>
        </table:table-row>
        <table:table-row table:style-name="ro1">
          <table:table-cell office:value-type="float" office:value="307.145" calcext:value-type="float">
            <text:p>307.145</text:p>
          </table:table-cell>
          <table:table-cell office:value-type="float" office:value="12.5863" calcext:value-type="float">
            <text:p>12.5863</text:p>
          </table:table-cell>
          <table:table-cell table:formula="of:=[.B309]/[.$B$2]" office:value-type="float" office:value="0.865573206794581" calcext:value-type="float">
            <text:p>0.865573206794581</text:p>
          </table:table-cell>
          <table:table-cell table:formula="of:=-LN([.C309])" office:value-type="float" office:value="0.144363324702417" calcext:value-type="float">
            <text:p>0.144363324702417</text:p>
          </table:table-cell>
        </table:table-row>
        <table:table-row table:style-name="ro1">
          <table:table-cell office:value-type="float" office:value="308.146" calcext:value-type="float">
            <text:p>308.146</text:p>
          </table:table-cell>
          <table:table-cell office:value-type="float" office:value="12.5821" calcext:value-type="float">
            <text:p>12.5821</text:p>
          </table:table-cell>
          <table:table-cell table:formula="of:=[.B310]/[.$B$2]" office:value-type="float" office:value="0.865284368337803" calcext:value-type="float">
            <text:p>0.865284368337803</text:p>
          </table:table-cell>
          <table:table-cell table:formula="of:=-LN([.C310])" office:value-type="float" office:value="0.14469707655307" calcext:value-type="float">
            <text:p>0.14469707655307</text:p>
          </table:table-cell>
        </table:table-row>
        <table:table-row table:style-name="ro1">
          <table:table-cell office:value-type="float" office:value="309.145" calcext:value-type="float">
            <text:p>309.145</text:p>
          </table:table-cell>
          <table:table-cell office:value-type="float" office:value="12.5765" calcext:value-type="float">
            <text:p>12.5765</text:p>
          </table:table-cell>
          <table:table-cell table:formula="of:=[.B311]/[.$B$2]" office:value-type="float" office:value="0.864899250395434" calcext:value-type="float">
            <text:p>0.864899250395434</text:p>
          </table:table-cell>
          <table:table-cell table:formula="of:=-LN([.C311])" office:value-type="float" office:value="0.145142252365117" calcext:value-type="float">
            <text:p>0.145142252365117</text:p>
          </table:table-cell>
        </table:table-row>
        <table:table-row table:style-name="ro1">
          <table:table-cell office:value-type="float" office:value="310.146" calcext:value-type="float">
            <text:p>310.146</text:p>
          </table:table-cell>
          <table:table-cell office:value-type="float" office:value="12.5698" calcext:value-type="float">
            <text:p>12.5698</text:p>
          </table:table-cell>
          <table:table-cell table:formula="of:=[.B312]/[.$B$2]" office:value-type="float" office:value="0.864438484285813" calcext:value-type="float">
            <text:p>0.864438484285813</text:p>
          </table:table-cell>
          <table:table-cell table:formula="of:=-LN([.C312])" office:value-type="float" office:value="0.145675133954738" calcext:value-type="float">
            <text:p>0.145675133954738</text:p>
          </table:table-cell>
        </table:table-row>
        <table:table-row table:style-name="ro1">
          <table:table-cell office:value-type="float" office:value="311.145" calcext:value-type="float">
            <text:p>311.145</text:p>
          </table:table-cell>
          <table:table-cell office:value-type="float" office:value="12.5651" calcext:value-type="float">
            <text:p>12.5651</text:p>
          </table:table-cell>
          <table:table-cell table:formula="of:=[.B313]/[.$B$2]" office:value-type="float" office:value="0.864115260298466" calcext:value-type="float">
            <text:p>0.864115260298466</text:p>
          </table:table-cell>
          <table:table-cell table:formula="of:=-LN([.C313])" office:value-type="float" office:value="0.146049115952262" calcext:value-type="float">
            <text:p>0.146049115952262</text:p>
          </table:table-cell>
        </table:table-row>
        <table:table-row table:style-name="ro1">
          <table:table-cell office:value-type="float" office:value="312.146" calcext:value-type="float">
            <text:p>312.146</text:p>
          </table:table-cell>
          <table:table-cell office:value-type="float" office:value="12.5599" calcext:value-type="float">
            <text:p>12.5599</text:p>
          </table:table-cell>
          <table:table-cell table:formula="of:=[.B314]/[.$B$2]" office:value-type="float" office:value="0.863757650780552" calcext:value-type="float">
            <text:p>0.863757650780552</text:p>
          </table:table-cell>
          <table:table-cell table:formula="of:=-LN([.C314])" office:value-type="float" office:value="0.146463046306431" calcext:value-type="float">
            <text:p>0.146463046306431</text:p>
          </table:table-cell>
        </table:table-row>
        <table:table-row table:style-name="ro1">
          <table:table-cell office:value-type="float" office:value="313.145" calcext:value-type="float">
            <text:p>313.145</text:p>
          </table:table-cell>
          <table:table-cell office:value-type="float" office:value="12.5536" calcext:value-type="float">
            <text:p>12.5536</text:p>
          </table:table-cell>
          <table:table-cell table:formula="of:=[.B315]/[.$B$2]" office:value-type="float" office:value="0.863324393095385" calcext:value-type="float">
            <text:p>0.863324393095385</text:p>
          </table:table-cell>
          <table:table-cell table:formula="of:=-LN([.C315])" office:value-type="float" office:value="0.146964768498252" calcext:value-type="float">
            <text:p>0.146964768498252</text:p>
          </table:table-cell>
        </table:table-row>
        <table:table-row table:style-name="ro1">
          <table:table-cell office:value-type="float" office:value="314.145" calcext:value-type="float">
            <text:p>314.145</text:p>
          </table:table-cell>
          <table:table-cell office:value-type="float" office:value="12.5477" calcext:value-type="float">
            <text:p>12.5477</text:p>
          </table:table-cell>
          <table:table-cell table:formula="of:=[.B316]/[.$B$2]" office:value-type="float" office:value="0.862918643834674" calcext:value-type="float">
            <text:p>0.862918643834674</text:p>
          </table:table-cell>
          <table:table-cell table:formula="of:=-LN([.C316])" office:value-type="float" office:value="0.147434863681263" calcext:value-type="float">
            <text:p>0.147434863681263</text:p>
          </table:table-cell>
        </table:table-row>
        <table:table-row table:style-name="ro1">
          <table:table-cell office:value-type="float" office:value="315.146" calcext:value-type="float">
            <text:p>315.146</text:p>
          </table:table-cell>
          <table:table-cell office:value-type="float" office:value="12.543" calcext:value-type="float">
            <text:p>12.543</text:p>
          </table:table-cell>
          <table:table-cell table:formula="of:=[.B317]/[.$B$2]" office:value-type="float" office:value="0.862595419847328" calcext:value-type="float">
            <text:p>0.862595419847328</text:p>
          </table:table-cell>
          <table:table-cell table:formula="of:=-LN([.C317])" office:value-type="float" office:value="0.147809504488811" calcext:value-type="float">
            <text:p>0.147809504488811</text:p>
          </table:table-cell>
        </table:table-row>
        <table:table-row table:style-name="ro1">
          <table:table-cell office:value-type="float" office:value="316.145" calcext:value-type="float">
            <text:p>316.145</text:p>
          </table:table-cell>
          <table:table-cell office:value-type="float" office:value="12.5365" calcext:value-type="float">
            <text:p>12.5365</text:p>
          </table:table-cell>
          <table:table-cell table:formula="of:=[.B318]/[.$B$2]" office:value-type="float" office:value="0.862148407949935" calcext:value-type="float">
            <text:p>0.862148407949935</text:p>
          </table:table-cell>
          <table:table-cell table:formula="of:=-LN([.C318])" office:value-type="float" office:value="0.148327856142196" calcext:value-type="float">
            <text:p>0.148327856142196</text:p>
          </table:table-cell>
        </table:table-row>
        <table:table-row table:style-name="ro1">
          <table:table-cell office:value-type="float" office:value="317.146" calcext:value-type="float">
            <text:p>317.146</text:p>
          </table:table-cell>
          <table:table-cell office:value-type="float" office:value="12.5311" calcext:value-type="float">
            <text:p>12.5311</text:p>
          </table:table-cell>
          <table:table-cell table:formula="of:=[.B319]/[.$B$2]" office:value-type="float" office:value="0.861777044219792" calcext:value-type="float">
            <text:p>0.861777044219792</text:p>
          </table:table-cell>
          <table:table-cell table:formula="of:=-LN([.C319])" office:value-type="float" office:value="0.148758691170961" calcext:value-type="float">
            <text:p>0.148758691170961</text:p>
          </table:table-cell>
        </table:table-row>
        <table:table-row table:style-name="ro1">
          <table:table-cell office:value-type="float" office:value="318.146" calcext:value-type="float">
            <text:p>318.146</text:p>
          </table:table-cell>
          <table:table-cell office:value-type="float" office:value="12.5259" calcext:value-type="float">
            <text:p>12.5259</text:p>
          </table:table-cell>
          <table:table-cell table:formula="of:=[.B320]/[.$B$2]" office:value-type="float" office:value="0.861419434701877" calcext:value-type="float">
            <text:p>0.861419434701877</text:p>
          </table:table-cell>
          <table:table-cell table:formula="of:=-LN([.C320])" office:value-type="float" office:value="0.149173744854534" calcext:value-type="float">
            <text:p>0.149173744854534</text:p>
          </table:table-cell>
        </table:table-row>
        <table:table-row table:style-name="ro1">
          <table:table-cell office:value-type="float" office:value="319.145" calcext:value-type="float">
            <text:p>319.145</text:p>
          </table:table-cell>
          <table:table-cell office:value-type="float" office:value="12.5195" calcext:value-type="float">
            <text:p>12.5195</text:p>
          </table:table-cell>
          <table:table-cell table:formula="of:=[.B321]/[.$B$2]" office:value-type="float" office:value="0.860979299910598" calcext:value-type="float">
            <text:p>0.860979299910598</text:p>
          </table:table-cell>
          <table:table-cell table:formula="of:=-LN([.C321])" office:value-type="float" office:value="0.1496848167591" calcext:value-type="float">
            <text:p>0.1496848167591</text:p>
          </table:table-cell>
        </table:table-row>
        <table:table-row table:style-name="ro1">
          <table:table-cell office:value-type="float" office:value="320.146" calcext:value-type="float">
            <text:p>320.146</text:p>
          </table:table-cell>
          <table:table-cell office:value-type="float" office:value="12.5152" calcext:value-type="float">
            <text:p>12.5152</text:p>
          </table:table-cell>
          <table:table-cell table:formula="of:=[.B322]/[.$B$2]" office:value-type="float" office:value="0.860683584347706" calcext:value-type="float">
            <text:p>0.860683584347706</text:p>
          </table:table-cell>
          <table:table-cell table:formula="of:=-LN([.C322])" office:value-type="float" office:value="0.150028339952291" calcext:value-type="float">
            <text:p>0.150028339952291</text:p>
          </table:table-cell>
        </table:table-row>
        <table:table-row table:style-name="ro1">
          <table:table-cell office:value-type="float" office:value="321.145" calcext:value-type="float">
            <text:p>321.145</text:p>
          </table:table-cell>
          <table:table-cell office:value-type="float" office:value="12.5087" calcext:value-type="float">
            <text:p>12.5087</text:p>
          </table:table-cell>
          <table:table-cell table:formula="of:=[.B323]/[.$B$2]" office:value-type="float" office:value="0.860236572450313" calcext:value-type="float">
            <text:p>0.860236572450313</text:p>
          </table:table-cell>
          <table:table-cell table:formula="of:=-LN([.C323])" office:value-type="float" office:value="0.150547843318767" calcext:value-type="float">
            <text:p>0.150547843318767</text:p>
          </table:table-cell>
        </table:table-row>
        <table:table-row table:style-name="ro1">
          <table:table-cell office:value-type="float" office:value="322.145" calcext:value-type="float">
            <text:p>322.145</text:p>
          </table:table-cell>
          <table:table-cell office:value-type="float" office:value="12.5031" calcext:value-type="float">
            <text:p>12.5031</text:p>
          </table:table-cell>
          <table:table-cell table:formula="of:=[.B324]/[.$B$2]" office:value-type="float" office:value="0.859851454507943" calcext:value-type="float">
            <text:p>0.859851454507943</text:p>
          </table:table-cell>
          <table:table-cell table:formula="of:=-LN([.C324])" office:value-type="float" office:value="0.15099563197001" calcext:value-type="float">
            <text:p>0.15099563197001</text:p>
          </table:table-cell>
        </table:table-row>
        <table:table-row table:style-name="ro1">
          <table:table-cell office:value-type="float" office:value="323.146" calcext:value-type="float">
            <text:p>323.146</text:p>
          </table:table-cell>
          <table:table-cell office:value-type="float" office:value="12.4979" calcext:value-type="float">
            <text:p>12.4979</text:p>
          </table:table-cell>
          <table:table-cell table:formula="of:=[.B325]/[.$B$2]" office:value-type="float" office:value="0.859493844990028" calcext:value-type="float">
            <text:p>0.859493844990028</text:p>
          </table:table-cell>
          <table:table-cell table:formula="of:=-LN([.C325])" office:value-type="float" office:value="0.151411615336674" calcext:value-type="float">
            <text:p>0.151411615336674</text:p>
          </table:table-cell>
        </table:table-row>
        <table:table-row table:style-name="ro1">
          <table:table-cell office:value-type="float" office:value="324.145" calcext:value-type="float">
            <text:p>324.145</text:p>
          </table:table-cell>
          <table:table-cell office:value-type="float" office:value="12.4918" calcext:value-type="float">
            <text:p>12.4918</text:p>
          </table:table-cell>
          <table:table-cell table:formula="of:=[.B326]/[.$B$2]" office:value-type="float" office:value="0.85907434151709" calcext:value-type="float">
            <text:p>0.85907434151709</text:p>
          </table:table-cell>
          <table:table-cell table:formula="of:=-LN([.C326])" office:value-type="float" office:value="0.15189981648524" calcext:value-type="float">
            <text:p>0.15189981648524</text:p>
          </table:table-cell>
        </table:table-row>
        <table:table-row table:style-name="ro1">
          <table:table-cell office:value-type="float" office:value="325.145" calcext:value-type="float">
            <text:p>325.145</text:p>
          </table:table-cell>
          <table:table-cell office:value-type="float" office:value="12.4866" calcext:value-type="float">
            <text:p>12.4866</text:p>
          </table:table-cell>
          <table:table-cell table:formula="of:=[.B327]/[.$B$2]" office:value-type="float" office:value="0.858716731999175" calcext:value-type="float">
            <text:p>0.858716731999175</text:p>
          </table:table-cell>
          <table:table-cell table:formula="of:=-LN([.C327])" office:value-type="float" office:value="0.152316176226066" calcext:value-type="float">
            <text:p>0.152316176226066</text:p>
          </table:table-cell>
        </table:table-row>
        <table:table-row table:style-name="ro1">
          <table:table-cell office:value-type="float" office:value="326.146" calcext:value-type="float">
            <text:p>326.146</text:p>
          </table:table-cell>
          <table:table-cell office:value-type="float" office:value="12.481" calcext:value-type="float">
            <text:p>12.481</text:p>
          </table:table-cell>
          <table:table-cell table:formula="of:=[.B328]/[.$B$2]" office:value-type="float" office:value="0.858331614056805" calcext:value-type="float">
            <text:p>0.858331614056805</text:p>
          </table:table-cell>
          <table:table-cell table:formula="of:=-LN([.C328])" office:value-type="float" office:value="0.152764757595032" calcext:value-type="float">
            <text:p>0.152764757595032</text:p>
          </table:table-cell>
        </table:table-row>
        <table:table-row table:style-name="ro1">
          <table:table-cell office:value-type="float" office:value="327.145" calcext:value-type="float">
            <text:p>327.145</text:p>
          </table:table-cell>
          <table:table-cell office:value-type="float" office:value="12.4754" calcext:value-type="float">
            <text:p>12.4754</text:p>
          </table:table-cell>
          <table:table-cell table:formula="of:=[.B329]/[.$B$2]" office:value-type="float" office:value="0.857946496114435" calcext:value-type="float">
            <text:p>0.857946496114435</text:p>
          </table:table-cell>
          <table:table-cell table:formula="of:=-LN([.C329])" office:value-type="float" office:value="0.153213540279553" calcext:value-type="float">
            <text:p>0.153213540279553</text:p>
          </table:table-cell>
        </table:table-row>
        <table:table-row table:style-name="ro1">
          <table:table-cell office:value-type="float" office:value="328.145" calcext:value-type="float">
            <text:p>328.145</text:p>
          </table:table-cell>
          <table:table-cell office:value-type="float" office:value="12.4707" calcext:value-type="float">
            <text:p>12.4707</text:p>
          </table:table-cell>
          <table:table-cell table:formula="of:=[.B330]/[.$B$2]" office:value-type="float" office:value="0.857623272127089" calcext:value-type="float">
            <text:p>0.857623272127089</text:p>
          </table:table-cell>
          <table:table-cell table:formula="of:=-LN([.C330])" office:value-type="float" office:value="0.153590352691562" calcext:value-type="float">
            <text:p>0.153590352691562</text:p>
          </table:table-cell>
        </table:table-row>
        <table:table-row table:style-name="ro1">
          <table:table-cell office:value-type="float" office:value="329.146" calcext:value-type="float">
            <text:p>329.146</text:p>
          </table:table-cell>
          <table:table-cell office:value-type="float" office:value="12.4653" calcext:value-type="float">
            <text:p>12.4653</text:p>
          </table:table-cell>
          <table:table-cell table:formula="of:=[.B331]/[.$B$2]" office:value-type="float" office:value="0.857251908396947" calcext:value-type="float">
            <text:p>0.857251908396947</text:p>
          </table:table-cell>
          <table:table-cell table:formula="of:=-LN([.C331])" office:value-type="float" office:value="0.154023461456754" calcext:value-type="float">
            <text:p>0.154023461456754</text:p>
          </table:table-cell>
        </table:table-row>
        <table:table-row table:style-name="ro1">
          <table:table-cell office:value-type="float" office:value="330.146" calcext:value-type="float">
            <text:p>330.146</text:p>
          </table:table-cell>
          <table:table-cell office:value-type="float" office:value="12.4597" calcext:value-type="float">
            <text:p>12.4597</text:p>
          </table:table-cell>
          <table:table-cell table:formula="of:=[.B332]/[.$B$2]" office:value-type="float" office:value="0.856866790454577" calcext:value-type="float">
            <text:p>0.856866790454577</text:p>
          </table:table-cell>
          <table:table-cell table:formula="of:=-LN([.C332])" office:value-type="float" office:value="0.154472809508447" calcext:value-type="float">
            <text:p>0.154472809508447</text:p>
          </table:table-cell>
        </table:table-row>
        <table:table-row table:style-name="ro1">
          <table:table-cell office:value-type="float" office:value="331.145" calcext:value-type="float">
            <text:p>331.145</text:p>
          </table:table-cell>
          <table:table-cell office:value-type="float" office:value="12.4543" calcext:value-type="float">
            <text:p>12.4543</text:p>
          </table:table-cell>
          <table:table-cell table:formula="of:=[.B333]/[.$B$2]" office:value-type="float" office:value="0.856495426724434" calcext:value-type="float">
            <text:p>0.856495426724434</text:p>
          </table:table-cell>
          <table:table-cell table:formula="of:=-LN([.C333])" office:value-type="float" office:value="0.154906300724997" calcext:value-type="float">
            <text:p>0.154906300724997</text:p>
          </table:table-cell>
        </table:table-row>
        <table:table-row table:style-name="ro1">
          <table:table-cell office:value-type="float" office:value="332.145" calcext:value-type="float">
            <text:p>332.145</text:p>
          </table:table-cell>
          <table:table-cell office:value-type="float" office:value="12.4488" calcext:value-type="float">
            <text:p>12.4488</text:p>
          </table:table-cell>
          <table:table-cell table:formula="of:=[.B334]/[.$B$2]" office:value-type="float" office:value="0.856117185888178" calcext:value-type="float">
            <text:p>0.856117185888178</text:p>
          </table:table-cell>
          <table:table-cell table:formula="of:=-LN([.C334])" office:value-type="float" office:value="0.155348012808186" calcext:value-type="float">
            <text:p>0.155348012808186</text:p>
          </table:table-cell>
        </table:table-row>
        <table:table-row table:style-name="ro1">
          <table:table-cell office:value-type="float" office:value="333.146" calcext:value-type="float">
            <text:p>333.146</text:p>
          </table:table-cell>
          <table:table-cell office:value-type="float" office:value="12.4432" calcext:value-type="float">
            <text:p>12.4432</text:p>
          </table:table-cell>
          <table:table-cell table:formula="of:=[.B335]/[.$B$2]" office:value-type="float" office:value="0.855732067945808" calcext:value-type="float">
            <text:p>0.855732067945808</text:p>
          </table:table-cell>
          <table:table-cell table:formula="of:=-LN([.C335])" office:value-type="float" office:value="0.155797956572807" calcext:value-type="float">
            <text:p>0.155797956572807</text:p>
          </table:table-cell>
        </table:table-row>
        <table:table-row table:style-name="ro1">
          <table:table-cell office:value-type="float" office:value="334.146" calcext:value-type="float">
            <text:p>334.146</text:p>
          </table:table-cell>
          <table:table-cell office:value-type="float" office:value="12.4383" calcext:value-type="float">
            <text:p>12.4383</text:p>
          </table:table-cell>
          <table:table-cell table:formula="of:=[.B336]/[.$B$2]" office:value-type="float" office:value="0.855395089746235" calcext:value-type="float">
            <text:p>0.855395089746235</text:p>
          </table:table-cell>
          <table:table-cell table:formula="of:=-LN([.C336])" office:value-type="float" office:value="0.156191823507143" calcext:value-type="float">
            <text:p>0.156191823507143</text:p>
          </table:table-cell>
        </table:table-row>
        <table:table-row table:style-name="ro1">
          <table:table-cell office:value-type="float" office:value="335.145" calcext:value-type="float">
            <text:p>335.145</text:p>
          </table:table-cell>
          <table:table-cell office:value-type="float" office:value="12.4328" calcext:value-type="float">
            <text:p>12.4328</text:p>
          </table:table-cell>
          <table:table-cell table:formula="of:=[.B337]/[.$B$2]" office:value-type="float" office:value="0.855016848909979" calcext:value-type="float">
            <text:p>0.855016848909979</text:p>
          </table:table-cell>
          <table:table-cell table:formula="of:=-LN([.C337])" office:value-type="float" office:value="0.156634103912084" calcext:value-type="float">
            <text:p>0.156634103912084</text:p>
          </table:table-cell>
        </table:table-row>
        <table:table-row table:style-name="ro1">
          <table:table-cell office:value-type="float" office:value="336.145" calcext:value-type="float">
            <text:p>336.145</text:p>
          </table:table-cell>
          <table:table-cell office:value-type="float" office:value="12.4269" calcext:value-type="float">
            <text:p>12.4269</text:p>
          </table:table-cell>
          <table:table-cell table:formula="of:=[.B338]/[.$B$2]" office:value-type="float" office:value="0.854611099649268" calcext:value-type="float">
            <text:p>0.854611099649268</text:p>
          </table:table-cell>
          <table:table-cell table:formula="of:=-LN([.C338])" office:value-type="float" office:value="0.157108767734316" calcext:value-type="float">
            <text:p>0.157108767734316</text:p>
          </table:table-cell>
        </table:table-row>
        <table:table-row table:style-name="ro1">
          <table:table-cell office:value-type="float" office:value="337.145" calcext:value-type="float">
            <text:p>337.145</text:p>
          </table:table-cell>
          <table:table-cell office:value-type="float" office:value="12.4208" calcext:value-type="float">
            <text:p>12.4208</text:p>
          </table:table-cell>
          <table:table-cell table:formula="of:=[.B339]/[.$B$2]" office:value-type="float" office:value="0.854191596176329" calcext:value-type="float">
            <text:p>0.854191596176329</text:p>
          </table:table-cell>
          <table:table-cell table:formula="of:=-LN([.C339])" office:value-type="float" office:value="0.15759975886207" calcext:value-type="float">
            <text:p>0.15759975886207</text:p>
          </table:table-cell>
        </table:table-row>
        <table:table-row table:style-name="ro1">
          <table:table-cell office:value-type="float" office:value="338.146" calcext:value-type="float">
            <text:p>338.146</text:p>
          </table:table-cell>
          <table:table-cell office:value-type="float" office:value="12.4156" calcext:value-type="float">
            <text:p>12.4156</text:p>
          </table:table-cell>
          <table:table-cell table:formula="of:=[.B340]/[.$B$2]" office:value-type="float" office:value="0.853833986658414" calcext:value-type="float">
            <text:p>0.853833986658414</text:p>
          </table:table-cell>
          <table:table-cell table:formula="of:=-LN([.C340])" office:value-type="float" office:value="0.158018499104294" calcext:value-type="float">
            <text:p>0.158018499104294</text:p>
          </table:table-cell>
        </table:table-row>
        <table:table-row table:style-name="ro1">
          <table:table-cell office:value-type="float" office:value="339.146" calcext:value-type="float">
            <text:p>339.146</text:p>
          </table:table-cell>
          <table:table-cell office:value-type="float" office:value="12.4105" calcext:value-type="float">
            <text:p>12.4105</text:p>
          </table:table-cell>
          <table:table-cell table:formula="of:=[.B341]/[.$B$2]" office:value-type="float" office:value="0.853483254246613" calcext:value-type="float">
            <text:p>0.853483254246613</text:p>
          </table:table-cell>
          <table:table-cell table:formula="of:=-LN([.C341])" office:value-type="float" office:value="0.158429357037818" calcext:value-type="float">
            <text:p>0.158429357037818</text:p>
          </table:table-cell>
        </table:table-row>
        <table:table-row table:style-name="ro1">
          <table:table-cell office:value-type="float" office:value="340.146" calcext:value-type="float">
            <text:p>340.146</text:p>
          </table:table-cell>
          <table:table-cell office:value-type="float" office:value="12.4049" calcext:value-type="float">
            <text:p>12.4049</text:p>
          </table:table-cell>
          <table:table-cell table:formula="of:=[.B342]/[.$B$2]" office:value-type="float" office:value="0.853098136304243" calcext:value-type="float">
            <text:p>0.853098136304243</text:p>
          </table:table-cell>
          <table:table-cell table:formula="of:=-LN([.C342])" office:value-type="float" office:value="0.158880689685695" calcext:value-type="float">
            <text:p>0.158880689685695</text:p>
          </table:table-cell>
        </table:table-row>
        <table:table-row table:style-name="ro1">
          <table:table-cell office:value-type="float" office:value="341.145" calcext:value-type="float">
            <text:p>341.145</text:p>
          </table:table-cell>
          <table:table-cell office:value-type="float" office:value="12.3992" calcext:value-type="float">
            <text:p>12.3992</text:p>
          </table:table-cell>
          <table:table-cell table:formula="of:=[.B343]/[.$B$2]" office:value-type="float" office:value="0.85270614125576" calcext:value-type="float">
            <text:p>0.85270614125576</text:p>
          </table:table-cell>
          <table:table-cell table:formula="of:=-LN([.C343])" office:value-type="float" office:value="0.159340291130645" calcext:value-type="float">
            <text:p>0.159340291130645</text:p>
          </table:table-cell>
        </table:table-row>
        <table:table-row table:style-name="ro1">
          <table:table-cell office:value-type="float" office:value="342.145" calcext:value-type="float">
            <text:p>342.145</text:p>
          </table:table-cell>
          <table:table-cell office:value-type="float" office:value="12.3928" calcext:value-type="float">
            <text:p>12.3928</text:p>
          </table:table-cell>
          <table:table-cell table:formula="of:=[.B344]/[.$B$2]" office:value-type="float" office:value="0.85226600646448" calcext:value-type="float">
            <text:p>0.85226600646448</text:p>
          </table:table-cell>
          <table:table-cell table:formula="of:=-LN([.C344])" office:value-type="float" office:value="0.159856586721333" calcext:value-type="float">
            <text:p>0.159856586721333</text:p>
          </table:table-cell>
        </table:table-row>
        <table:table-row table:style-name="ro1">
          <table:table-cell office:value-type="float" office:value="343.145" calcext:value-type="float">
            <text:p>343.145</text:p>
          </table:table-cell>
          <table:table-cell office:value-type="float" office:value="12.3881" calcext:value-type="float">
            <text:p>12.3881</text:p>
          </table:table-cell>
          <table:table-cell table:formula="of:=[.B345]/[.$B$2]" office:value-type="float" office:value="0.851942782477134" calcext:value-type="float">
            <text:p>0.851942782477134</text:p>
          </table:table-cell>
          <table:table-cell table:formula="of:=-LN([.C345])" office:value-type="float" office:value="0.160235911124914" calcext:value-type="float">
            <text:p>0.160235911124914</text:p>
          </table:table-cell>
        </table:table-row>
        <table:table-row table:style-name="ro1">
          <table:table-cell office:value-type="float" office:value="344.146" calcext:value-type="float">
            <text:p>344.146</text:p>
          </table:table-cell>
          <table:table-cell office:value-type="float" office:value="12.3834" calcext:value-type="float">
            <text:p>12.3834</text:p>
          </table:table-cell>
          <table:table-cell table:formula="of:=[.B346]/[.$B$2]" office:value-type="float" office:value="0.851619558489787" calcext:value-type="float">
            <text:p>0.851619558489787</text:p>
          </table:table-cell>
          <table:table-cell table:formula="of:=-LN([.C346])" office:value-type="float" office:value="0.160615379470101" calcext:value-type="float">
            <text:p>0.160615379470101</text:p>
          </table:table-cell>
        </table:table-row>
        <table:table-row table:style-name="ro1">
          <table:table-cell office:value-type="float" office:value="345.146" calcext:value-type="float">
            <text:p>345.146</text:p>
          </table:table-cell>
          <table:table-cell office:value-type="float" office:value="12.3789" calcext:value-type="float">
            <text:p>12.3789</text:p>
          </table:table-cell>
          <table:table-cell table:formula="of:=[.B347]/[.$B$2]" office:value-type="float" office:value="0.851310088714669" calcext:value-type="float">
            <text:p>0.851310088714669</text:p>
          </table:table-cell>
          <table:table-cell table:formula="of:=-LN([.C347])" office:value-type="float" office:value="0.160978835211251" calcext:value-type="float">
            <text:p>0.160978835211251</text:p>
          </table:table-cell>
        </table:table-row>
        <table:table-row table:style-name="ro1">
          <table:table-cell office:value-type="float" office:value="346.145" calcext:value-type="float">
            <text:p>346.145</text:p>
          </table:table-cell>
          <table:table-cell office:value-type="float" office:value="12.3728" calcext:value-type="float">
            <text:p>12.3728</text:p>
          </table:table-cell>
          <table:table-cell table:formula="of:=[.B348]/[.$B$2]" office:value-type="float" office:value="0.85089058524173" calcext:value-type="float">
            <text:p>0.85089058524173</text:p>
          </table:table-cell>
          <table:table-cell table:formula="of:=-LN([.C348])" office:value-type="float" office:value="0.161471730658715" calcext:value-type="float">
            <text:p>0.161471730658715</text:p>
          </table:table-cell>
        </table:table-row>
        <table:table-row table:style-name="ro1">
          <table:table-cell office:value-type="float" office:value="347.145" calcext:value-type="float">
            <text:p>347.145</text:p>
          </table:table-cell>
          <table:table-cell office:value-type="float" office:value="12.3674" calcext:value-type="float">
            <text:p>12.3674</text:p>
          </table:table-cell>
          <table:table-cell table:formula="of:=[.B349]/[.$B$2]" office:value-type="float" office:value="0.850519221511588" calcext:value-type="float">
            <text:p>0.850519221511588</text:p>
          </table:table-cell>
          <table:table-cell table:formula="of:=-LN([.C349])" office:value-type="float" office:value="0.161908267152822" calcext:value-type="float">
            <text:p>0.161908267152822</text:p>
          </table:table-cell>
        </table:table-row>
        <table:table-row table:style-name="ro1">
          <table:table-cell office:value-type="float" office:value="348.145" calcext:value-type="float">
            <text:p>348.145</text:p>
          </table:table-cell>
          <table:table-cell office:value-type="float" office:value="12.3611" calcext:value-type="float">
            <text:p>12.3611</text:p>
          </table:table-cell>
          <table:table-cell table:formula="of:=[.B350]/[.$B$2]" office:value-type="float" office:value="0.850085963826422" calcext:value-type="float">
            <text:p>0.850085963826422</text:p>
          </table:table-cell>
          <table:table-cell table:formula="of:=-LN([.C350])" office:value-type="float" office:value="0.162417800698027" calcext:value-type="float">
            <text:p>0.162417800698027</text:p>
          </table:table-cell>
        </table:table-row>
        <table:table-row table:style-name="ro1">
          <table:table-cell office:value-type="float" office:value="349.146" calcext:value-type="float">
            <text:p>349.146</text:p>
          </table:table-cell>
          <table:table-cell office:value-type="float" office:value="12.3565" calcext:value-type="float">
            <text:p>12.3565</text:p>
          </table:table-cell>
          <table:table-cell table:formula="of:=[.B351]/[.$B$2]" office:value-type="float" office:value="0.84976961694519" calcext:value-type="float">
            <text:p>0.84976961694519</text:p>
          </table:table-cell>
          <table:table-cell table:formula="of:=-LN([.C351])" office:value-type="float" office:value="0.162790005123465" calcext:value-type="float">
            <text:p>0.162790005123465</text:p>
          </table:table-cell>
        </table:table-row>
        <table:table-row table:style-name="ro1">
          <table:table-cell office:value-type="float" office:value="350.146" calcext:value-type="float">
            <text:p>350.146</text:p>
          </table:table-cell>
          <table:table-cell office:value-type="float" office:value="12.3495" calcext:value-type="float">
            <text:p>12.3495</text:p>
          </table:table-cell>
          <table:table-cell table:formula="of:=[.B352]/[.$B$2]" office:value-type="float" office:value="0.849288219517227" calcext:value-type="float">
            <text:p>0.849288219517227</text:p>
          </table:table-cell>
          <table:table-cell table:formula="of:=-LN([.C352])" office:value-type="float" office:value="0.163356669106895" calcext:value-type="float">
            <text:p>0.163356669106895</text:p>
          </table:table-cell>
        </table:table-row>
        <table:table-row table:style-name="ro1">
          <table:table-cell office:value-type="float" office:value="351.145" calcext:value-type="float">
            <text:p>351.145</text:p>
          </table:table-cell>
          <table:table-cell office:value-type="float" office:value="12.345" calcext:value-type="float">
            <text:p>12.345</text:p>
          </table:table-cell>
          <table:table-cell table:formula="of:=[.B353]/[.$B$2]" office:value-type="float" office:value="0.848978749742109" calcext:value-type="float">
            <text:p>0.848978749742109</text:p>
          </table:table-cell>
          <table:table-cell table:formula="of:=-LN([.C353])" office:value-type="float" office:value="0.163721122734206" calcext:value-type="float">
            <text:p>0.163721122734206</text:p>
          </table:table-cell>
        </table:table-row>
        <table:table-row table:style-name="ro1">
          <table:table-cell office:value-type="float" office:value="352.146" calcext:value-type="float">
            <text:p>352.146</text:p>
          </table:table-cell>
          <table:table-cell office:value-type="float" office:value="12.3392" calcext:value-type="float">
            <text:p>12.3392</text:p>
          </table:table-cell>
          <table:table-cell table:formula="of:=[.B354]/[.$B$2]" office:value-type="float" office:value="0.848579877587511" calcext:value-type="float">
            <text:p>0.848579877587511</text:p>
          </table:table-cell>
          <table:table-cell table:formula="of:=-LN([.C354])" office:value-type="float" office:value="0.164191058977369" calcext:value-type="float">
            <text:p>0.164191058977369</text:p>
          </table:table-cell>
        </table:table-row>
        <table:table-row table:style-name="ro1">
          <table:table-cell office:value-type="float" office:value="353.146" calcext:value-type="float">
            <text:p>353.146</text:p>
          </table:table-cell>
          <table:table-cell office:value-type="float" office:value="12.3337" calcext:value-type="float">
            <text:p>12.3337</text:p>
          </table:table-cell>
          <table:table-cell table:formula="of:=[.B355]/[.$B$2]" office:value-type="float" office:value="0.848201636751255" calcext:value-type="float">
            <text:p>0.848201636751255</text:p>
          </table:table-cell>
          <table:table-cell table:formula="of:=-LN([.C355])" office:value-type="float" office:value="0.164636892267424" calcext:value-type="float">
            <text:p>0.164636892267424</text:p>
          </table:table-cell>
        </table:table-row>
        <table:table-row table:style-name="ro1">
          <table:table-cell office:value-type="float" office:value="354.146" calcext:value-type="float">
            <text:p>354.146</text:p>
          </table:table-cell>
          <table:table-cell office:value-type="float" office:value="12.3283" calcext:value-type="float">
            <text:p>12.3283</text:p>
          </table:table-cell>
          <table:table-cell table:formula="of:=[.B356]/[.$B$2]" office:value-type="float" office:value="0.847830273021113" calcext:value-type="float">
            <text:p>0.847830273021113</text:p>
          </table:table-cell>
          <table:table-cell table:formula="of:=-LN([.C356])" office:value-type="float" office:value="0.16507481296212" calcext:value-type="float">
            <text:p>0.16507481296212</text:p>
          </table:table-cell>
        </table:table-row>
        <table:table-row table:style-name="ro1">
          <table:table-cell office:value-type="float" office:value="355.145" calcext:value-type="float">
            <text:p>355.145</text:p>
          </table:table-cell>
          <table:table-cell office:value-type="float" office:value="12.323" calcext:value-type="float">
            <text:p>12.323</text:p>
          </table:table-cell>
          <table:table-cell table:formula="of:=[.B357]/[.$B$2]" office:value-type="float" office:value="0.847465786397084" calcext:value-type="float">
            <text:p>0.847465786397084</text:p>
          </table:table-cell>
          <table:table-cell table:formula="of:=-LN([.C357])" office:value-type="float" office:value="0.165504810575363" calcext:value-type="float">
            <text:p>0.165504810575363</text:p>
          </table:table-cell>
        </table:table-row>
        <table:table-row table:style-name="ro1">
          <table:table-cell office:value-type="float" office:value="356.145" calcext:value-type="float">
            <text:p>356.145</text:p>
          </table:table-cell>
          <table:table-cell office:value-type="float" office:value="12.3179" calcext:value-type="float">
            <text:p>12.3179</text:p>
          </table:table-cell>
          <table:table-cell table:formula="of:=[.B358]/[.$B$2]" office:value-type="float" office:value="0.847115053985283" calcext:value-type="float">
            <text:p>0.847115053985283</text:p>
          </table:table-cell>
          <table:table-cell table:formula="of:=-LN([.C358])" office:value-type="float" office:value="0.165918756500457" calcext:value-type="float">
            <text:p>0.165918756500457</text:p>
          </table:table-cell>
        </table:table-row>
        <table:table-row table:style-name="ro1">
          <table:table-cell office:value-type="float" office:value="357.146" calcext:value-type="float">
            <text:p>357.146</text:p>
          </table:table-cell>
          <table:table-cell office:value-type="float" office:value="12.3112" calcext:value-type="float">
            <text:p>12.3112</text:p>
          </table:table-cell>
          <table:table-cell table:formula="of:=[.B359]/[.$B$2]" office:value-type="float" office:value="0.846654287875662" calcext:value-type="float">
            <text:p>0.846654287875662</text:p>
          </table:table-cell>
          <table:table-cell table:formula="of:=-LN([.C359])" office:value-type="float" office:value="0.166462828363844" calcext:value-type="float">
            <text:p>0.166462828363844</text:p>
          </table:table-cell>
        </table:table-row>
        <table:table-row table:style-name="ro1">
          <table:table-cell office:value-type="float" office:value="358.146" calcext:value-type="float">
            <text:p>358.146</text:p>
          </table:table-cell>
          <table:table-cell office:value-type="float" office:value="12.306" calcext:value-type="float">
            <text:p>12.306</text:p>
          </table:table-cell>
          <table:table-cell table:formula="of:=[.B360]/[.$B$2]" office:value-type="float" office:value="0.846296678357747" calcext:value-type="float">
            <text:p>0.846296678357747</text:p>
          </table:table-cell>
          <table:table-cell table:formula="of:=-LN([.C360])" office:value-type="float" office:value="0.16688529721305" calcext:value-type="float">
            <text:p>0.16688529721305</text:p>
          </table:table-cell>
        </table:table-row>
        <table:table-row table:style-name="ro1">
          <table:table-cell office:value-type="float" office:value="359.146" calcext:value-type="float">
            <text:p>359.146</text:p>
          </table:table-cell>
          <table:table-cell office:value-type="float" office:value="12.3018" calcext:value-type="float">
            <text:p>12.3018</text:p>
          </table:table-cell>
          <table:table-cell table:formula="of:=[.B361]/[.$B$2]" office:value-type="float" office:value="0.84600783990097" calcext:value-type="float">
            <text:p>0.84600783990097</text:p>
          </table:table-cell>
          <table:table-cell table:formula="of:=-LN([.C361])" office:value-type="float" office:value="0.16722665239643" calcext:value-type="float">
            <text:p>0.16722665239643</text:p>
          </table:table-cell>
        </table:table-row>
        <table:table-row table:style-name="ro1">
          <table:table-cell office:value-type="float" office:value="360.146" calcext:value-type="float">
            <text:p>360.146</text:p>
          </table:table-cell>
          <table:table-cell office:value-type="float" office:value="12.2958" calcext:value-type="float">
            <text:p>12.2958</text:p>
          </table:table-cell>
          <table:table-cell table:formula="of:=[.B362]/[.$B$2]" office:value-type="float" office:value="0.845595213534145" calcext:value-type="float">
            <text:p>0.845595213534145</text:p>
          </table:table-cell>
          <table:table-cell table:formula="of:=-LN([.C362])" office:value-type="float" office:value="0.167714504879517" calcext:value-type="float">
            <text:p>0.167714504879517</text:p>
          </table:table-cell>
        </table:table-row>
        <table:table-row table:style-name="ro1">
          <table:table-cell office:value-type="float" office:value="361.146" calcext:value-type="float">
            <text:p>361.146</text:p>
          </table:table-cell>
          <table:table-cell office:value-type="float" office:value="12.2903" calcext:value-type="float">
            <text:p>12.2903</text:p>
          </table:table-cell>
          <table:table-cell table:formula="of:=[.B363]/[.$B$2]" office:value-type="float" office:value="0.845216972697889" calcext:value-type="float">
            <text:p>0.845216972697889</text:p>
          </table:table-cell>
          <table:table-cell table:formula="of:=-LN([.C363])" office:value-type="float" office:value="0.168161912161823" calcext:value-type="float">
            <text:p>0.168161912161823</text:p>
          </table:table-cell>
        </table:table-row>
        <table:table-row table:style-name="ro1">
          <table:table-cell office:value-type="float" office:value="362.146" calcext:value-type="float">
            <text:p>362.146</text:p>
          </table:table-cell>
          <table:table-cell office:value-type="float" office:value="12.2852" calcext:value-type="float">
            <text:p>12.2852</text:p>
          </table:table-cell>
          <table:table-cell table:formula="of:=[.B364]/[.$B$2]" office:value-type="float" office:value="0.844866240286088" calcext:value-type="float">
            <text:p>0.844866240286088</text:p>
          </table:table-cell>
          <table:table-cell table:formula="of:=-LN([.C364])" office:value-type="float" office:value="0.168576959674444" calcext:value-type="float">
            <text:p>0.168576959674444</text:p>
          </table:table-cell>
        </table:table-row>
        <table:table-row table:style-name="ro1">
          <table:table-cell office:value-type="float" office:value="363.146" calcext:value-type="float">
            <text:p>363.146</text:p>
          </table:table-cell>
          <table:table-cell office:value-type="float" office:value="12.2808" calcext:value-type="float">
            <text:p>12.2808</text:p>
          </table:table-cell>
          <table:table-cell table:formula="of:=[.B365]/[.$B$2]" office:value-type="float" office:value="0.844563647617083" calcext:value-type="float">
            <text:p>0.844563647617083</text:p>
          </table:table-cell>
          <table:table-cell table:formula="of:=-LN([.C365])" office:value-type="float" office:value="0.168935178354494" calcext:value-type="float">
            <text:p>0.168935178354494</text:p>
          </table:table-cell>
        </table:table-row>
        <table:table-row table:style-name="ro1">
          <table:table-cell office:value-type="float" office:value="364.146" calcext:value-type="float">
            <text:p>364.146</text:p>
          </table:table-cell>
          <table:table-cell office:value-type="float" office:value="12.2738" calcext:value-type="float">
            <text:p>12.2738</text:p>
          </table:table-cell>
          <table:table-cell table:formula="of:=[.B366]/[.$B$2]" office:value-type="float" office:value="0.84408225018912" calcext:value-type="float">
            <text:p>0.84408225018912</text:p>
          </table:table-cell>
          <table:table-cell table:formula="of:=-LN([.C366])" office:value-type="float" office:value="0.169505336303687" calcext:value-type="float">
            <text:p>0.169505336303687</text:p>
          </table:table-cell>
        </table:table-row>
        <table:table-row table:style-name="ro1">
          <table:table-cell office:value-type="float" office:value="365.146" calcext:value-type="float">
            <text:p>365.146</text:p>
          </table:table-cell>
          <table:table-cell office:value-type="float" office:value="12.2694" calcext:value-type="float">
            <text:p>12.2694</text:p>
          </table:table-cell>
          <table:table-cell table:formula="of:=[.B367]/[.$B$2]" office:value-type="float" office:value="0.843779657520115" calcext:value-type="float">
            <text:p>0.843779657520115</text:p>
          </table:table-cell>
          <table:table-cell table:formula="of:=-LN([.C367])" office:value-type="float" office:value="0.169863887759662" calcext:value-type="float">
            <text:p>0.169863887759662</text:p>
          </table:table-cell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12.2651" calcext:value-type="float">
            <text:p>12.2651</text:p>
          </table:table-cell>
          <table:table-cell table:formula="of:=[.B368]/[.$B$2]" office:value-type="float" office:value="0.843483941957224" calcext:value-type="float">
            <text:p>0.843483941957224</text:p>
          </table:table-cell>
          <table:table-cell table:formula="of:=-LN([.C368])" office:value-type="float" office:value="0.170214414572438" calcext:value-type="float">
            <text:p>0.170214414572438</text:p>
          </table:table-cell>
        </table:table-row>
        <table:table-row table:style-name="ro1">
          <table:table-cell office:value-type="float" office:value="367.145" calcext:value-type="float">
            <text:p>367.145</text:p>
          </table:table-cell>
          <table:table-cell office:value-type="float" office:value="12.2601" calcext:value-type="float">
            <text:p>12.2601</text:p>
          </table:table-cell>
          <table:table-cell table:formula="of:=[.B369]/[.$B$2]" office:value-type="float" office:value="0.843140086651537" calcext:value-type="float">
            <text:p>0.843140086651537</text:p>
          </table:table-cell>
          <table:table-cell table:formula="of:=-LN([.C369])" office:value-type="float" office:value="0.170622158449697" calcext:value-type="float">
            <text:p>0.170622158449697</text:p>
          </table:table-cell>
        </table:table-row>
        <table:table-row table:style-name="ro1">
          <table:table-cell office:value-type="float" office:value="368.145" calcext:value-type="float">
            <text:p>368.145</text:p>
          </table:table-cell>
          <table:table-cell office:value-type="float" office:value="12.2551" calcext:value-type="float">
            <text:p>12.2551</text:p>
          </table:table-cell>
          <table:table-cell table:formula="of:=[.B370]/[.$B$2]" office:value-type="float" office:value="0.84279623134585" calcext:value-type="float">
            <text:p>0.84279623134585</text:p>
          </table:table-cell>
          <table:table-cell table:formula="of:=-LN([.C370])" office:value-type="float" office:value="0.171030068649844" calcext:value-type="float">
            <text:p>0.171030068649844</text:p>
          </table:table-cell>
        </table:table-row>
        <table:table-row table:style-name="ro1">
          <table:table-cell office:value-type="float" office:value="369.145" calcext:value-type="float">
            <text:p>369.145</text:p>
          </table:table-cell>
          <table:table-cell office:value-type="float" office:value="12.2497" calcext:value-type="float">
            <text:p>12.2497</text:p>
          </table:table-cell>
          <table:table-cell table:formula="of:=[.B371]/[.$B$2]" office:value-type="float" office:value="0.842424867615707" calcext:value-type="float">
            <text:p>0.842424867615707</text:p>
          </table:table-cell>
          <table:table-cell table:formula="of:=-LN([.C371])" office:value-type="float" office:value="0.171470798636411" calcext:value-type="float">
            <text:p>0.171470798636411</text:p>
          </table:table-cell>
        </table:table-row>
        <table:table-row table:style-name="ro1">
          <table:table-cell office:value-type="float" office:value="370.146" calcext:value-type="float">
            <text:p>370.146</text:p>
          </table:table-cell>
          <table:table-cell office:value-type="float" office:value="12.2444" calcext:value-type="float">
            <text:p>12.2444</text:p>
          </table:table-cell>
          <table:table-cell table:formula="of:=[.B372]/[.$B$2]" office:value-type="float" office:value="0.842060380991679" calcext:value-type="float">
            <text:p>0.842060380991679</text:p>
          </table:table-cell>
          <table:table-cell table:formula="of:=-LN([.C372])" office:value-type="float" office:value="0.171903555919407" calcext:value-type="float">
            <text:p>0.171903555919407</text:p>
          </table:table-cell>
        </table:table-row>
        <table:table-row table:style-name="ro1">
          <table:table-cell office:value-type="float" office:value="371.146" calcext:value-type="float">
            <text:p>371.146</text:p>
          </table:table-cell>
          <table:table-cell office:value-type="float" office:value="12.2395" calcext:value-type="float">
            <text:p>12.2395</text:p>
          </table:table-cell>
          <table:table-cell table:formula="of:=[.B373]/[.$B$2]" office:value-type="float" office:value="0.841723402792105" calcext:value-type="float">
            <text:p>0.841723402792105</text:p>
          </table:table-cell>
          <table:table-cell table:formula="of:=-LN([.C373])" office:value-type="float" office:value="0.172303818954742" calcext:value-type="float">
            <text:p>0.172303818954742</text:p>
          </table:table-cell>
        </table:table-row>
        <table:table-row table:style-name="ro1">
          <table:table-cell office:value-type="float" office:value="372.145" calcext:value-type="float">
            <text:p>372.145</text:p>
          </table:table-cell>
          <table:table-cell office:value-type="float" office:value="12.2339" calcext:value-type="float">
            <text:p>12.2339</text:p>
          </table:table-cell>
          <table:table-cell table:formula="of:=[.B374]/[.$B$2]" office:value-type="float" office:value="0.841338284849735" calcext:value-type="float">
            <text:p>0.841338284849735</text:p>
          </table:table-cell>
          <table:table-cell table:formula="of:=-LN([.C374])" office:value-type="float" office:value="0.172761458685857" calcext:value-type="float">
            <text:p>0.172761458685857</text:p>
          </table:table-cell>
        </table:table-row>
        <table:table-row table:style-name="ro1">
          <table:table-cell office:value-type="float" office:value="373.146" calcext:value-type="float">
            <text:p>373.146</text:p>
          </table:table-cell>
          <table:table-cell office:value-type="float" office:value="12.2284" calcext:value-type="float">
            <text:p>12.2284</text:p>
          </table:table-cell>
          <table:table-cell table:formula="of:=[.B375]/[.$B$2]" office:value-type="float" office:value="0.840960044013479" calcext:value-type="float">
            <text:p>0.840960044013479</text:p>
          </table:table-cell>
          <table:table-cell table:formula="of:=-LN([.C375])" office:value-type="float" office:value="0.173211130228817" calcext:value-type="float">
            <text:p>0.173211130228817</text:p>
          </table:table-cell>
        </table:table-row>
        <table:table-row table:style-name="ro1">
          <table:table-cell office:value-type="float" office:value="374.146" calcext:value-type="float">
            <text:p>374.146</text:p>
          </table:table-cell>
          <table:table-cell office:value-type="float" office:value="12.2231" calcext:value-type="float">
            <text:p>12.2231</text:p>
          </table:table-cell>
          <table:table-cell table:formula="of:=[.B376]/[.$B$2]" office:value-type="float" office:value="0.840595557389451" calcext:value-type="float">
            <text:p>0.840595557389451</text:p>
          </table:table-cell>
          <table:table-cell table:formula="of:=-LN([.C376])" office:value-type="float" office:value="0.173644641472136" calcext:value-type="float">
            <text:p>0.173644641472136</text:p>
          </table:table-cell>
        </table:table-row>
        <table:table-row table:style-name="ro1">
          <table:table-cell office:value-type="float" office:value="375.146" calcext:value-type="float">
            <text:p>375.146</text:p>
          </table:table-cell>
          <table:table-cell office:value-type="float" office:value="12.2192" calcext:value-type="float">
            <text:p>12.2192</text:p>
          </table:table-cell>
          <table:table-cell table:formula="of:=[.B377]/[.$B$2]" office:value-type="float" office:value="0.840327350251014" calcext:value-type="float">
            <text:p>0.840327350251014</text:p>
          </table:table-cell>
          <table:table-cell table:formula="of:=-LN([.C377])" office:value-type="float" office:value="0.173963760379366" calcext:value-type="float">
            <text:p>0.173963760379366</text:p>
          </table:table-cell>
        </table:table-row>
        <table:table-row table:style-name="ro1">
          <table:table-cell office:value-type="float" office:value="376.145" calcext:value-type="float">
            <text:p>376.145</text:p>
          </table:table-cell>
          <table:table-cell office:value-type="float" office:value="12.2144" calcext:value-type="float">
            <text:p>12.2144</text:p>
          </table:table-cell>
          <table:table-cell table:formula="of:=[.B378]/[.$B$2]" office:value-type="float" office:value="0.839997249157555" calcext:value-type="float">
            <text:p>0.839997249157555</text:p>
          </table:table-cell>
          <table:table-cell table:formula="of:=-LN([.C378])" office:value-type="float" office:value="0.174356661962575" calcext:value-type="float">
            <text:p>0.174356661962575</text:p>
          </table:table-cell>
        </table:table-row>
        <table:table-row table:style-name="ro1">
          <table:table-cell office:value-type="float" office:value="377.146" calcext:value-type="float">
            <text:p>377.146</text:p>
          </table:table-cell>
          <table:table-cell office:value-type="float" office:value="12.2072" calcext:value-type="float">
            <text:p>12.2072</text:p>
          </table:table-cell>
          <table:table-cell table:formula="of:=[.B379]/[.$B$2]" office:value-type="float" office:value="0.839502097517365" calcext:value-type="float">
            <text:p>0.839502097517365</text:p>
          </table:table-cell>
          <table:table-cell table:formula="of:=-LN([.C379])" office:value-type="float" office:value="0.17494630393596" calcext:value-type="float">
            <text:p>0.17494630393596</text:p>
          </table:table-cell>
        </table:table-row>
        <table:table-row table:style-name="ro1">
          <table:table-cell office:value-type="float" office:value="378.145" calcext:value-type="float">
            <text:p>378.145</text:p>
          </table:table-cell>
          <table:table-cell office:value-type="float" office:value="12.2029" calcext:value-type="float">
            <text:p>12.2029</text:p>
          </table:table-cell>
          <table:table-cell table:formula="of:=[.B380]/[.$B$2]" office:value-type="float" office:value="0.839206381954474" calcext:value-type="float">
            <text:p>0.839206381954474</text:p>
          </table:table-cell>
          <table:table-cell table:formula="of:=-LN([.C380])" office:value-type="float" office:value="0.175298617121443" calcext:value-type="float">
            <text:p>0.175298617121443</text:p>
          </table:table-cell>
        </table:table-row>
        <table:table-row table:style-name="ro1">
          <table:table-cell office:value-type="float" office:value="379.145" calcext:value-type="float">
            <text:p>379.145</text:p>
          </table:table-cell>
          <table:table-cell office:value-type="float" office:value="12.1977" calcext:value-type="float">
            <text:p>12.1977</text:p>
          </table:table-cell>
          <table:table-cell table:formula="of:=[.B381]/[.$B$2]" office:value-type="float" office:value="0.838848772436559" calcext:value-type="float">
            <text:p>0.838848772436559</text:p>
          </table:table-cell>
          <table:table-cell table:formula="of:=-LN([.C381])" office:value-type="float" office:value="0.175724836155296" calcext:value-type="float">
            <text:p>0.175724836155296</text:p>
          </table:table-cell>
        </table:table-row>
        <table:table-row table:style-name="ro1">
          <table:table-cell office:value-type="float" office:value="380.146" calcext:value-type="float">
            <text:p>380.146</text:p>
          </table:table-cell>
          <table:table-cell office:value-type="float" office:value="12.1927" calcext:value-type="float">
            <text:p>12.1927</text:p>
          </table:table-cell>
          <table:table-cell table:formula="of:=[.B382]/[.$B$2]" office:value-type="float" office:value="0.838504917130871" calcext:value-type="float">
            <text:p>0.838504917130871</text:p>
          </table:table-cell>
          <table:table-cell table:formula="of:=-LN([.C382])" office:value-type="float" office:value="0.176134833537056" calcext:value-type="float">
            <text:p>0.176134833537056</text:p>
          </table:table-cell>
        </table:table-row>
        <table:table-row table:style-name="ro1">
          <table:table-cell office:value-type="float" office:value="381.145" calcext:value-type="float">
            <text:p>381.145</text:p>
          </table:table-cell>
          <table:table-cell office:value-type="float" office:value="12.188" calcext:value-type="float">
            <text:p>12.188</text:p>
          </table:table-cell>
          <table:table-cell table:formula="of:=[.B383]/[.$B$2]" office:value-type="float" office:value="0.838181693143525" calcext:value-type="float">
            <text:p>0.838181693143525</text:p>
          </table:table-cell>
          <table:table-cell table:formula="of:=-LN([.C383])" office:value-type="float" office:value="0.176520384407886" calcext:value-type="float">
            <text:p>0.176520384407886</text:p>
          </table:table-cell>
        </table:table-row>
        <table:table-row table:style-name="ro1">
          <table:table-cell office:value-type="float" office:value="382.145" calcext:value-type="float">
            <text:p>382.145</text:p>
          </table:table-cell>
          <table:table-cell office:value-type="float" office:value="12.1819" calcext:value-type="float">
            <text:p>12.1819</text:p>
          </table:table-cell>
          <table:table-cell table:formula="of:=[.B384]/[.$B$2]" office:value-type="float" office:value="0.837762189670587" calcext:value-type="float">
            <text:p>0.837762189670587</text:p>
          </table:table-cell>
          <table:table-cell table:formula="of:=-LN([.C384])" office:value-type="float" office:value="0.177021001983452" calcext:value-type="float">
            <text:p>0.177021001983452</text:p>
          </table:table-cell>
        </table:table-row>
        <table:table-row table:style-name="ro1">
          <table:table-cell office:value-type="float" office:value="383.146" calcext:value-type="float">
            <text:p>383.146</text:p>
          </table:table-cell>
          <table:table-cell office:value-type="float" office:value="12.1769" calcext:value-type="float">
            <text:p>12.1769</text:p>
          </table:table-cell>
          <table:table-cell table:formula="of:=[.B385]/[.$B$2]" office:value-type="float" office:value="0.837418334364899" calcext:value-type="float">
            <text:p>0.837418334364899</text:p>
          </table:table-cell>
          <table:table-cell table:formula="of:=-LN([.C385])" office:value-type="float" office:value="0.177431531243533" calcext:value-type="float">
            <text:p>0.177431531243533</text:p>
          </table:table-cell>
        </table:table-row>
        <table:table-row table:style-name="ro1">
          <table:table-cell office:value-type="float" office:value="384.145" calcext:value-type="float">
            <text:p>384.145</text:p>
          </table:table-cell>
          <table:table-cell office:value-type="float" office:value="12.1724" calcext:value-type="float">
            <text:p>12.1724</text:p>
          </table:table-cell>
          <table:table-cell table:formula="of:=[.B386]/[.$B$2]" office:value-type="float" office:value="0.837108864589781" calcext:value-type="float">
            <text:p>0.837108864589781</text:p>
          </table:table-cell>
          <table:table-cell table:formula="of:=-LN([.C386])" office:value-type="float" office:value="0.177801151729644" calcext:value-type="float">
            <text:p>0.177801151729644</text:p>
          </table:table-cell>
        </table:table-row>
        <table:table-row table:style-name="ro1">
          <table:table-cell office:value-type="float" office:value="385.145" calcext:value-type="float">
            <text:p>385.145</text:p>
          </table:table-cell>
          <table:table-cell office:value-type="float" office:value="12.1681" calcext:value-type="float">
            <text:p>12.1681</text:p>
          </table:table-cell>
          <table:table-cell table:formula="of:=[.B387]/[.$B$2]" office:value-type="float" office:value="0.83681314902689" calcext:value-type="float">
            <text:p>0.83681314902689</text:p>
          </table:table-cell>
          <table:table-cell table:formula="of:=-LN([.C387])" office:value-type="float" office:value="0.178154472330678" calcext:value-type="float">
            <text:p>0.178154472330678</text:p>
          </table:table-cell>
        </table:table-row>
        <table:table-row table:style-name="ro1">
          <table:table-cell office:value-type="float" office:value="386.146" calcext:value-type="float">
            <text:p>386.146</text:p>
          </table:table-cell>
          <table:table-cell office:value-type="float" office:value="12.1622" calcext:value-type="float">
            <text:p>12.1622</text:p>
          </table:table-cell>
          <table:table-cell table:formula="of:=[.B388]/[.$B$2]" office:value-type="float" office:value="0.836407399766178" calcext:value-type="float">
            <text:p>0.836407399766178</text:p>
          </table:table-cell>
          <table:table-cell table:formula="of:=-LN([.C388])" office:value-type="float" office:value="0.178639464304936" calcext:value-type="float">
            <text:p>0.178639464304936</text:p>
          </table:table-cell>
        </table:table-row>
        <table:table-row table:style-name="ro1">
          <table:table-cell office:value-type="float" office:value="387.145" calcext:value-type="float">
            <text:p>387.145</text:p>
          </table:table-cell>
          <table:table-cell office:value-type="float" office:value="12.1588" calcext:value-type="float">
            <text:p>12.1588</text:p>
          </table:table-cell>
          <table:table-cell table:formula="of:=[.B389]/[.$B$2]" office:value-type="float" office:value="0.836173578158311" calcext:value-type="float">
            <text:p>0.836173578158311</text:p>
          </table:table-cell>
          <table:table-cell table:formula="of:=-LN([.C389])" office:value-type="float" office:value="0.178919058073461" calcext:value-type="float">
            <text:p>0.178919058073461</text:p>
          </table:table-cell>
        </table:table-row>
        <table:table-row table:style-name="ro1">
          <table:table-cell office:value-type="float" office:value="388.146" calcext:value-type="float">
            <text:p>388.146</text:p>
          </table:table-cell>
          <table:table-cell office:value-type="float" office:value="12.1522" calcext:value-type="float">
            <text:p>12.1522</text:p>
          </table:table-cell>
          <table:table-cell table:formula="of:=[.B390]/[.$B$2]" office:value-type="float" office:value="0.835719689154804" calcext:value-type="float">
            <text:p>0.835719689154804</text:p>
          </table:table-cell>
          <table:table-cell table:formula="of:=-LN([.C390])" office:value-type="float" office:value="0.17946202217713" calcext:value-type="float">
            <text:p>0.17946202217713</text:p>
          </table:table-cell>
        </table:table-row>
        <table:table-row table:style-name="ro1">
          <table:table-cell office:value-type="float" office:value="389.145" calcext:value-type="float">
            <text:p>389.145</text:p>
          </table:table-cell>
          <table:table-cell office:value-type="float" office:value="12.1473" calcext:value-type="float">
            <text:p>12.1473</text:p>
          </table:table-cell>
          <table:table-cell table:formula="of:=[.B391]/[.$B$2]" office:value-type="float" office:value="0.83538271095523" calcext:value-type="float">
            <text:p>0.83538271095523</text:p>
          </table:table-cell>
          <table:table-cell table:formula="of:=-LN([.C391])" office:value-type="float" office:value="0.17986532266203" calcext:value-type="float">
            <text:p>0.17986532266203</text:p>
          </table:table-cell>
        </table:table-row>
        <table:table-row table:style-name="ro1">
          <table:table-cell office:value-type="float" office:value="390.146" calcext:value-type="float">
            <text:p>390.146</text:p>
          </table:table-cell>
          <table:table-cell office:value-type="float" office:value="12.1422" calcext:value-type="float">
            <text:p>12.1422</text:p>
          </table:table-cell>
          <table:table-cell table:formula="of:=[.B392]/[.$B$2]" office:value-type="float" office:value="0.835031978543429" calcext:value-type="float">
            <text:p>0.835031978543429</text:p>
          </table:table-cell>
          <table:table-cell table:formula="of:=-LN([.C392])" office:value-type="float" office:value="0.180285257207817" calcext:value-type="float">
            <text:p>0.180285257207817</text:p>
          </table:table-cell>
        </table:table-row>
        <table:table-row table:style-name="ro1">
          <table:table-cell office:value-type="float" office:value="391.145" calcext:value-type="float">
            <text:p>391.145</text:p>
          </table:table-cell>
          <table:table-cell office:value-type="float" office:value="12.1379" calcext:value-type="float">
            <text:p>12.1379</text:p>
          </table:table-cell>
          <table:table-cell table:formula="of:=[.B393]/[.$B$2]" office:value-type="float" office:value="0.834736262980538" calcext:value-type="float">
            <text:p>0.834736262980538</text:p>
          </table:table-cell>
          <table:table-cell table:formula="of:=-LN([.C393])" office:value-type="float" office:value="0.180639456741176" calcext:value-type="float">
            <text:p>0.180639456741176</text:p>
          </table:table-cell>
        </table:table-row>
        <table:table-row table:style-name="ro1">
          <table:table-cell office:value-type="float" office:value="392.145" calcext:value-type="float">
            <text:p>392.145</text:p>
          </table:table-cell>
          <table:table-cell office:value-type="float" office:value="12.1322" calcext:value-type="float">
            <text:p>12.1322</text:p>
          </table:table-cell>
          <table:table-cell table:formula="of:=[.B394]/[.$B$2]" office:value-type="float" office:value="0.834344267932054" calcext:value-type="float">
            <text:p>0.834344267932054</text:p>
          </table:table-cell>
          <table:table-cell table:formula="of:=-LN([.C394])" office:value-type="float" office:value="0.181109170512838" calcext:value-type="float">
            <text:p>0.181109170512838</text:p>
          </table:table-cell>
        </table:table-row>
        <table:table-row table:style-name="ro1">
          <table:table-cell office:value-type="float" office:value="393.146" calcext:value-type="float">
            <text:p>393.146</text:p>
          </table:table-cell>
          <table:table-cell office:value-type="float" office:value="12.1266" calcext:value-type="float">
            <text:p>12.1266</text:p>
          </table:table-cell>
          <table:table-cell table:formula="of:=[.B395]/[.$B$2]" office:value-type="float" office:value="0.833959149989684" calcext:value-type="float">
            <text:p>0.833959149989684</text:p>
          </table:table-cell>
          <table:table-cell table:formula="of:=-LN([.C395])" office:value-type="float" office:value="0.181570858650707" calcext:value-type="float">
            <text:p>0.181570858650707</text:p>
          </table:table-cell>
        </table:table-row>
        <table:table-row table:style-name="ro1">
          <table:table-cell office:value-type="float" office:value="394.145" calcext:value-type="float">
            <text:p>394.145</text:p>
          </table:table-cell>
          <table:table-cell office:value-type="float" office:value="12.1221" calcext:value-type="float">
            <text:p>12.1221</text:p>
          </table:table-cell>
          <table:table-cell table:formula="of:=[.B396]/[.$B$2]" office:value-type="float" office:value="0.833649680214566" calcext:value-type="float">
            <text:p>0.833649680214566</text:p>
          </table:table-cell>
          <table:table-cell table:formula="of:=-LN([.C396])" office:value-type="float" office:value="0.181942012572497" calcext:value-type="float">
            <text:p>0.181942012572497</text:p>
          </table:table-cell>
        </table:table-row>
        <table:table-row table:style-name="ro1">
          <table:table-cell office:value-type="float" office:value="395.146" calcext:value-type="float">
            <text:p>395.146</text:p>
          </table:table-cell>
          <table:table-cell office:value-type="float" office:value="12.1167" calcext:value-type="float">
            <text:p>12.1167</text:p>
          </table:table-cell>
          <table:table-cell table:formula="of:=[.B397]/[.$B$2]" office:value-type="float" office:value="0.833278316484423" calcext:value-type="float">
            <text:p>0.833278316484423</text:p>
          </table:table-cell>
          <table:table-cell table:formula="of:=-LN([.C397])" office:value-type="float" office:value="0.182387579192077" calcext:value-type="float">
            <text:p>0.182387579192077</text:p>
          </table:table-cell>
        </table:table-row>
        <table:table-row table:style-name="ro1">
          <table:table-cell office:value-type="float" office:value="396.145" calcext:value-type="float">
            <text:p>396.145</text:p>
          </table:table-cell>
          <table:table-cell office:value-type="float" office:value="12.1113" calcext:value-type="float">
            <text:p>12.1113</text:p>
          </table:table-cell>
          <table:table-cell table:formula="of:=[.B398]/[.$B$2]" office:value-type="float" office:value="0.832906952754281" calcext:value-type="float">
            <text:p>0.832906952754281</text:p>
          </table:table-cell>
          <table:table-cell table:formula="of:=-LN([.C398])" office:value-type="float" office:value="0.182833344429771" calcext:value-type="float">
            <text:p>0.182833344429771</text:p>
          </table:table-cell>
        </table:table-row>
        <table:table-row table:style-name="ro1">
          <table:table-cell office:value-type="float" office:value="397.146" calcext:value-type="float">
            <text:p>397.146</text:p>
          </table:table-cell>
          <table:table-cell office:value-type="float" office:value="12.1054" calcext:value-type="float">
            <text:p>12.1054</text:p>
          </table:table-cell>
          <table:table-cell table:formula="of:=[.B399]/[.$B$2]" office:value-type="float" office:value="0.83250120349357" calcext:value-type="float">
            <text:p>0.83250120349357</text:p>
          </table:table-cell>
          <table:table-cell table:formula="of:=-LN([.C399])" office:value-type="float" office:value="0.183320611490661" calcext:value-type="float">
            <text:p>0.183320611490661</text:p>
          </table:table-cell>
        </table:table-row>
        <table:table-row table:style-name="ro1">
          <table:table-cell office:value-type="float" office:value="398.145" calcext:value-type="float">
            <text:p>398.145</text:p>
          </table:table-cell>
          <table:table-cell office:value-type="float" office:value="12.1002" calcext:value-type="float">
            <text:p>12.1002</text:p>
          </table:table-cell>
          <table:table-cell table:formula="of:=[.B400]/[.$B$2]" office:value-type="float" office:value="0.832143593975655" calcext:value-type="float">
            <text:p>0.832143593975655</text:p>
          </table:table-cell>
          <table:table-cell table:formula="of:=-LN([.C400])" office:value-type="float" office:value="0.183750264139635" calcext:value-type="float">
            <text:p>0.183750264139635</text:p>
          </table:table-cell>
        </table:table-row>
        <table:table-row table:style-name="ro1">
          <table:table-cell office:value-type="float" office:value="399.146" calcext:value-type="float">
            <text:p>399.146</text:p>
          </table:table-cell>
          <table:table-cell office:value-type="float" office:value="12.0958" calcext:value-type="float">
            <text:p>12.0958</text:p>
          </table:table-cell>
          <table:table-cell table:formula="of:=[.B401]/[.$B$2]" office:value-type="float" office:value="0.83184100130665" calcext:value-type="float">
            <text:p>0.83184100130665</text:p>
          </table:table-cell>
          <table:table-cell table:formula="of:=-LN([.C401])" office:value-type="float" office:value="0.1841139606224" calcext:value-type="float">
            <text:p>0.1841139606224</text:p>
          </table:table-cell>
        </table:table-row>
        <table:table-row table:style-name="ro1">
          <table:table-cell office:value-type="float" office:value="400.146" calcext:value-type="float">
            <text:p>400.146</text:p>
          </table:table-cell>
          <table:table-cell office:value-type="float" office:value="12.09" calcext:value-type="float">
            <text:p>12.09</text:p>
          </table:table-cell>
          <table:table-cell table:formula="of:=[.B402]/[.$B$2]" office:value-type="float" office:value="0.831442129152053" calcext:value-type="float">
            <text:p>0.831442129152053</text:p>
          </table:table-cell>
          <table:table-cell table:formula="of:=-LN([.C402])" office:value-type="float" office:value="0.184593580904647" calcext:value-type="float">
            <text:p>0.184593580904647</text:p>
          </table:table-cell>
        </table:table-row>
        <table:table-row table:style-name="ro1">
          <table:table-cell office:value-type="float" office:value="401.146" calcext:value-type="float">
            <text:p>401.146</text:p>
          </table:table-cell>
          <table:table-cell office:value-type="float" office:value="12.085" calcext:value-type="float">
            <text:p>12.085</text:p>
          </table:table-cell>
          <table:table-cell table:formula="of:=[.B403]/[.$B$2]" office:value-type="float" office:value="0.831098273846366" calcext:value-type="float">
            <text:p>0.831098273846366</text:p>
          </table:table-cell>
          <table:table-cell table:formula="of:=-LN([.C403])" office:value-type="float" office:value="0.185007231375902" calcext:value-type="float">
            <text:p>0.185007231375902</text:p>
          </table:table-cell>
        </table:table-row>
        <table:table-row table:style-name="ro1">
          <table:table-cell office:value-type="float" office:value="402.145" calcext:value-type="float">
            <text:p>402.145</text:p>
          </table:table-cell>
          <table:table-cell office:value-type="float" office:value="12.078" calcext:value-type="float">
            <text:p>12.078</text:p>
          </table:table-cell>
          <table:table-cell table:formula="of:=[.B404]/[.$B$2]" office:value-type="float" office:value="0.830616876418403" calcext:value-type="float">
            <text:p>0.830616876418403</text:p>
          </table:table-cell>
          <table:table-cell table:formula="of:=-LN([.C404])" office:value-type="float" office:value="0.185586629645639" calcext:value-type="float">
            <text:p>0.185586629645639</text:p>
          </table:table-cell>
        </table:table-row>
        <table:table-row table:style-name="ro1">
          <table:table-cell office:value-type="float" office:value="403.146" calcext:value-type="float">
            <text:p>403.146</text:p>
          </table:table-cell>
          <table:table-cell office:value-type="float" office:value="12.0733" calcext:value-type="float">
            <text:p>12.0733</text:p>
          </table:table-cell>
          <table:table-cell table:formula="of:=[.B405]/[.$B$2]" office:value-type="float" office:value="0.830293652431057" calcext:value-type="float">
            <text:p>0.830293652431057</text:p>
          </table:table-cell>
          <table:table-cell table:formula="of:=-LN([.C405])" office:value-type="float" office:value="0.185975842653579" calcext:value-type="float">
            <text:p>0.185975842653579</text:p>
          </table:table-cell>
        </table:table-row>
        <table:table-row table:style-name="ro1">
          <table:table-cell office:value-type="float" office:value="404.146" calcext:value-type="float">
            <text:p>404.146</text:p>
          </table:table-cell>
          <table:table-cell office:value-type="float" office:value="12.0682" calcext:value-type="float">
            <text:p>12.0682</text:p>
          </table:table-cell>
          <table:table-cell table:formula="of:=[.B406]/[.$B$2]" office:value-type="float" office:value="0.829942920019256" calcext:value-type="float">
            <text:p>0.829942920019256</text:p>
          </table:table-cell>
          <table:table-cell table:formula="of:=-LN([.C406])" office:value-type="float" office:value="0.186398351617469" calcext:value-type="float">
            <text:p>0.186398351617469</text:p>
          </table:table-cell>
        </table:table-row>
        <table:table-row table:style-name="ro1">
          <table:table-cell office:value-type="float" office:value="405.145" calcext:value-type="float">
            <text:p>405.145</text:p>
          </table:table-cell>
          <table:table-cell office:value-type="float" office:value="12.0623" calcext:value-type="float">
            <text:p>12.0623</text:p>
          </table:table-cell>
          <table:table-cell table:formula="of:=[.B407]/[.$B$2]" office:value-type="float" office:value="0.829537170758545" calcext:value-type="float">
            <text:p>0.829537170758545</text:p>
          </table:table-cell>
          <table:table-cell table:formula="of:=-LN([.C407])" office:value-type="float" office:value="0.18688735931458" calcext:value-type="float">
            <text:p>0.18688735931458</text:p>
          </table:table-cell>
        </table:table-row>
        <table:table-row table:style-name="ro1">
          <table:table-cell office:value-type="float" office:value="406.145" calcext:value-type="float">
            <text:p>406.145</text:p>
          </table:table-cell>
          <table:table-cell office:value-type="float" office:value="12.0576" calcext:value-type="float">
            <text:p>12.0576</text:p>
          </table:table-cell>
          <table:table-cell table:formula="of:=[.B408]/[.$B$2]" office:value-type="float" office:value="0.829213946771199" calcext:value-type="float">
            <text:p>0.829213946771199</text:p>
          </table:table-cell>
          <table:table-cell table:formula="of:=-LN([.C408])" office:value-type="float" office:value="0.187277079011551" calcext:value-type="float">
            <text:p>0.187277079011551</text:p>
          </table:table-cell>
        </table:table-row>
        <table:table-row table:style-name="ro1">
          <table:table-cell office:value-type="float" office:value="407.145" calcext:value-type="float">
            <text:p>407.145</text:p>
          </table:table-cell>
          <table:table-cell office:value-type="float" office:value="12.0526" calcext:value-type="float">
            <text:p>12.0526</text:p>
          </table:table-cell>
          <table:table-cell table:formula="of:=[.B409]/[.$B$2]" office:value-type="float" office:value="0.828870091465511" calcext:value-type="float">
            <text:p>0.828870091465511</text:p>
          </table:table-cell>
          <table:table-cell table:formula="of:=-LN([.C409])" office:value-type="float" office:value="0.187691841234318" calcext:value-type="float">
            <text:p>0.187691841234318</text:p>
          </table:table-cell>
        </table:table-row>
        <table:table-row table:style-name="ro1">
          <table:table-cell office:value-type="float" office:value="408.145" calcext:value-type="float">
            <text:p>408.145</text:p>
          </table:table-cell>
          <table:table-cell office:value-type="float" office:value="12.0462" calcext:value-type="float">
            <text:p>12.0462</text:p>
          </table:table-cell>
          <table:table-cell table:formula="of:=[.B410]/[.$B$2]" office:value-type="float" office:value="0.828429956674232" calcext:value-type="float">
            <text:p>0.828429956674232</text:p>
          </table:table-cell>
          <table:table-cell table:formula="of:=-LN([.C410])" office:value-type="float" office:value="0.188222988025898" calcext:value-type="float">
            <text:p>0.188222988025898</text:p>
          </table:table-cell>
        </table:table-row>
        <table:table-row table:style-name="ro1">
          <table:table-cell office:value-type="float" office:value="409.146" calcext:value-type="float">
            <text:p>409.146</text:p>
          </table:table-cell>
          <table:table-cell office:value-type="float" office:value="12.0401" calcext:value-type="float">
            <text:p>12.0401</text:p>
          </table:table-cell>
          <table:table-cell table:formula="of:=[.B411]/[.$B$2]" office:value-type="float" office:value="0.828010453201293" calcext:value-type="float">
            <text:p>0.828010453201293</text:p>
          </table:table-cell>
          <table:table-cell table:formula="of:=-LN([.C411])" office:value-type="float" office:value="0.188729500037325" calcext:value-type="float">
            <text:p>0.188729500037325</text:p>
          </table:table-cell>
        </table:table-row>
        <table:table-row table:style-name="ro1">
          <table:table-cell office:value-type="float" office:value="410.145" calcext:value-type="float">
            <text:p>410.145</text:p>
          </table:table-cell>
          <table:table-cell office:value-type="float" office:value="12.037" calcext:value-type="float">
            <text:p>12.037</text:p>
          </table:table-cell>
          <table:table-cell table:formula="of:=[.B412]/[.$B$2]" office:value-type="float" office:value="0.827797262911767" calcext:value-type="float">
            <text:p>0.827797262911767</text:p>
          </table:table-cell>
          <table:table-cell table:formula="of:=-LN([.C412])" office:value-type="float" office:value="0.188987006133751" calcext:value-type="float">
            <text:p>0.188987006133751</text:p>
          </table:table-cell>
        </table:table-row>
        <table:table-row table:style-name="ro1">
          <table:table-cell office:value-type="float" office:value="411.145" calcext:value-type="float">
            <text:p>411.145</text:p>
          </table:table-cell>
          <table:table-cell office:value-type="float" office:value="12.0316" calcext:value-type="float">
            <text:p>12.0316</text:p>
          </table:table-cell>
          <table:table-cell table:formula="of:=[.B413]/[.$B$2]" office:value-type="float" office:value="0.827425899181624" calcext:value-type="float">
            <text:p>0.827425899181624</text:p>
          </table:table-cell>
          <table:table-cell table:formula="of:=-LN([.C413])" office:value-type="float" office:value="0.189435723557332" calcext:value-type="float">
            <text:p>0.189435723557332</text:p>
          </table:table-cell>
        </table:table-row>
        <table:table-row table:style-name="ro1">
          <table:table-cell office:value-type="float" office:value="412.146" calcext:value-type="float">
            <text:p>412.146</text:p>
          </table:table-cell>
          <table:table-cell office:value-type="float" office:value="12.026" calcext:value-type="float">
            <text:p>12.026</text:p>
          </table:table-cell>
          <table:table-cell table:formula="of:=[.B414]/[.$B$2]" office:value-type="float" office:value="0.827040781239255" calcext:value-type="float">
            <text:p>0.827040781239255</text:p>
          </table:table-cell>
          <table:table-cell table:formula="of:=-LN([.C414])" office:value-type="float" office:value="0.189901272913972" calcext:value-type="float">
            <text:p>0.189901272913972</text:p>
          </table:table-cell>
        </table:table-row>
        <table:table-row table:style-name="ro1">
          <table:table-cell office:value-type="float" office:value="413.146" calcext:value-type="float">
            <text:p>413.146</text:p>
          </table:table-cell>
          <table:table-cell office:value-type="float" office:value="12.021" calcext:value-type="float">
            <text:p>12.021</text:p>
          </table:table-cell>
          <table:table-cell table:formula="of:=[.B415]/[.$B$2]" office:value-type="float" office:value="0.826696925933567" calcext:value-type="float">
            <text:p>0.826696925933567</text:p>
          </table:table-cell>
          <table:table-cell table:formula="of:=-LN([.C415])" office:value-type="float" office:value="0.190317125209231" calcext:value-type="float">
            <text:p>0.190317125209231</text:p>
          </table:table-cell>
        </table:table-row>
        <table:table-row table:style-name="ro1">
          <table:table-cell office:value-type="float" office:value="414.146" calcext:value-type="float">
            <text:p>414.146</text:p>
          </table:table-cell>
          <table:table-cell office:value-type="float" office:value="12.0157" calcext:value-type="float">
            <text:p>12.0157</text:p>
          </table:table-cell>
          <table:table-cell table:formula="of:=[.B416]/[.$B$2]" office:value-type="float" office:value="0.826332439309539" calcext:value-type="float">
            <text:p>0.826332439309539</text:p>
          </table:table-cell>
          <table:table-cell table:formula="of:=-LN([.C416])" office:value-type="float" office:value="0.190758117532295" calcext:value-type="float">
            <text:p>0.190758117532295</text:p>
          </table:table-cell>
        </table:table-row>
        <table:table-row table:style-name="ro1">
          <table:table-cell office:value-type="float" office:value="415.146" calcext:value-type="float">
            <text:p>415.146</text:p>
          </table:table-cell>
          <table:table-cell office:value-type="float" office:value="12.0106" calcext:value-type="float">
            <text:p>12.0106</text:p>
          </table:table-cell>
          <table:table-cell table:formula="of:=[.B417]/[.$B$2]" office:value-type="float" office:value="0.825981706897737" calcext:value-type="float">
            <text:p>0.825981706897737</text:p>
          </table:table-cell>
          <table:table-cell table:formula="of:=-LN([.C417])" office:value-type="float" office:value="0.191182652319308" calcext:value-type="float">
            <text:p>0.191182652319308</text:p>
          </table:table-cell>
        </table:table-row>
        <table:table-row table:style-name="ro1">
          <table:table-cell office:value-type="float" office:value="416.145" calcext:value-type="float">
            <text:p>416.145</text:p>
          </table:table-cell>
          <table:table-cell office:value-type="float" office:value="12.0052" calcext:value-type="float">
            <text:p>12.0052</text:p>
          </table:table-cell>
          <table:table-cell table:formula="of:=[.B418]/[.$B$2]" office:value-type="float" office:value="0.825610343167595" calcext:value-type="float">
            <text:p>0.825610343167595</text:p>
          </table:table-cell>
          <table:table-cell table:formula="of:=-LN([.C418])" office:value-type="float" office:value="0.191632356271789" calcext:value-type="float">
            <text:p>0.191632356271789</text:p>
          </table:table-cell>
        </table:table-row>
        <table:table-row table:style-name="ro1">
          <table:table-cell office:value-type="float" office:value="417.146" calcext:value-type="float">
            <text:p>417.146</text:p>
          </table:table-cell>
          <table:table-cell office:value-type="float" office:value="12.0003" calcext:value-type="float">
            <text:p>12.0003</text:p>
          </table:table-cell>
          <table:table-cell table:formula="of:=[.B419]/[.$B$2]" office:value-type="float" office:value="0.825273364968021" calcext:value-type="float">
            <text:p>0.825273364968021</text:p>
          </table:table-cell>
          <table:table-cell table:formula="of:=-LN([.C419])" office:value-type="float" office:value="0.192040596055843" calcext:value-type="float">
            <text:p>0.192040596055843</text:p>
          </table:table-cell>
        </table:table-row>
        <table:table-row table:style-name="ro1">
          <table:table-cell office:value-type="float" office:value="418.145" calcext:value-type="float">
            <text:p>418.145</text:p>
          </table:table-cell>
          <table:table-cell office:value-type="float" office:value="11.9952" calcext:value-type="float">
            <text:p>11.9952</text:p>
          </table:table-cell>
          <table:table-cell table:formula="of:=[.B420]/[.$B$2]" office:value-type="float" office:value="0.82492263255622" calcext:value-type="float">
            <text:p>0.82492263255622</text:p>
          </table:table-cell>
          <table:table-cell table:formula="of:=-LN([.C420])" office:value-type="float" office:value="0.192465675764688" calcext:value-type="float">
            <text:p>0.192465675764688</text:p>
          </table:table-cell>
        </table:table-row>
        <table:table-row table:style-name="ro1">
          <table:table-cell office:value-type="float" office:value="419.145" calcext:value-type="float">
            <text:p>419.145</text:p>
          </table:table-cell>
          <table:table-cell office:value-type="float" office:value="11.989" calcext:value-type="float">
            <text:p>11.989</text:p>
          </table:table-cell>
          <table:table-cell table:formula="of:=[.B421]/[.$B$2]" office:value-type="float" office:value="0.824496251977168" calcext:value-type="float">
            <text:p>0.824496251977168</text:p>
          </table:table-cell>
          <table:table-cell table:formula="of:=-LN([.C421])" office:value-type="float" office:value="0.192982682805832" calcext:value-type="float">
            <text:p>0.192982682805832</text:p>
          </table:table-cell>
        </table:table-row>
        <table:table-row table:style-name="ro1">
          <table:table-cell office:value-type="float" office:value="420.145" calcext:value-type="float">
            <text:p>420.145</text:p>
          </table:table-cell>
          <table:table-cell office:value-type="float" office:value="11.9832" calcext:value-type="float">
            <text:p>11.9832</text:p>
          </table:table-cell>
          <table:table-cell table:formula="of:=[.B422]/[.$B$2]" office:value-type="float" office:value="0.824097379822571" calcext:value-type="float">
            <text:p>0.824097379822571</text:p>
          </table:table-cell>
          <table:table-cell table:formula="of:=-LN([.C422])" office:value-type="float" office:value="0.193466576658976" calcext:value-type="float">
            <text:p>0.193466576658976</text:p>
          </table:table-cell>
        </table:table-row>
        <table:table-row table:style-name="ro1">
          <table:table-cell office:value-type="float" office:value="421.146" calcext:value-type="float">
            <text:p>421.146</text:p>
          </table:table-cell>
          <table:table-cell office:value-type="float" office:value="11.9786" calcext:value-type="float">
            <text:p>11.9786</text:p>
          </table:table-cell>
          <table:table-cell table:formula="of:=[.B423]/[.$B$2]" office:value-type="float" office:value="0.823781032941338" calcext:value-type="float">
            <text:p>0.823781032941338</text:p>
          </table:table-cell>
          <table:table-cell table:formula="of:=-LN([.C423])" office:value-type="float" office:value="0.193850521108601" calcext:value-type="float">
            <text:p>0.193850521108601</text:p>
          </table:table-cell>
        </table:table-row>
        <table:table-row table:style-name="ro1">
          <table:table-cell office:value-type="float" office:value="422.145" calcext:value-type="float">
            <text:p>422.145</text:p>
          </table:table-cell>
          <table:table-cell office:value-type="float" office:value="11.9731" calcext:value-type="float">
            <text:p>11.9731</text:p>
          </table:table-cell>
          <table:table-cell table:formula="of:=[.B424]/[.$B$2]" office:value-type="float" office:value="0.823402792105082" calcext:value-type="float">
            <text:p>0.823402792105082</text:p>
          </table:table-cell>
          <table:table-cell table:formula="of:=-LN([.C424])" office:value-type="float" office:value="0.194309778705905" calcext:value-type="float">
            <text:p>0.194309778705905</text:p>
          </table:table-cell>
        </table:table-row>
        <table:table-row table:style-name="ro1">
          <table:table-cell office:value-type="float" office:value="423.146" calcext:value-type="float">
            <text:p>423.146</text:p>
          </table:table-cell>
          <table:table-cell office:value-type="float" office:value="11.9684" calcext:value-type="float">
            <text:p>11.9684</text:p>
          </table:table-cell>
          <table:table-cell table:formula="of:=[.B425]/[.$B$2]" office:value-type="float" office:value="0.823079568117736" calcext:value-type="float">
            <text:p>0.823079568117736</text:p>
          </table:table-cell>
          <table:table-cell table:formula="of:=-LN([.C425])" office:value-type="float" office:value="0.194702402397852" calcext:value-type="float">
            <text:p>0.194702402397852</text:p>
          </table:table-cell>
        </table:table-row>
        <table:table-row table:style-name="ro1">
          <table:table-cell office:value-type="float" office:value="424.146" calcext:value-type="float">
            <text:p>424.146</text:p>
          </table:table-cell>
          <table:table-cell office:value-type="float" office:value="11.9637" calcext:value-type="float">
            <text:p>11.9637</text:p>
          </table:table-cell>
          <table:table-cell table:formula="of:=[.B426]/[.$B$2]" office:value-type="float" office:value="0.82275634413039" calcext:value-type="float">
            <text:p>0.82275634413039</text:p>
          </table:table-cell>
          <table:table-cell table:formula="of:=-LN([.C426])" office:value-type="float" office:value="0.195095180303713" calcext:value-type="float">
            <text:p>0.195095180303713</text:p>
          </table:table-cell>
        </table:table-row>
        <table:table-row table:style-name="ro1">
          <table:table-cell office:value-type="float" office:value="425.145" calcext:value-type="float">
            <text:p>425.145</text:p>
          </table:table-cell>
          <table:table-cell office:value-type="float" office:value="11.958" calcext:value-type="float">
            <text:p>11.958</text:p>
          </table:table-cell>
          <table:table-cell table:formula="of:=[.B427]/[.$B$2]" office:value-type="float" office:value="0.822364349081906" calcext:value-type="float">
            <text:p>0.822364349081906</text:p>
          </table:table-cell>
          <table:table-cell table:formula="of:=-LN([.C427])" office:value-type="float" office:value="0.195571735072636" calcext:value-type="float">
            <text:p>0.195571735072636</text:p>
          </table:table-cell>
        </table:table-row>
        <table:table-row table:style-name="ro1">
          <table:table-cell office:value-type="float" office:value="426.146" calcext:value-type="float">
            <text:p>426.146</text:p>
          </table:table-cell>
          <table:table-cell office:value-type="float" office:value="11.9529" calcext:value-type="float">
            <text:p>11.9529</text:p>
          </table:table-cell>
          <table:table-cell table:formula="of:=[.B428]/[.$B$2]" office:value-type="float" office:value="0.822013616670105" calcext:value-type="float">
            <text:p>0.822013616670105</text:p>
          </table:table-cell>
          <table:table-cell table:formula="of:=-LN([.C428])" office:value-type="float" office:value="0.195998318771061" calcext:value-type="float">
            <text:p>0.195998318771061</text:p>
          </table:table-cell>
        </table:table-row>
        <table:table-row table:style-name="ro1">
          <table:table-cell office:value-type="float" office:value="427.145" calcext:value-type="float">
            <text:p>427.145</text:p>
          </table:table-cell>
          <table:table-cell office:value-type="float" office:value="11.9484" calcext:value-type="float">
            <text:p>11.9484</text:p>
          </table:table-cell>
          <table:table-cell table:formula="of:=[.B429]/[.$B$2]" office:value-type="float" office:value="0.821704146894987" calcext:value-type="float">
            <text:p>0.821704146894987</text:p>
          </table:table-cell>
          <table:table-cell table:formula="of:=-LN([.C429])" office:value-type="float" office:value="0.196374867331447" calcext:value-type="float">
            <text:p>0.196374867331447</text:p>
          </table:table-cell>
        </table:table-row>
        <table:table-row table:style-name="ro1">
          <table:table-cell office:value-type="float" office:value="428.145" calcext:value-type="float">
            <text:p>428.145</text:p>
          </table:table-cell>
          <table:table-cell office:value-type="float" office:value="11.9441" calcext:value-type="float">
            <text:p>11.9441</text:p>
          </table:table-cell>
          <table:table-cell table:formula="of:=[.B430]/[.$B$2]" office:value-type="float" office:value="0.821408431332096" calcext:value-type="float">
            <text:p>0.821408431332096</text:p>
          </table:table-cell>
          <table:table-cell table:formula="of:=-LN([.C430])" office:value-type="float" office:value="0.196734812924953" calcext:value-type="float">
            <text:p>0.196734812924953</text:p>
          </table:table-cell>
        </table:table-row>
        <table:table-row table:style-name="ro1">
          <table:table-cell office:value-type="float" office:value="429.146" calcext:value-type="float">
            <text:p>429.146</text:p>
          </table:table-cell>
          <table:table-cell office:value-type="float" office:value="11.9388" calcext:value-type="float">
            <text:p>11.9388</text:p>
          </table:table-cell>
          <table:table-cell table:formula="of:=[.B431]/[.$B$2]" office:value-type="float" office:value="0.821043944708067" calcext:value-type="float">
            <text:p>0.821043944708067</text:p>
          </table:table-cell>
          <table:table-cell table:formula="of:=-LN([.C431])" office:value-type="float" office:value="0.197178645130171" calcext:value-type="float">
            <text:p>0.197178645130171</text:p>
          </table:table-cell>
        </table:table-row>
        <table:table-row table:style-name="ro1">
          <table:table-cell office:value-type="float" office:value="430.145" calcext:value-type="float">
            <text:p>430.145</text:p>
          </table:table-cell>
          <table:table-cell office:value-type="float" office:value="11.9345" calcext:value-type="float">
            <text:p>11.9345</text:p>
          </table:table-cell>
          <table:table-cell table:formula="of:=[.B432]/[.$B$2]" office:value-type="float" office:value="0.820748229145176" calcext:value-type="float">
            <text:p>0.820748229145176</text:p>
          </table:table-cell>
          <table:table-cell table:formula="of:=-LN([.C432])" office:value-type="float" office:value="0.197538880208397" calcext:value-type="float">
            <text:p>0.197538880208397</text:p>
          </table:table-cell>
        </table:table-row>
        <table:table-row table:style-name="ro1">
          <table:table-cell office:value-type="float" office:value="431.145" calcext:value-type="float">
            <text:p>431.145</text:p>
          </table:table-cell>
          <table:table-cell office:value-type="float" office:value="11.9291" calcext:value-type="float">
            <text:p>11.9291</text:p>
          </table:table-cell>
          <table:table-cell table:formula="of:=[.B433]/[.$B$2]" office:value-type="float" office:value="0.820376865415033" calcext:value-type="float">
            <text:p>0.820376865415033</text:p>
          </table:table-cell>
          <table:table-cell table:formula="of:=-LN([.C433])" office:value-type="float" office:value="0.197991452334327" calcext:value-type="float">
            <text:p>0.197991452334327</text:p>
          </table:table-cell>
        </table:table-row>
        <table:table-row table:style-name="ro1">
          <table:table-cell office:value-type="float" office:value="432.146" calcext:value-type="float">
            <text:p>432.146</text:p>
          </table:table-cell>
          <table:table-cell office:value-type="float" office:value="11.9249" calcext:value-type="float">
            <text:p>11.9249</text:p>
          </table:table-cell>
          <table:table-cell table:formula="of:=[.B434]/[.$B$2]" office:value-type="float" office:value="0.820088026958256" calcext:value-type="float">
            <text:p>0.820088026958256</text:p>
          </table:table-cell>
          <table:table-cell table:formula="of:=-LN([.C434])" office:value-type="float" office:value="0.198343594536339" calcext:value-type="float">
            <text:p>0.198343594536339</text:p>
          </table:table-cell>
        </table:table-row>
        <table:table-row table:style-name="ro1">
          <table:table-cell office:value-type="float" office:value="433.145" calcext:value-type="float">
            <text:p>433.145</text:p>
          </table:table-cell>
          <table:table-cell office:value-type="float" office:value="11.9185" calcext:value-type="float">
            <text:p>11.9185</text:p>
          </table:table-cell>
          <table:table-cell table:formula="of:=[.B435]/[.$B$2]" office:value-type="float" office:value="0.819647892166976" calcext:value-type="float">
            <text:p>0.819647892166976</text:p>
          </table:table-cell>
          <table:table-cell table:formula="of:=-LN([.C435])" office:value-type="float" office:value="0.198880430738701" calcext:value-type="float">
            <text:p>0.198880430738701</text:p>
          </table:table-cell>
        </table:table-row>
        <table:table-row table:style-name="ro1">
          <table:table-cell office:value-type="float" office:value="434.145" calcext:value-type="float">
            <text:p>434.145</text:p>
          </table:table-cell>
          <table:table-cell office:value-type="float" office:value="11.9138" calcext:value-type="float">
            <text:p>11.9138</text:p>
          </table:table-cell>
          <table:table-cell table:formula="of:=[.B436]/[.$B$2]" office:value-type="float" office:value="0.81932466817963" calcext:value-type="float">
            <text:p>0.81932466817963</text:p>
          </table:table-cell>
          <table:table-cell table:formula="of:=-LN([.C436])" office:value-type="float" office:value="0.199274853439064" calcext:value-type="float">
            <text:p>0.199274853439064</text:p>
          </table:table-cell>
        </table:table-row>
        <table:table-row table:style-name="ro1">
          <table:table-cell office:value-type="float" office:value="435.146" calcext:value-type="float">
            <text:p>435.146</text:p>
          </table:table-cell>
          <table:table-cell office:value-type="float" office:value="11.9097" calcext:value-type="float">
            <text:p>11.9097</text:p>
          </table:table-cell>
          <table:table-cell table:formula="of:=[.B437]/[.$B$2]" office:value-type="float" office:value="0.819042706828966" calcext:value-type="float">
            <text:p>0.819042706828966</text:p>
          </table:table-cell>
          <table:table-cell table:formula="of:=-LN([.C437])" office:value-type="float" office:value="0.199619051398263" calcext:value-type="float">
            <text:p>0.199619051398263</text:p>
          </table:table-cell>
        </table:table-row>
        <table:table-row table:style-name="ro1">
          <table:table-cell office:value-type="float" office:value="436.145" calcext:value-type="float">
            <text:p>436.145</text:p>
          </table:table-cell>
          <table:table-cell office:value-type="float" office:value="11.9039" calcext:value-type="float">
            <text:p>11.9039</text:p>
          </table:table-cell>
          <table:table-cell table:formula="of:=[.B438]/[.$B$2]" office:value-type="float" office:value="0.818643834674369" calcext:value-type="float">
            <text:p>0.818643834674369</text:p>
          </table:table-cell>
          <table:table-cell table:formula="of:=-LN([.C438])" office:value-type="float" office:value="0.200106168013532" calcext:value-type="float">
            <text:p>0.200106168013532</text:p>
          </table:table-cell>
        </table:table-row>
        <table:table-row table:style-name="ro1">
          <table:table-cell office:value-type="float" office:value="437.146" calcext:value-type="float">
            <text:p>437.146</text:p>
          </table:table-cell>
          <table:table-cell office:value-type="float" office:value="11.8996" calcext:value-type="float">
            <text:p>11.8996</text:p>
          </table:table-cell>
          <table:table-cell table:formula="of:=[.B439]/[.$B$2]" office:value-type="float" office:value="0.818348119111478" calcext:value-type="float">
            <text:p>0.818348119111478</text:p>
          </table:table-cell>
          <table:table-cell table:formula="of:=-LN([.C439])" office:value-type="float" office:value="0.200467459424188" calcext:value-type="float">
            <text:p>0.200467459424188</text:p>
          </table:table-cell>
        </table:table-row>
        <table:table-row table:style-name="ro1">
          <table:table-cell office:value-type="float" office:value="438.146" calcext:value-type="float">
            <text:p>438.146</text:p>
          </table:table-cell>
          <table:table-cell office:value-type="float" office:value="11.8947" calcext:value-type="float">
            <text:p>11.8947</text:p>
          </table:table-cell>
          <table:table-cell table:formula="of:=[.B440]/[.$B$2]" office:value-type="float" office:value="0.818011140911904" calcext:value-type="float">
            <text:p>0.818011140911904</text:p>
          </table:table-cell>
          <table:table-cell table:formula="of:=-LN([.C440])" office:value-type="float" office:value="0.200879322775433" calcext:value-type="float">
            <text:p>0.200879322775433</text:p>
          </table:table-cell>
        </table:table-row>
        <table:table-row table:style-name="ro1">
          <table:table-cell office:value-type="float" office:value="439.145" calcext:value-type="float">
            <text:p>439.145</text:p>
          </table:table-cell>
          <table:table-cell office:value-type="float" office:value="11.8902" calcext:value-type="float">
            <text:p>11.8902</text:p>
          </table:table-cell>
          <table:table-cell table:formula="of:=[.B441]/[.$B$2]" office:value-type="float" office:value="0.817701671136786" calcext:value-type="float">
            <text:p>0.817701671136786</text:p>
          </table:table-cell>
          <table:table-cell table:formula="of:=-LN([.C441])" office:value-type="float" office:value="0.201257714112264" calcext:value-type="float">
            <text:p>0.201257714112264</text:p>
          </table:table-cell>
        </table:table-row>
        <table:table-row table:style-name="ro1">
          <table:table-cell office:value-type="float" office:value="440.145" calcext:value-type="float">
            <text:p>440.145</text:p>
          </table:table-cell>
          <table:table-cell office:value-type="float" office:value="11.8855" calcext:value-type="float">
            <text:p>11.8855</text:p>
          </table:table-cell>
          <table:table-cell table:formula="of:=[.B442]/[.$B$2]" office:value-type="float" office:value="0.81737844714944" calcext:value-type="float">
            <text:p>0.81737844714944</text:p>
          </table:table-cell>
          <table:table-cell table:formula="of:=-LN([.C442])" office:value-type="float" office:value="0.201653075768174" calcext:value-type="float">
            <text:p>0.201653075768174</text:p>
          </table:table-cell>
        </table:table-row>
        <table:table-row table:style-name="ro1">
          <table:table-cell office:value-type="float" office:value="441.146" calcext:value-type="float">
            <text:p>441.146</text:p>
          </table:table-cell>
          <table:table-cell office:value-type="float" office:value="11.8811" calcext:value-type="float">
            <text:p>11.8811</text:p>
          </table:table-cell>
          <table:table-cell table:formula="of:=[.B443]/[.$B$2]" office:value-type="float" office:value="0.817075854480435" calcext:value-type="float">
            <text:p>0.817075854480435</text:p>
          </table:table-cell>
          <table:table-cell table:formula="of:=-LN([.C443])" office:value-type="float" office:value="0.202023343290687" calcext:value-type="float">
            <text:p>0.202023343290687</text:p>
          </table:table-cell>
        </table:table-row>
        <table:table-row table:style-name="ro1">
          <table:table-cell office:value-type="float" office:value="442.146" calcext:value-type="float">
            <text:p>442.146</text:p>
          </table:table-cell>
          <table:table-cell office:value-type="float" office:value="11.8764" calcext:value-type="float">
            <text:p>11.8764</text:p>
          </table:table-cell>
          <table:table-cell table:formula="of:=[.B444]/[.$B$2]" office:value-type="float" office:value="0.816752630493089" calcext:value-type="float">
            <text:p>0.816752630493089</text:p>
          </table:table-cell>
          <table:table-cell table:formula="of:=-LN([.C444])" office:value-type="float" office:value="0.20241900782284" calcext:value-type="float">
            <text:p>0.20241900782284</text:p>
          </table:table-cell>
        </table:table-row>
        <table:table-row table:style-name="ro1">
          <table:table-cell office:value-type="float" office:value="443.145" calcext:value-type="float">
            <text:p>443.145</text:p>
          </table:table-cell>
          <table:table-cell office:value-type="float" office:value="11.8716" calcext:value-type="float">
            <text:p>11.8716</text:p>
          </table:table-cell>
          <table:table-cell table:formula="of:=[.B445]/[.$B$2]" office:value-type="float" office:value="0.816422529399629" calcext:value-type="float">
            <text:p>0.816422529399629</text:p>
          </table:table-cell>
          <table:table-cell table:formula="of:=-LN([.C445])" office:value-type="float" office:value="0.202823252396308" calcext:value-type="float">
            <text:p>0.202823252396308</text:p>
          </table:table-cell>
        </table:table-row>
        <table:table-row table:style-name="ro1">
          <table:table-cell office:value-type="float" office:value="444.146" calcext:value-type="float">
            <text:p>444.146</text:p>
          </table:table-cell>
          <table:table-cell office:value-type="float" office:value="11.8665" calcext:value-type="float">
            <text:p>11.8665</text:p>
          </table:table-cell>
          <table:table-cell table:formula="of:=[.B446]/[.$B$2]" office:value-type="float" office:value="0.816071796987828" calcext:value-type="float">
            <text:p>0.816071796987828</text:p>
          </table:table-cell>
          <table:table-cell table:formula="of:=-LN([.C446])" office:value-type="float" office:value="0.203252941383925" calcext:value-type="float">
            <text:p>0.203252941383925</text:p>
          </table:table-cell>
        </table:table-row>
        <table:table-row table:style-name="ro1">
          <table:table-cell office:value-type="float" office:value="445.146" calcext:value-type="float">
            <text:p>445.146</text:p>
          </table:table-cell>
          <table:table-cell office:value-type="float" office:value="11.8613" calcext:value-type="float">
            <text:p>11.8613</text:p>
          </table:table-cell>
          <table:table-cell table:formula="of:=[.B447]/[.$B$2]" office:value-type="float" office:value="0.815714187469913" calcext:value-type="float">
            <text:p>0.815714187469913</text:p>
          </table:table-cell>
          <table:table-cell table:formula="of:=-LN([.C447])" office:value-type="float" office:value="0.203691245827088" calcext:value-type="float">
            <text:p>0.203691245827088</text:p>
          </table:table-cell>
        </table:table-row>
        <table:table-row table:style-name="ro1">
          <table:table-cell office:value-type="float" office:value="446.145" calcext:value-type="float">
            <text:p>446.145</text:p>
          </table:table-cell>
          <table:table-cell office:value-type="float" office:value="11.8555" calcext:value-type="float">
            <text:p>11.8555</text:p>
          </table:table-cell>
          <table:table-cell table:formula="of:=[.B448]/[.$B$2]" office:value-type="float" office:value="0.815315315315315" calcext:value-type="float">
            <text:p>0.815315315315315</text:p>
          </table:table-cell>
          <table:table-cell table:formula="of:=-LN([.C448])" office:value-type="float" office:value="0.204180350606454" calcext:value-type="float">
            <text:p>0.204180350606454</text:p>
          </table:table-cell>
        </table:table-row>
        <table:table-row table:style-name="ro1">
          <table:table-cell office:value-type="float" office:value="447.146" calcext:value-type="float">
            <text:p>447.146</text:p>
          </table:table-cell>
          <table:table-cell office:value-type="float" office:value="11.8507" calcext:value-type="float">
            <text:p>11.8507</text:p>
          </table:table-cell>
          <table:table-cell table:formula="of:=[.B449]/[.$B$2]" office:value-type="float" office:value="0.814985214221855" calcext:value-type="float">
            <text:p>0.814985214221855</text:p>
          </table:table-cell>
          <table:table-cell table:formula="of:=-LN([.C449])" office:value-type="float" office:value="0.204585307964917" calcext:value-type="float">
            <text:p>0.204585307964917</text:p>
          </table:table-cell>
        </table:table-row>
        <table:table-row table:style-name="ro1">
          <table:table-cell office:value-type="float" office:value="448.145" calcext:value-type="float">
            <text:p>448.145</text:p>
          </table:table-cell>
          <table:table-cell office:value-type="float" office:value="11.8452" calcext:value-type="float">
            <text:p>11.8452</text:p>
          </table:table-cell>
          <table:table-cell table:formula="of:=[.B450]/[.$B$2]" office:value-type="float" office:value="0.814606973385599" calcext:value-type="float">
            <text:p>0.814606973385599</text:p>
          </table:table-cell>
          <table:table-cell table:formula="of:=-LN([.C450])" office:value-type="float" office:value="0.205049523301643" calcext:value-type="float">
            <text:p>0.205049523301643</text:p>
          </table:table-cell>
        </table:table-row>
        <table:table-row table:style-name="ro1">
          <table:table-cell office:value-type="float" office:value="449.145" calcext:value-type="float">
            <text:p>449.145</text:p>
          </table:table-cell>
          <table:table-cell office:value-type="float" office:value="11.8399" calcext:value-type="float">
            <text:p>11.8399</text:p>
          </table:table-cell>
          <table:table-cell table:formula="of:=[.B451]/[.$B$2]" office:value-type="float" office:value="0.814242486761571" calcext:value-type="float">
            <text:p>0.814242486761571</text:p>
          </table:table-cell>
          <table:table-cell table:formula="of:=-LN([.C451])" office:value-type="float" office:value="0.205497062057102" calcext:value-type="float">
            <text:p>0.205497062057102</text:p>
          </table:table-cell>
        </table:table-row>
        <table:table-row table:style-name="ro1">
          <table:table-cell office:value-type="float" office:value="450.146" calcext:value-type="float">
            <text:p>450.146</text:p>
          </table:table-cell>
          <table:table-cell office:value-type="float" office:value="11.8356" calcext:value-type="float">
            <text:p>11.8356</text:p>
          </table:table-cell>
          <table:table-cell table:formula="of:=[.B452]/[.$B$2]" office:value-type="float" office:value="0.81394677119868" calcext:value-type="float">
            <text:p>0.81394677119868</text:p>
          </table:table-cell>
          <table:table-cell table:formula="of:=-LN([.C452])" office:value-type="float" office:value="0.205860306765538" calcext:value-type="float">
            <text:p>0.205860306765538</text:p>
          </table:table-cell>
        </table:table-row>
        <table:table-row table:style-name="ro1">
          <table:table-cell office:value-type="float" office:value="451.146" calcext:value-type="float">
            <text:p>451.146</text:p>
          </table:table-cell>
          <table:table-cell office:value-type="float" office:value="11.8299" calcext:value-type="float">
            <text:p>11.8299</text:p>
          </table:table-cell>
          <table:table-cell table:formula="of:=[.B453]/[.$B$2]" office:value-type="float" office:value="0.813554776150196" calcext:value-type="float">
            <text:p>0.813554776150196</text:p>
          </table:table-cell>
          <table:table-cell table:formula="of:=-LN([.C453])" office:value-type="float" office:value="0.206342020662157" calcext:value-type="float">
            <text:p>0.206342020662157</text:p>
          </table:table-cell>
        </table:table-row>
        <table:table-row table:style-name="ro1">
          <table:table-cell office:value-type="float" office:value="452.145" calcext:value-type="float">
            <text:p>452.145</text:p>
          </table:table-cell>
          <table:table-cell office:value-type="float" office:value="11.8247" calcext:value-type="float">
            <text:p>11.8247</text:p>
          </table:table-cell>
          <table:table-cell table:formula="of:=[.B454]/[.$B$2]" office:value-type="float" office:value="0.813197166632281" calcext:value-type="float">
            <text:p>0.813197166632281</text:p>
          </table:table-cell>
          <table:table-cell table:formula="of:=-LN([.C454])" office:value-type="float" office:value="0.206781681454034" calcext:value-type="float">
            <text:p>0.206781681454034</text:p>
          </table:table-cell>
        </table:table-row>
        <table:table-row table:style-name="ro1">
          <table:table-cell office:value-type="float" office:value="453.146" calcext:value-type="float">
            <text:p>453.146</text:p>
          </table:table-cell>
          <table:table-cell office:value-type="float" office:value="11.8193" calcext:value-type="float">
            <text:p>11.8193</text:p>
          </table:table-cell>
          <table:table-cell table:formula="of:=[.B455]/[.$B$2]" office:value-type="float" office:value="0.812825802902139" calcext:value-type="float">
            <text:p>0.812825802902139</text:p>
          </table:table-cell>
          <table:table-cell table:formula="of:=-LN([.C455])" office:value-type="float" office:value="0.207238456965275" calcext:value-type="float">
            <text:p>0.207238456965275</text:p>
          </table:table-cell>
        </table:table-row>
        <table:table-row table:style-name="ro1">
          <table:table-cell office:value-type="float" office:value="454.146" calcext:value-type="float">
            <text:p>454.146</text:p>
          </table:table-cell>
          <table:table-cell office:value-type="float" office:value="11.8145" calcext:value-type="float">
            <text:p>11.8145</text:p>
          </table:table-cell>
          <table:table-cell table:formula="of:=[.B456]/[.$B$2]" office:value-type="float" office:value="0.812495701808679" calcext:value-type="float">
            <text:p>0.812495701808679</text:p>
          </table:table-cell>
          <table:table-cell table:formula="of:=-LN([.C456])" office:value-type="float" office:value="0.207644654873863" calcext:value-type="float">
            <text:p>0.207644654873863</text:p>
          </table:table-cell>
        </table:table-row>
        <table:table-row table:style-name="ro1">
          <table:table-cell office:value-type="float" office:value="455.146" calcext:value-type="float">
            <text:p>455.146</text:p>
          </table:table-cell>
          <table:table-cell office:value-type="float" office:value="11.8097" calcext:value-type="float">
            <text:p>11.8097</text:p>
          </table:table-cell>
          <table:table-cell table:formula="of:=[.B457]/[.$B$2]" office:value-type="float" office:value="0.812165600715219" calcext:value-type="float">
            <text:p>0.812165600715219</text:p>
          </table:table-cell>
          <table:table-cell table:formula="of:=-LN([.C457])" office:value-type="float" office:value="0.208051017846243" calcext:value-type="float">
            <text:p>0.208051017846243</text:p>
          </table:table-cell>
        </table:table-row>
        <table:table-row table:style-name="ro1">
          <table:table-cell office:value-type="float" office:value="456.145" calcext:value-type="float">
            <text:p>456.145</text:p>
          </table:table-cell>
          <table:table-cell office:value-type="float" office:value="11.8042" calcext:value-type="float">
            <text:p>11.8042</text:p>
          </table:table-cell>
          <table:table-cell table:formula="of:=[.B458]/[.$B$2]" office:value-type="float" office:value="0.811787359878963" calcext:value-type="float">
            <text:p>0.811787359878963</text:p>
          </table:table-cell>
          <table:table-cell table:formula="of:=-LN([.C458])" office:value-type="float" office:value="0.20851684518518" calcext:value-type="float">
            <text:p>0.20851684518518</text:p>
          </table:table-cell>
        </table:table-row>
        <table:table-row table:style-name="ro1">
          <table:table-cell office:value-type="float" office:value="457.145" calcext:value-type="float">
            <text:p>457.145</text:p>
          </table:table-cell>
          <table:table-cell office:value-type="float" office:value="11.7979" calcext:value-type="float">
            <text:p>11.7979</text:p>
          </table:table-cell>
          <table:table-cell table:formula="of:=[.B459]/[.$B$2]" office:value-type="float" office:value="0.811354102193797" calcext:value-type="float">
            <text:p>0.811354102193797</text:p>
          </table:table-cell>
          <table:table-cell table:formula="of:=-LN([.C459])" office:value-type="float" office:value="0.20905069599927" calcext:value-type="float">
            <text:p>0.20905069599927</text:p>
          </table:table-cell>
        </table:table-row>
        <table:table-row table:style-name="ro1">
          <table:table-cell office:value-type="float" office:value="458.146" calcext:value-type="float">
            <text:p>458.146</text:p>
          </table:table-cell>
          <table:table-cell office:value-type="float" office:value="11.7937" calcext:value-type="float">
            <text:p>11.7937</text:p>
          </table:table-cell>
          <table:table-cell table:formula="of:=[.B460]/[.$B$2]" office:value-type="float" office:value="0.811065263737019" calcext:value-type="float">
            <text:p>0.811065263737019</text:p>
          </table:table-cell>
          <table:table-cell table:formula="of:=-LN([.C460])" office:value-type="float" office:value="0.209406754939264" calcext:value-type="float">
            <text:p>0.209406754939264</text:p>
          </table:table-cell>
        </table:table-row>
        <table:table-row table:style-name="ro1">
          <table:table-cell office:value-type="float" office:value="459.145" calcext:value-type="float">
            <text:p>459.145</text:p>
          </table:table-cell>
          <table:table-cell office:value-type="float" office:value="11.7881" calcext:value-type="float">
            <text:p>11.7881</text:p>
          </table:table-cell>
          <table:table-cell table:formula="of:=[.B461]/[.$B$2]" office:value-type="float" office:value="0.81068014579465" calcext:value-type="float">
            <text:p>0.81068014579465</text:p>
          </table:table-cell>
          <table:table-cell table:formula="of:=-LN([.C461])" office:value-type="float" office:value="0.209881697488625" calcext:value-type="float">
            <text:p>0.209881697488625</text:p>
          </table:table-cell>
        </table:table-row>
        <table:table-row table:style-name="ro1">
          <table:table-cell office:value-type="float" office:value="460.145" calcext:value-type="float">
            <text:p>460.145</text:p>
          </table:table-cell>
          <table:table-cell office:value-type="float" office:value="11.7827" calcext:value-type="float">
            <text:p>11.7827</text:p>
          </table:table-cell>
          <table:table-cell table:formula="of:=[.B462]/[.$B$2]" office:value-type="float" office:value="0.810308782064507" calcext:value-type="float">
            <text:p>0.810308782064507</text:p>
          </table:table-cell>
          <table:table-cell table:formula="of:=-LN([.C462])" office:value-type="float" office:value="0.210339891533331" calcext:value-type="float">
            <text:p>0.210339891533331</text:p>
          </table:table-cell>
        </table:table-row>
        <table:table-row table:style-name="ro1">
          <table:table-cell office:value-type="float" office:value="461.146" calcext:value-type="float">
            <text:p>461.146</text:p>
          </table:table-cell>
          <table:table-cell office:value-type="float" office:value="11.7778" calcext:value-type="float">
            <text:p>11.7778</text:p>
          </table:table-cell>
          <table:table-cell table:formula="of:=[.B463]/[.$B$2]" office:value-type="float" office:value="0.809971803864934" calcext:value-type="float">
            <text:p>0.809971803864934</text:p>
          </table:table-cell>
          <table:table-cell table:formula="of:=-LN([.C463])" office:value-type="float" office:value="0.210755841964828" calcext:value-type="float">
            <text:p>0.210755841964828</text:p>
          </table:table-cell>
        </table:table-row>
        <table:table-row table:style-name="ro1">
          <table:table-cell office:value-type="float" office:value="462.145" calcext:value-type="float">
            <text:p>462.145</text:p>
          </table:table-cell>
          <table:table-cell office:value-type="float" office:value="11.7728" calcext:value-type="float">
            <text:p>11.7728</text:p>
          </table:table-cell>
          <table:table-cell table:formula="of:=[.B464]/[.$B$2]" office:value-type="float" office:value="0.809627948559246" calcext:value-type="float">
            <text:p>0.809627948559246</text:p>
          </table:table-cell>
          <table:table-cell table:formula="of:=-LN([.C464])" office:value-type="float" office:value="0.21118045960303" calcext:value-type="float">
            <text:p>0.21118045960303</text:p>
          </table:table-cell>
        </table:table-row>
        <table:table-row table:style-name="ro1">
          <table:table-cell office:value-type="float" office:value="463.146" calcext:value-type="float">
            <text:p>463.146</text:p>
          </table:table-cell>
          <table:table-cell office:value-type="float" office:value="11.7681" calcext:value-type="float">
            <text:p>11.7681</text:p>
          </table:table-cell>
          <table:table-cell table:formula="of:=[.B465]/[.$B$2]" office:value-type="float" office:value="0.8093047245719" calcext:value-type="float">
            <text:p>0.8093047245719</text:p>
          </table:table-cell>
          <table:table-cell table:formula="of:=-LN([.C465])" office:value-type="float" office:value="0.211579764647651" calcext:value-type="float">
            <text:p>0.211579764647651</text:p>
          </table:table-cell>
        </table:table-row>
        <table:table-row table:style-name="ro1">
          <table:table-cell office:value-type="float" office:value="464.146" calcext:value-type="float">
            <text:p>464.146</text:p>
          </table:table-cell>
          <table:table-cell office:value-type="float" office:value="11.7637" calcext:value-type="float">
            <text:p>11.7637</text:p>
          </table:table-cell>
          <table:table-cell table:formula="of:=[.B466]/[.$B$2]" office:value-type="float" office:value="0.809002131902895" calcext:value-type="float">
            <text:p>0.809002131902895</text:p>
          </table:table-cell>
          <table:table-cell table:formula="of:=-LN([.C466])" office:value-type="float" office:value="0.211953726694861" calcext:value-type="float">
            <text:p>0.211953726694861</text:p>
          </table:table-cell>
        </table:table-row>
        <table:table-row table:style-name="ro1">
          <table:table-cell office:value-type="float" office:value="465.145" calcext:value-type="float">
            <text:p>465.145</text:p>
          </table:table-cell>
          <table:table-cell office:value-type="float" office:value="11.7601" calcext:value-type="float">
            <text:p>11.7601</text:p>
          </table:table-cell>
          <table:table-cell table:formula="of:=[.B467]/[.$B$2]" office:value-type="float" office:value="0.8087545560828" calcext:value-type="float">
            <text:p>0.8087545560828</text:p>
          </table:table-cell>
          <table:table-cell table:formula="of:=-LN([.C467])" office:value-type="float" office:value="0.212259799695661" calcext:value-type="float">
            <text:p>0.212259799695661</text:p>
          </table:table-cell>
        </table:table-row>
        <table:table-row table:style-name="ro1">
          <table:table-cell office:value-type="float" office:value="466.145" calcext:value-type="float">
            <text:p>466.145</text:p>
          </table:table-cell>
          <table:table-cell office:value-type="float" office:value="11.7543" calcext:value-type="float">
            <text:p>11.7543</text:p>
          </table:table-cell>
          <table:table-cell table:formula="of:=[.B468]/[.$B$2]" office:value-type="float" office:value="0.808355683928203" calcext:value-type="float">
            <text:p>0.808355683928203</text:p>
          </table:table-cell>
          <table:table-cell table:formula="of:=-LN([.C468])" office:value-type="float" office:value="0.212753114440466" calcext:value-type="float">
            <text:p>0.212753114440466</text:p>
          </table:table-cell>
        </table:table-row>
        <table:table-row table:style-name="ro1">
          <table:table-cell office:value-type="float" office:value="467.145" calcext:value-type="float">
            <text:p>467.145</text:p>
          </table:table-cell>
          <table:table-cell office:value-type="float" office:value="11.7507" calcext:value-type="float">
            <text:p>11.7507</text:p>
          </table:table-cell>
          <table:table-cell table:formula="of:=[.B469]/[.$B$2]" office:value-type="float" office:value="0.808108108108108" calcext:value-type="float">
            <text:p>0.808108108108108</text:p>
          </table:table-cell>
          <table:table-cell table:formula="of:=-LN([.C469])" office:value-type="float" office:value="0.213059432247584" calcext:value-type="float">
            <text:p>0.213059432247584</text:p>
          </table:table-cell>
        </table:table-row>
        <table:table-row table:style-name="ro1">
          <table:table-cell office:value-type="float" office:value="468.146" calcext:value-type="float">
            <text:p>468.146</text:p>
          </table:table-cell>
          <table:table-cell office:value-type="float" office:value="11.7439" calcext:value-type="float">
            <text:p>11.7439</text:p>
          </table:table-cell>
          <table:table-cell table:formula="of:=[.B470]/[.$B$2]" office:value-type="float" office:value="0.807640464892373" calcext:value-type="float">
            <text:p>0.807640464892373</text:p>
          </table:table-cell>
          <table:table-cell table:formula="of:=-LN([.C470])" office:value-type="float" office:value="0.213638288681818" calcext:value-type="float">
            <text:p>0.213638288681818</text:p>
          </table:table-cell>
        </table:table-row>
        <table:table-row table:style-name="ro1">
          <table:table-cell office:value-type="float" office:value="469.145" calcext:value-type="float">
            <text:p>469.145</text:p>
          </table:table-cell>
          <table:table-cell office:value-type="float" office:value="11.7397" calcext:value-type="float">
            <text:p>11.7397</text:p>
          </table:table-cell>
          <table:table-cell table:formula="of:=[.B471]/[.$B$2]" office:value-type="float" office:value="0.807351626435596" calcext:value-type="float">
            <text:p>0.807351626435596</text:p>
          </table:table-cell>
          <table:table-cell table:formula="of:=-LN([.C471])" office:value-type="float" office:value="0.21399598512059" calcext:value-type="float">
            <text:p>0.21399598512059</text:p>
          </table:table-cell>
        </table:table-row>
        <table:table-row table:style-name="ro1">
          <table:table-cell office:value-type="float" office:value="470.146" calcext:value-type="float">
            <text:p>470.146</text:p>
          </table:table-cell>
          <table:table-cell office:value-type="float" office:value="11.7352" calcext:value-type="float">
            <text:p>11.7352</text:p>
          </table:table-cell>
          <table:table-cell table:formula="of:=[.B472]/[.$B$2]" office:value-type="float" office:value="0.807042156660477" calcext:value-type="float">
            <text:p>0.807042156660477</text:p>
          </table:table-cell>
          <table:table-cell table:formula="of:=-LN([.C472])" office:value-type="float" office:value="0.214379373339933" calcext:value-type="float">
            <text:p>0.214379373339933</text:p>
          </table:table-cell>
        </table:table-row>
        <table:table-row table:style-name="ro1">
          <table:table-cell office:value-type="float" office:value="471.145" calcext:value-type="float">
            <text:p>471.145</text:p>
          </table:table-cell>
          <table:table-cell office:value-type="float" office:value="11.7312" calcext:value-type="float">
            <text:p>11.7312</text:p>
          </table:table-cell>
          <table:table-cell table:formula="of:=[.B473]/[.$B$2]" office:value-type="float" office:value="0.806767072415927" calcext:value-type="float">
            <text:p>0.806767072415927</text:p>
          </table:table-cell>
          <table:table-cell table:formula="of:=-LN([.C473])" office:value-type="float" office:value="0.214720286308155" calcext:value-type="float">
            <text:p>0.214720286308155</text:p>
          </table:table-cell>
        </table:table-row>
        <table:table-row table:style-name="ro1">
          <table:table-cell office:value-type="float" office:value="472.145" calcext:value-type="float">
            <text:p>472.145</text:p>
          </table:table-cell>
          <table:table-cell office:value-type="float" office:value="11.7263" calcext:value-type="float">
            <text:p>11.7263</text:p>
          </table:table-cell>
          <table:table-cell table:formula="of:=[.B474]/[.$B$2]" office:value-type="float" office:value="0.806430094216354" calcext:value-type="float">
            <text:p>0.806430094216354</text:p>
          </table:table-cell>
          <table:table-cell table:formula="of:=-LN([.C474])" office:value-type="float" office:value="0.215138063144669" calcext:value-type="float">
            <text:p>0.215138063144669</text:p>
          </table:table-cell>
        </table:table-row>
        <table:table-row table:style-name="ro1">
          <table:table-cell office:value-type="float" office:value="473.146" calcext:value-type="float">
            <text:p>473.146</text:p>
          </table:table-cell>
          <table:table-cell office:value-type="float" office:value="11.7219" calcext:value-type="float">
            <text:p>11.7219</text:p>
          </table:table-cell>
          <table:table-cell table:formula="of:=[.B475]/[.$B$2]" office:value-type="float" office:value="0.806127501547349" calcext:value-type="float">
            <text:p>0.806127501547349</text:p>
          </table:table-cell>
          <table:table-cell table:formula="of:=-LN([.C475])" office:value-type="float" office:value="0.215513358480912" calcext:value-type="float">
            <text:p>0.215513358480912</text:p>
          </table:table-cell>
        </table:table-row>
        <table:table-row table:style-name="ro1">
          <table:table-cell office:value-type="float" office:value="474.145" calcext:value-type="float">
            <text:p>474.145</text:p>
          </table:table-cell>
          <table:table-cell office:value-type="float" office:value="11.7168" calcext:value-type="float">
            <text:p>11.7168</text:p>
          </table:table-cell>
          <table:table-cell table:formula="of:=[.B476]/[.$B$2]" office:value-type="float" office:value="0.805776769135548" calcext:value-type="float">
            <text:p>0.805776769135548</text:p>
          </table:table-cell>
          <table:table-cell table:formula="of:=-LN([.C476])" office:value-type="float" office:value="0.215948536206681" calcext:value-type="float">
            <text:p>0.215948536206681</text:p>
          </table:table-cell>
        </table:table-row>
        <table:table-row table:style-name="ro1">
          <table:table-cell office:value-type="float" office:value="475.145" calcext:value-type="float">
            <text:p>475.145</text:p>
          </table:table-cell>
          <table:table-cell office:value-type="float" office:value="11.7107" calcext:value-type="float">
            <text:p>11.7107</text:p>
          </table:table-cell>
          <table:table-cell table:formula="of:=[.B477]/[.$B$2]" office:value-type="float" office:value="0.805357265662609" calcext:value-type="float">
            <text:p>0.805357265662609</text:p>
          </table:table-cell>
          <table:table-cell table:formula="of:=-LN([.C477])" office:value-type="float" office:value="0.216469291740805" calcext:value-type="float">
            <text:p>0.216469291740805</text:p>
          </table:table-cell>
        </table:table-row>
        <table:table-row table:style-name="ro1">
          <table:table-cell office:value-type="float" office:value="476.146" calcext:value-type="float">
            <text:p>476.146</text:p>
          </table:table-cell>
          <table:table-cell office:value-type="float" office:value="11.7055" calcext:value-type="float">
            <text:p>11.7055</text:p>
          </table:table-cell>
          <table:table-cell table:formula="of:=[.B478]/[.$B$2]" office:value-type="float" office:value="0.804999656144694" calcext:value-type="float">
            <text:p>0.804999656144694</text:p>
          </table:table-cell>
          <table:table-cell table:formula="of:=-LN([.C478])" office:value-type="float" office:value="0.216913428713113" calcext:value-type="float">
            <text:p>0.216913428713113</text:p>
          </table:table-cell>
        </table:table-row>
        <table:table-row table:style-name="ro1">
          <table:table-cell office:value-type="float" office:value="477.145" calcext:value-type="float">
            <text:p>477.145</text:p>
          </table:table-cell>
          <table:table-cell office:value-type="float" office:value="11.7009" calcext:value-type="float">
            <text:p>11.7009</text:p>
          </table:table-cell>
          <table:table-cell table:formula="of:=[.B479]/[.$B$2]" office:value-type="float" office:value="0.804683309263462" calcext:value-type="float">
            <text:p>0.804683309263462</text:p>
          </table:table-cell>
          <table:table-cell table:formula="of:=-LN([.C479])" office:value-type="float" office:value="0.217306483609143" calcext:value-type="float">
            <text:p>0.217306483609143</text:p>
          </table:table-cell>
        </table:table-row>
        <table:table-row table:style-name="ro1">
          <table:table-cell office:value-type="float" office:value="478.145" calcext:value-type="float">
            <text:p>478.145</text:p>
          </table:table-cell>
          <table:table-cell office:value-type="float" office:value="11.6968" calcext:value-type="float">
            <text:p>11.6968</text:p>
          </table:table-cell>
          <table:table-cell table:formula="of:=[.B480]/[.$B$2]" office:value-type="float" office:value="0.804401347912798" calcext:value-type="float">
            <text:p>0.804401347912798</text:p>
          </table:table-cell>
          <table:table-cell table:formula="of:=-LN([.C480])" office:value-type="float" office:value="0.217656945410258" calcext:value-type="float">
            <text:p>0.217656945410258</text:p>
          </table:table-cell>
        </table:table-row>
        <table:table-row table:style-name="ro1">
          <table:table-cell office:value-type="float" office:value="479.145" calcext:value-type="float">
            <text:p>479.145</text:p>
          </table:table-cell>
          <table:table-cell office:value-type="float" office:value="11.6911" calcext:value-type="float">
            <text:p>11.6911</text:p>
          </table:table-cell>
          <table:table-cell table:formula="of:=[.B481]/[.$B$2]" office:value-type="float" office:value="0.804009352864315" calcext:value-type="float">
            <text:p>0.804009352864315</text:p>
          </table:table-cell>
          <table:table-cell table:formula="of:=-LN([.C481])" office:value-type="float" office:value="0.218144376955018" calcext:value-type="float">
            <text:p>0.218144376955018</text:p>
          </table:table-cell>
        </table:table-row>
        <table:table-row table:style-name="ro1">
          <table:table-cell office:value-type="float" office:value="480.146" calcext:value-type="float">
            <text:p>480.146</text:p>
          </table:table-cell>
          <table:table-cell office:value-type="float" office:value="11.6861" calcext:value-type="float">
            <text:p>11.6861</text:p>
          </table:table-cell>
          <table:table-cell table:formula="of:=[.B482]/[.$B$2]" office:value-type="float" office:value="0.803665497558627" calcext:value-type="float">
            <text:p>0.803665497558627</text:p>
          </table:table-cell>
          <table:table-cell table:formula="of:=-LN([.C482])" office:value-type="float" office:value="0.218572144187727" calcext:value-type="float">
            <text:p>0.218572144187727</text:p>
          </table:table-cell>
        </table:table-row>
        <table:table-row table:style-name="ro1">
          <table:table-cell office:value-type="float" office:value="481.146" calcext:value-type="float">
            <text:p>481.146</text:p>
          </table:table-cell>
          <table:table-cell office:value-type="float" office:value="11.6818" calcext:value-type="float">
            <text:p>11.6818</text:p>
          </table:table-cell>
          <table:table-cell table:formula="of:=[.B483]/[.$B$2]" office:value-type="float" office:value="0.803369781995736" calcext:value-type="float">
            <text:p>0.803369781995736</text:p>
          </table:table-cell>
          <table:table-cell table:formula="of:=-LN([.C483])" office:value-type="float" office:value="0.218940170415889" calcext:value-type="float">
            <text:p>0.218940170415889</text:p>
          </table:table-cell>
        </table:table-row>
        <table:table-row table:style-name="ro1">
          <table:table-cell office:value-type="float" office:value="482.146" calcext:value-type="float">
            <text:p>482.146</text:p>
          </table:table-cell>
          <table:table-cell office:value-type="float" office:value="11.6773" calcext:value-type="float">
            <text:p>11.6773</text:p>
          </table:table-cell>
          <table:table-cell table:formula="of:=[.B484]/[.$B$2]" office:value-type="float" office:value="0.803060312220618" calcext:value-type="float">
            <text:p>0.803060312220618</text:p>
          </table:table-cell>
          <table:table-cell table:formula="of:=-LN([.C484])" office:value-type="float" office:value="0.219325459237434" calcext:value-type="float">
            <text:p>0.219325459237434</text:p>
          </table:table-cell>
        </table:table-row>
        <table:table-row table:style-name="ro1">
          <table:table-cell office:value-type="float" office:value="483.145" calcext:value-type="float">
            <text:p>483.145</text:p>
          </table:table-cell>
          <table:table-cell office:value-type="float" office:value="11.6717" calcext:value-type="float">
            <text:p>11.6717</text:p>
          </table:table-cell>
          <table:table-cell table:formula="of:=[.B485]/[.$B$2]" office:value-type="float" office:value="0.802675194278248" calcext:value-type="float">
            <text:p>0.802675194278248</text:p>
          </table:table-cell>
          <table:table-cell table:formula="of:=-LN([.C485])" office:value-type="float" office:value="0.219805137177164" calcext:value-type="float">
            <text:p>0.219805137177164</text:p>
          </table:table-cell>
        </table:table-row>
        <table:table-row table:style-name="ro1">
          <table:table-cell office:value-type="float" office:value="484.146" calcext:value-type="float">
            <text:p>484.146</text:p>
          </table:table-cell>
          <table:table-cell office:value-type="float" office:value="11.6667" calcext:value-type="float">
            <text:p>11.6667</text:p>
          </table:table-cell>
          <table:table-cell table:formula="of:=[.B486]/[.$B$2]" office:value-type="float" office:value="0.80233133897256" calcext:value-type="float">
            <text:p>0.80233133897256</text:p>
          </table:table-cell>
          <table:table-cell table:formula="of:=-LN([.C486])" office:value-type="float" office:value="0.220233615571269" calcext:value-type="float">
            <text:p>0.220233615571269</text:p>
          </table:table-cell>
        </table:table-row>
        <table:table-row table:style-name="ro1">
          <table:table-cell office:value-type="float" office:value="485.146" calcext:value-type="float">
            <text:p>485.146</text:p>
          </table:table-cell>
          <table:table-cell office:value-type="float" office:value="11.6622" calcext:value-type="float">
            <text:p>11.6622</text:p>
          </table:table-cell>
          <table:table-cell table:formula="of:=[.B487]/[.$B$2]" office:value-type="float" office:value="0.802021869197442" calcext:value-type="float">
            <text:p>0.802021869197442</text:p>
          </table:table-cell>
          <table:table-cell table:formula="of:=-LN([.C487])" office:value-type="float" office:value="0.22061940316141" calcext:value-type="float">
            <text:p>0.22061940316141</text:p>
          </table:table-cell>
        </table:table-row>
        <table:table-row table:style-name="ro1">
          <table:table-cell office:value-type="float" office:value="486.145" calcext:value-type="float">
            <text:p>486.145</text:p>
          </table:table-cell>
          <table:table-cell office:value-type="float" office:value="11.6578" calcext:value-type="float">
            <text:p>11.6578</text:p>
          </table:table-cell>
          <table:table-cell table:formula="of:=[.B488]/[.$B$2]" office:value-type="float" office:value="0.801719276528437" calcext:value-type="float">
            <text:p>0.801719276528437</text:p>
          </table:table-cell>
          <table:table-cell table:formula="of:=-LN([.C488])" office:value-type="float" office:value="0.220996761656454" calcext:value-type="float">
            <text:p>0.220996761656454</text:p>
          </table:table-cell>
        </table:table-row>
        <table:table-row table:style-name="ro1">
          <table:table-cell office:value-type="float" office:value="487.145" calcext:value-type="float">
            <text:p>487.145</text:p>
          </table:table-cell>
          <table:table-cell office:value-type="float" office:value="11.6533" calcext:value-type="float">
            <text:p>11.6533</text:p>
          </table:table-cell>
          <table:table-cell table:formula="of:=[.B489]/[.$B$2]" office:value-type="float" office:value="0.801409806753318" calcext:value-type="float">
            <text:p>0.801409806753318</text:p>
          </table:table-cell>
          <table:table-cell table:formula="of:=-LN([.C489])" office:value-type="float" office:value="0.221382843828114" calcext:value-type="float">
            <text:p>0.221382843828114</text:p>
          </table:table-cell>
        </table:table-row>
        <table:table-row table:style-name="ro1">
          <table:table-cell office:value-type="float" office:value="488.146" calcext:value-type="float">
            <text:p>488.146</text:p>
          </table:table-cell>
          <table:table-cell office:value-type="float" office:value="11.6482" calcext:value-type="float">
            <text:p>11.6482</text:p>
          </table:table-cell>
          <table:table-cell table:formula="of:=[.B490]/[.$B$2]" office:value-type="float" office:value="0.801059074341517" calcext:value-type="float">
            <text:p>0.801059074341517</text:p>
          </table:table-cell>
          <table:table-cell table:formula="of:=-LN([.C490])" office:value-type="float" office:value="0.221820583894757" calcext:value-type="float">
            <text:p>0.221820583894757</text:p>
          </table:table-cell>
        </table:table-row>
        <table:table-row table:style-name="ro1">
          <table:table-cell office:value-type="float" office:value="489.145" calcext:value-type="float">
            <text:p>489.145</text:p>
          </table:table-cell>
          <table:table-cell office:value-type="float" office:value="11.6433" calcext:value-type="float">
            <text:p>11.6433</text:p>
          </table:table-cell>
          <table:table-cell table:formula="of:=[.B491]/[.$B$2]" office:value-type="float" office:value="0.800722096141944" calcext:value-type="float">
            <text:p>0.800722096141944</text:p>
          </table:table-cell>
          <table:table-cell table:formula="of:=-LN([.C491])" office:value-type="float" office:value="0.22224133825341" calcext:value-type="float">
            <text:p>0.22224133825341</text:p>
          </table:table-cell>
        </table:table-row>
        <table:table-row table:style-name="ro1">
          <table:table-cell office:value-type="float" office:value="490.145" calcext:value-type="float">
            <text:p>490.145</text:p>
          </table:table-cell>
          <table:table-cell office:value-type="float" office:value="11.6403" calcext:value-type="float">
            <text:p>11.6403</text:p>
          </table:table-cell>
          <table:table-cell table:formula="of:=[.B492]/[.$B$2]" office:value-type="float" office:value="0.800515782958531" calcext:value-type="float">
            <text:p>0.800515782958531</text:p>
          </table:table-cell>
          <table:table-cell table:formula="of:=-LN([.C492])" office:value-type="float" office:value="0.222499030364304" calcext:value-type="float">
            <text:p>0.222499030364304</text:p>
          </table:table-cell>
        </table:table-row>
        <table:table-row table:style-name="ro1">
          <table:table-cell office:value-type="float" office:value="491.146" calcext:value-type="float">
            <text:p>491.146</text:p>
          </table:table-cell>
          <table:table-cell office:value-type="float" office:value="11.6341" calcext:value-type="float">
            <text:p>11.6341</text:p>
          </table:table-cell>
          <table:table-cell table:formula="of:=[.B493]/[.$B$2]" office:value-type="float" office:value="0.800089402379479" calcext:value-type="float">
            <text:p>0.800089402379479</text:p>
          </table:table-cell>
          <table:table-cell table:formula="of:=-LN([.C493])" office:value-type="float" office:value="0.22303180458376" calcext:value-type="float">
            <text:p>0.22303180458376</text:p>
          </table:table-cell>
        </table:table-row>
        <table:table-row table:style-name="ro1">
          <table:table-cell office:value-type="float" office:value="492.145" calcext:value-type="float">
            <text:p>492.145</text:p>
          </table:table-cell>
          <table:table-cell office:value-type="float" office:value="11.6311" calcext:value-type="float">
            <text:p>11.6311</text:p>
          </table:table-cell>
          <table:table-cell table:formula="of:=[.B494]/[.$B$2]" office:value-type="float" office:value="0.799883089196066" calcext:value-type="float">
            <text:p>0.799883089196066</text:p>
          </table:table-cell>
          <table:table-cell table:formula="of:=-LN([.C494])" office:value-type="float" office:value="0.223289700498399" calcext:value-type="float">
            <text:p>0.223289700498399</text:p>
          </table:table-cell>
        </table:table-row>
        <table:table-row table:style-name="ro1">
          <table:table-cell office:value-type="float" office:value="493.145" calcext:value-type="float">
            <text:p>493.145</text:p>
          </table:table-cell>
          <table:table-cell office:value-type="float" office:value="11.6272" calcext:value-type="float">
            <text:p>11.6272</text:p>
          </table:table-cell>
          <table:table-cell table:formula="of:=[.B495]/[.$B$2]" office:value-type="float" office:value="0.79961488205763" calcext:value-type="float">
            <text:p>0.79961488205763</text:p>
          </table:table-cell>
          <table:table-cell table:formula="of:=-LN([.C495])" office:value-type="float" office:value="0.223625064651114" calcext:value-type="float">
            <text:p>0.223625064651114</text:p>
          </table:table-cell>
        </table:table-row>
        <table:table-row table:style-name="ro1">
          <table:table-cell office:value-type="float" office:value="494.145" calcext:value-type="float">
            <text:p>494.145</text:p>
          </table:table-cell>
          <table:table-cell office:value-type="float" office:value="11.6214" calcext:value-type="float">
            <text:p>11.6214</text:p>
          </table:table-cell>
          <table:table-cell table:formula="of:=[.B496]/[.$B$2]" office:value-type="float" office:value="0.799216009903033" calcext:value-type="float">
            <text:p>0.799216009903033</text:p>
          </table:table-cell>
          <table:table-cell table:formula="of:=-LN([.C496])" office:value-type="float" office:value="0.224124019437237" calcext:value-type="float">
            <text:p>0.224124019437237</text:p>
          </table:table-cell>
        </table:table-row>
        <table:table-row table:style-name="ro1">
          <table:table-cell office:value-type="float" office:value="495.145" calcext:value-type="float">
            <text:p>495.145</text:p>
          </table:table-cell>
          <table:table-cell office:value-type="float" office:value="11.617" calcext:value-type="float">
            <text:p>11.617</text:p>
          </table:table-cell>
          <table:table-cell table:formula="of:=[.B497]/[.$B$2]" office:value-type="float" office:value="0.798913417234028" calcext:value-type="float">
            <text:p>0.798913417234028</text:p>
          </table:table-cell>
          <table:table-cell table:formula="of:=-LN([.C497])" office:value-type="float" office:value="0.224502703000011" calcext:value-type="float">
            <text:p>0.224502703000011</text:p>
          </table:table-cell>
        </table:table-row>
        <table:table-row table:style-name="ro1">
          <table:table-cell office:value-type="float" office:value="496.146" calcext:value-type="float">
            <text:p>496.146</text:p>
          </table:table-cell>
          <table:table-cell office:value-type="float" office:value="11.6119" calcext:value-type="float">
            <text:p>11.6119</text:p>
          </table:table-cell>
          <table:table-cell table:formula="of:=[.B498]/[.$B$2]" office:value-type="float" office:value="0.798562684822227" calcext:value-type="float">
            <text:p>0.798562684822227</text:p>
          </table:table-cell>
          <table:table-cell table:formula="of:=-LN([.C498])" office:value-type="float" office:value="0.224941811186963" calcext:value-type="float">
            <text:p>0.224941811186963</text:p>
          </table:table-cell>
        </table:table-row>
        <table:table-row table:style-name="ro1">
          <table:table-cell office:value-type="float" office:value="497.146" calcext:value-type="float">
            <text:p>497.146</text:p>
          </table:table-cell>
          <table:table-cell office:value-type="float" office:value="11.6059" calcext:value-type="float">
            <text:p>11.6059</text:p>
          </table:table-cell>
          <table:table-cell table:formula="of:=[.B499]/[.$B$2]" office:value-type="float" office:value="0.798150058455402" calcext:value-type="float">
            <text:p>0.798150058455402</text:p>
          </table:table-cell>
          <table:table-cell table:formula="of:=-LN([.C499])" office:value-type="float" office:value="0.225458656033035" calcext:value-type="float">
            <text:p>0.225458656033035</text:p>
          </table:table-cell>
        </table:table-row>
        <table:table-row table:style-name="ro1">
          <table:table-cell office:value-type="float" office:value="498.146" calcext:value-type="float">
            <text:p>498.146</text:p>
          </table:table-cell>
          <table:table-cell office:value-type="float" office:value="11.6014" calcext:value-type="float">
            <text:p>11.6014</text:p>
          </table:table-cell>
          <table:table-cell table:formula="of:=[.B500]/[.$B$2]" office:value-type="float" office:value="0.797840588680283" calcext:value-type="float">
            <text:p>0.797840588680283</text:p>
          </table:table-cell>
          <table:table-cell table:formula="of:=-LN([.C500])" office:value-type="float" office:value="0.225846465046268" calcext:value-type="float">
            <text:p>0.225846465046268</text:p>
          </table:table-cell>
        </table:table-row>
        <table:table-row table:style-name="ro1">
          <table:table-cell office:value-type="float" office:value="499.145" calcext:value-type="float">
            <text:p>499.145</text:p>
          </table:table-cell>
          <table:table-cell office:value-type="float" office:value="11.5965" calcext:value-type="float">
            <text:p>11.5965</text:p>
          </table:table-cell>
          <table:table-cell table:formula="of:=[.B501]/[.$B$2]" office:value-type="float" office:value="0.79750361048071" calcext:value-type="float">
            <text:p>0.79750361048071</text:p>
          </table:table-cell>
          <table:table-cell table:formula="of:=-LN([.C501])" office:value-type="float" office:value="0.226268917084847" calcext:value-type="float">
            <text:p>0.226268917084847</text:p>
          </table:table-cell>
        </table:table-row>
        <table:table-row table:style-name="ro1">
          <table:table-cell office:value-type="float" office:value="500.145" calcext:value-type="float">
            <text:p>500.145</text:p>
          </table:table-cell>
          <table:table-cell office:value-type="float" office:value="11.5917" calcext:value-type="float">
            <text:p>11.5917</text:p>
          </table:table-cell>
          <table:table-cell table:formula="of:=[.B502]/[.$B$2]" office:value-type="float" office:value="0.79717350938725" calcext:value-type="float">
            <text:p>0.79717350938725</text:p>
          </table:table-cell>
          <table:table-cell table:formula="of:=-LN([.C502])" office:value-type="float" office:value="0.226682920765043" calcext:value-type="float">
            <text:p>0.226682920765043</text:p>
          </table:table-cell>
        </table:table-row>
        <table:table-row table:style-name="ro1">
          <table:table-cell office:value-type="float" office:value="501.145" calcext:value-type="float">
            <text:p>501.145</text:p>
          </table:table-cell>
          <table:table-cell office:value-type="float" office:value="11.5866" calcext:value-type="float">
            <text:p>11.5866</text:p>
          </table:table-cell>
          <table:table-cell table:formula="of:=[.B503]/[.$B$2]" office:value-type="float" office:value="0.796822776975449" calcext:value-type="float">
            <text:p>0.796822776975449</text:p>
          </table:table-cell>
          <table:table-cell table:formula="of:=-LN([.C503])" office:value-type="float" office:value="0.227122987558751" calcext:value-type="float">
            <text:p>0.227122987558751</text:p>
          </table:table-cell>
        </table:table-row>
        <table:table-row table:style-name="ro1">
          <table:table-cell office:value-type="float" office:value="502.145" calcext:value-type="float">
            <text:p>502.145</text:p>
          </table:table-cell>
          <table:table-cell office:value-type="float" office:value="11.5813" calcext:value-type="float">
            <text:p>11.5813</text:p>
          </table:table-cell>
          <table:table-cell table:formula="of:=[.B504]/[.$B$2]" office:value-type="float" office:value="0.79645829035142" calcext:value-type="float">
            <text:p>0.79645829035142</text:p>
          </table:table-cell>
          <table:table-cell table:formula="of:=-LN([.C504])" office:value-type="float" office:value="0.227580517165876" calcext:value-type="float">
            <text:p>0.227580517165876</text:p>
          </table:table-cell>
        </table:table-row>
        <table:table-row table:style-name="ro1">
          <table:table-cell office:value-type="float" office:value="503.145" calcext:value-type="float">
            <text:p>503.145</text:p>
          </table:table-cell>
          <table:table-cell office:value-type="float" office:value="11.5767" calcext:value-type="float">
            <text:p>11.5767</text:p>
          </table:table-cell>
          <table:table-cell table:formula="of:=[.B505]/[.$B$2]" office:value-type="float" office:value="0.796141943470188" calcext:value-type="float">
            <text:p>0.796141943470188</text:p>
          </table:table-cell>
          <table:table-cell table:formula="of:=-LN([.C505])" office:value-type="float" office:value="0.227977788092597" calcext:value-type="float">
            <text:p>0.227977788092597</text:p>
          </table:table-cell>
        </table:table-row>
        <table:table-row table:style-name="ro1">
          <table:table-cell office:value-type="float" office:value="504.146" calcext:value-type="float">
            <text:p>504.146</text:p>
          </table:table-cell>
          <table:table-cell office:value-type="float" office:value="11.5723" calcext:value-type="float">
            <text:p>11.5723</text:p>
          </table:table-cell>
          <table:table-cell table:formula="of:=[.B506]/[.$B$2]" office:value-type="float" office:value="0.795839350801183" calcext:value-type="float">
            <text:p>0.795839350801183</text:p>
          </table:table-cell>
          <table:table-cell table:formula="of:=-LN([.C506])" office:value-type="float" office:value="0.228357934107801" calcext:value-type="float">
            <text:p>0.228357934107801</text:p>
          </table:table-cell>
        </table:table-row>
        <table:table-row table:style-name="ro1">
          <table:table-cell office:value-type="float" office:value="505.146" calcext:value-type="float">
            <text:p>505.146</text:p>
          </table:table-cell>
          <table:table-cell office:value-type="float" office:value="11.567" calcext:value-type="float">
            <text:p>11.567</text:p>
          </table:table-cell>
          <table:table-cell table:formula="of:=[.B507]/[.$B$2]" office:value-type="float" office:value="0.795474864177154" calcext:value-type="float">
            <text:p>0.795474864177154</text:p>
          </table:table-cell>
          <table:table-cell table:formula="of:=-LN([.C507])" office:value-type="float" office:value="0.228816029218084" calcext:value-type="float">
            <text:p>0.228816029218084</text:p>
          </table:table-cell>
        </table:table-row>
        <table:table-row table:style-name="ro1">
          <table:table-cell office:value-type="float" office:value="506.146" calcext:value-type="float">
            <text:p>506.146</text:p>
          </table:table-cell>
          <table:table-cell office:value-type="float" office:value="11.5619" calcext:value-type="float">
            <text:p>11.5619</text:p>
          </table:table-cell>
          <table:table-cell table:formula="of:=[.B508]/[.$B$2]" office:value-type="float" office:value="0.795124131765353" calcext:value-type="float">
            <text:p>0.795124131765353</text:p>
          </table:table-cell>
          <table:table-cell table:formula="of:=-LN([.C508])" office:value-type="float" office:value="0.229257035931128" calcext:value-type="float">
            <text:p>0.229257035931128</text:p>
          </table:table-cell>
        </table:table-row>
        <table:table-row table:style-name="ro1">
          <table:table-cell office:value-type="float" office:value="507.145" calcext:value-type="float">
            <text:p>507.145</text:p>
          </table:table-cell>
          <table:table-cell office:value-type="float" office:value="11.557" calcext:value-type="float">
            <text:p>11.557</text:p>
          </table:table-cell>
          <table:table-cell table:formula="of:=[.B509]/[.$B$2]" office:value-type="float" office:value="0.79478715356578" calcext:value-type="float">
            <text:p>0.79478715356578</text:p>
          </table:table-cell>
          <table:table-cell table:formula="of:=-LN([.C509])" office:value-type="float" office:value="0.229680931538044" calcext:value-type="float">
            <text:p>0.229680931538044</text:p>
          </table:table-cell>
        </table:table-row>
        <table:table-row table:style-name="ro1">
          <table:table-cell office:value-type="float" office:value="508.145" calcext:value-type="float">
            <text:p>508.145</text:p>
          </table:table-cell>
          <table:table-cell office:value-type="float" office:value="11.5517" calcext:value-type="float">
            <text:p>11.5517</text:p>
          </table:table-cell>
          <table:table-cell table:formula="of:=[.B510]/[.$B$2]" office:value-type="float" office:value="0.794422666941751" calcext:value-type="float">
            <text:p>0.794422666941751</text:p>
          </table:table-cell>
          <table:table-cell table:formula="of:=-LN([.C510])" office:value-type="float" office:value="0.230139633247178" calcext:value-type="float">
            <text:p>0.230139633247178</text:p>
          </table:table-cell>
        </table:table-row>
        <table:table-row table:style-name="ro1">
          <table:table-cell office:value-type="float" office:value="509.145" calcext:value-type="float">
            <text:p>509.145</text:p>
          </table:table-cell>
          <table:table-cell office:value-type="float" office:value="11.547" calcext:value-type="float">
            <text:p>11.547</text:p>
          </table:table-cell>
          <table:table-cell table:formula="of:=[.B511]/[.$B$2]" office:value-type="float" office:value="0.794099442954405" calcext:value-type="float">
            <text:p>0.794099442954405</text:p>
          </table:table-cell>
          <table:table-cell table:formula="of:=-LN([.C511])" office:value-type="float" office:value="0.23054658256163" calcext:value-type="float">
            <text:p>0.23054658256163</text:p>
          </table:table-cell>
        </table:table-row>
        <table:table-row table:style-name="ro1">
          <table:table-cell office:value-type="float" office:value="510.146" calcext:value-type="float">
            <text:p>510.146</text:p>
          </table:table-cell>
          <table:table-cell office:value-type="float" office:value="11.5415" calcext:value-type="float">
            <text:p>11.5415</text:p>
          </table:table-cell>
          <table:table-cell table:formula="of:=[.B512]/[.$B$2]" office:value-type="float" office:value="0.793721202118149" calcext:value-type="float">
            <text:p>0.793721202118149</text:p>
          </table:table-cell>
          <table:table-cell table:formula="of:=-LN([.C512])" office:value-type="float" office:value="0.231023010229433" calcext:value-type="float">
            <text:p>0.231023010229433</text:p>
          </table:table-cell>
        </table:table-row>
        <table:table-row table:style-name="ro1">
          <table:table-cell office:value-type="float" office:value="511.146" calcext:value-type="float">
            <text:p>511.146</text:p>
          </table:table-cell>
          <table:table-cell office:value-type="float" office:value="11.5371" calcext:value-type="float">
            <text:p>11.5371</text:p>
          </table:table-cell>
          <table:table-cell table:formula="of:=[.B513]/[.$B$2]" office:value-type="float" office:value="0.793418609449144" calcext:value-type="float">
            <text:p>0.793418609449144</text:p>
          </table:table-cell>
          <table:table-cell table:formula="of:=-LN([.C513])" office:value-type="float" office:value="0.231404315859177" calcext:value-type="float">
            <text:p>0.231404315859177</text:p>
          </table:table-cell>
        </table:table-row>
        <table:table-row table:style-name="ro1">
          <table:table-cell office:value-type="float" office:value="512.145" calcext:value-type="float">
            <text:p>512.145</text:p>
          </table:table-cell>
          <table:table-cell office:value-type="float" office:value="11.5319" calcext:value-type="float">
            <text:p>11.5319</text:p>
          </table:table-cell>
          <table:table-cell table:formula="of:=[.B514]/[.$B$2]" office:value-type="float" office:value="0.793060999931229" calcext:value-type="float">
            <text:p>0.793060999931229</text:p>
          </table:table-cell>
          <table:table-cell table:formula="of:=-LN([.C514])" office:value-type="float" office:value="0.23185513731551" calcext:value-type="float">
            <text:p>0.23185513731551</text:p>
          </table:table-cell>
        </table:table-row>
        <table:table-row table:style-name="ro1">
          <table:table-cell office:value-type="float" office:value="513.145" calcext:value-type="float">
            <text:p>513.145</text:p>
          </table:table-cell>
          <table:table-cell office:value-type="float" office:value="11.5272" calcext:value-type="float">
            <text:p>11.5272</text:p>
          </table:table-cell>
          <table:table-cell table:formula="of:=[.B515]/[.$B$2]" office:value-type="float" office:value="0.792737775943883" calcext:value-type="float">
            <text:p>0.792737775943883</text:p>
          </table:table-cell>
          <table:table-cell table:formula="of:=-LN([.C515])" office:value-type="float" office:value="0.232262785494761" calcext:value-type="float">
            <text:p>0.232262785494761</text:p>
          </table:table-cell>
        </table:table-row>
        <table:table-row table:style-name="ro1">
          <table:table-cell office:value-type="float" office:value="514.145" calcext:value-type="float">
            <text:p>514.145</text:p>
          </table:table-cell>
          <table:table-cell office:value-type="float" office:value="11.521" calcext:value-type="float">
            <text:p>11.521</text:p>
          </table:table-cell>
          <table:table-cell table:formula="of:=[.B516]/[.$B$2]" office:value-type="float" office:value="0.792311395364831" calcext:value-type="float">
            <text:p>0.792311395364831</text:p>
          </table:table-cell>
          <table:table-cell table:formula="of:=-LN([.C516])" office:value-type="float" office:value="0.232800788475432" calcext:value-type="float">
            <text:p>0.232800788475432</text:p>
          </table:table-cell>
        </table:table-row>
        <table:table-row table:style-name="ro1">
          <table:table-cell office:value-type="float" office:value="515.145" calcext:value-type="float">
            <text:p>515.145</text:p>
          </table:table-cell>
          <table:table-cell office:value-type="float" office:value="11.5157" calcext:value-type="float">
            <text:p>11.5157</text:p>
          </table:table-cell>
          <table:table-cell table:formula="of:=[.B517]/[.$B$2]" office:value-type="float" office:value="0.791946908740802" calcext:value-type="float">
            <text:p>0.791946908740802</text:p>
          </table:table-cell>
          <table:table-cell table:formula="of:=-LN([.C517])" office:value-type="float" office:value="0.233260923832798" calcext:value-type="float">
            <text:p>0.233260923832798</text:p>
          </table:table-cell>
        </table:table-row>
        <table:table-row table:style-name="ro1">
          <table:table-cell office:value-type="float" office:value="516.145" calcext:value-type="float">
            <text:p>516.145</text:p>
          </table:table-cell>
          <table:table-cell office:value-type="float" office:value="11.5112" calcext:value-type="float">
            <text:p>11.5112</text:p>
          </table:table-cell>
          <table:table-cell table:formula="of:=[.B518]/[.$B$2]" office:value-type="float" office:value="0.791637438965683" calcext:value-type="float">
            <text:p>0.791637438965683</text:p>
          </table:table-cell>
          <table:table-cell table:formula="of:=-LN([.C518])" office:value-type="float" office:value="0.233651771064278" calcext:value-type="float">
            <text:p>0.233651771064278</text:p>
          </table:table-cell>
        </table:table-row>
        <table:table-row table:style-name="ro1">
          <table:table-cell office:value-type="float" office:value="517.146" calcext:value-type="float">
            <text:p>517.146</text:p>
          </table:table-cell>
          <table:table-cell office:value-type="float" office:value="11.5065" calcext:value-type="float">
            <text:p>11.5065</text:p>
          </table:table-cell>
          <table:table-cell table:formula="of:=[.B519]/[.$B$2]" office:value-type="float" office:value="0.791314214978337" calcext:value-type="float">
            <text:p>0.791314214978337</text:p>
          </table:table-cell>
          <table:table-cell table:formula="of:=-LN([.C519])" office:value-type="float" office:value="0.234060152446025" calcext:value-type="float">
            <text:p>0.234060152446025</text:p>
          </table:table-cell>
        </table:table-row>
        <table:table-row table:style-name="ro1">
          <table:table-cell office:value-type="float" office:value="518.146" calcext:value-type="float">
            <text:p>518.146</text:p>
          </table:table-cell>
          <table:table-cell office:value-type="float" office:value="11.5018" calcext:value-type="float">
            <text:p>11.5018</text:p>
          </table:table-cell>
          <table:table-cell table:formula="of:=[.B520]/[.$B$2]" office:value-type="float" office:value="0.790990990990991" calcext:value-type="float">
            <text:p>0.790990990990991</text:p>
          </table:table-cell>
          <table:table-cell table:formula="of:=-LN([.C520])" office:value-type="float" office:value="0.234468700671263" calcext:value-type="float">
            <text:p>0.234468700671263</text:p>
          </table:table-cell>
        </table:table-row>
        <table:table-row table:style-name="ro1">
          <table:table-cell office:value-type="float" office:value="519.146" calcext:value-type="float">
            <text:p>519.146</text:p>
          </table:table-cell>
          <table:table-cell office:value-type="float" office:value="11.4964" calcext:value-type="float">
            <text:p>11.4964</text:p>
          </table:table-cell>
          <table:table-cell table:formula="of:=[.B521]/[.$B$2]" office:value-type="float" office:value="0.790619627260849" calcext:value-type="float">
            <text:p>0.790619627260849</text:p>
          </table:table-cell>
          <table:table-cell table:formula="of:=-LN([.C521])" office:value-type="float" office:value="0.234938302648743" calcext:value-type="float">
            <text:p>0.234938302648743</text:p>
          </table:table-cell>
        </table:table-row>
        <table:table-row table:style-name="ro1">
          <table:table-cell office:value-type="float" office:value="520.145" calcext:value-type="float">
            <text:p>520.145</text:p>
          </table:table-cell>
          <table:table-cell office:value-type="float" office:value="11.4903" calcext:value-type="float">
            <text:p>11.4903</text:p>
          </table:table-cell>
          <table:table-cell table:formula="of:=[.B522]/[.$B$2]" office:value-type="float" office:value="0.79020012378791" calcext:value-type="float">
            <text:p>0.79020012378791</text:p>
          </table:table-cell>
          <table:table-cell table:formula="of:=-LN([.C522])" office:value-type="float" office:value="0.235469044350961" calcext:value-type="float">
            <text:p>0.235469044350961</text:p>
          </table:table-cell>
        </table:table-row>
        <table:table-row table:style-name="ro1">
          <table:table-cell office:value-type="float" office:value="521.145" calcext:value-type="float">
            <text:p>521.145</text:p>
          </table:table-cell>
          <table:table-cell office:value-type="float" office:value="11.4868" calcext:value-type="float">
            <text:p>11.4868</text:p>
          </table:table-cell>
          <table:table-cell table:formula="of:=[.B523]/[.$B$2]" office:value-type="float" office:value="0.789959425073929" calcext:value-type="float">
            <text:p>0.789959425073929</text:p>
          </table:table-cell>
          <table:table-cell table:formula="of:=-LN([.C523])" office:value-type="float" office:value="0.235773695505987" calcext:value-type="float">
            <text:p>0.235773695505987</text:p>
          </table:table-cell>
        </table:table-row>
        <table:table-row table:style-name="ro1">
          <table:table-cell office:value-type="float" office:value="522.145" calcext:value-type="float">
            <text:p>522.145</text:p>
          </table:table-cell>
          <table:table-cell office:value-type="float" office:value="11.4811" calcext:value-type="float">
            <text:p>11.4811</text:p>
          </table:table-cell>
          <table:table-cell table:formula="of:=[.B524]/[.$B$2]" office:value-type="float" office:value="0.789567430025445" calcext:value-type="float">
            <text:p>0.789567430025445</text:p>
          </table:table-cell>
          <table:table-cell table:formula="of:=-LN([.C524])" office:value-type="float" office:value="0.236270040414927" calcext:value-type="float">
            <text:p>0.236270040414927</text:p>
          </table:table-cell>
        </table:table-row>
        <table:table-row table:style-name="ro1">
          <table:table-cell office:value-type="float" office:value="523.145" calcext:value-type="float">
            <text:p>523.145</text:p>
          </table:table-cell>
          <table:table-cell office:value-type="float" office:value="11.4759" calcext:value-type="float">
            <text:p>11.4759</text:p>
          </table:table-cell>
          <table:table-cell table:formula="of:=[.B525]/[.$B$2]" office:value-type="float" office:value="0.78920982050753" calcext:value-type="float">
            <text:p>0.78920982050753</text:p>
          </table:table-cell>
          <table:table-cell table:formula="of:=-LN([.C525])" office:value-type="float" office:value="0.23672306128777" calcext:value-type="float">
            <text:p>0.23672306128777</text:p>
          </table:table-cell>
        </table:table-row>
        <table:table-row table:style-name="ro1">
          <table:table-cell office:value-type="float" office:value="524.145" calcext:value-type="float">
            <text:p>524.145</text:p>
          </table:table-cell>
          <table:table-cell office:value-type="float" office:value="11.4715" calcext:value-type="float">
            <text:p>11.4715</text:p>
          </table:table-cell>
          <table:table-cell table:formula="of:=[.B526]/[.$B$2]" office:value-type="float" office:value="0.788907227838526" calcext:value-type="float">
            <text:p>0.788907227838526</text:p>
          </table:table-cell>
          <table:table-cell table:formula="of:=-LN([.C526])" office:value-type="float" office:value="0.237106547003269" calcext:value-type="float">
            <text:p>0.237106547003269</text:p>
          </table:table-cell>
        </table:table-row>
        <table:table-row table:style-name="ro1">
          <table:table-cell office:value-type="float" office:value="525.145" calcext:value-type="float">
            <text:p>525.145</text:p>
          </table:table-cell>
          <table:table-cell office:value-type="float" office:value="11.468" calcext:value-type="float">
            <text:p>11.468</text:p>
          </table:table-cell>
          <table:table-cell table:formula="of:=[.B527]/[.$B$2]" office:value-type="float" office:value="0.788666529124544" calcext:value-type="float">
            <text:p>0.788666529124544</text:p>
          </table:table-cell>
          <table:table-cell table:formula="of:=-LN([.C527])" office:value-type="float" office:value="0.237411697510225" calcext:value-type="float">
            <text:p>0.237411697510225</text:p>
          </table:table-cell>
        </table:table-row>
        <table:table-row table:style-name="ro1">
          <table:table-cell office:value-type="float" office:value="526.146" calcext:value-type="float">
            <text:p>526.146</text:p>
          </table:table-cell>
          <table:table-cell office:value-type="float" office:value="11.4622" calcext:value-type="float">
            <text:p>11.4622</text:p>
          </table:table-cell>
          <table:table-cell table:formula="of:=[.B528]/[.$B$2]" office:value-type="float" office:value="0.788267656969947" calcext:value-type="float">
            <text:p>0.788267656969947</text:p>
          </table:table-cell>
          <table:table-cell table:formula="of:=-LN([.C528])" office:value-type="float" office:value="0.237917580592248" calcext:value-type="float">
            <text:p>0.237917580592248</text:p>
          </table:table-cell>
        </table:table-row>
        <table:table-row table:style-name="ro1">
          <table:table-cell office:value-type="float" office:value="527.145" calcext:value-type="float">
            <text:p>527.145</text:p>
          </table:table-cell>
          <table:table-cell office:value-type="float" office:value="11.4581" calcext:value-type="float">
            <text:p>11.4581</text:p>
          </table:table-cell>
          <table:table-cell table:formula="of:=[.B529]/[.$B$2]" office:value-type="float" office:value="0.787985695619283" calcext:value-type="float">
            <text:p>0.787985695619283</text:p>
          </table:table-cell>
          <table:table-cell table:formula="of:=-LN([.C529])" office:value-type="float" office:value="0.238275342056428" calcext:value-type="float">
            <text:p>0.238275342056428</text:p>
          </table:table-cell>
        </table:table-row>
        <table:table-row table:style-name="ro1">
          <table:table-cell office:value-type="float" office:value="528.145" calcext:value-type="float">
            <text:p>528.145</text:p>
          </table:table-cell>
          <table:table-cell office:value-type="float" office:value="11.4535" calcext:value-type="float">
            <text:p>11.4535</text:p>
          </table:table-cell>
          <table:table-cell table:formula="of:=[.B530]/[.$B$2]" office:value-type="float" office:value="0.787669348738051" calcext:value-type="float">
            <text:p>0.787669348738051</text:p>
          </table:table-cell>
          <table:table-cell table:formula="of:=-LN([.C530])" office:value-type="float" office:value="0.238676885384856" calcext:value-type="float">
            <text:p>0.238676885384856</text:p>
          </table:table-cell>
        </table:table-row>
        <table:table-row table:style-name="ro1">
          <table:table-cell office:value-type="float" office:value="529.145" calcext:value-type="float">
            <text:p>529.145</text:p>
          </table:table-cell>
          <table:table-cell office:value-type="float" office:value="11.4497" calcext:value-type="float">
            <text:p>11.4497</text:p>
          </table:table-cell>
          <table:table-cell table:formula="of:=[.B531]/[.$B$2]" office:value-type="float" office:value="0.787408018705729" calcext:value-type="float">
            <text:p>0.787408018705729</text:p>
          </table:table-cell>
          <table:table-cell table:formula="of:=-LN([.C531])" office:value-type="float" office:value="0.239008716747711" calcext:value-type="float">
            <text:p>0.239008716747711</text:p>
          </table:table-cell>
        </table:table-row>
        <table:table-row table:style-name="ro1">
          <table:table-cell office:value-type="float" office:value="530.145" calcext:value-type="float">
            <text:p>530.145</text:p>
          </table:table-cell>
          <table:table-cell office:value-type="float" office:value="11.4452" calcext:value-type="float">
            <text:p>11.4452</text:p>
          </table:table-cell>
          <table:table-cell table:formula="of:=[.B532]/[.$B$2]" office:value-type="float" office:value="0.78709854893061" calcext:value-type="float">
            <text:p>0.78709854893061</text:p>
          </table:table-cell>
          <table:table-cell table:formula="of:=-LN([.C532])" office:value-type="float" office:value="0.239401817399642" calcext:value-type="float">
            <text:p>0.239401817399642</text:p>
          </table:table-cell>
        </table:table-row>
        <table:table-row table:style-name="ro1">
          <table:table-cell office:value-type="float" office:value="531.145" calcext:value-type="float">
            <text:p>531.145</text:p>
          </table:table-cell>
          <table:table-cell office:value-type="float" office:value="11.441" calcext:value-type="float">
            <text:p>11.441</text:p>
          </table:table-cell>
          <table:table-cell table:formula="of:=[.B533]/[.$B$2]" office:value-type="float" office:value="0.786809710473833" calcext:value-type="float">
            <text:p>0.786809710473833</text:p>
          </table:table-cell>
          <table:table-cell table:formula="of:=-LN([.C533])" office:value-type="float" office:value="0.239768850812542" calcext:value-type="float">
            <text:p>0.239768850812542</text:p>
          </table:table-cell>
        </table:table-row>
        <table:table-row table:style-name="ro1">
          <table:table-cell office:value-type="float" office:value="532.145" calcext:value-type="float">
            <text:p>532.145</text:p>
          </table:table-cell>
          <table:table-cell office:value-type="float" office:value="11.437" calcext:value-type="float">
            <text:p>11.437</text:p>
          </table:table-cell>
          <table:table-cell table:formula="of:=[.B534]/[.$B$2]" office:value-type="float" office:value="0.786534626229283" calcext:value-type="float">
            <text:p>0.786534626229283</text:p>
          </table:table-cell>
          <table:table-cell table:formula="of:=-LN([.C534])" office:value-type="float" office:value="0.240118531732269" calcext:value-type="float">
            <text:p>0.240118531732269</text:p>
          </table:table-cell>
        </table:table-row>
        <table:table-row table:style-name="ro1">
          <table:table-cell office:value-type="float" office:value="533.145" calcext:value-type="float">
            <text:p>533.145</text:p>
          </table:table-cell>
          <table:table-cell office:value-type="float" office:value="11.4318" calcext:value-type="float">
            <text:p>11.4318</text:p>
          </table:table-cell>
          <table:table-cell table:formula="of:=[.B535]/[.$B$2]" office:value-type="float" office:value="0.786177016711368" calcext:value-type="float">
            <text:p>0.786177016711368</text:p>
          </table:table-cell>
          <table:table-cell table:formula="of:=-LN([.C535])" office:value-type="float" office:value="0.240573299808392" calcext:value-type="float">
            <text:p>0.240573299808392</text:p>
          </table:table-cell>
        </table:table-row>
        <table:table-row table:style-name="ro1">
          <table:table-cell office:value-type="float" office:value="534.145" calcext:value-type="float">
            <text:p>534.145</text:p>
          </table:table-cell>
          <table:table-cell office:value-type="float" office:value="11.4273" calcext:value-type="float">
            <text:p>11.4273</text:p>
          </table:table-cell>
          <table:table-cell table:formula="of:=[.B536]/[.$B$2]" office:value-type="float" office:value="0.785867546936249" calcext:value-type="float">
            <text:p>0.785867546936249</text:p>
          </table:table-cell>
          <table:table-cell table:formula="of:=-LN([.C536])" office:value-type="float" office:value="0.240967016101521" calcext:value-type="float">
            <text:p>0.240967016101521</text:p>
          </table:table-cell>
        </table:table-row>
        <table:table-row table:style-name="ro1">
          <table:table-cell office:value-type="float" office:value="535.146" calcext:value-type="float">
            <text:p>535.146</text:p>
          </table:table-cell>
          <table:table-cell office:value-type="float" office:value="11.4227" calcext:value-type="float">
            <text:p>11.4227</text:p>
          </table:table-cell>
          <table:table-cell table:formula="of:=[.B537]/[.$B$2]" office:value-type="float" office:value="0.785551200055017" calcext:value-type="float">
            <text:p>0.785551200055017</text:p>
          </table:table-cell>
          <table:table-cell table:formula="of:=-LN([.C537])" office:value-type="float" office:value="0.241369641927529" calcext:value-type="float">
            <text:p>0.241369641927529</text:p>
          </table:table-cell>
        </table:table-row>
        <table:table-row table:style-name="ro1">
          <table:table-cell office:value-type="float" office:value="536.146" calcext:value-type="float">
            <text:p>536.146</text:p>
          </table:table-cell>
          <table:table-cell office:value-type="float" office:value="11.4184" calcext:value-type="float">
            <text:p>11.4184</text:p>
          </table:table-cell>
          <table:table-cell table:formula="of:=[.B538]/[.$B$2]" office:value-type="float" office:value="0.785255484492126" calcext:value-type="float">
            <text:p>0.785255484492126</text:p>
          </table:table-cell>
          <table:table-cell table:formula="of:=-LN([.C538])" office:value-type="float" office:value="0.241746156197927" calcext:value-type="float">
            <text:p>0.241746156197927</text:p>
          </table:table-cell>
        </table:table-row>
        <table:table-row table:style-name="ro1">
          <table:table-cell office:value-type="float" office:value="537.146" calcext:value-type="float">
            <text:p>537.146</text:p>
          </table:table-cell>
          <table:table-cell office:value-type="float" office:value="11.4138" calcext:value-type="float">
            <text:p>11.4138</text:p>
          </table:table-cell>
          <table:table-cell table:formula="of:=[.B539]/[.$B$2]" office:value-type="float" office:value="0.784939137610893" calcext:value-type="float">
            <text:p>0.784939137610893</text:p>
          </table:table-cell>
          <table:table-cell table:formula="of:=-LN([.C539])" office:value-type="float" office:value="0.242149095911335" calcext:value-type="float">
            <text:p>0.242149095911335</text:p>
          </table:table-cell>
        </table:table-row>
        <table:table-row table:style-name="ro1">
          <table:table-cell office:value-type="float" office:value="538.146" calcext:value-type="float">
            <text:p>538.146</text:p>
          </table:table-cell>
          <table:table-cell office:value-type="float" office:value="11.4091" calcext:value-type="float">
            <text:p>11.4091</text:p>
          </table:table-cell>
          <table:table-cell table:formula="of:=[.B540]/[.$B$2]" office:value-type="float" office:value="0.784615913623547" calcext:value-type="float">
            <text:p>0.784615913623547</text:p>
          </table:table-cell>
          <table:table-cell table:formula="of:=-LN([.C540])" office:value-type="float" office:value="0.242560962945449" calcext:value-type="float">
            <text:p>0.242560962945449</text:p>
          </table:table-cell>
        </table:table-row>
        <table:table-row table:style-name="ro1">
          <table:table-cell office:value-type="float" office:value="539.145" calcext:value-type="float">
            <text:p>539.145</text:p>
          </table:table-cell>
          <table:table-cell office:value-type="float" office:value="11.4042" calcext:value-type="float">
            <text:p>11.4042</text:p>
          </table:table-cell>
          <table:table-cell table:formula="of:=[.B541]/[.$B$2]" office:value-type="float" office:value="0.784278935423974" calcext:value-type="float">
            <text:p>0.784278935423974</text:p>
          </table:table-cell>
          <table:table-cell table:formula="of:=-LN([.C541])" office:value-type="float" office:value="0.242990536928639" calcext:value-type="float">
            <text:p>0.242990536928639</text:p>
          </table:table-cell>
        </table:table-row>
        <table:table-row table:style-name="ro1">
          <table:table-cell office:value-type="float" office:value="540.146" calcext:value-type="float">
            <text:p>540.146</text:p>
          </table:table-cell>
          <table:table-cell office:value-type="float" office:value="11.4" calcext:value-type="float">
            <text:p>11.4</text:p>
          </table:table-cell>
          <table:table-cell table:formula="of:=[.B542]/[.$B$2]" office:value-type="float" office:value="0.783990096967196" calcext:value-type="float">
            <text:p>0.783990096967196</text:p>
          </table:table-cell>
          <table:table-cell table:formula="of:=-LN([.C542])" office:value-type="float" office:value="0.243358890130899" calcext:value-type="float">
            <text:p>0.243358890130899</text:p>
          </table:table-cell>
        </table:table-row>
        <table:table-row table:style-name="ro1">
          <table:table-cell office:value-type="float" office:value="541.146" calcext:value-type="float">
            <text:p>541.146</text:p>
          </table:table-cell>
          <table:table-cell office:value-type="float" office:value="11.3959" calcext:value-type="float">
            <text:p>11.3959</text:p>
          </table:table-cell>
          <table:table-cell table:formula="of:=[.B543]/[.$B$2]" office:value-type="float" office:value="0.783708135616533" calcext:value-type="float">
            <text:p>0.783708135616533</text:p>
          </table:table-cell>
          <table:table-cell table:formula="of:=-LN([.C543])" office:value-type="float" office:value="0.243718603942962" calcext:value-type="float">
            <text:p>0.243718603942962</text:p>
          </table:table-cell>
        </table:table-row>
        <table:table-row table:style-name="ro1">
          <table:table-cell office:value-type="float" office:value="542.145" calcext:value-type="float">
            <text:p>542.145</text:p>
          </table:table-cell>
          <table:table-cell office:value-type="float" office:value="11.3932" calcext:value-type="float">
            <text:p>11.3932</text:p>
          </table:table-cell>
          <table:table-cell table:formula="of:=[.B544]/[.$B$2]" office:value-type="float" office:value="0.783522453751461" calcext:value-type="float">
            <text:p>0.783522453751461</text:p>
          </table:table-cell>
          <table:table-cell table:formula="of:=-LN([.C544])" office:value-type="float" office:value="0.243955559330638" calcext:value-type="float">
            <text:p>0.243955559330638</text:p>
          </table:table-cell>
        </table:table-row>
        <table:table-row table:style-name="ro1">
          <table:table-cell office:value-type="float" office:value="543.145" calcext:value-type="float">
            <text:p>543.145</text:p>
          </table:table-cell>
          <table:table-cell office:value-type="float" office:value="11.3869" calcext:value-type="float">
            <text:p>11.3869</text:p>
          </table:table-cell>
          <table:table-cell table:formula="of:=[.B545]/[.$B$2]" office:value-type="float" office:value="0.783089196066295" calcext:value-type="float">
            <text:p>0.783089196066295</text:p>
          </table:table-cell>
          <table:table-cell table:formula="of:=-LN([.C545])" office:value-type="float" office:value="0.244508673685765" calcext:value-type="float">
            <text:p>0.244508673685765</text:p>
          </table:table-cell>
        </table:table-row>
        <table:table-row table:style-name="ro1">
          <table:table-cell office:value-type="float" office:value="544.145" calcext:value-type="float">
            <text:p>544.145</text:p>
          </table:table-cell>
          <table:table-cell office:value-type="float" office:value="11.3825" calcext:value-type="float">
            <text:p>11.3825</text:p>
          </table:table-cell>
          <table:table-cell table:formula="of:=[.B546]/[.$B$2]" office:value-type="float" office:value="0.78278660339729" calcext:value-type="float">
            <text:p>0.78278660339729</text:p>
          </table:table-cell>
          <table:table-cell table:formula="of:=-LN([.C546])" office:value-type="float" office:value="0.244895157304549" calcext:value-type="float">
            <text:p>0.244895157304549</text:p>
          </table:table-cell>
        </table:table-row>
        <table:table-row table:style-name="ro1">
          <table:table-cell office:value-type="float" office:value="545.145" calcext:value-type="float">
            <text:p>545.145</text:p>
          </table:table-cell>
          <table:table-cell office:value-type="float" office:value="11.3783" calcext:value-type="float">
            <text:p>11.3783</text:p>
          </table:table-cell>
          <table:table-cell table:formula="of:=[.B547]/[.$B$2]" office:value-type="float" office:value="0.782497764940513" calcext:value-type="float">
            <text:p>0.782497764940513</text:p>
          </table:table-cell>
          <table:table-cell table:formula="of:=-LN([.C547])" office:value-type="float" office:value="0.245264212877962" calcext:value-type="float">
            <text:p>0.245264212877962</text:p>
          </table:table-cell>
        </table:table-row>
        <table:table-row table:style-name="ro1">
          <table:table-cell office:value-type="float" office:value="546.145" calcext:value-type="float">
            <text:p>546.145</text:p>
          </table:table-cell>
          <table:table-cell office:value-type="float" office:value="11.3734" calcext:value-type="float">
            <text:p>11.3734</text:p>
          </table:table-cell>
          <table:table-cell table:formula="of:=[.B548]/[.$B$2]" office:value-type="float" office:value="0.782160786740939" calcext:value-type="float">
            <text:p>0.782160786740939</text:p>
          </table:table-cell>
          <table:table-cell table:formula="of:=-LN([.C548])" office:value-type="float" office:value="0.245694949928447" calcext:value-type="float">
            <text:p>0.245694949928447</text:p>
          </table:table-cell>
        </table:table-row>
        <table:table-row table:style-name="ro1">
          <table:table-cell office:value-type="float" office:value="547.146" calcext:value-type="float">
            <text:p>547.146</text:p>
          </table:table-cell>
          <table:table-cell office:value-type="float" office:value="11.3682" calcext:value-type="float">
            <text:p>11.3682</text:p>
          </table:table-cell>
          <table:table-cell table:formula="of:=[.B549]/[.$B$2]" office:value-type="float" office:value="0.781803177223025" calcext:value-type="float">
            <text:p>0.781803177223025</text:p>
          </table:table-cell>
          <table:table-cell table:formula="of:=-LN([.C549])" office:value-type="float" office:value="0.246152261647114" calcext:value-type="float">
            <text:p>0.246152261647114</text:p>
          </table:table-cell>
        </table:table-row>
        <table:table-row table:style-name="ro1">
          <table:table-cell office:value-type="float" office:value="548.146" calcext:value-type="float">
            <text:p>548.146</text:p>
          </table:table-cell>
          <table:table-cell office:value-type="float" office:value="11.363" calcext:value-type="float">
            <text:p>11.363</text:p>
          </table:table-cell>
          <table:table-cell table:formula="of:=[.B550]/[.$B$2]" office:value-type="float" office:value="0.78144556770511" calcext:value-type="float">
            <text:p>0.78144556770511</text:p>
          </table:table-cell>
          <table:table-cell table:formula="of:=-LN([.C550])" office:value-type="float" office:value="0.246609782595477" calcext:value-type="float">
            <text:p>0.246609782595477</text:p>
          </table:table-cell>
        </table:table-row>
        <table:table-row table:style-name="ro1">
          <table:table-cell office:value-type="float" office:value="549.146" calcext:value-type="float">
            <text:p>549.146</text:p>
          </table:table-cell>
          <table:table-cell office:value-type="float" office:value="11.3599" calcext:value-type="float">
            <text:p>11.3599</text:p>
          </table:table-cell>
          <table:table-cell table:formula="of:=[.B551]/[.$B$2]" office:value-type="float" office:value="0.781232377415584" calcext:value-type="float">
            <text:p>0.781232377415584</text:p>
          </table:table-cell>
          <table:table-cell table:formula="of:=-LN([.C551])" office:value-type="float" office:value="0.24688263509399" calcext:value-type="float">
            <text:p>0.24688263509399</text:p>
          </table:table-cell>
        </table:table-row>
        <table:table-row table:style-name="ro1">
          <table:table-cell office:value-type="float" office:value="550.146" calcext:value-type="float">
            <text:p>550.146</text:p>
          </table:table-cell>
          <table:table-cell office:value-type="float" office:value="11.3537" calcext:value-type="float">
            <text:p>11.3537</text:p>
          </table:table-cell>
          <table:table-cell table:formula="of:=[.B552]/[.$B$2]" office:value-type="float" office:value="0.780805996836531" calcext:value-type="float">
            <text:p>0.780805996836531</text:p>
          </table:table-cell>
          <table:table-cell table:formula="of:=-LN([.C552])" office:value-type="float" office:value="0.247428563538093" calcext:value-type="float">
            <text:p>0.247428563538093</text:p>
          </table:table-cell>
        </table:table-row>
        <table:table-row table:style-name="ro1">
          <table:table-cell office:value-type="float" office:value="551.146" calcext:value-type="float">
            <text:p>551.146</text:p>
          </table:table-cell>
          <table:table-cell office:value-type="float" office:value="11.3502" calcext:value-type="float">
            <text:p>11.3502</text:p>
          </table:table-cell>
          <table:table-cell table:formula="of:=[.B553]/[.$B$2]" office:value-type="float" office:value="0.78056529812255" calcext:value-type="float">
            <text:p>0.78056529812255</text:p>
          </table:table-cell>
          <table:table-cell table:formula="of:=-LN([.C553])" office:value-type="float" office:value="0.247736880613813" calcext:value-type="float">
            <text:p>0.247736880613813</text:p>
          </table:table-cell>
        </table:table-row>
        <table:table-row table:style-name="ro1">
          <table:table-cell office:value-type="float" office:value="552.146" calcext:value-type="float">
            <text:p>552.146</text:p>
          </table:table-cell>
          <table:table-cell office:value-type="float" office:value="11.3464" calcext:value-type="float">
            <text:p>11.3464</text:p>
          </table:table-cell>
          <table:table-cell table:formula="of:=[.B554]/[.$B$2]" office:value-type="float" office:value="0.780303968090228" calcext:value-type="float">
            <text:p>0.780303968090228</text:p>
          </table:table-cell>
          <table:table-cell table:formula="of:=-LN([.C554])" office:value-type="float" office:value="0.248071732533088" calcext:value-type="float">
            <text:p>0.248071732533088</text:p>
          </table:table-cell>
        </table:table-row>
        <table:table-row table:style-name="ro1">
          <table:table-cell office:value-type="float" office:value="553.146" calcext:value-type="float">
            <text:p>553.146</text:p>
          </table:table-cell>
          <table:table-cell office:value-type="float" office:value="11.3395" calcext:value-type="float">
            <text:p>11.3395</text:p>
          </table:table-cell>
          <table:table-cell table:formula="of:=[.B555]/[.$B$2]" office:value-type="float" office:value="0.779829447768379" calcext:value-type="float">
            <text:p>0.779829447768379</text:p>
          </table:table-cell>
          <table:table-cell table:formula="of:=-LN([.C555])" office:value-type="float" office:value="0.248680039914569" calcext:value-type="float">
            <text:p>0.248680039914569</text:p>
          </table:table-cell>
        </table:table-row>
        <table:table-row table:style-name="ro1">
          <table:table-cell office:value-type="float" office:value="554.146" calcext:value-type="float">
            <text:p>554.146</text:p>
          </table:table-cell>
          <table:table-cell office:value-type="float" office:value="11.3355" calcext:value-type="float">
            <text:p>11.3355</text:p>
          </table:table-cell>
          <table:table-cell table:formula="of:=[.B556]/[.$B$2]" office:value-type="float" office:value="0.779554363523829" calcext:value-type="float">
            <text:p>0.779554363523829</text:p>
          </table:table-cell>
          <table:table-cell table:formula="of:=-LN([.C556])" office:value-type="float" office:value="0.249032851384602" calcext:value-type="float">
            <text:p>0.249032851384602</text:p>
          </table:table-cell>
        </table:table-row>
        <table:table-row table:style-name="ro1">
          <table:table-cell office:value-type="float" office:value="555.145" calcext:value-type="float">
            <text:p>555.145</text:p>
          </table:table-cell>
          <table:table-cell office:value-type="float" office:value="11.3316" calcext:value-type="float">
            <text:p>11.3316</text:p>
          </table:table-cell>
          <table:table-cell table:formula="of:=[.B557]/[.$B$2]" office:value-type="float" office:value="0.779286156385393" calcext:value-type="float">
            <text:p>0.779286156385393</text:p>
          </table:table-cell>
          <table:table-cell table:formula="of:=-LN([.C557])" office:value-type="float" office:value="0.249376962456462" calcext:value-type="float">
            <text:p>0.249376962456462</text:p>
          </table:table-cell>
        </table:table-row>
        <table:table-row table:style-name="ro1">
          <table:table-cell office:value-type="float" office:value="556.145" calcext:value-type="float">
            <text:p>556.145</text:p>
          </table:table-cell>
          <table:table-cell office:value-type="float" office:value="11.3249" calcext:value-type="float">
            <text:p>11.3249</text:p>
          </table:table-cell>
          <table:table-cell table:formula="of:=[.B558]/[.$B$2]" office:value-type="float" office:value="0.778825390275772" calcext:value-type="float">
            <text:p>0.778825390275772</text:p>
          </table:table-cell>
          <table:table-cell table:formula="of:=-LN([.C558])" office:value-type="float" office:value="0.249968404223311" calcext:value-type="float">
            <text:p>0.249968404223311</text:p>
          </table:table-cell>
        </table:table-row>
        <table:table-row table:style-name="ro1">
          <table:table-cell office:value-type="float" office:value="557.145" calcext:value-type="float">
            <text:p>557.145</text:p>
          </table:table-cell>
          <table:table-cell office:value-type="float" office:value="11.3199" calcext:value-type="float">
            <text:p>11.3199</text:p>
          </table:table-cell>
          <table:table-cell table:formula="of:=[.B559]/[.$B$2]" office:value-type="float" office:value="0.778481534970085" calcext:value-type="float">
            <text:p>0.778481534970085</text:p>
          </table:table-cell>
          <table:table-cell table:formula="of:=-LN([.C559])" office:value-type="float" office:value="0.250410006717592" calcext:value-type="float">
            <text:p>0.250410006717592</text:p>
          </table:table-cell>
        </table:table-row>
        <table:table-row table:style-name="ro1">
          <table:table-cell office:value-type="float" office:value="558.145" calcext:value-type="float">
            <text:p>558.145</text:p>
          </table:table-cell>
          <table:table-cell office:value-type="float" office:value="11.3155" calcext:value-type="float">
            <text:p>11.3155</text:p>
          </table:table-cell>
          <table:table-cell table:formula="of:=[.B560]/[.$B$2]" office:value-type="float" office:value="0.77817894230108" calcext:value-type="float">
            <text:p>0.77817894230108</text:p>
          </table:table-cell>
          <table:table-cell table:formula="of:=-LN([.C560])" office:value-type="float" office:value="0.250798778292685" calcext:value-type="float">
            <text:p>0.250798778292685</text:p>
          </table:table-cell>
        </table:table-row>
        <table:table-row table:style-name="ro1">
          <table:table-cell office:value-type="float" office:value="559.145" calcext:value-type="float">
            <text:p>559.145</text:p>
          </table:table-cell>
          <table:table-cell office:value-type="float" office:value="11.3103" calcext:value-type="float">
            <text:p>11.3103</text:p>
          </table:table-cell>
          <table:table-cell table:formula="of:=[.B561]/[.$B$2]" office:value-type="float" office:value="0.777821332783165" calcext:value-type="float">
            <text:p>0.777821332783165</text:p>
          </table:table-cell>
          <table:table-cell table:formula="of:=-LN([.C561])" office:value-type="float" office:value="0.251258430556168" calcext:value-type="float">
            <text:p>0.251258430556168</text:p>
          </table:table-cell>
        </table:table-row>
        <table:table-row table:style-name="ro1">
          <table:table-cell office:value-type="float" office:value="560.145" calcext:value-type="float">
            <text:p>560.145</text:p>
          </table:table-cell>
          <table:table-cell office:value-type="float" office:value="11.3057" calcext:value-type="float">
            <text:p>11.3057</text:p>
          </table:table-cell>
          <table:table-cell table:formula="of:=[.B562]/[.$B$2]" office:value-type="float" office:value="0.777504985901932" calcext:value-type="float">
            <text:p>0.777504985901932</text:p>
          </table:table-cell>
          <table:table-cell table:formula="of:=-LN([.C562])" office:value-type="float" office:value="0.251665222213705" calcext:value-type="float">
            <text:p>0.251665222213705</text:p>
          </table:table-cell>
        </table:table-row>
        <table:table-row table:style-name="ro1">
          <table:table-cell office:value-type="float" office:value="561.145" calcext:value-type="float">
            <text:p>561.145</text:p>
          </table:table-cell>
          <table:table-cell office:value-type="float" office:value="11.3003" calcext:value-type="float">
            <text:p>11.3003</text:p>
          </table:table-cell>
          <table:table-cell table:formula="of:=[.B563]/[.$B$2]" office:value-type="float" office:value="0.77713362217179" calcext:value-type="float">
            <text:p>0.77713362217179</text:p>
          </table:table-cell>
          <table:table-cell table:formula="of:=-LN([.C563])" office:value-type="float" office:value="0.252142971492897" calcext:value-type="float">
            <text:p>0.252142971492897</text:p>
          </table:table-cell>
        </table:table-row>
        <table:table-row table:style-name="ro1">
          <table:table-cell office:value-type="float" office:value="562.145" calcext:value-type="float">
            <text:p>562.145</text:p>
          </table:table-cell>
          <table:table-cell office:value-type="float" office:value="11.2967" calcext:value-type="float">
            <text:p>11.2967</text:p>
          </table:table-cell>
          <table:table-cell table:formula="of:=[.B564]/[.$B$2]" office:value-type="float" office:value="0.776886046351695" calcext:value-type="float">
            <text:p>0.776886046351695</text:p>
          </table:table-cell>
          <table:table-cell table:formula="of:=-LN([.C564])" office:value-type="float" office:value="0.252461597861925" calcext:value-type="float">
            <text:p>0.252461597861925</text:p>
          </table:table-cell>
        </table:table-row>
        <table:table-row table:style-name="ro1">
          <table:table-cell office:value-type="float" office:value="563.145" calcext:value-type="float">
            <text:p>563.145</text:p>
          </table:table-cell>
          <table:table-cell office:value-type="float" office:value="11.2921" calcext:value-type="float">
            <text:p>11.2921</text:p>
          </table:table-cell>
          <table:table-cell table:formula="of:=[.B565]/[.$B$2]" office:value-type="float" office:value="0.776569699470463" calcext:value-type="float">
            <text:p>0.776569699470463</text:p>
          </table:table-cell>
          <table:table-cell table:formula="of:=-LN([.C565])" office:value-type="float" office:value="0.252868879352184" calcext:value-type="float">
            <text:p>0.252868879352184</text:p>
          </table:table-cell>
        </table:table-row>
        <table:table-row table:style-name="ro1">
          <table:table-cell office:value-type="float" office:value="564.145" calcext:value-type="float">
            <text:p>564.145</text:p>
          </table:table-cell>
          <table:table-cell office:value-type="float" office:value="11.287" calcext:value-type="float">
            <text:p>11.287</text:p>
          </table:table-cell>
          <table:table-cell table:formula="of:=[.B566]/[.$B$2]" office:value-type="float" office:value="0.776218967058662" calcext:value-type="float">
            <text:p>0.776218967058662</text:p>
          </table:table-cell>
          <table:table-cell table:formula="of:=-LN([.C566])" office:value-type="float" office:value="0.253320624557859" calcext:value-type="float">
            <text:p>0.253320624557859</text:p>
          </table:table-cell>
        </table:table-row>
        <table:table-row table:style-name="ro1">
          <table:table-cell office:value-type="float" office:value="565.145" calcext:value-type="float">
            <text:p>565.145</text:p>
          </table:table-cell>
          <table:table-cell office:value-type="float" office:value="11.2819" calcext:value-type="float">
            <text:p>11.2819</text:p>
          </table:table-cell>
          <table:table-cell table:formula="of:=[.B567]/[.$B$2]" office:value-type="float" office:value="0.775868234646861" calcext:value-type="float">
            <text:p>0.775868234646861</text:p>
          </table:table-cell>
          <table:table-cell table:formula="of:=-LN([.C567])" office:value-type="float" office:value="0.2537725739295" calcext:value-type="float">
            <text:p>0.2537725739295</text:p>
          </table:table-cell>
        </table:table-row>
        <table:table-row table:style-name="ro1">
          <table:table-cell office:value-type="float" office:value="566.145" calcext:value-type="float">
            <text:p>566.145</text:p>
          </table:table-cell>
          <table:table-cell office:value-type="float" office:value="11.2765" calcext:value-type="float">
            <text:p>11.2765</text:p>
          </table:table-cell>
          <table:table-cell table:formula="of:=[.B568]/[.$B$2]" office:value-type="float" office:value="0.775496870916718" calcext:value-type="float">
            <text:p>0.775496870916718</text:p>
          </table:table-cell>
          <table:table-cell table:formula="of:=-LN([.C568])" office:value-type="float" office:value="0.254251331297322" calcext:value-type="float">
            <text:p>0.254251331297322</text:p>
          </table:table-cell>
        </table:table-row>
        <table:table-row table:style-name="ro1">
          <table:table-cell office:value-type="float" office:value="567.145" calcext:value-type="float">
            <text:p>567.145</text:p>
          </table:table-cell>
          <table:table-cell office:value-type="float" office:value="11.2722" calcext:value-type="float">
            <text:p>11.2722</text:p>
          </table:table-cell>
          <table:table-cell table:formula="of:=[.B569]/[.$B$2]" office:value-type="float" office:value="0.775201155353827" calcext:value-type="float">
            <text:p>0.775201155353827</text:p>
          </table:table-cell>
          <table:table-cell table:formula="of:=-LN([.C569])" office:value-type="float" office:value="0.254632728012177" calcext:value-type="float">
            <text:p>0.254632728012177</text:p>
          </table:table-cell>
        </table:table-row>
        <table:table-row table:style-name="ro1">
          <table:table-cell office:value-type="float" office:value="568.145" calcext:value-type="float">
            <text:p>568.145</text:p>
          </table:table-cell>
          <table:table-cell office:value-type="float" office:value="11.2675" calcext:value-type="float">
            <text:p>11.2675</text:p>
          </table:table-cell>
          <table:table-cell table:formula="of:=[.B570]/[.$B$2]" office:value-type="float" office:value="0.774877931366481" calcext:value-type="float">
            <text:p>0.774877931366481</text:p>
          </table:table-cell>
          <table:table-cell table:formula="of:=-LN([.C570])" office:value-type="float" office:value="0.255049769948682" calcext:value-type="float">
            <text:p>0.255049769948682</text:p>
          </table:table-cell>
        </table:table-row>
        <table:table-row table:style-name="ro1">
          <table:table-cell office:value-type="float" office:value="569.145" calcext:value-type="float">
            <text:p>569.145</text:p>
          </table:table-cell>
          <table:table-cell office:value-type="float" office:value="11.2624" calcext:value-type="float">
            <text:p>11.2624</text:p>
          </table:table-cell>
          <table:table-cell table:formula="of:=[.B571]/[.$B$2]" office:value-type="float" office:value="0.77452719895468" calcext:value-type="float">
            <text:p>0.77452719895468</text:p>
          </table:table-cell>
          <table:table-cell table:formula="of:=-LN([.C571])" office:value-type="float" office:value="0.255502501659619" calcext:value-type="float">
            <text:p>0.255502501659619</text:p>
          </table:table-cell>
        </table:table-row>
        <table:table-row table:style-name="ro1">
          <table:table-cell office:value-type="float" office:value="570.145" calcext:value-type="float">
            <text:p>570.145</text:p>
          </table:table-cell>
          <table:table-cell office:value-type="float" office:value="11.2584" calcext:value-type="float">
            <text:p>11.2584</text:p>
          </table:table-cell>
          <table:table-cell table:formula="of:=[.B572]/[.$B$2]" office:value-type="float" office:value="0.77425211471013" calcext:value-type="float">
            <text:p>0.77425211471013</text:p>
          </table:table-cell>
          <table:table-cell table:formula="of:=-LN([.C572])" office:value-type="float" office:value="0.255857728831128" calcext:value-type="float">
            <text:p>0.255857728831128</text:p>
          </table:table-cell>
        </table:table-row>
        <table:table-row table:style-name="ro1">
          <table:table-cell office:value-type="float" office:value="571.145" calcext:value-type="float">
            <text:p>571.145</text:p>
          </table:table-cell>
          <table:table-cell office:value-type="float" office:value="11.2538" calcext:value-type="float">
            <text:p>11.2538</text:p>
          </table:table-cell>
          <table:table-cell table:formula="of:=[.B573]/[.$B$2]" office:value-type="float" office:value="0.773935767828898" calcext:value-type="float">
            <text:p>0.773935767828898</text:p>
          </table:table-cell>
          <table:table-cell table:formula="of:=-LN([.C573])" office:value-type="float" office:value="0.256266396137212" calcext:value-type="float">
            <text:p>0.256266396137212</text:p>
          </table:table-cell>
        </table:table-row>
        <table:table-row table:style-name="ro1">
          <table:table-cell office:value-type="float" office:value="572.145" calcext:value-type="float">
            <text:p>572.145</text:p>
          </table:table-cell>
          <table:table-cell office:value-type="float" office:value="11.2487" calcext:value-type="float">
            <text:p>11.2487</text:p>
          </table:table-cell>
          <table:table-cell table:formula="of:=[.B574]/[.$B$2]" office:value-type="float" office:value="0.773585035417096" calcext:value-type="float">
            <text:p>0.773585035417096</text:p>
          </table:table-cell>
          <table:table-cell table:formula="of:=-LN([.C574])" office:value-type="float" office:value="0.256719679113533" calcext:value-type="float">
            <text:p>0.256719679113533</text:p>
          </table:table-cell>
        </table:table-row>
        <table:table-row table:style-name="ro1">
          <table:table-cell office:value-type="float" office:value="573.145" calcext:value-type="float">
            <text:p>573.145</text:p>
          </table:table-cell>
          <table:table-cell office:value-type="float" office:value="11.2442" calcext:value-type="float">
            <text:p>11.2442</text:p>
          </table:table-cell>
          <table:table-cell table:formula="of:=[.B575]/[.$B$2]" office:value-type="float" office:value="0.773275565641978" calcext:value-type="float">
            <text:p>0.773275565641978</text:p>
          </table:table-cell>
          <table:table-cell table:formula="of:=-LN([.C575])" office:value-type="float" office:value="0.257119805380936" calcext:value-type="float">
            <text:p>0.257119805380936</text:p>
          </table:table-cell>
        </table:table-row>
        <table:table-row table:style-name="ro1">
          <table:table-cell office:value-type="float" office:value="574.145" calcext:value-type="float">
            <text:p>574.145</text:p>
          </table:table-cell>
          <table:table-cell office:value-type="float" office:value="11.2389" calcext:value-type="float">
            <text:p>11.2389</text:p>
          </table:table-cell>
          <table:table-cell table:formula="of:=[.B576]/[.$B$2]" office:value-type="float" office:value="0.772911079017949" calcext:value-type="float">
            <text:p>0.772911079017949</text:p>
          </table:table-cell>
          <table:table-cell table:formula="of:=-LN([.C576])" office:value-type="float" office:value="0.257591270623556" calcext:value-type="float">
            <text:p>0.257591270623556</text:p>
          </table:table-cell>
        </table:table-row>
        <table:table-row table:style-name="ro1">
          <table:table-cell office:value-type="float" office:value="575.145" calcext:value-type="float">
            <text:p>575.145</text:p>
          </table:table-cell>
          <table:table-cell office:value-type="float" office:value="11.2337" calcext:value-type="float">
            <text:p>11.2337</text:p>
          </table:table-cell>
          <table:table-cell table:formula="of:=[.B577]/[.$B$2]" office:value-type="float" office:value="0.772553469500035" calcext:value-type="float">
            <text:p>0.772553469500035</text:p>
          </table:table-cell>
          <table:table-cell table:formula="of:=-LN([.C577])" office:value-type="float" office:value="0.258054056424292" calcext:value-type="float">
            <text:p>0.258054056424292</text:p>
          </table:table-cell>
        </table:table-row>
        <table:table-row table:style-name="ro1">
          <table:table-cell office:value-type="float" office:value="576.145" calcext:value-type="float">
            <text:p>576.145</text:p>
          </table:table-cell>
          <table:table-cell office:value-type="float" office:value="11.2293" calcext:value-type="float">
            <text:p>11.2293</text:p>
          </table:table-cell>
          <table:table-cell table:formula="of:=[.B578]/[.$B$2]" office:value-type="float" office:value="0.77225087683103" calcext:value-type="float">
            <text:p>0.77225087683103</text:p>
          </table:table-cell>
          <table:table-cell table:formula="of:=-LN([.C578])" office:value-type="float" office:value="0.258445811760291" calcext:value-type="float">
            <text:p>0.258445811760291</text:p>
          </table:table-cell>
        </table:table-row>
        <table:table-row table:style-name="ro1">
          <table:table-cell office:value-type="float" office:value="577.145" calcext:value-type="float">
            <text:p>577.145</text:p>
          </table:table-cell>
          <table:table-cell office:value-type="float" office:value="11.2232" calcext:value-type="float">
            <text:p>11.2232</text:p>
          </table:table-cell>
          <table:table-cell table:formula="of:=[.B579]/[.$B$2]" office:value-type="float" office:value="0.771831373358091" calcext:value-type="float">
            <text:p>0.771831373358091</text:p>
          </table:table-cell>
          <table:table-cell table:formula="of:=-LN([.C579])" office:value-type="float" office:value="0.258989181108923" calcext:value-type="float">
            <text:p>0.258989181108923</text:p>
          </table:table-cell>
        </table:table-row>
        <table:table-row table:style-name="ro1">
          <table:table-cell office:value-type="float" office:value="578.145" calcext:value-type="float">
            <text:p>578.145</text:p>
          </table:table-cell>
          <table:table-cell office:value-type="float" office:value="11.2188" calcext:value-type="float">
            <text:p>11.2188</text:p>
          </table:table-cell>
          <table:table-cell table:formula="of:=[.B580]/[.$B$2]" office:value-type="float" office:value="0.771528780689086" calcext:value-type="float">
            <text:p>0.771528780689086</text:p>
          </table:table-cell>
          <table:table-cell table:formula="of:=-LN([.C580])" office:value-type="float" office:value="0.259381303028215" calcext:value-type="float">
            <text:p>0.259381303028215</text:p>
          </table:table-cell>
        </table:table-row>
        <table:table-row table:style-name="ro1">
          <table:table-cell office:value-type="float" office:value="579.146" calcext:value-type="float">
            <text:p>579.146</text:p>
          </table:table-cell>
          <table:table-cell office:value-type="float" office:value="11.2133" calcext:value-type="float">
            <text:p>11.2133</text:p>
          </table:table-cell>
          <table:table-cell table:formula="of:=[.B581]/[.$B$2]" office:value-type="float" office:value="0.77115053985283" calcext:value-type="float">
            <text:p>0.77115053985283</text:p>
          </table:table-cell>
          <table:table-cell table:formula="of:=-LN([.C581])" office:value-type="float" office:value="0.259871671750735" calcext:value-type="float">
            <text:p>0.259871671750735</text:p>
          </table:table-cell>
        </table:table-row>
        <table:table-row table:style-name="ro1">
          <table:table-cell office:value-type="float" office:value="580.146" calcext:value-type="float">
            <text:p>580.146</text:p>
          </table:table-cell>
          <table:table-cell office:value-type="float" office:value="11.2091" calcext:value-type="float">
            <text:p>11.2091</text:p>
          </table:table-cell>
          <table:table-cell table:formula="of:=[.B582]/[.$B$2]" office:value-type="float" office:value="0.770861701396053" calcext:value-type="float">
            <text:p>0.770861701396053</text:p>
          </table:table-cell>
          <table:table-cell table:formula="of:=-LN([.C582])" office:value-type="float" office:value="0.260246297129741" calcext:value-type="float">
            <text:p>0.260246297129741</text:p>
          </table:table-cell>
        </table:table-row>
        <table:table-row table:style-name="ro1">
          <table:table-cell office:value-type="float" office:value="581.146" calcext:value-type="float">
            <text:p>581.146</text:p>
          </table:table-cell>
          <table:table-cell office:value-type="float" office:value="11.2043" calcext:value-type="float">
            <text:p>11.2043</text:p>
          </table:table-cell>
          <table:table-cell table:formula="of:=[.B583]/[.$B$2]" office:value-type="float" office:value="0.770531600302593" calcext:value-type="float">
            <text:p>0.770531600302593</text:p>
          </table:table-cell>
          <table:table-cell table:formula="of:=-LN([.C583])" office:value-type="float" office:value="0.260674612340587" calcext:value-type="float">
            <text:p>0.260674612340587</text:p>
          </table:table-cell>
        </table:table-row>
        <table:table-row table:style-name="ro1">
          <table:table-cell office:value-type="float" office:value="582.146" calcext:value-type="float">
            <text:p>582.146</text:p>
          </table:table-cell>
          <table:table-cell office:value-type="float" office:value="11.2" calcext:value-type="float">
            <text:p>11.2</text:p>
          </table:table-cell>
          <table:table-cell table:formula="of:=[.B584]/[.$B$2]" office:value-type="float" office:value="0.770235884739702" calcext:value-type="float">
            <text:p>0.770235884739702</text:p>
          </table:table-cell>
          <table:table-cell table:formula="of:=-LN([.C584])" office:value-type="float" office:value="0.2610584672303" calcext:value-type="float">
            <text:p>0.2610584672303</text:p>
          </table:table-cell>
        </table:table-row>
        <table:table-row table:style-name="ro1">
          <table:table-cell office:value-type="float" office:value="583.146" calcext:value-type="float">
            <text:p>583.146</text:p>
          </table:table-cell>
          <table:table-cell office:value-type="float" office:value="11.1947" calcext:value-type="float">
            <text:p>11.1947</text:p>
          </table:table-cell>
          <table:table-cell table:formula="of:=[.B585]/[.$B$2]" office:value-type="float" office:value="0.769871398115673" calcext:value-type="float">
            <text:p>0.769871398115673</text:p>
          </table:table-cell>
          <table:table-cell table:formula="of:=-LN([.C585])" office:value-type="float" office:value="0.261531793517229" calcext:value-type="float">
            <text:p>0.261531793517229</text:p>
          </table:table-cell>
        </table:table-row>
        <table:table-row table:style-name="ro1">
          <table:table-cell office:value-type="float" office:value="584.146" calcext:value-type="float">
            <text:p>584.146</text:p>
          </table:table-cell>
          <table:table-cell office:value-type="float" office:value="11.1904" calcext:value-type="float">
            <text:p>11.1904</text:p>
          </table:table-cell>
          <table:table-cell table:formula="of:=[.B586]/[.$B$2]" office:value-type="float" office:value="0.769575682552782" calcext:value-type="float">
            <text:p>0.769575682552782</text:p>
          </table:table-cell>
          <table:table-cell table:formula="of:=-LN([.C586])" office:value-type="float" office:value="0.261915977644429" calcext:value-type="float">
            <text:p>0.261915977644429</text:p>
          </table:table-cell>
        </table:table-row>
        <table:table-row table:style-name="ro1">
          <table:table-cell office:value-type="float" office:value="585.145" calcext:value-type="float">
            <text:p>585.145</text:p>
          </table:table-cell>
          <table:table-cell office:value-type="float" office:value="11.1865" calcext:value-type="float">
            <text:p>11.1865</text:p>
          </table:table-cell>
          <table:table-cell table:formula="of:=[.B587]/[.$B$2]" office:value-type="float" office:value="0.769307475414346" calcext:value-type="float">
            <text:p>0.769307475414346</text:p>
          </table:table-cell>
          <table:table-cell table:formula="of:=-LN([.C587])" office:value-type="float" office:value="0.262264551400355" calcext:value-type="float">
            <text:p>0.262264551400355</text:p>
          </table:table-cell>
        </table:table-row>
        <table:table-row table:style-name="ro1">
          <table:table-cell office:value-type="float" office:value="586.146" calcext:value-type="float">
            <text:p>586.146</text:p>
          </table:table-cell>
          <table:table-cell office:value-type="float" office:value="11.1819" calcext:value-type="float">
            <text:p>11.1819</text:p>
          </table:table-cell>
          <table:table-cell table:formula="of:=[.B588]/[.$B$2]" office:value-type="float" office:value="0.768991128533113" calcext:value-type="float">
            <text:p>0.768991128533113</text:p>
          </table:table-cell>
          <table:table-cell table:formula="of:=-LN([.C588])" office:value-type="float" office:value="0.262675845910901" calcext:value-type="float">
            <text:p>0.262675845910901</text:p>
          </table:table-cell>
        </table:table-row>
        <table:table-row table:style-name="ro1">
          <table:table-cell office:value-type="float" office:value="587.146" calcext:value-type="float">
            <text:p>587.146</text:p>
          </table:table-cell>
          <table:table-cell office:value-type="float" office:value="11.1768" calcext:value-type="float">
            <text:p>11.1768</text:p>
          </table:table-cell>
          <table:table-cell table:formula="of:=[.B589]/[.$B$2]" office:value-type="float" office:value="0.768640396121312" calcext:value-type="float">
            <text:p>0.768640396121312</text:p>
          </table:table-cell>
          <table:table-cell table:formula="of:=-LN([.C589])" office:value-type="float" office:value="0.263132044177209" calcext:value-type="float">
            <text:p>0.263132044177209</text:p>
          </table:table-cell>
        </table:table-row>
        <table:table-row table:style-name="ro1">
          <table:table-cell office:value-type="float" office:value="588.146" calcext:value-type="float">
            <text:p>588.146</text:p>
          </table:table-cell>
          <table:table-cell office:value-type="float" office:value="11.1726" calcext:value-type="float">
            <text:p>11.1726</text:p>
          </table:table-cell>
          <table:table-cell table:formula="of:=[.B590]/[.$B$2]" office:value-type="float" office:value="0.768351557664535" calcext:value-type="float">
            <text:p>0.768351557664535</text:p>
          </table:table-cell>
          <table:table-cell table:formula="of:=-LN([.C590])" office:value-type="float" office:value="0.263507893197714" calcext:value-type="float">
            <text:p>0.263507893197714</text:p>
          </table:table-cell>
        </table:table-row>
        <table:table-row table:style-name="ro1">
          <table:table-cell office:value-type="float" office:value="589.146" calcext:value-type="float">
            <text:p>589.146</text:p>
          </table:table-cell>
          <table:table-cell office:value-type="float" office:value="11.1681" calcext:value-type="float">
            <text:p>11.1681</text:p>
          </table:table-cell>
          <table:table-cell table:formula="of:=[.B591]/[.$B$2]" office:value-type="float" office:value="0.768042087889416" calcext:value-type="float">
            <text:p>0.768042087889416</text:p>
          </table:table-cell>
          <table:table-cell table:formula="of:=-LN([.C591])" office:value-type="float" office:value="0.263910745396692" calcext:value-type="float">
            <text:p>0.263910745396692</text:p>
          </table:table-cell>
        </table:table-row>
        <table:table-row table:style-name="ro1">
          <table:table-cell office:value-type="float" office:value="590.145" calcext:value-type="float">
            <text:p>590.145</text:p>
          </table:table-cell>
          <table:table-cell office:value-type="float" office:value="11.1636" calcext:value-type="float">
            <text:p>11.1636</text:p>
          </table:table-cell>
          <table:table-cell table:formula="of:=[.B592]/[.$B$2]" office:value-type="float" office:value="0.767732618114298" calcext:value-type="float">
            <text:p>0.767732618114298</text:p>
          </table:table-cell>
          <table:table-cell table:formula="of:=-LN([.C592])" office:value-type="float" office:value="0.264313759950972" calcext:value-type="float">
            <text:p>0.264313759950972</text:p>
          </table:table-cell>
        </table:table-row>
        <table:table-row table:style-name="ro1">
          <table:table-cell office:value-type="float" office:value="591.145" calcext:value-type="float">
            <text:p>591.145</text:p>
          </table:table-cell>
          <table:table-cell office:value-type="float" office:value="11.1597" calcext:value-type="float">
            <text:p>11.1597</text:p>
          </table:table-cell>
          <table:table-cell table:formula="of:=[.B593]/[.$B$2]" office:value-type="float" office:value="0.767464410975861" calcext:value-type="float">
            <text:p>0.767464410975861</text:p>
          </table:table-cell>
          <table:table-cell table:formula="of:=-LN([.C593])" office:value-type="float" office:value="0.264663170659934" calcext:value-type="float">
            <text:p>0.264663170659934</text:p>
          </table:table-cell>
        </table:table-row>
        <table:table-row table:style-name="ro1">
          <table:table-cell office:value-type="float" office:value="592.145" calcext:value-type="float">
            <text:p>592.145</text:p>
          </table:table-cell>
          <table:table-cell office:value-type="float" office:value="11.154" calcext:value-type="float">
            <text:p>11.154</text:p>
          </table:table-cell>
          <table:table-cell table:formula="of:=[.B594]/[.$B$2]" office:value-type="float" office:value="0.767072415927378" calcext:value-type="float">
            <text:p>0.767072415927378</text:p>
          </table:table-cell>
          <table:table-cell table:formula="of:=-LN([.C594])" office:value-type="float" office:value="0.265174067563987" calcext:value-type="float">
            <text:p>0.265174067563987</text:p>
          </table:table-cell>
        </table:table-row>
        <table:table-row table:style-name="ro1">
          <table:table-cell office:value-type="float" office:value="593.145" calcext:value-type="float">
            <text:p>593.145</text:p>
          </table:table-cell>
          <table:table-cell office:value-type="float" office:value="11.1507" calcext:value-type="float">
            <text:p>11.1507</text:p>
          </table:table-cell>
          <table:table-cell table:formula="of:=[.B595]/[.$B$2]" office:value-type="float" office:value="0.766845471425624" calcext:value-type="float">
            <text:p>0.766845471425624</text:p>
          </table:table-cell>
          <table:table-cell table:formula="of:=-LN([.C595])" office:value-type="float" office:value="0.265469969326761" calcext:value-type="float">
            <text:p>0.265469969326761</text:p>
          </table:table-cell>
        </table:table-row>
        <table:table-row table:style-name="ro1">
          <table:table-cell office:value-type="float" office:value="594.145" calcext:value-type="float">
            <text:p>594.145</text:p>
          </table:table-cell>
          <table:table-cell office:value-type="float" office:value="11.146" calcext:value-type="float">
            <text:p>11.146</text:p>
          </table:table-cell>
          <table:table-cell table:formula="of:=[.B596]/[.$B$2]" office:value-type="float" office:value="0.766522247438278" calcext:value-type="float">
            <text:p>0.766522247438278</text:p>
          </table:table-cell>
          <table:table-cell table:formula="of:=-LN([.C596])" office:value-type="float" office:value="0.265891556384004" calcext:value-type="float">
            <text:p>0.265891556384004</text:p>
          </table:table-cell>
        </table:table-row>
        <table:table-row table:style-name="ro1">
          <table:table-cell office:value-type="float" office:value="595.145" calcext:value-type="float">
            <text:p>595.145</text:p>
          </table:table-cell>
          <table:table-cell office:value-type="float" office:value="11.1423" calcext:value-type="float">
            <text:p>11.1423</text:p>
          </table:table-cell>
          <table:table-cell table:formula="of:=[.B597]/[.$B$2]" office:value-type="float" office:value="0.766267794512069" calcext:value-type="float">
            <text:p>0.766267794512069</text:p>
          </table:table-cell>
          <table:table-cell table:formula="of:=-LN([.C597])" office:value-type="float" office:value="0.266223569147112" calcext:value-type="float">
            <text:p>0.266223569147112</text:p>
          </table:table-cell>
        </table:table-row>
        <table:table-row table:style-name="ro1">
          <table:table-cell office:value-type="float" office:value="596.145" calcext:value-type="float">
            <text:p>596.145</text:p>
          </table:table-cell>
          <table:table-cell office:value-type="float" office:value="11.1381" calcext:value-type="float">
            <text:p>11.1381</text:p>
          </table:table-cell>
          <table:table-cell table:formula="of:=[.B598]/[.$B$2]" office:value-type="float" office:value="0.765978956055292" calcext:value-type="float">
            <text:p>0.765978956055292</text:p>
          </table:table-cell>
          <table:table-cell table:formula="of:=-LN([.C598])" office:value-type="float" office:value="0.266600582131596" calcext:value-type="float">
            <text:p>0.266600582131596</text:p>
          </table:table-cell>
        </table:table-row>
        <table:table-row table:style-name="ro1">
          <table:table-cell office:value-type="float" office:value="597.145" calcext:value-type="float">
            <text:p>597.145</text:p>
          </table:table-cell>
          <table:table-cell office:value-type="float" office:value="11.1335" calcext:value-type="float">
            <text:p>11.1335</text:p>
          </table:table-cell>
          <table:table-cell table:formula="of:=[.B599]/[.$B$2]" office:value-type="float" office:value="0.76566260917406" calcext:value-type="float">
            <text:p>0.76566260917406</text:p>
          </table:table-cell>
          <table:table-cell table:formula="of:=-LN([.C599])" office:value-type="float" office:value="0.267013664268974" calcext:value-type="float">
            <text:p>0.267013664268974</text:p>
          </table:table-cell>
        </table:table-row>
        <table:table-row table:style-name="ro1">
          <table:table-cell office:value-type="float" office:value="598.145" calcext:value-type="float">
            <text:p>598.145</text:p>
          </table:table-cell>
          <table:table-cell office:value-type="float" office:value="11.1299" calcext:value-type="float">
            <text:p>11.1299</text:p>
          </table:table-cell>
          <table:table-cell table:formula="of:=[.B600]/[.$B$2]" office:value-type="float" office:value="0.765415033353965" calcext:value-type="float">
            <text:p>0.765415033353965</text:p>
          </table:table-cell>
          <table:table-cell table:formula="of:=-LN([.C600])" office:value-type="float" office:value="0.267337065010224" calcext:value-type="float">
            <text:p>0.267337065010224</text:p>
          </table:table-cell>
        </table:table-row>
        <table:table-row table:style-name="ro1">
          <table:table-cell office:value-type="float" office:value="599.145" calcext:value-type="float">
            <text:p>599.145</text:p>
          </table:table-cell>
          <table:table-cell office:value-type="float" office:value="11.1257" calcext:value-type="float">
            <text:p>11.1257</text:p>
          </table:table-cell>
          <table:table-cell table:formula="of:=[.B601]/[.$B$2]" office:value-type="float" office:value="0.765126194897187" calcext:value-type="float">
            <text:p>0.765126194897187</text:p>
          </table:table-cell>
          <table:table-cell table:formula="of:=-LN([.C601])" office:value-type="float" office:value="0.267714498110195" calcext:value-type="float">
            <text:p>0.267714498110195</text:p>
          </table:table-cell>
        </table:table-row>
        <table:table-row table:style-name="ro1">
          <table:table-cell office:value-type="float" office:value="600.145" calcext:value-type="float">
            <text:p>600.145</text:p>
          </table:table-cell>
          <table:table-cell office:value-type="float" office:value="11.12" calcext:value-type="float">
            <text:p>11.12</text:p>
          </table:table-cell>
          <table:table-cell table:formula="of:=[.B602]/[.$B$2]" office:value-type="float" office:value="0.764734199848704" calcext:value-type="float">
            <text:p>0.764734199848704</text:p>
          </table:table-cell>
          <table:table-cell table:formula="of:=-LN([.C602])" office:value-type="float" office:value="0.268226956708912" calcext:value-type="float">
            <text:p>0.268226956708912</text:p>
          </table:table-cell>
        </table:table-row>
        <table:table-row table:style-name="ro1">
          <table:table-cell office:value-type="float" office:value="601.145" calcext:value-type="float">
            <text:p>601.145</text:p>
          </table:table-cell>
          <table:table-cell office:value-type="float" office:value="11.1162" calcext:value-type="float">
            <text:p>11.1162</text:p>
          </table:table-cell>
          <table:table-cell table:formula="of:=[.B603]/[.$B$2]" office:value-type="float" office:value="0.764472869816381" calcext:value-type="float">
            <text:p>0.764472869816381</text:p>
          </table:table-cell>
          <table:table-cell table:formula="of:=-LN([.C603])" office:value-type="float" office:value="0.268568741729464" calcext:value-type="float">
            <text:p>0.268568741729464</text:p>
          </table:table-cell>
        </table:table-row>
        <table:table-row table:style-name="ro1">
          <table:table-cell office:value-type="float" office:value="602.146" calcext:value-type="float">
            <text:p>602.146</text:p>
          </table:table-cell>
          <table:table-cell office:value-type="float" office:value="11.113" calcext:value-type="float">
            <text:p>11.113</text:p>
          </table:table-cell>
          <table:table-cell table:formula="of:=[.B604]/[.$B$2]" office:value-type="float" office:value="0.764252802420741" calcext:value-type="float">
            <text:p>0.764252802420741</text:p>
          </table:table-cell>
          <table:table-cell table:formula="of:=-LN([.C604])" office:value-type="float" office:value="0.268856651327839" calcext:value-type="float">
            <text:p>0.268856651327839</text:p>
          </table:table-cell>
        </table:table-row>
        <table:table-row table:style-name="ro1">
          <table:table-cell office:value-type="float" office:value="603.145" calcext:value-type="float">
            <text:p>603.145</text:p>
          </table:table-cell>
          <table:table-cell office:value-type="float" office:value="11.1072" calcext:value-type="float">
            <text:p>11.1072</text:p>
          </table:table-cell>
          <table:table-cell table:formula="of:=[.B605]/[.$B$2]" office:value-type="float" office:value="0.763853930266144" calcext:value-type="float">
            <text:p>0.763853930266144</text:p>
          </table:table-cell>
          <table:table-cell table:formula="of:=-LN([.C605])" office:value-type="float" office:value="0.269378698846019" calcext:value-type="float">
            <text:p>0.269378698846019</text:p>
          </table:table-cell>
        </table:table-row>
        <table:table-row table:style-name="ro1">
          <table:table-cell office:value-type="float" office:value="604.145" calcext:value-type="float">
            <text:p>604.145</text:p>
          </table:table-cell>
          <table:table-cell office:value-type="float" office:value="11.1026" calcext:value-type="float">
            <text:p>11.1026</text:p>
          </table:table-cell>
          <table:table-cell table:formula="of:=[.B606]/[.$B$2]" office:value-type="float" office:value="0.763537583384912" calcext:value-type="float">
            <text:p>0.763537583384912</text:p>
          </table:table-cell>
          <table:table-cell table:formula="of:=-LN([.C606])" office:value-type="float" office:value="0.269792930407381" calcext:value-type="float">
            <text:p>0.269792930407381</text:p>
          </table:table-cell>
        </table:table-row>
        <table:table-row table:style-name="ro1">
          <table:table-cell office:value-type="float" office:value="605.145" calcext:value-type="float">
            <text:p>605.145</text:p>
          </table:table-cell>
          <table:table-cell office:value-type="float" office:value="11.0977" calcext:value-type="float">
            <text:p>11.0977</text:p>
          </table:table-cell>
          <table:table-cell table:formula="of:=[.B607]/[.$B$2]" office:value-type="float" office:value="0.763200605185338" calcext:value-type="float">
            <text:p>0.763200605185338</text:p>
          </table:table-cell>
          <table:table-cell table:formula="of:=-LN([.C607])" office:value-type="float" office:value="0.270234365890647" calcext:value-type="float">
            <text:p>0.270234365890647</text:p>
          </table:table-cell>
        </table:table-row>
        <table:table-row table:style-name="ro1">
          <table:table-cell office:value-type="float" office:value="606.146" calcext:value-type="float">
            <text:p>606.146</text:p>
          </table:table-cell>
          <table:table-cell office:value-type="float" office:value="11.092" calcext:value-type="float">
            <text:p>11.092</text:p>
          </table:table-cell>
          <table:table-cell table:formula="of:=[.B608]/[.$B$2]" office:value-type="float" office:value="0.762808610136854" calcext:value-type="float">
            <text:p>0.762808610136854</text:p>
          </table:table-cell>
          <table:table-cell table:formula="of:=-LN([.C608])" office:value-type="float" office:value="0.270748117777817" calcext:value-type="float">
            <text:p>0.270748117777817</text:p>
          </table:table-cell>
        </table:table-row>
        <table:table-row table:style-name="ro1">
          <table:table-cell office:value-type="float" office:value="607.146" calcext:value-type="float">
            <text:p>607.146</text:p>
          </table:table-cell>
          <table:table-cell office:value-type="float" office:value="11.0883" calcext:value-type="float">
            <text:p>11.0883</text:p>
          </table:table-cell>
          <table:table-cell table:formula="of:=[.B609]/[.$B$2]" office:value-type="float" office:value="0.762554157210646" calcext:value-type="float">
            <text:p>0.762554157210646</text:p>
          </table:table-cell>
          <table:table-cell table:formula="of:=-LN([.C609])" office:value-type="float" office:value="0.271081747172759" calcext:value-type="float">
            <text:p>0.271081747172759</text:p>
          </table:table-cell>
        </table:table-row>
        <table:table-row table:style-name="ro1">
          <table:table-cell office:value-type="float" office:value="608.145" calcext:value-type="float">
            <text:p>608.145</text:p>
          </table:table-cell>
          <table:table-cell office:value-type="float" office:value="11.0832" calcext:value-type="float">
            <text:p>11.0832</text:p>
          </table:table-cell>
          <table:table-cell table:formula="of:=[.B610]/[.$B$2]" office:value-type="float" office:value="0.762203424798845" calcext:value-type="float">
            <text:p>0.762203424798845</text:p>
          </table:table-cell>
          <table:table-cell table:formula="of:=-LN([.C610])" office:value-type="float" office:value="0.271541797245145" calcext:value-type="float">
            <text:p>0.271541797245145</text:p>
          </table:table-cell>
        </table:table-row>
        <table:table-row table:style-name="ro1">
          <table:table-cell office:value-type="float" office:value="609.146" calcext:value-type="float">
            <text:p>609.146</text:p>
          </table:table-cell>
          <table:table-cell office:value-type="float" office:value="11.0784" calcext:value-type="float">
            <text:p>11.0784</text:p>
          </table:table-cell>
          <table:table-cell table:formula="of:=[.B611]/[.$B$2]" office:value-type="float" office:value="0.761873323705385" calcext:value-type="float">
            <text:p>0.761873323705385</text:p>
          </table:table-cell>
          <table:table-cell table:formula="of:=-LN([.C611])" office:value-type="float" office:value="0.27197497897165" calcext:value-type="float">
            <text:p>0.27197497897165</text:p>
          </table:table-cell>
        </table:table-row>
        <table:table-row table:style-name="ro1">
          <table:table-cell office:value-type="float" office:value="610.146" calcext:value-type="float">
            <text:p>610.146</text:p>
          </table:table-cell>
          <table:table-cell office:value-type="float" office:value="11.0742" calcext:value-type="float">
            <text:p>11.0742</text:p>
          </table:table-cell>
          <table:table-cell table:formula="of:=[.B612]/[.$B$2]" office:value-type="float" office:value="0.761584485248607" calcext:value-type="float">
            <text:p>0.761584485248607</text:p>
          </table:table-cell>
          <table:table-cell table:formula="of:=-LN([.C612])" office:value-type="float" office:value="0.272354166972185" calcext:value-type="float">
            <text:p>0.272354166972185</text:p>
          </table:table-cell>
        </table:table-row>
        <table:table-row table:style-name="ro1">
          <table:table-cell office:value-type="float" office:value="611.146" calcext:value-type="float">
            <text:p>611.146</text:p>
          </table:table-cell>
          <table:table-cell office:value-type="float" office:value="11.0691" calcext:value-type="float">
            <text:p>11.0691</text:p>
          </table:table-cell>
          <table:table-cell table:formula="of:=[.B613]/[.$B$2]" office:value-type="float" office:value="0.761233752836806" calcext:value-type="float">
            <text:p>0.761233752836806</text:p>
          </table:table-cell>
          <table:table-cell table:formula="of:=-LN([.C613])" office:value-type="float" office:value="0.272814802928902" calcext:value-type="float">
            <text:p>0.272814802928902</text:p>
          </table:table-cell>
        </table:table-row>
        <table:table-row table:style-name="ro1">
          <table:table-cell office:value-type="float" office:value="612.145" calcext:value-type="float">
            <text:p>612.145</text:p>
          </table:table-cell>
          <table:table-cell office:value-type="float" office:value="11.0633" calcext:value-type="float">
            <text:p>11.0633</text:p>
          </table:table-cell>
          <table:table-cell table:formula="of:=[.B614]/[.$B$2]" office:value-type="float" office:value="0.760834880682209" calcext:value-type="float">
            <text:p>0.760834880682209</text:p>
          </table:table-cell>
          <table:table-cell table:formula="of:=-LN([.C614])" office:value-type="float" office:value="0.273338921427824" calcext:value-type="float">
            <text:p>0.273338921427824</text:p>
          </table:table-cell>
        </table:table-row>
        <table:table-row table:style-name="ro1">
          <table:table-cell office:value-type="float" office:value="613.145" calcext:value-type="float">
            <text:p>613.145</text:p>
          </table:table-cell>
          <table:table-cell office:value-type="float" office:value="11.0598" calcext:value-type="float">
            <text:p>11.0598</text:p>
          </table:table-cell>
          <table:table-cell table:formula="of:=[.B615]/[.$B$2]" office:value-type="float" office:value="0.760594181968228" calcext:value-type="float">
            <text:p>0.760594181968228</text:p>
          </table:table-cell>
          <table:table-cell table:formula="of:=-LN([.C615])" office:value-type="float" office:value="0.273655332783303" calcext:value-type="float">
            <text:p>0.273655332783303</text:p>
          </table:table-cell>
        </table:table-row>
        <table:table-row table:style-name="ro1">
          <table:table-cell office:value-type="float" office:value="614.146" calcext:value-type="float">
            <text:p>614.146</text:p>
          </table:table-cell>
          <table:table-cell office:value-type="float" office:value="11.0545" calcext:value-type="float">
            <text:p>11.0545</text:p>
          </table:table-cell>
          <table:table-cell table:formula="of:=[.B616]/[.$B$2]" office:value-type="float" office:value="0.760229695344199" calcext:value-type="float">
            <text:p>0.760229695344199</text:p>
          </table:table-cell>
          <table:table-cell table:formula="of:=-LN([.C616])" office:value-type="float" office:value="0.274134660648211" calcext:value-type="float">
            <text:p>0.274134660648211</text:p>
          </table:table-cell>
        </table:table-row>
        <table:table-row table:style-name="ro1">
          <table:table-cell office:value-type="float" office:value="615.146" calcext:value-type="float">
            <text:p>615.146</text:p>
          </table:table-cell>
          <table:table-cell office:value-type="float" office:value="11.0505" calcext:value-type="float">
            <text:p>11.0505</text:p>
          </table:table-cell>
          <table:table-cell table:formula="of:=[.B617]/[.$B$2]" office:value-type="float" office:value="0.759954611099649" calcext:value-type="float">
            <text:p>0.759954611099649</text:p>
          </table:table-cell>
          <table:table-cell table:formula="of:=-LN([.C617])" office:value-type="float" office:value="0.274496569722508" calcext:value-type="float">
            <text:p>0.274496569722508</text:p>
          </table:table-cell>
        </table:table-row>
        <table:table-row table:style-name="ro1">
          <table:table-cell office:value-type="float" office:value="616.145" calcext:value-type="float">
            <text:p>616.145</text:p>
          </table:table-cell>
          <table:table-cell office:value-type="float" office:value="11.0455" calcext:value-type="float">
            <text:p>11.0455</text:p>
          </table:table-cell>
          <table:table-cell table:formula="of:=[.B618]/[.$B$2]" office:value-type="float" office:value="0.759610755793962" calcext:value-type="float">
            <text:p>0.759610755793962</text:p>
          </table:table-cell>
          <table:table-cell table:formula="of:=-LN([.C618])" office:value-type="float" office:value="0.274949140331246" calcext:value-type="float">
            <text:p>0.274949140331246</text:p>
          </table:table-cell>
        </table:table-row>
        <table:table-row table:style-name="ro1">
          <table:table-cell office:value-type="float" office:value="617.145" calcext:value-type="float">
            <text:p>617.145</text:p>
          </table:table-cell>
          <table:table-cell office:value-type="float" office:value="11.0413" calcext:value-type="float">
            <text:p>11.0413</text:p>
          </table:table-cell>
          <table:table-cell table:formula="of:=[.B619]/[.$B$2]" office:value-type="float" office:value="0.759321917337185" calcext:value-type="float">
            <text:p>0.759321917337185</text:p>
          </table:table-cell>
          <table:table-cell table:formula="of:=-LN([.C619])" office:value-type="float" office:value="0.275329457991625" calcext:value-type="float">
            <text:p>0.275329457991625</text:p>
          </table:table-cell>
        </table:table-row>
        <table:table-row table:style-name="ro1">
          <table:table-cell office:value-type="float" office:value="618.146" calcext:value-type="float">
            <text:p>618.146</text:p>
          </table:table-cell>
          <table:table-cell office:value-type="float" office:value="11.0359" calcext:value-type="float">
            <text:p>11.0359</text:p>
          </table:table-cell>
          <table:table-cell table:formula="of:=[.B620]/[.$B$2]" office:value-type="float" office:value="0.758950553607042" calcext:value-type="float">
            <text:p>0.758950553607042</text:p>
          </table:table-cell>
          <table:table-cell table:formula="of:=-LN([.C620])" office:value-type="float" office:value="0.27581865047144" calcext:value-type="float">
            <text:p>0.27581865047144</text:p>
          </table:table-cell>
        </table:table-row>
        <table:table-row table:style-name="ro1">
          <table:table-cell office:value-type="float" office:value="619.146" calcext:value-type="float">
            <text:p>619.146</text:p>
          </table:table-cell>
          <table:table-cell office:value-type="float" office:value="11.0312" calcext:value-type="float">
            <text:p>11.0312</text:p>
          </table:table-cell>
          <table:table-cell table:formula="of:=[.B621]/[.$B$2]" office:value-type="float" office:value="0.758627329619696" calcext:value-type="float">
            <text:p>0.758627329619696</text:p>
          </table:table-cell>
          <table:table-cell table:formula="of:=-LN([.C621])" office:value-type="float" office:value="0.276244623985954" calcext:value-type="float">
            <text:p>0.276244623985954</text:p>
          </table:table-cell>
        </table:table-row>
        <table:table-row table:style-name="ro1">
          <table:table-cell office:value-type="float" office:value="620.146" calcext:value-type="float">
            <text:p>620.146</text:p>
          </table:table-cell>
          <table:table-cell office:value-type="float" office:value="11.0266" calcext:value-type="float">
            <text:p>11.0266</text:p>
          </table:table-cell>
          <table:table-cell table:formula="of:=[.B622]/[.$B$2]" office:value-type="float" office:value="0.758310982738464" calcext:value-type="float">
            <text:p>0.758310982738464</text:p>
          </table:table-cell>
          <table:table-cell table:formula="of:=-LN([.C622])" office:value-type="float" office:value="0.276661710011459" calcext:value-type="float">
            <text:p>0.276661710011459</text:p>
          </table:table-cell>
        </table:table-row>
        <table:table-row table:style-name="ro1">
          <table:table-cell office:value-type="float" office:value="621.145" calcext:value-type="float">
            <text:p>621.145</text:p>
          </table:table-cell>
          <table:table-cell office:value-type="float" office:value="11.0219" calcext:value-type="float">
            <text:p>11.0219</text:p>
          </table:table-cell>
          <table:table-cell table:formula="of:=[.B623]/[.$B$2]" office:value-type="float" office:value="0.757987758751118" calcext:value-type="float">
            <text:p>0.757987758751118</text:p>
          </table:table-cell>
          <table:table-cell table:formula="of:=-LN([.C623])" office:value-type="float" office:value="0.277088042875027" calcext:value-type="float">
            <text:p>0.277088042875027</text:p>
          </table:table-cell>
        </table:table-row>
        <table:table-row table:style-name="ro1">
          <table:table-cell office:value-type="float" office:value="622.146" calcext:value-type="float">
            <text:p>622.146</text:p>
          </table:table-cell>
          <table:table-cell office:value-type="float" office:value="11.0169" calcext:value-type="float">
            <text:p>11.0169</text:p>
          </table:table-cell>
          <table:table-cell table:formula="of:=[.B624]/[.$B$2]" office:value-type="float" office:value="0.75764390344543" calcext:value-type="float">
            <text:p>0.75764390344543</text:p>
          </table:table-cell>
          <table:table-cell table:formula="of:=-LN([.C624])" office:value-type="float" office:value="0.2775417880958" calcext:value-type="float">
            <text:p>0.2775417880958</text:p>
          </table:table-cell>
        </table:table-row>
        <table:table-row table:style-name="ro1">
          <table:table-cell office:value-type="float" office:value="623.146" calcext:value-type="float">
            <text:p>623.146</text:p>
          </table:table-cell>
          <table:table-cell office:value-type="float" office:value="11.0124" calcext:value-type="float">
            <text:p>11.0124</text:p>
          </table:table-cell>
          <table:table-cell table:formula="of:=[.B625]/[.$B$2]" office:value-type="float" office:value="0.757334433670312" calcext:value-type="float">
            <text:p>0.757334433670312</text:p>
          </table:table-cell>
          <table:table-cell table:formula="of:=-LN([.C625])" office:value-type="float" office:value="0.277950334900518" calcext:value-type="float">
            <text:p>0.277950334900518</text:p>
          </table:table-cell>
        </table:table-row>
        <table:table-row table:style-name="ro1">
          <table:table-cell office:value-type="float" office:value="624.145" calcext:value-type="float">
            <text:p>624.145</text:p>
          </table:table-cell>
          <table:table-cell office:value-type="float" office:value="11.0072" calcext:value-type="float">
            <text:p>11.0072</text:p>
          </table:table-cell>
          <table:table-cell table:formula="of:=[.B626]/[.$B$2]" office:value-type="float" office:value="0.756976824152397" calcext:value-type="float">
            <text:p>0.756976824152397</text:p>
          </table:table-cell>
          <table:table-cell table:formula="of:=-LN([.C626])" office:value-type="float" office:value="0.278422641399879" calcext:value-type="float">
            <text:p>0.278422641399879</text:p>
          </table:table-cell>
        </table:table-row>
        <table:table-row table:style-name="ro1">
          <table:table-cell office:value-type="float" office:value="625.146" calcext:value-type="float">
            <text:p>625.146</text:p>
          </table:table-cell>
          <table:table-cell office:value-type="float" office:value="11.0026" calcext:value-type="float">
            <text:p>11.0026</text:p>
          </table:table-cell>
          <table:table-cell table:formula="of:=[.B627]/[.$B$2]" office:value-type="float" office:value="0.756660477271164" calcext:value-type="float">
            <text:p>0.756660477271164</text:p>
          </table:table-cell>
          <table:table-cell table:formula="of:=-LN([.C627])" office:value-type="float" office:value="0.278840637026098" calcext:value-type="float">
            <text:p>0.278840637026098</text:p>
          </table:table-cell>
        </table:table-row>
        <table:table-row table:style-name="ro1">
          <table:table-cell office:value-type="float" office:value="626.146" calcext:value-type="float">
            <text:p>626.146</text:p>
          </table:table-cell>
          <table:table-cell office:value-type="float" office:value="10.9985" calcext:value-type="float">
            <text:p>10.9985</text:p>
          </table:table-cell>
          <table:table-cell table:formula="of:=[.B628]/[.$B$2]" office:value-type="float" office:value="0.756378515920501" calcext:value-type="float">
            <text:p>0.756378515920501</text:p>
          </table:table-cell>
          <table:table-cell table:formula="of:=-LN([.C628])" office:value-type="float" office:value="0.279213345667708" calcext:value-type="float">
            <text:p>0.279213345667708</text:p>
          </table:table-cell>
        </table:table-row>
        <table:table-row table:style-name="ro1">
          <table:table-cell office:value-type="float" office:value="627.146" calcext:value-type="float">
            <text:p>627.146</text:p>
          </table:table-cell>
          <table:table-cell office:value-type="float" office:value="10.9932" calcext:value-type="float">
            <text:p>10.9932</text:p>
          </table:table-cell>
          <table:table-cell table:formula="of:=[.B629]/[.$B$2]" office:value-type="float" office:value="0.756014029296472" calcext:value-type="float">
            <text:p>0.756014029296472</text:p>
          </table:table-cell>
          <table:table-cell table:formula="of:=-LN([.C629])" office:value-type="float" office:value="0.279695345704323" calcext:value-type="float">
            <text:p>0.279695345704323</text:p>
          </table:table-cell>
        </table:table-row>
        <table:table-row table:style-name="ro1">
          <table:table-cell office:value-type="float" office:value="628.145" calcext:value-type="float">
            <text:p>628.145</text:p>
          </table:table-cell>
          <table:table-cell office:value-type="float" office:value="10.9883" calcext:value-type="float">
            <text:p>10.9883</text:p>
          </table:table-cell>
          <table:table-cell table:formula="of:=[.B630]/[.$B$2]" office:value-type="float" office:value="0.755677051096898" calcext:value-type="float">
            <text:p>0.755677051096898</text:p>
          </table:table-cell>
          <table:table-cell table:formula="of:=-LN([.C630])" office:value-type="float" office:value="0.280141175159197" calcext:value-type="float">
            <text:p>0.280141175159197</text:p>
          </table:table-cell>
        </table:table-row>
        <table:table-row table:style-name="ro1">
          <table:table-cell office:value-type="float" office:value="629.146" calcext:value-type="float">
            <text:p>629.146</text:p>
          </table:table-cell>
          <table:table-cell office:value-type="float" office:value="10.9836" calcext:value-type="float">
            <text:p>10.9836</text:p>
          </table:table-cell>
          <table:table-cell table:formula="of:=[.B631]/[.$B$2]" office:value-type="float" office:value="0.755353827109552" calcext:value-type="float">
            <text:p>0.755353827109552</text:p>
          </table:table-cell>
          <table:table-cell table:formula="of:=-LN([.C631])" office:value-type="float" office:value="0.280568994334752" calcext:value-type="float">
            <text:p>0.280568994334752</text:p>
          </table:table-cell>
        </table:table-row>
        <table:table-row table:style-name="ro1">
          <table:table-cell office:value-type="float" office:value="630.145" calcext:value-type="float">
            <text:p>630.145</text:p>
          </table:table-cell>
          <table:table-cell office:value-type="float" office:value="10.9787" calcext:value-type="float">
            <text:p>10.9787</text:p>
          </table:table-cell>
          <table:table-cell table:formula="of:=[.B632]/[.$B$2]" office:value-type="float" office:value="0.755016848909979" calcext:value-type="float">
            <text:p>0.755016848909979</text:p>
          </table:table-cell>
          <table:table-cell table:formula="of:=-LN([.C632])" office:value-type="float" office:value="0.281015213545063" calcext:value-type="float">
            <text:p>0.281015213545063</text:p>
          </table:table-cell>
        </table:table-row>
        <table:table-row table:style-name="ro1">
          <table:table-cell office:value-type="float" office:value="631.145" calcext:value-type="float">
            <text:p>631.145</text:p>
          </table:table-cell>
          <table:table-cell office:value-type="float" office:value="10.9746" calcext:value-type="float">
            <text:p>10.9746</text:p>
          </table:table-cell>
          <table:table-cell table:formula="of:=[.B633]/[.$B$2]" office:value-type="float" office:value="0.754734887559315" calcext:value-type="float">
            <text:p>0.754734887559315</text:p>
          </table:table-cell>
          <table:table-cell table:formula="of:=-LN([.C633])" office:value-type="float" office:value="0.281388733703551" calcext:value-type="float">
            <text:p>0.281388733703551</text:p>
          </table:table-cell>
        </table:table-row>
        <table:table-row table:style-name="ro1">
          <table:table-cell office:value-type="float" office:value="632.146" calcext:value-type="float">
            <text:p>632.146</text:p>
          </table:table-cell>
          <table:table-cell office:value-type="float" office:value="10.971" calcext:value-type="float">
            <text:p>10.971</text:p>
          </table:table-cell>
          <table:table-cell table:formula="of:=[.B634]/[.$B$2]" office:value-type="float" office:value="0.75448731173922" calcext:value-type="float">
            <text:p>0.75448731173922</text:p>
          </table:table-cell>
          <table:table-cell table:formula="of:=-LN([.C634])" office:value-type="float" office:value="0.281716817695995" calcext:value-type="float">
            <text:p>0.281716817695995</text:p>
          </table:table-cell>
        </table:table-row>
        <table:table-row table:style-name="ro1">
          <table:table-cell office:value-type="float" office:value="633.145" calcext:value-type="float">
            <text:p>633.145</text:p>
          </table:table-cell>
          <table:table-cell office:value-type="float" office:value="10.9661" calcext:value-type="float">
            <text:p>10.9661</text:p>
          </table:table-cell>
          <table:table-cell table:formula="of:=[.B635]/[.$B$2]" office:value-type="float" office:value="0.754150333539647" calcext:value-type="float">
            <text:p>0.754150333539647</text:p>
          </table:table-cell>
          <table:table-cell table:formula="of:=-LN([.C635])" office:value-type="float" office:value="0.282163549495685" calcext:value-type="float">
            <text:p>0.282163549495685</text:p>
          </table:table-cell>
        </table:table-row>
        <table:table-row table:style-name="ro1">
          <table:table-cell office:value-type="float" office:value="634.146" calcext:value-type="float">
            <text:p>634.146</text:p>
          </table:table-cell>
          <table:table-cell office:value-type="float" office:value="10.9618" calcext:value-type="float">
            <text:p>10.9618</text:p>
          </table:table-cell>
          <table:table-cell table:formula="of:=[.B636]/[.$B$2]" office:value-type="float" office:value="0.753854617976755" calcext:value-type="float">
            <text:p>0.753854617976755</text:p>
          </table:table-cell>
          <table:table-cell table:formula="of:=-LN([.C636])" office:value-type="float" office:value="0.282555743919694" calcext:value-type="float">
            <text:p>0.282555743919694</text:p>
          </table:table-cell>
        </table:table-row>
        <table:table-row table:style-name="ro1">
          <table:table-cell office:value-type="float" office:value="635.145" calcext:value-type="float">
            <text:p>635.145</text:p>
          </table:table-cell>
          <table:table-cell office:value-type="float" office:value="10.9558" calcext:value-type="float">
            <text:p>10.9558</text:p>
          </table:table-cell>
          <table:table-cell table:formula="of:=[.B637]/[.$B$2]" office:value-type="float" office:value="0.753441991609931" calcext:value-type="float">
            <text:p>0.753441991609931</text:p>
          </table:table-cell>
          <table:table-cell table:formula="of:=-LN([.C637])" office:value-type="float" office:value="0.28310324913467" calcext:value-type="float">
            <text:p>0.28310324913467</text:p>
          </table:table-cell>
        </table:table-row>
        <table:table-row table:style-name="ro1">
          <table:table-cell office:value-type="float" office:value="636.146" calcext:value-type="float">
            <text:p>636.146</text:p>
          </table:table-cell>
          <table:table-cell office:value-type="float" office:value="10.9525" calcext:value-type="float">
            <text:p>10.9525</text:p>
          </table:table-cell>
          <table:table-cell table:formula="of:=[.B638]/[.$B$2]" office:value-type="float" office:value="0.753215047108177" calcext:value-type="float">
            <text:p>0.753215047108177</text:p>
          </table:table-cell>
          <table:table-cell table:formula="of:=-LN([.C638])" office:value-type="float" office:value="0.283404504825432" calcext:value-type="float">
            <text:p>0.283404504825432</text:p>
          </table:table-cell>
        </table:table-row>
        <table:table-row table:style-name="ro1">
          <table:table-cell office:value-type="float" office:value="637.146" calcext:value-type="float">
            <text:p>637.146</text:p>
          </table:table-cell>
          <table:table-cell office:value-type="float" office:value="10.9482" calcext:value-type="float">
            <text:p>10.9482</text:p>
          </table:table-cell>
          <table:table-cell table:formula="of:=[.B639]/[.$B$2]" office:value-type="float" office:value="0.752919331545286" calcext:value-type="float">
            <text:p>0.752919331545286</text:p>
          </table:table-cell>
          <table:table-cell table:formula="of:=-LN([.C639])" office:value-type="float" office:value="0.283797186342941" calcext:value-type="float">
            <text:p>0.283797186342941</text:p>
          </table:table-cell>
        </table:table-row>
        <table:table-row table:style-name="ro1">
          <table:table-cell office:value-type="float" office:value="638.145" calcext:value-type="float">
            <text:p>638.145</text:p>
          </table:table-cell>
          <table:table-cell office:value-type="float" office:value="10.9441" calcext:value-type="float">
            <text:p>10.9441</text:p>
          </table:table-cell>
          <table:table-cell table:formula="of:=[.B640]/[.$B$2]" office:value-type="float" office:value="0.752637370194622" calcext:value-type="float">
            <text:p>0.752637370194622</text:p>
          </table:table-cell>
          <table:table-cell table:formula="of:=-LN([.C640])" office:value-type="float" office:value="0.284171747265999" calcext:value-type="float">
            <text:p>0.284171747265999</text:p>
          </table:table-cell>
        </table:table-row>
        <table:table-row table:style-name="ro1">
          <table:table-cell office:value-type="float" office:value="639.146" calcext:value-type="float">
            <text:p>639.146</text:p>
          </table:table-cell>
          <table:table-cell office:value-type="float" office:value="10.9398" calcext:value-type="float">
            <text:p>10.9398</text:p>
          </table:table-cell>
          <table:table-cell table:formula="of:=[.B641]/[.$B$2]" office:value-type="float" office:value="0.752341654631731" calcext:value-type="float">
            <text:p>0.752341654631731</text:p>
          </table:table-cell>
          <table:table-cell table:formula="of:=-LN([.C641])" office:value-type="float" office:value="0.284564730240272" calcext:value-type="float">
            <text:p>0.284564730240272</text:p>
          </table:table-cell>
        </table:table-row>
        <table:table-row table:style-name="ro1">
          <table:table-cell office:value-type="float" office:value="640.145" calcext:value-type="float">
            <text:p>640.145</text:p>
          </table:table-cell>
          <table:table-cell office:value-type="float" office:value="10.9352" calcext:value-type="float">
            <text:p>10.9352</text:p>
          </table:table-cell>
          <table:table-cell table:formula="of:=[.B642]/[.$B$2]" office:value-type="float" office:value="0.752025307750499" calcext:value-type="float">
            <text:p>0.752025307750499</text:p>
          </table:table-cell>
          <table:table-cell table:formula="of:=-LN([.C642])" office:value-type="float" office:value="0.284985301675042" calcext:value-type="float">
            <text:p>0.284985301675042</text:p>
          </table:table-cell>
        </table:table-row>
        <table:table-row table:style-name="ro1">
          <table:table-cell office:value-type="float" office:value="641.145" calcext:value-type="float">
            <text:p>641.145</text:p>
          </table:table-cell>
          <table:table-cell office:value-type="float" office:value="10.9304" calcext:value-type="float">
            <text:p>10.9304</text:p>
          </table:table-cell>
          <table:table-cell table:formula="of:=[.B643]/[.$B$2]" office:value-type="float" office:value="0.751695206657039" calcext:value-type="float">
            <text:p>0.751695206657039</text:p>
          </table:table-cell>
          <table:table-cell table:formula="of:=-LN([.C643])" office:value-type="float" office:value="0.285424347489208" calcext:value-type="float">
            <text:p>0.285424347489208</text:p>
          </table:table-cell>
        </table:table-row>
        <table:table-row table:style-name="ro1">
          <table:table-cell office:value-type="float" office:value="642.146" calcext:value-type="float">
            <text:p>642.146</text:p>
          </table:table-cell>
          <table:table-cell office:value-type="float" office:value="10.9259" calcext:value-type="float">
            <text:p>10.9259</text:p>
          </table:table-cell>
          <table:table-cell table:formula="of:=[.B644]/[.$B$2]" office:value-type="float" office:value="0.75138573688192" calcext:value-type="float">
            <text:p>0.75138573688192</text:p>
          </table:table-cell>
          <table:table-cell table:formula="of:=-LN([.C644])" office:value-type="float" office:value="0.285836128080029" calcext:value-type="float">
            <text:p>0.285836128080029</text:p>
          </table:table-cell>
        </table:table-row>
        <table:table-row table:style-name="ro1">
          <table:table-cell office:value-type="float" office:value="643.145" calcext:value-type="float">
            <text:p>643.145</text:p>
          </table:table-cell>
          <table:table-cell office:value-type="float" office:value="10.9217" calcext:value-type="float">
            <text:p>10.9217</text:p>
          </table:table-cell>
          <table:table-cell table:formula="of:=[.B645]/[.$B$2]" office:value-type="float" office:value="0.751096898425143" calcext:value-type="float">
            <text:p>0.751096898425143</text:p>
          </table:table-cell>
          <table:table-cell table:formula="of:=-LN([.C645])" office:value-type="float" office:value="0.286220609675421" calcext:value-type="float">
            <text:p>0.286220609675421</text:p>
          </table:table-cell>
        </table:table-row>
        <table:table-row table:style-name="ro1">
          <table:table-cell office:value-type="float" office:value="644.145" calcext:value-type="float">
            <text:p>644.145</text:p>
          </table:table-cell>
          <table:table-cell office:value-type="float" office:value="10.9177" calcext:value-type="float">
            <text:p>10.9177</text:p>
          </table:table-cell>
          <table:table-cell table:formula="of:=[.B646]/[.$B$2]" office:value-type="float" office:value="0.750821814180593" calcext:value-type="float">
            <text:p>0.750821814180593</text:p>
          </table:table-cell>
          <table:table-cell table:formula="of:=-LN([.C646])" office:value-type="float" office:value="0.286586920109291" calcext:value-type="float">
            <text:p>0.286586920109291</text:p>
          </table:table-cell>
        </table:table-row>
        <table:table-row table:style-name="ro1">
          <table:table-cell office:value-type="float" office:value="645.146" calcext:value-type="float">
            <text:p>645.146</text:p>
          </table:table-cell>
          <table:table-cell office:value-type="float" office:value="10.9138" calcext:value-type="float">
            <text:p>10.9138</text:p>
          </table:table-cell>
          <table:table-cell table:formula="of:=[.B647]/[.$B$2]" office:value-type="float" office:value="0.750553607042157" calcext:value-type="float">
            <text:p>0.750553607042157</text:p>
          </table:table-cell>
          <table:table-cell table:formula="of:=-LN([.C647])" office:value-type="float" office:value="0.286944202022259" calcext:value-type="float">
            <text:p>0.286944202022259</text:p>
          </table:table-cell>
        </table:table-row>
        <table:table-row table:style-name="ro1">
          <table:table-cell office:value-type="float" office:value="646.145" calcext:value-type="float">
            <text:p>646.145</text:p>
          </table:table-cell>
          <table:table-cell office:value-type="float" office:value="10.9099" calcext:value-type="float">
            <text:p>10.9099</text:p>
          </table:table-cell>
          <table:table-cell table:formula="of:=[.B648]/[.$B$2]" office:value-type="float" office:value="0.750285399903721" calcext:value-type="float">
            <text:p>0.750285399903721</text:p>
          </table:table-cell>
          <table:table-cell table:formula="of:=-LN([.C648])" office:value-type="float" office:value="0.287301611631218" calcext:value-type="float">
            <text:p>0.287301611631218</text:p>
          </table:table-cell>
        </table:table-row>
        <table:table-row table:style-name="ro1">
          <table:table-cell office:value-type="float" office:value="647.146" calcext:value-type="float">
            <text:p>647.146</text:p>
          </table:table-cell>
          <table:table-cell office:value-type="float" office:value="10.9055" calcext:value-type="float">
            <text:p>10.9055</text:p>
          </table:table-cell>
          <table:table-cell table:formula="of:=[.B649]/[.$B$2]" office:value-type="float" office:value="0.749982807234716" calcext:value-type="float">
            <text:p>0.749982807234716</text:p>
          </table:table-cell>
          <table:table-cell table:formula="of:=-LN([.C649])" office:value-type="float" office:value="0.287704996401578" calcext:value-type="float">
            <text:p>0.287704996401578</text:p>
          </table:table-cell>
        </table:table-row>
        <table:table-row table:style-name="ro1">
          <table:table-cell office:value-type="float" office:value="648.145" calcext:value-type="float">
            <text:p>648.145</text:p>
          </table:table-cell>
          <table:table-cell office:value-type="float" office:value="10.9009" calcext:value-type="float">
            <text:p>10.9009</text:p>
          </table:table-cell>
          <table:table-cell table:formula="of:=[.B650]/[.$B$2]" office:value-type="float" office:value="0.749666460353483" calcext:value-type="float">
            <text:p>0.749666460353483</text:p>
          </table:table-cell>
          <table:table-cell table:formula="of:=-LN([.C650])" office:value-type="float" office:value="0.288126890897527" calcext:value-type="float">
            <text:p>0.288126890897527</text:p>
          </table:table-cell>
        </table:table-row>
        <table:table-row table:style-name="ro1">
          <table:table-cell office:value-type="float" office:value="649.146" calcext:value-type="float">
            <text:p>649.146</text:p>
          </table:table-cell>
          <table:table-cell office:value-type="float" office:value="10.8967" calcext:value-type="float">
            <text:p>10.8967</text:p>
          </table:table-cell>
          <table:table-cell table:formula="of:=[.B651]/[.$B$2]" office:value-type="float" office:value="0.749377621896706" calcext:value-type="float">
            <text:p>0.749377621896706</text:p>
          </table:table-cell>
          <table:table-cell table:formula="of:=-LN([.C651])" office:value-type="float" office:value="0.288512254428556" calcext:value-type="float">
            <text:p>0.288512254428556</text:p>
          </table:table-cell>
        </table:table-row>
        <table:table-row table:style-name="ro1">
          <table:table-cell office:value-type="float" office:value="650.146" calcext:value-type="float">
            <text:p>650.146</text:p>
          </table:table-cell>
          <table:table-cell office:value-type="float" office:value="10.8925" calcext:value-type="float">
            <text:p>10.8925</text:p>
          </table:table-cell>
          <table:table-cell table:formula="of:=[.B652]/[.$B$2]" office:value-type="float" office:value="0.749088783439929" calcext:value-type="float">
            <text:p>0.749088783439929</text:p>
          </table:table-cell>
          <table:table-cell table:formula="of:=-LN([.C652])" office:value-type="float" office:value="0.288897766521889" calcext:value-type="float">
            <text:p>0.288897766521889</text:p>
          </table:table-cell>
        </table:table-row>
        <table:table-row table:style-name="ro1">
          <table:table-cell office:value-type="float" office:value="651.145" calcext:value-type="float">
            <text:p>651.145</text:p>
          </table:table-cell>
          <table:table-cell office:value-type="float" office:value="10.8875" calcext:value-type="float">
            <text:p>10.8875</text:p>
          </table:table-cell>
          <table:table-cell table:formula="of:=[.B653]/[.$B$2]" office:value-type="float" office:value="0.748744928134241" calcext:value-type="float">
            <text:p>0.748744928134241</text:p>
          </table:table-cell>
          <table:table-cell table:formula="of:=-LN([.C653])" office:value-type="float" office:value="0.289356903352727" calcext:value-type="float">
            <text:p>0.289356903352727</text:p>
          </table:table-cell>
        </table:table-row>
        <table:table-row table:style-name="ro1">
          <table:table-cell office:value-type="float" office:value="652.146" calcext:value-type="float">
            <text:p>652.146</text:p>
          </table:table-cell>
          <table:table-cell office:value-type="float" office:value="10.8824" calcext:value-type="float">
            <text:p>10.8824</text:p>
          </table:table-cell>
          <table:table-cell table:formula="of:=[.B654]/[.$B$2]" office:value-type="float" office:value="0.74839419572244" calcext:value-type="float">
            <text:p>0.74839419572244</text:p>
          </table:table-cell>
          <table:table-cell table:formula="of:=-LN([.C654])" office:value-type="float" office:value="0.289825440194265" calcext:value-type="float">
            <text:p>0.289825440194265</text:p>
          </table:table-cell>
        </table:table-row>
        <table:table-row table:style-name="ro1">
          <table:table-cell office:value-type="float" office:value="653.145" calcext:value-type="float">
            <text:p>653.145</text:p>
          </table:table-cell>
          <table:table-cell office:value-type="float" office:value="10.8781" calcext:value-type="float">
            <text:p>10.8781</text:p>
          </table:table-cell>
          <table:table-cell table:formula="of:=[.B655]/[.$B$2]" office:value-type="float" office:value="0.748098480159549" calcext:value-type="float">
            <text:p>0.748098480159549</text:p>
          </table:table-cell>
          <table:table-cell table:formula="of:=-LN([.C655])" office:value-type="float" office:value="0.290220651706498" calcext:value-type="float">
            <text:p>0.290220651706498</text:p>
          </table:table-cell>
        </table:table-row>
        <table:table-row table:style-name="ro1">
          <table:table-cell office:value-type="float" office:value="654.146" calcext:value-type="float">
            <text:p>654.146</text:p>
          </table:table-cell>
          <table:table-cell office:value-type="float" office:value="10.8741" calcext:value-type="float">
            <text:p>10.8741</text:p>
          </table:table-cell>
          <table:table-cell table:formula="of:=[.B656]/[.$B$2]" office:value-type="float" office:value="0.747823395914999" calcext:value-type="float">
            <text:p>0.747823395914999</text:p>
          </table:table-cell>
          <table:table-cell table:formula="of:=-LN([.C656])" office:value-type="float" office:value="0.290588430601974" calcext:value-type="float">
            <text:p>0.290588430601974</text:p>
          </table:table-cell>
        </table:table-row>
        <table:table-row table:style-name="ro1">
          <table:table-cell office:value-type="float" office:value="655.145" calcext:value-type="float">
            <text:p>655.145</text:p>
          </table:table-cell>
          <table:table-cell office:value-type="float" office:value="10.8694" calcext:value-type="float">
            <text:p>10.8694</text:p>
          </table:table-cell>
          <table:table-cell table:formula="of:=[.B657]/[.$B$2]" office:value-type="float" office:value="0.747500171927653" calcext:value-type="float">
            <text:p>0.747500171927653</text:p>
          </table:table-cell>
          <table:table-cell table:formula="of:=-LN([.C657])" office:value-type="float" office:value="0.291020743713773" calcext:value-type="float">
            <text:p>0.291020743713773</text:p>
          </table:table-cell>
        </table:table-row>
        <table:table-row table:style-name="ro1">
          <table:table-cell office:value-type="float" office:value="656.146" calcext:value-type="float">
            <text:p>656.146</text:p>
          </table:table-cell>
          <table:table-cell office:value-type="float" office:value="10.8653" calcext:value-type="float">
            <text:p>10.8653</text:p>
          </table:table-cell>
          <table:table-cell table:formula="of:=[.B658]/[.$B$2]" office:value-type="float" office:value="0.747218210576989" calcext:value-type="float">
            <text:p>0.747218210576989</text:p>
          </table:table-cell>
          <table:table-cell table:formula="of:=-LN([.C658])" office:value-type="float" office:value="0.291398020607278" calcext:value-type="float">
            <text:p>0.291398020607278</text:p>
          </table:table-cell>
        </table:table-row>
        <table:table-row table:style-name="ro1">
          <table:table-cell office:value-type="float" office:value="657.145" calcext:value-type="float">
            <text:p>657.145</text:p>
          </table:table-cell>
          <table:table-cell office:value-type="float" office:value="10.8605" calcext:value-type="float">
            <text:p>10.8605</text:p>
          </table:table-cell>
          <table:table-cell table:formula="of:=[.B659]/[.$B$2]" office:value-type="float" office:value="0.746888109483529" calcext:value-type="float">
            <text:p>0.746888109483529</text:p>
          </table:table-cell>
          <table:table-cell table:formula="of:=-LN([.C659])" office:value-type="float" office:value="0.291839891569737" calcext:value-type="float">
            <text:p>0.291839891569737</text:p>
          </table:table-cell>
        </table:table-row>
        <table:table-row table:style-name="ro1">
          <table:table-cell office:value-type="float" office:value="658.145" calcext:value-type="float">
            <text:p>658.145</text:p>
          </table:table-cell>
          <table:table-cell office:value-type="float" office:value="10.8561" calcext:value-type="float">
            <text:p>10.8561</text:p>
          </table:table-cell>
          <table:table-cell table:formula="of:=[.B660]/[.$B$2]" office:value-type="float" office:value="0.746585516814525" calcext:value-type="float">
            <text:p>0.746585516814525</text:p>
          </table:table-cell>
          <table:table-cell table:formula="of:=-LN([.C660])" office:value-type="float" office:value="0.292245111545259" calcext:value-type="float">
            <text:p>0.292245111545259</text:p>
          </table:table-cell>
        </table:table-row>
        <table:table-row table:style-name="ro1">
          <table:table-cell office:value-type="float" office:value="659.145" calcext:value-type="float">
            <text:p>659.145</text:p>
          </table:table-cell>
          <table:table-cell office:value-type="float" office:value="10.8519" calcext:value-type="float">
            <text:p>10.8519</text:p>
          </table:table-cell>
          <table:table-cell table:formula="of:=[.B661]/[.$B$2]" office:value-type="float" office:value="0.746296678357747" calcext:value-type="float">
            <text:p>0.746296678357747</text:p>
          </table:table-cell>
          <table:table-cell table:formula="of:=-LN([.C661])" office:value-type="float" office:value="0.292632065668385" calcext:value-type="float">
            <text:p>0.292632065668385</text:p>
          </table:table-cell>
        </table:table-row>
        <table:table-row table:style-name="ro1">
          <table:table-cell office:value-type="float" office:value="660.146" calcext:value-type="float">
            <text:p>660.146</text:p>
          </table:table-cell>
          <table:table-cell office:value-type="float" office:value="10.8482" calcext:value-type="float">
            <text:p>10.8482</text:p>
          </table:table-cell>
          <table:table-cell table:formula="of:=[.B662]/[.$B$2]" office:value-type="float" office:value="0.746042225431538" calcext:value-type="float">
            <text:p>0.746042225431538</text:p>
          </table:table-cell>
          <table:table-cell table:formula="of:=-LN([.C662])" office:value-type="float" office:value="0.292973077925089" calcext:value-type="float">
            <text:p>0.292973077925089</text:p>
          </table:table-cell>
        </table:table-row>
        <table:table-row table:style-name="ro1">
          <table:table-cell office:value-type="float" office:value="661.145" calcext:value-type="float">
            <text:p>661.145</text:p>
          </table:table-cell>
          <table:table-cell office:value-type="float" office:value="10.8428" calcext:value-type="float">
            <text:p>10.8428</text:p>
          </table:table-cell>
          <table:table-cell table:formula="of:=[.B663]/[.$B$2]" office:value-type="float" office:value="0.745670861701396" calcext:value-type="float">
            <text:p>0.745670861701396</text:p>
          </table:table-cell>
          <table:table-cell table:formula="of:=-LN([.C663])" office:value-type="float" office:value="0.293470980291191" calcext:value-type="float">
            <text:p>0.293470980291191</text:p>
          </table:table-cell>
        </table:table-row>
        <table:table-row table:style-name="ro1">
          <table:table-cell office:value-type="float" office:value="662.145" calcext:value-type="float">
            <text:p>662.145</text:p>
          </table:table-cell>
          <table:table-cell office:value-type="float" office:value="10.839" calcext:value-type="float">
            <text:p>10.839</text:p>
          </table:table-cell>
          <table:table-cell table:formula="of:=[.B664]/[.$B$2]" office:value-type="float" office:value="0.745409531669074" calcext:value-type="float">
            <text:p>0.745409531669074</text:p>
          </table:table-cell>
          <table:table-cell table:formula="of:=-LN([.C664])" office:value-type="float" office:value="0.293821504697736" calcext:value-type="float">
            <text:p>0.293821504697736</text:p>
          </table:table-cell>
        </table:table-row>
        <table:table-row table:style-name="ro1">
          <table:table-cell office:value-type="float" office:value="663.146" calcext:value-type="float">
            <text:p>663.146</text:p>
          </table:table-cell>
          <table:table-cell office:value-type="float" office:value="10.834" calcext:value-type="float">
            <text:p>10.834</text:p>
          </table:table-cell>
          <table:table-cell table:formula="of:=[.B665]/[.$B$2]" office:value-type="float" office:value="0.745065676363386" calcext:value-type="float">
            <text:p>0.745065676363386</text:p>
          </table:table-cell>
          <table:table-cell table:formula="of:=-LN([.C665])" office:value-type="float" office:value="0.294282908295642" calcext:value-type="float">
            <text:p>0.294282908295642</text:p>
          </table:table-cell>
        </table:table-row>
        <table:table-row table:style-name="ro1">
          <table:table-cell office:value-type="float" office:value="664.145" calcext:value-type="float">
            <text:p>664.145</text:p>
          </table:table-cell>
          <table:table-cell office:value-type="float" office:value="10.83" calcext:value-type="float">
            <text:p>10.83</text:p>
          </table:table-cell>
          <table:table-cell table:formula="of:=[.B666]/[.$B$2]" office:value-type="float" office:value="0.744790592118836" calcext:value-type="float">
            <text:p>0.744790592118836</text:p>
          </table:table-cell>
          <table:table-cell table:formula="of:=-LN([.C666])" office:value-type="float" office:value="0.294652184518449" calcext:value-type="float">
            <text:p>0.294652184518449</text:p>
          </table:table-cell>
        </table:table-row>
        <table:table-row table:style-name="ro1">
          <table:table-cell office:value-type="float" office:value="665.145" calcext:value-type="float">
            <text:p>665.145</text:p>
          </table:table-cell>
          <table:table-cell office:value-type="float" office:value="10.8251" calcext:value-type="float">
            <text:p>10.8251</text:p>
          </table:table-cell>
          <table:table-cell table:formula="of:=[.B667]/[.$B$2]" office:value-type="float" office:value="0.744453613919263" calcext:value-type="float">
            <text:p>0.744453613919263</text:p>
          </table:table-cell>
          <table:table-cell table:formula="of:=-LN([.C667])" office:value-type="float" office:value="0.295104733810175" calcext:value-type="float">
            <text:p>0.295104733810175</text:p>
          </table:table-cell>
        </table:table-row>
        <table:table-row table:style-name="ro1">
          <table:table-cell office:value-type="float" office:value="666.146" calcext:value-type="float">
            <text:p>666.146</text:p>
          </table:table-cell>
          <table:table-cell office:value-type="float" office:value="10.8211" calcext:value-type="float">
            <text:p>10.8211</text:p>
          </table:table-cell>
          <table:table-cell table:formula="of:=[.B668]/[.$B$2]" office:value-type="float" office:value="0.744178529674713" calcext:value-type="float">
            <text:p>0.744178529674713</text:p>
          </table:table-cell>
          <table:table-cell table:formula="of:=-LN([.C668])" office:value-type="float" office:value="0.295474313694453" calcext:value-type="float">
            <text:p>0.295474313694453</text:p>
          </table:table-cell>
        </table:table-row>
        <table:table-row table:style-name="ro1">
          <table:table-cell office:value-type="float" office:value="667.146" calcext:value-type="float">
            <text:p>667.146</text:p>
          </table:table-cell>
          <table:table-cell office:value-type="float" office:value="10.8162" calcext:value-type="float">
            <text:p>10.8162</text:p>
          </table:table-cell>
          <table:table-cell table:formula="of:=[.B669]/[.$B$2]" office:value-type="float" office:value="0.743841551475139" calcext:value-type="float">
            <text:p>0.743841551475139</text:p>
          </table:table-cell>
          <table:table-cell table:formula="of:=-LN([.C669])" office:value-type="float" office:value="0.295927235277439" calcext:value-type="float">
            <text:p>0.295927235277439</text:p>
          </table:table-cell>
        </table:table-row>
        <table:table-row table:style-name="ro1">
          <table:table-cell office:value-type="float" office:value="668.145" calcext:value-type="float">
            <text:p>668.145</text:p>
          </table:table-cell>
          <table:table-cell office:value-type="float" office:value="10.812" calcext:value-type="float">
            <text:p>10.812</text:p>
          </table:table-cell>
          <table:table-cell table:formula="of:=[.B670]/[.$B$2]" office:value-type="float" office:value="0.743552713018362" calcext:value-type="float">
            <text:p>0.743552713018362</text:p>
          </table:table-cell>
          <table:table-cell table:formula="of:=-LN([.C670])" office:value-type="float" office:value="0.296315617117148" calcext:value-type="float">
            <text:p>0.296315617117148</text:p>
          </table:table-cell>
        </table:table-row>
        <table:table-row table:style-name="ro1">
          <table:table-cell office:value-type="float" office:value="669.146" calcext:value-type="float">
            <text:p>669.146</text:p>
          </table:table-cell>
          <table:table-cell office:value-type="float" office:value="10.8088" calcext:value-type="float">
            <text:p>10.8088</text:p>
          </table:table-cell>
          <table:table-cell table:formula="of:=[.B671]/[.$B$2]" office:value-type="float" office:value="0.743332645622722" calcext:value-type="float">
            <text:p>0.743332645622722</text:p>
          </table:table-cell>
          <table:table-cell table:formula="of:=-LN([.C671])" office:value-type="float" office:value="0.296611628367736" calcext:value-type="float">
            <text:p>0.296611628367736</text:p>
          </table:table-cell>
        </table:table-row>
        <table:table-row table:style-name="ro1">
          <table:table-cell office:value-type="float" office:value="670.145" calcext:value-type="float">
            <text:p>670.145</text:p>
          </table:table-cell>
          <table:table-cell office:value-type="float" office:value="10.8027" calcext:value-type="float">
            <text:p>10.8027</text:p>
          </table:table-cell>
          <table:table-cell table:formula="of:=[.B672]/[.$B$2]" office:value-type="float" office:value="0.742913142149783" calcext:value-type="float">
            <text:p>0.742913142149783</text:p>
          </table:table-cell>
          <table:table-cell table:formula="of:=-LN([.C672])" office:value-type="float" office:value="0.297176142645967" calcext:value-type="float">
            <text:p>0.297176142645967</text:p>
          </table:table-cell>
        </table:table-row>
        <table:table-row table:style-name="ro1">
          <table:table-cell office:value-type="float" office:value="671.145" calcext:value-type="float">
            <text:p>671.145</text:p>
          </table:table-cell>
          <table:table-cell office:value-type="float" office:value="10.7987" calcext:value-type="float">
            <text:p>10.7987</text:p>
          </table:table-cell>
          <table:table-cell table:formula="of:=[.B673]/[.$B$2]" office:value-type="float" office:value="0.742638057905234" calcext:value-type="float">
            <text:p>0.742638057905234</text:p>
          </table:table-cell>
          <table:table-cell table:formula="of:=-LN([.C673])" office:value-type="float" office:value="0.297546489016639" calcext:value-type="float">
            <text:p>0.297546489016639</text:p>
          </table:table-cell>
        </table:table-row>
        <table:table-row table:style-name="ro1">
          <table:table-cell office:value-type="float" office:value="672.146" calcext:value-type="float">
            <text:p>672.146</text:p>
          </table:table-cell>
          <table:table-cell office:value-type="float" office:value="10.7952" calcext:value-type="float">
            <text:p>10.7952</text:p>
          </table:table-cell>
          <table:table-cell table:formula="of:=[.B674]/[.$B$2]" office:value-type="float" office:value="0.742397359191252" calcext:value-type="float">
            <text:p>0.742397359191252</text:p>
          </table:table-cell>
          <table:table-cell table:formula="of:=-LN([.C674])" office:value-type="float" office:value="0.297870654640325" calcext:value-type="float">
            <text:p>0.297870654640325</text:p>
          </table:table-cell>
        </table:table-row>
        <table:table-row table:style-name="ro1">
          <table:table-cell office:value-type="float" office:value="673.145" calcext:value-type="float">
            <text:p>673.145</text:p>
          </table:table-cell>
          <table:table-cell office:value-type="float" office:value="10.7896" calcext:value-type="float">
            <text:p>10.7896</text:p>
          </table:table-cell>
          <table:table-cell table:formula="of:=[.B675]/[.$B$2]" office:value-type="float" office:value="0.742012241248882" calcext:value-type="float">
            <text:p>0.742012241248882</text:p>
          </table:table-cell>
          <table:table-cell table:formula="of:=-LN([.C675])" office:value-type="float" office:value="0.298389538310838" calcext:value-type="float">
            <text:p>0.298389538310838</text:p>
          </table:table-cell>
        </table:table-row>
        <table:table-row table:style-name="ro1">
          <table:table-cell office:value-type="float" office:value="674.145" calcext:value-type="float">
            <text:p>674.145</text:p>
          </table:table-cell>
          <table:table-cell office:value-type="float" office:value="10.7857" calcext:value-type="float">
            <text:p>10.7857</text:p>
          </table:table-cell>
          <table:table-cell table:formula="of:=[.B676]/[.$B$2]" office:value-type="float" office:value="0.741744034110446" calcext:value-type="float">
            <text:p>0.741744034110446</text:p>
          </table:table-cell>
          <table:table-cell table:formula="of:=-LN([.C676])" office:value-type="float" office:value="0.298751062835871" calcext:value-type="float">
            <text:p>0.298751062835871</text:p>
          </table:table-cell>
        </table:table-row>
        <table:table-row table:style-name="ro1">
          <table:table-cell office:value-type="float" office:value="675.145" calcext:value-type="float">
            <text:p>675.145</text:p>
          </table:table-cell>
          <table:table-cell office:value-type="float" office:value="10.7816" calcext:value-type="float">
            <text:p>10.7816</text:p>
          </table:table-cell>
          <table:table-cell table:formula="of:=[.B677]/[.$B$2]" office:value-type="float" office:value="0.741462072759783" calcext:value-type="float">
            <text:p>0.741462072759783</text:p>
          </table:table-cell>
          <table:table-cell table:formula="of:=-LN([.C677])" office:value-type="float" office:value="0.299131268058536" calcext:value-type="float">
            <text:p>0.299131268058536</text:p>
          </table:table-cell>
        </table:table-row>
        <table:table-row table:style-name="ro1">
          <table:table-cell office:value-type="float" office:value="676.145" calcext:value-type="float">
            <text:p>676.145</text:p>
          </table:table-cell>
          <table:table-cell office:value-type="float" office:value="10.7773" calcext:value-type="float">
            <text:p>10.7773</text:p>
          </table:table-cell>
          <table:table-cell table:formula="of:=[.B678]/[.$B$2]" office:value-type="float" office:value="0.741166357196892" calcext:value-type="float">
            <text:p>0.741166357196892</text:p>
          </table:table-cell>
          <table:table-cell table:formula="of:=-LN([.C678])" office:value-type="float" office:value="0.299530175243691" calcext:value-type="float">
            <text:p>0.299530175243691</text:p>
          </table:table-cell>
        </table:table-row>
        <table:table-row table:style-name="ro1">
          <table:table-cell office:value-type="float" office:value="677.145" calcext:value-type="float">
            <text:p>677.145</text:p>
          </table:table-cell>
          <table:table-cell office:value-type="float" office:value="10.7735" calcext:value-type="float">
            <text:p>10.7735</text:p>
          </table:table-cell>
          <table:table-cell table:formula="of:=[.B679]/[.$B$2]" office:value-type="float" office:value="0.740905027164569" calcext:value-type="float">
            <text:p>0.740905027164569</text:p>
          </table:table-cell>
          <table:table-cell table:formula="of:=-LN([.C679])" office:value-type="float" office:value="0.299882830369198" calcext:value-type="float">
            <text:p>0.299882830369198</text:p>
          </table:table-cell>
        </table:table-row>
        <table:table-row table:style-name="ro1">
          <table:table-cell office:value-type="float" office:value="678.145" calcext:value-type="float">
            <text:p>678.145</text:p>
          </table:table-cell>
          <table:table-cell office:value-type="float" office:value="10.7682" calcext:value-type="float">
            <text:p>10.7682</text:p>
          </table:table-cell>
          <table:table-cell table:formula="of:=[.B680]/[.$B$2]" office:value-type="float" office:value="0.740540540540541" calcext:value-type="float">
            <text:p>0.740540540540541</text:p>
          </table:table-cell>
          <table:table-cell table:formula="of:=-LN([.C680])" office:value-type="float" office:value="0.3003748992502" calcext:value-type="float">
            <text:p>0.3003748992502</text:p>
          </table:table-cell>
        </table:table-row>
        <table:table-row table:style-name="ro1">
          <table:table-cell office:value-type="float" office:value="679.145" calcext:value-type="float">
            <text:p>679.145</text:p>
          </table:table-cell>
          <table:table-cell office:value-type="float" office:value="10.7635" calcext:value-type="float">
            <text:p>10.7635</text:p>
          </table:table-cell>
          <table:table-cell table:formula="of:=[.B681]/[.$B$2]" office:value-type="float" office:value="0.740217316553194" calcext:value-type="float">
            <text:p>0.740217316553194</text:p>
          </table:table-cell>
          <table:table-cell table:formula="of:=-LN([.C681])" office:value-type="float" office:value="0.300811464878984" calcext:value-type="float">
            <text:p>0.300811464878984</text:p>
          </table:table-cell>
        </table:table-row>
        <table:table-row table:style-name="ro1">
          <table:table-cell office:value-type="float" office:value="680.145" calcext:value-type="float">
            <text:p>680.145</text:p>
          </table:table-cell>
          <table:table-cell office:value-type="float" office:value="10.7602" calcext:value-type="float">
            <text:p>10.7602</text:p>
          </table:table-cell>
          <table:table-cell table:formula="of:=[.B682]/[.$B$2]" office:value-type="float" office:value="0.739990372051441" calcext:value-type="float">
            <text:p>0.739990372051441</text:p>
          </table:table-cell>
          <table:table-cell table:formula="of:=-LN([.C682])" office:value-type="float" office:value="0.301118103609858" calcext:value-type="float">
            <text:p>0.301118103609858</text:p>
          </table:table-cell>
        </table:table-row>
        <table:table-row table:style-name="ro1">
          <table:table-cell office:value-type="float" office:value="681.145" calcext:value-type="float">
            <text:p>681.145</text:p>
          </table:table-cell>
          <table:table-cell office:value-type="float" office:value="10.7561" calcext:value-type="float">
            <text:p>10.7561</text:p>
          </table:table-cell>
          <table:table-cell table:formula="of:=[.B683]/[.$B$2]" office:value-type="float" office:value="0.739708410700777" calcext:value-type="float">
            <text:p>0.739708410700777</text:p>
          </table:table-cell>
          <table:table-cell table:formula="of:=-LN([.C683])" office:value-type="float" office:value="0.301499210031467" calcext:value-type="float">
            <text:p>0.301499210031467</text:p>
          </table:table-cell>
        </table:table-row>
        <table:table-row table:style-name="ro1">
          <table:table-cell office:value-type="float" office:value="682.145" calcext:value-type="float">
            <text:p>682.145</text:p>
          </table:table-cell>
          <table:table-cell office:value-type="float" office:value="10.7512" calcext:value-type="float">
            <text:p>10.7512</text:p>
          </table:table-cell>
          <table:table-cell table:formula="of:=[.B684]/[.$B$2]" office:value-type="float" office:value="0.739371432501204" calcext:value-type="float">
            <text:p>0.739371432501204</text:p>
          </table:table-cell>
          <table:table-cell table:formula="of:=-LN([.C684])" office:value-type="float" office:value="0.301954869280631" calcext:value-type="float">
            <text:p>0.301954869280631</text:p>
          </table:table-cell>
        </table:table-row>
        <table:table-row table:style-name="ro1">
          <table:table-cell office:value-type="float" office:value="683.145" calcext:value-type="float">
            <text:p>683.145</text:p>
          </table:table-cell>
          <table:table-cell office:value-type="float" office:value="10.7465" calcext:value-type="float">
            <text:p>10.7465</text:p>
          </table:table-cell>
          <table:table-cell table:formula="of:=[.B685]/[.$B$2]" office:value-type="float" office:value="0.739048208513857" calcext:value-type="float">
            <text:p>0.739048208513857</text:p>
          </table:table-cell>
          <table:table-cell table:formula="of:=-LN([.C685])" office:value-type="float" office:value="0.302392125366155" calcext:value-type="float">
            <text:p>0.302392125366155</text:p>
          </table:table-cell>
        </table:table-row>
        <table:table-row table:style-name="ro1">
          <table:table-cell office:value-type="float" office:value="684.145" calcext:value-type="float">
            <text:p>684.145</text:p>
          </table:table-cell>
          <table:table-cell office:value-type="float" office:value="10.7418" calcext:value-type="float">
            <text:p>10.7418</text:p>
          </table:table-cell>
          <table:table-cell table:formula="of:=[.B686]/[.$B$2]" office:value-type="float" office:value="0.738724984526511" calcext:value-type="float">
            <text:p>0.738724984526511</text:p>
          </table:table-cell>
          <table:table-cell table:formula="of:=-LN([.C686])" office:value-type="float" office:value="0.302829572728204" calcext:value-type="float">
            <text:p>0.302829572728204</text:p>
          </table:table-cell>
        </table:table-row>
        <table:table-row table:style-name="ro1">
          <table:table-cell office:value-type="float" office:value="685.145" calcext:value-type="float">
            <text:p>685.145</text:p>
          </table:table-cell>
          <table:table-cell office:value-type="float" office:value="10.7385" calcext:value-type="float">
            <text:p>10.7385</text:p>
          </table:table-cell>
          <table:table-cell table:formula="of:=[.B687]/[.$B$2]" office:value-type="float" office:value="0.738498040024758" calcext:value-type="float">
            <text:p>0.738498040024758</text:p>
          </table:table-cell>
          <table:table-cell table:formula="of:=-LN([.C687])" office:value-type="float" office:value="0.303136831009136" calcext:value-type="float">
            <text:p>0.303136831009136</text:p>
          </table:table-cell>
        </table:table-row>
        <table:table-row table:style-name="ro1">
          <table:table-cell office:value-type="float" office:value="686.146" calcext:value-type="float">
            <text:p>686.146</text:p>
          </table:table-cell>
          <table:table-cell office:value-type="float" office:value="10.735" calcext:value-type="float">
            <text:p>10.735</text:p>
          </table:table-cell>
          <table:table-cell table:formula="of:=[.B688]/[.$B$2]" office:value-type="float" office:value="0.738257341310776" calcext:value-type="float">
            <text:p>0.738257341310776</text:p>
          </table:table-cell>
          <table:table-cell table:formula="of:=-LN([.C688])" office:value-type="float" office:value="0.303462814200604" calcext:value-type="float">
            <text:p>0.303462814200604</text:p>
          </table:table-cell>
        </table:table-row>
        <table:table-row table:style-name="ro1">
          <table:table-cell office:value-type="float" office:value="687.145" calcext:value-type="float">
            <text:p>687.145</text:p>
          </table:table-cell>
          <table:table-cell office:value-type="float" office:value="10.7294" calcext:value-type="float">
            <text:p>10.7294</text:p>
          </table:table-cell>
          <table:table-cell table:formula="of:=[.B689]/[.$B$2]" office:value-type="float" office:value="0.737872223368407" calcext:value-type="float">
            <text:p>0.737872223368407</text:p>
          </table:table-cell>
          <table:table-cell table:formula="of:=-LN([.C689])" office:value-type="float" office:value="0.303984608439163" calcext:value-type="float">
            <text:p>0.303984608439163</text:p>
          </table:table-cell>
        </table:table-row>
        <table:table-row table:style-name="ro1">
          <table:table-cell office:value-type="float" office:value="688.145" calcext:value-type="float">
            <text:p>688.145</text:p>
          </table:table-cell>
          <table:table-cell office:value-type="float" office:value="10.7269" calcext:value-type="float">
            <text:p>10.7269</text:p>
          </table:table-cell>
          <table:table-cell table:formula="of:=[.B690]/[.$B$2]" office:value-type="float" office:value="0.737700295715563" calcext:value-type="float">
            <text:p>0.737700295715563</text:p>
          </table:table-cell>
          <table:table-cell table:formula="of:=-LN([.C690])" office:value-type="float" office:value="0.304217640230414" calcext:value-type="float">
            <text:p>0.304217640230414</text:p>
          </table:table-cell>
        </table:table-row>
        <table:table-row table:style-name="ro1">
          <table:table-cell office:value-type="float" office:value="689.145" calcext:value-type="float">
            <text:p>689.145</text:p>
          </table:table-cell>
          <table:table-cell office:value-type="float" office:value="10.7214" calcext:value-type="float">
            <text:p>10.7214</text:p>
          </table:table-cell>
          <table:table-cell table:formula="of:=[.B691]/[.$B$2]" office:value-type="float" office:value="0.737322054879307" calcext:value-type="float">
            <text:p>0.737322054879307</text:p>
          </table:table-cell>
          <table:table-cell table:formula="of:=-LN([.C691])" office:value-type="float" office:value="0.304730501400815" calcext:value-type="float">
            <text:p>0.304730501400815</text:p>
          </table:table-cell>
        </table:table-row>
        <table:table-row table:style-name="ro1">
          <table:table-cell office:value-type="float" office:value="690.145" calcext:value-type="float">
            <text:p>690.145</text:p>
          </table:table-cell>
          <table:table-cell office:value-type="float" office:value="10.7166" calcext:value-type="float">
            <text:p>10.7166</text:p>
          </table:table-cell>
          <table:table-cell table:formula="of:=[.B692]/[.$B$2]" office:value-type="float" office:value="0.736991953785847" calcext:value-type="float">
            <text:p>0.736991953785847</text:p>
          </table:table-cell>
          <table:table-cell table:formula="of:=-LN([.C692])" office:value-type="float" office:value="0.305178304374993" calcext:value-type="float">
            <text:p>0.305178304374993</text:p>
          </table:table-cell>
        </table:table-row>
        <table:table-row table:style-name="ro1">
          <table:table-cell office:value-type="float" office:value="691.145" calcext:value-type="float">
            <text:p>691.145</text:p>
          </table:table-cell>
          <table:table-cell office:value-type="float" office:value="10.7126" calcext:value-type="float">
            <text:p>10.7126</text:p>
          </table:table-cell>
          <table:table-cell table:formula="of:=[.B693]/[.$B$2]" office:value-type="float" office:value="0.736716869541297" calcext:value-type="float">
            <text:p>0.736716869541297</text:p>
          </table:table-cell>
          <table:table-cell table:formula="of:=-LN([.C693])" office:value-type="float" office:value="0.305551626761872" calcext:value-type="float">
            <text:p>0.305551626761872</text:p>
          </table:table-cell>
        </table:table-row>
        <table:table-row table:style-name="ro1">
          <table:table-cell office:value-type="float" office:value="692.145" calcext:value-type="float">
            <text:p>692.145</text:p>
          </table:table-cell>
          <table:table-cell office:value-type="float" office:value="10.709" calcext:value-type="float">
            <text:p>10.709</text:p>
          </table:table-cell>
          <table:table-cell table:formula="of:=[.B694]/[.$B$2]" office:value-type="float" office:value="0.736469293721202" calcext:value-type="float">
            <text:p>0.736469293721202</text:p>
          </table:table-cell>
          <table:table-cell table:formula="of:=-LN([.C694])" office:value-type="float" office:value="0.305887736112611" calcext:value-type="float">
            <text:p>0.305887736112611</text:p>
          </table:table-cell>
        </table:table-row>
        <table:table-row table:style-name="ro1">
          <table:table-cell office:value-type="float" office:value="693.145" calcext:value-type="float">
            <text:p>693.145</text:p>
          </table:table-cell>
          <table:table-cell office:value-type="float" office:value="10.7053" calcext:value-type="float">
            <text:p>10.7053</text:p>
          </table:table-cell>
          <table:table-cell table:formula="of:=[.B695]/[.$B$2]" office:value-type="float" office:value="0.736214840794993" calcext:value-type="float">
            <text:p>0.736214840794993</text:p>
          </table:table-cell>
          <table:table-cell table:formula="of:=-LN([.C695])" office:value-type="float" office:value="0.30623329959466" calcext:value-type="float">
            <text:p>0.30623329959466</text:p>
          </table:table-cell>
        </table:table-row>
        <table:table-row table:style-name="ro1">
          <table:table-cell office:value-type="float" office:value="694.145" calcext:value-type="float">
            <text:p>694.145</text:p>
          </table:table-cell>
          <table:table-cell office:value-type="float" office:value="10.6997" calcext:value-type="float">
            <text:p>10.6997</text:p>
          </table:table-cell>
          <table:table-cell table:formula="of:=[.B696]/[.$B$2]" office:value-type="float" office:value="0.735829722852624" calcext:value-type="float">
            <text:p>0.735829722852624</text:p>
          </table:table-cell>
          <table:table-cell table:formula="of:=-LN([.C696])" office:value-type="float" office:value="0.306756541839721" calcext:value-type="float">
            <text:p>0.306756541839721</text:p>
          </table:table-cell>
        </table:table-row>
        <table:table-row table:style-name="ro1">
          <table:table-cell office:value-type="float" office:value="695.145" calcext:value-type="float">
            <text:p>695.145</text:p>
          </table:table-cell>
          <table:table-cell office:value-type="float" office:value="10.6966" calcext:value-type="float">
            <text:p>10.6966</text:p>
          </table:table-cell>
          <table:table-cell table:formula="of:=[.B697]/[.$B$2]" office:value-type="float" office:value="0.735616532563097" calcext:value-type="float">
            <text:p>0.735616532563097</text:p>
          </table:table-cell>
          <table:table-cell table:formula="of:=-LN([.C697])" office:value-type="float" office:value="0.30704631156829" calcext:value-type="float">
            <text:p>0.30704631156829</text:p>
          </table:table-cell>
        </table:table-row>
        <table:table-row table:style-name="ro1">
          <table:table-cell office:value-type="float" office:value="696.145" calcext:value-type="float">
            <text:p>696.145</text:p>
          </table:table-cell>
          <table:table-cell office:value-type="float" office:value="10.6925" calcext:value-type="float">
            <text:p>10.6925</text:p>
          </table:table-cell>
          <table:table-cell table:formula="of:=[.B698]/[.$B$2]" office:value-type="float" office:value="0.735334571212434" calcext:value-type="float">
            <text:p>0.735334571212434</text:p>
          </table:table-cell>
          <table:table-cell table:formula="of:=-LN([.C698])" office:value-type="float" office:value="0.307429684412422" calcext:value-type="float">
            <text:p>0.307429684412422</text:p>
          </table:table-cell>
        </table:table-row>
        <table:table-row table:style-name="ro1">
          <table:table-cell office:value-type="float" office:value="697.145" calcext:value-type="float">
            <text:p>697.145</text:p>
          </table:table-cell>
          <table:table-cell office:value-type="float" office:value="10.6891" calcext:value-type="float">
            <text:p>10.6891</text:p>
          </table:table-cell>
          <table:table-cell table:formula="of:=[.B699]/[.$B$2]" office:value-type="float" office:value="0.735100749604566" calcext:value-type="float">
            <text:p>0.735100749604566</text:p>
          </table:table-cell>
          <table:table-cell table:formula="of:=-LN([.C699])" office:value-type="float" office:value="0.307747714871196" calcext:value-type="float">
            <text:p>0.307747714871196</text:p>
          </table:table-cell>
        </table:table-row>
        <table:table-row table:style-name="ro1">
          <table:table-cell office:value-type="float" office:value="698.146" calcext:value-type="float">
            <text:p>698.146</text:p>
          </table:table-cell>
          <table:table-cell office:value-type="float" office:value="10.6839" calcext:value-type="float">
            <text:p>10.6839</text:p>
          </table:table-cell>
          <table:table-cell table:formula="of:=[.B700]/[.$B$2]" office:value-type="float" office:value="0.734743140086652" calcext:value-type="float">
            <text:p>0.734743140086652</text:p>
          </table:table-cell>
          <table:table-cell table:formula="of:=-LN([.C700])" office:value-type="float" office:value="0.308234310117778" calcext:value-type="float">
            <text:p>0.308234310117778</text:p>
          </table:table-cell>
        </table:table-row>
        <table:table-row table:style-name="ro1">
          <table:table-cell office:value-type="float" office:value="699.145" calcext:value-type="float">
            <text:p>699.145</text:p>
          </table:table-cell>
          <table:table-cell office:value-type="float" office:value="10.6805" calcext:value-type="float">
            <text:p>10.6805</text:p>
          </table:table-cell>
          <table:table-cell table:formula="of:=[.B701]/[.$B$2]" office:value-type="float" office:value="0.734509318478784" calcext:value-type="float">
            <text:p>0.734509318478784</text:p>
          </table:table-cell>
          <table:table-cell table:formula="of:=-LN([.C701])" office:value-type="float" office:value="0.308552596615756" calcext:value-type="float">
            <text:p>0.308552596615756</text:p>
          </table:table-cell>
        </table:table-row>
        <table:table-row table:style-name="ro1">
          <table:table-cell office:value-type="float" office:value="700.145" calcext:value-type="float">
            <text:p>700.145</text:p>
          </table:table-cell>
          <table:table-cell office:value-type="float" office:value="10.6769" calcext:value-type="float">
            <text:p>10.6769</text:p>
          </table:table-cell>
          <table:table-cell table:formula="of:=[.B702]/[.$B$2]" office:value-type="float" office:value="0.734261742658689" calcext:value-type="float">
            <text:p>0.734261742658689</text:p>
          </table:table-cell>
          <table:table-cell table:formula="of:=-LN([.C702])" office:value-type="float" office:value="0.308889716305802" calcext:value-type="float">
            <text:p>0.308889716305802</text:p>
          </table:table-cell>
        </table:table-row>
        <table:table-row table:style-name="ro1">
          <table:table-cell office:value-type="float" office:value="701.146" calcext:value-type="float">
            <text:p>701.146</text:p>
          </table:table-cell>
          <table:table-cell office:value-type="float" office:value="10.6726" calcext:value-type="float">
            <text:p>10.6726</text:p>
          </table:table-cell>
          <table:table-cell table:formula="of:=[.B703]/[.$B$2]" office:value-type="float" office:value="0.733966027095798" calcext:value-type="float">
            <text:p>0.733966027095798</text:p>
          </table:table-cell>
          <table:table-cell table:formula="of:=-LN([.C703])" office:value-type="float" office:value="0.309292536049417" calcext:value-type="float">
            <text:p>0.309292536049417</text:p>
          </table:table-cell>
        </table:table-row>
        <table:table-row table:style-name="ro1">
          <table:table-cell office:value-type="float" office:value="702.145" calcext:value-type="float">
            <text:p>702.145</text:p>
          </table:table-cell>
          <table:table-cell office:value-type="float" office:value="10.6684" calcext:value-type="float">
            <text:p>10.6684</text:p>
          </table:table-cell>
          <table:table-cell table:formula="of:=[.B704]/[.$B$2]" office:value-type="float" office:value="0.733677188639021" calcext:value-type="float">
            <text:p>0.733677188639021</text:p>
          </table:table-cell>
          <table:table-cell table:formula="of:=-LN([.C704])" office:value-type="float" office:value="0.309686144601427" calcext:value-type="float">
            <text:p>0.309686144601427</text:p>
          </table:table-cell>
        </table:table-row>
        <table:table-row table:style-name="ro1">
          <table:table-cell office:value-type="float" office:value="703.145" calcext:value-type="float">
            <text:p>703.145</text:p>
          </table:table-cell>
          <table:table-cell office:value-type="float" office:value="10.6639" calcext:value-type="float">
            <text:p>10.6639</text:p>
          </table:table-cell>
          <table:table-cell table:formula="of:=[.B705]/[.$B$2]" office:value-type="float" office:value="0.733367718863902" calcext:value-type="float">
            <text:p>0.733367718863902</text:p>
          </table:table-cell>
          <table:table-cell table:formula="of:=-LN([.C705])" office:value-type="float" office:value="0.310108040043245" calcext:value-type="float">
            <text:p>0.310108040043245</text:p>
          </table:table-cell>
        </table:table-row>
        <table:table-row table:style-name="ro1">
          <table:table-cell office:value-type="float" office:value="704.145" calcext:value-type="float">
            <text:p>704.145</text:p>
          </table:table-cell>
          <table:table-cell office:value-type="float" office:value="10.6596" calcext:value-type="float">
            <text:p>10.6596</text:p>
          </table:table-cell>
          <table:table-cell table:formula="of:=[.B706]/[.$B$2]" office:value-type="float" office:value="0.733072003301011" calcext:value-type="float">
            <text:p>0.733072003301011</text:p>
          </table:table-cell>
          <table:table-cell table:formula="of:=-LN([.C706])" office:value-type="float" office:value="0.31051135094983" calcext:value-type="float">
            <text:p>0.31051135094983</text:p>
          </table:table-cell>
        </table:table-row>
        <table:table-row table:style-name="ro1">
          <table:table-cell office:value-type="float" office:value="705.146" calcext:value-type="float">
            <text:p>705.146</text:p>
          </table:table-cell>
          <table:table-cell office:value-type="float" office:value="10.6562" calcext:value-type="float">
            <text:p>10.6562</text:p>
          </table:table-cell>
          <table:table-cell table:formula="of:=[.B707]/[.$B$2]" office:value-type="float" office:value="0.732838181693144" calcext:value-type="float">
            <text:p>0.732838181693144</text:p>
          </table:table-cell>
          <table:table-cell table:formula="of:=-LN([.C707])" office:value-type="float" office:value="0.310830363140678" calcext:value-type="float">
            <text:p>0.310830363140678</text:p>
          </table:table-cell>
        </table:table-row>
        <table:table-row table:style-name="ro1">
          <table:table-cell office:value-type="float" office:value="706.145" calcext:value-type="float">
            <text:p>706.145</text:p>
          </table:table-cell>
          <table:table-cell office:value-type="float" office:value="10.6511" calcext:value-type="float">
            <text:p>10.6511</text:p>
          </table:table-cell>
          <table:table-cell table:formula="of:=[.B708]/[.$B$2]" office:value-type="float" office:value="0.732487449281342" calcext:value-type="float">
            <text:p>0.732487449281342</text:p>
          </table:table-cell>
          <table:table-cell table:formula="of:=-LN([.C708])" office:value-type="float" office:value="0.311309072324609" calcext:value-type="float">
            <text:p>0.311309072324609</text:p>
          </table:table-cell>
        </table:table-row>
        <table:table-row table:style-name="ro1">
          <table:table-cell office:value-type="float" office:value="707.145" calcext:value-type="float">
            <text:p>707.145</text:p>
          </table:table-cell>
          <table:table-cell office:value-type="float" office:value="10.6481" calcext:value-type="float">
            <text:p>10.6481</text:p>
          </table:table-cell>
          <table:table-cell table:formula="of:=[.B709]/[.$B$2]" office:value-type="float" office:value="0.73228113609793" calcext:value-type="float">
            <text:p>0.73228113609793</text:p>
          </table:table-cell>
          <table:table-cell table:formula="of:=-LN([.C709])" office:value-type="float" office:value="0.311590773047626" calcext:value-type="float">
            <text:p>0.311590773047626</text:p>
          </table:table-cell>
        </table:table-row>
        <table:table-row table:style-name="ro1">
          <table:table-cell office:value-type="float" office:value="708.146" calcext:value-type="float">
            <text:p>708.146</text:p>
          </table:table-cell>
          <table:table-cell office:value-type="float" office:value="10.6438" calcext:value-type="float">
            <text:p>10.6438</text:p>
          </table:table-cell>
          <table:table-cell table:formula="of:=[.B710]/[.$B$2]" office:value-type="float" office:value="0.731985420535039" calcext:value-type="float">
            <text:p>0.731985420535039</text:p>
          </table:table-cell>
          <table:table-cell table:formula="of:=-LN([.C710])" office:value-type="float" office:value="0.311994682521037" calcext:value-type="float">
            <text:p>0.311994682521037</text:p>
          </table:table-cell>
        </table:table-row>
        <table:table-row table:style-name="ro1">
          <table:table-cell office:value-type="float" office:value="709.146" calcext:value-type="float">
            <text:p>709.146</text:p>
          </table:table-cell>
          <table:table-cell office:value-type="float" office:value="10.639" calcext:value-type="float">
            <text:p>10.639</text:p>
          </table:table-cell>
          <table:table-cell table:formula="of:=[.B711]/[.$B$2]" office:value-type="float" office:value="0.731655319441579" calcext:value-type="float">
            <text:p>0.731655319441579</text:p>
          </table:table-cell>
          <table:table-cell table:formula="of:=-LN([.C711])" office:value-type="float" office:value="0.31244575099712" calcext:value-type="float">
            <text:p>0.31244575099712</text:p>
          </table:table-cell>
        </table:table-row>
        <table:table-row table:style-name="ro1">
          <table:table-cell office:value-type="float" office:value="710.145" calcext:value-type="float">
            <text:p>710.145</text:p>
          </table:table-cell>
          <table:table-cell office:value-type="float" office:value="10.6358" calcext:value-type="float">
            <text:p>10.6358</text:p>
          </table:table-cell>
          <table:table-cell table:formula="of:=[.B712]/[.$B$2]" office:value-type="float" office:value="0.731435252045939" calcext:value-type="float">
            <text:p>0.731435252045939</text:p>
          </table:table-cell>
          <table:table-cell table:formula="of:=-LN([.C712])" office:value-type="float" office:value="0.312746576389051" calcext:value-type="float">
            <text:p>0.312746576389051</text:p>
          </table:table-cell>
        </table:table-row>
        <table:table-row table:style-name="ro1">
          <table:table-cell office:value-type="float" office:value="711.145" calcext:value-type="float">
            <text:p>711.145</text:p>
          </table:table-cell>
          <table:table-cell office:value-type="float" office:value="10.6321" calcext:value-type="float">
            <text:p>10.6321</text:p>
          </table:table-cell>
          <table:table-cell table:formula="of:=[.B713]/[.$B$2]" office:value-type="float" office:value="0.73118079911973" calcext:value-type="float">
            <text:p>0.73118079911973</text:p>
          </table:table-cell>
          <table:table-cell table:formula="of:=-LN([.C713])" office:value-type="float" office:value="0.31309451859654" calcext:value-type="float">
            <text:p>0.31309451859654</text:p>
          </table:table-cell>
        </table:table-row>
        <table:table-row table:style-name="ro1">
          <table:table-cell office:value-type="float" office:value="712.145" calcext:value-type="float">
            <text:p>712.145</text:p>
          </table:table-cell>
          <table:table-cell office:value-type="float" office:value="10.6281" calcext:value-type="float">
            <text:p>10.6281</text:p>
          </table:table-cell>
          <table:table-cell table:formula="of:=[.B714]/[.$B$2]" office:value-type="float" office:value="0.730905714875181" calcext:value-type="float">
            <text:p>0.730905714875181</text:p>
          </table:table-cell>
          <table:table-cell table:formula="of:=-LN([.C714])" office:value-type="float" office:value="0.31347080857003" calcext:value-type="float">
            <text:p>0.31347080857003</text:p>
          </table:table-cell>
        </table:table-row>
        <table:table-row table:style-name="ro1">
          <table:table-cell office:value-type="float" office:value="713.145" calcext:value-type="float">
            <text:p>713.145</text:p>
          </table:table-cell>
          <table:table-cell office:value-type="float" office:value="10.624" calcext:value-type="float">
            <text:p>10.624</text:p>
          </table:table-cell>
          <table:table-cell table:formula="of:=[.B715]/[.$B$2]" office:value-type="float" office:value="0.730623753524517" calcext:value-type="float">
            <text:p>0.730623753524517</text:p>
          </table:table-cell>
          <table:table-cell table:formula="of:=-LN([.C715])" office:value-type="float" office:value="0.313856652797271" calcext:value-type="float">
            <text:p>0.313856652797271</text:p>
          </table:table-cell>
        </table:table-row>
        <table:table-row table:style-name="ro1">
          <table:table-cell office:value-type="float" office:value="714.145" calcext:value-type="float">
            <text:p>714.145</text:p>
          </table:table-cell>
          <table:table-cell office:value-type="float" office:value="10.6205" calcext:value-type="float">
            <text:p>10.6205</text:p>
          </table:table-cell>
          <table:table-cell table:formula="of:=[.B716]/[.$B$2]" office:value-type="float" office:value="0.730383054810536" calcext:value-type="float">
            <text:p>0.730383054810536</text:p>
          </table:table-cell>
          <table:table-cell table:formula="of:=-LN([.C716])" office:value-type="float" office:value="0.314186149846546" calcext:value-type="float">
            <text:p>0.314186149846546</text:p>
          </table:table-cell>
        </table:table-row>
        <table:table-row table:style-name="ro1">
          <table:table-cell office:value-type="float" office:value="715.145" calcext:value-type="float">
            <text:p>715.145</text:p>
          </table:table-cell>
          <table:table-cell office:value-type="float" office:value="10.6167" calcext:value-type="float">
            <text:p>10.6167</text:p>
          </table:table-cell>
          <table:table-cell table:formula="of:=[.B717]/[.$B$2]" office:value-type="float" office:value="0.730121724778213" calcext:value-type="float">
            <text:p>0.730121724778213</text:p>
          </table:table-cell>
          <table:table-cell table:formula="of:=-LN([.C717])" office:value-type="float" office:value="0.31454401246879" calcext:value-type="float">
            <text:p>0.31454401246879</text:p>
          </table:table-cell>
        </table:table-row>
        <table:table-row table:style-name="ro1">
          <table:table-cell office:value-type="float" office:value="716.145" calcext:value-type="float">
            <text:p>716.145</text:p>
          </table:table-cell>
          <table:table-cell office:value-type="float" office:value="10.6123" calcext:value-type="float">
            <text:p>10.6123</text:p>
          </table:table-cell>
          <table:table-cell table:formula="of:=[.B718]/[.$B$2]" office:value-type="float" office:value="0.729819132109208" calcext:value-type="float">
            <text:p>0.729819132109208</text:p>
          </table:table-cell>
          <table:table-cell table:formula="of:=-LN([.C718])" office:value-type="float" office:value="0.31495853977229" calcext:value-type="float">
            <text:p>0.31495853977229</text:p>
          </table:table-cell>
        </table:table-row>
        <table:table-row table:style-name="ro1">
          <table:table-cell office:value-type="float" office:value="717.145" calcext:value-type="float">
            <text:p>717.145</text:p>
          </table:table-cell>
          <table:table-cell office:value-type="float" office:value="10.608" calcext:value-type="float">
            <text:p>10.608</text:p>
          </table:table-cell>
          <table:table-cell table:formula="of:=[.B719]/[.$B$2]" office:value-type="float" office:value="0.729523416546317" calcext:value-type="float">
            <text:p>0.729523416546317</text:p>
          </table:table-cell>
          <table:table-cell table:formula="of:=-LN([.C719])" office:value-type="float" office:value="0.315363812087842" calcext:value-type="float">
            <text:p>0.315363812087842</text:p>
          </table:table-cell>
        </table:table-row>
        <table:table-row table:style-name="ro1">
          <table:table-cell office:value-type="float" office:value="718.145" calcext:value-type="float">
            <text:p>718.145</text:p>
          </table:table-cell>
          <table:table-cell office:value-type="float" office:value="10.6029" calcext:value-type="float">
            <text:p>10.6029</text:p>
          </table:table-cell>
          <table:table-cell table:formula="of:=[.B720]/[.$B$2]" office:value-type="float" office:value="0.729172684134516" calcext:value-type="float">
            <text:p>0.729172684134516</text:p>
          </table:table-cell>
          <table:table-cell table:formula="of:=-LN([.C720])" office:value-type="float" office:value="0.315844696925193" calcext:value-type="float">
            <text:p>0.315844696925193</text:p>
          </table:table-cell>
        </table:table-row>
        <table:table-row table:style-name="ro1">
          <table:table-cell office:value-type="float" office:value="719.144" calcext:value-type="float">
            <text:p>719.144</text:p>
          </table:table-cell>
          <table:table-cell office:value-type="float" office:value="10.5977" calcext:value-type="float">
            <text:p>10.5977</text:p>
          </table:table-cell>
          <table:table-cell table:formula="of:=[.B721]/[.$B$2]" office:value-type="float" office:value="0.728815074616601" calcext:value-type="float">
            <text:p>0.728815074616601</text:p>
          </table:table-cell>
          <table:table-cell table:formula="of:=-LN([.C721])" office:value-type="float" office:value="0.316335249089214" calcext:value-type="float">
            <text:p>0.316335249089214</text:p>
          </table:table-cell>
        </table:table-row>
        <table:table-row table:style-name="ro1">
          <table:table-cell office:value-type="float" office:value="720.144" calcext:value-type="float">
            <text:p>720.144</text:p>
          </table:table-cell>
          <table:table-cell office:value-type="float" office:value="10.594" calcext:value-type="float">
            <text:p>10.594</text:p>
          </table:table-cell>
          <table:table-cell table:formula="of:=[.B722]/[.$B$2]" office:value-type="float" office:value="0.728560621690393" calcext:value-type="float">
            <text:p>0.728560621690393</text:p>
          </table:table-cell>
          <table:table-cell table:formula="of:=-LN([.C722])" office:value-type="float" office:value="0.316684442409014" calcext:value-type="float">
            <text:p>0.316684442409014</text:p>
          </table:table-cell>
        </table:table-row>
        <table:table-row table:style-name="ro1">
          <table:table-cell office:value-type="float" office:value="721.144" calcext:value-type="float">
            <text:p>721.144</text:p>
          </table:table-cell>
          <table:table-cell office:value-type="float" office:value="10.5889" calcext:value-type="float">
            <text:p>10.5889</text:p>
          </table:table-cell>
          <table:table-cell table:formula="of:=[.B723]/[.$B$2]" office:value-type="float" office:value="0.728209889278592" calcext:value-type="float">
            <text:p>0.728209889278592</text:p>
          </table:table-cell>
          <table:table-cell table:formula="of:=-LN([.C723])" office:value-type="float" office:value="0.317165962890019" calcext:value-type="float">
            <text:p>0.317165962890019</text:p>
          </table:table-cell>
        </table:table-row>
        <table:table-row table:style-name="ro1">
          <table:table-cell office:value-type="float" office:value="722.144" calcext:value-type="float">
            <text:p>722.144</text:p>
          </table:table-cell>
          <table:table-cell office:value-type="float" office:value="10.5845" calcext:value-type="float">
            <text:p>10.5845</text:p>
          </table:table-cell>
          <table:table-cell table:formula="of:=[.B724]/[.$B$2]" office:value-type="float" office:value="0.727907296609587" calcext:value-type="float">
            <text:p>0.727907296609587</text:p>
          </table:table-cell>
          <table:table-cell table:formula="of:=-LN([.C724])" office:value-type="float" office:value="0.317581578715851" calcext:value-type="float">
            <text:p>0.317581578715851</text:p>
          </table:table-cell>
        </table:table-row>
        <table:table-row table:style-name="ro1">
          <table:table-cell office:value-type="float" office:value="723.144" calcext:value-type="float">
            <text:p>723.144</text:p>
          </table:table-cell>
          <table:table-cell office:value-type="float" office:value="10.5782" calcext:value-type="float">
            <text:p>10.5782</text:p>
          </table:table-cell>
          <table:table-cell table:formula="of:=[.B725]/[.$B$2]" office:value-type="float" office:value="0.727474038924421" calcext:value-type="float">
            <text:p>0.727474038924421</text:p>
          </table:table-cell>
          <table:table-cell table:formula="of:=-LN([.C725])" office:value-type="float" office:value="0.318176965900483" calcext:value-type="float">
            <text:p>0.318176965900483</text:p>
          </table:table-cell>
        </table:table-row>
        <table:table-row table:style-name="ro1">
          <table:table-cell office:value-type="float" office:value="724.145" calcext:value-type="float">
            <text:p>724.145</text:p>
          </table:table-cell>
          <table:table-cell office:value-type="float" office:value="10.5762" calcext:value-type="float">
            <text:p>10.5762</text:p>
          </table:table-cell>
          <table:table-cell table:formula="of:=[.B726]/[.$B$2]" office:value-type="float" office:value="0.727336496802146" calcext:value-type="float">
            <text:p>0.727336496802146</text:p>
          </table:table-cell>
          <table:table-cell table:formula="of:=-LN([.C726])" office:value-type="float" office:value="0.318366051859523" calcext:value-type="float">
            <text:p>0.318366051859523</text:p>
          </table:table-cell>
        </table:table-row>
        <table:table-row table:style-name="ro1">
          <table:table-cell office:value-type="float" office:value="725.145" calcext:value-type="float">
            <text:p>725.145</text:p>
          </table:table-cell>
          <table:table-cell office:value-type="float" office:value="10.5714" calcext:value-type="float">
            <text:p>10.5714</text:p>
          </table:table-cell>
          <table:table-cell table:formula="of:=[.B727]/[.$B$2]" office:value-type="float" office:value="0.727006395708686" calcext:value-type="float">
            <text:p>0.727006395708686</text:p>
          </table:table-cell>
          <table:table-cell table:formula="of:=-LN([.C727])" office:value-type="float" office:value="0.318820004088847" calcext:value-type="float">
            <text:p>0.318820004088847</text:p>
          </table:table-cell>
        </table:table-row>
        <table:table-row table:style-name="ro1">
          <table:table-cell office:value-type="float" office:value="726.145" calcext:value-type="float">
            <text:p>726.145</text:p>
          </table:table-cell>
          <table:table-cell office:value-type="float" office:value="10.5665" calcext:value-type="float">
            <text:p>10.5665</text:p>
          </table:table-cell>
          <table:table-cell table:formula="of:=[.B728]/[.$B$2]" office:value-type="float" office:value="0.726669417509112" calcext:value-type="float">
            <text:p>0.726669417509112</text:p>
          </table:table-cell>
          <table:table-cell table:formula="of:=-LN([.C728])" office:value-type="float" office:value="0.319283626311279" calcext:value-type="float">
            <text:p>0.319283626311279</text:p>
          </table:table-cell>
        </table:table-row>
        <table:table-row table:style-name="ro1">
          <table:table-cell office:value-type="float" office:value="727.145" calcext:value-type="float">
            <text:p>727.145</text:p>
          </table:table-cell>
          <table:table-cell office:value-type="float" office:value="10.5632" calcext:value-type="float">
            <text:p>10.5632</text:p>
          </table:table-cell>
          <table:table-cell table:formula="of:=[.B729]/[.$B$2]" office:value-type="float" office:value="0.726442473007359" calcext:value-type="float">
            <text:p>0.726442473007359</text:p>
          </table:table-cell>
          <table:table-cell table:formula="of:=-LN([.C729])" office:value-type="float" office:value="0.319595982854612" calcext:value-type="float">
            <text:p>0.319595982854612</text:p>
          </table:table-cell>
        </table:table-row>
        <table:table-row table:style-name="ro1">
          <table:table-cell office:value-type="float" office:value="728.144" calcext:value-type="float">
            <text:p>728.144</text:p>
          </table:table-cell>
          <table:table-cell office:value-type="float" office:value="10.5568" calcext:value-type="float">
            <text:p>10.5568</text:p>
          </table:table-cell>
          <table:table-cell table:formula="of:=[.B730]/[.$B$2]" office:value-type="float" office:value="0.726002338216079" calcext:value-type="float">
            <text:p>0.726002338216079</text:p>
          </table:table-cell>
          <table:table-cell table:formula="of:=-LN([.C730])" office:value-type="float" office:value="0.320202043479223" calcext:value-type="float">
            <text:p>0.320202043479223</text:p>
          </table:table-cell>
        </table:table-row>
        <table:table-row table:style-name="ro1">
          <table:table-cell office:value-type="float" office:value="729.144" calcext:value-type="float">
            <text:p>729.144</text:p>
          </table:table-cell>
          <table:table-cell office:value-type="float" office:value="10.5532" calcext:value-type="float">
            <text:p>10.5532</text:p>
          </table:table-cell>
          <table:table-cell table:formula="of:=[.B731]/[.$B$2]" office:value-type="float" office:value="0.725754762395984" calcext:value-type="float">
            <text:p>0.725754762395984</text:p>
          </table:table-cell>
          <table:table-cell table:formula="of:=-LN([.C731])" office:value-type="float" office:value="0.320543114065192" calcext:value-type="float">
            <text:p>0.320543114065192</text:p>
          </table:table-cell>
        </table:table-row>
        <table:table-row table:style-name="ro1">
          <table:table-cell office:value-type="float" office:value="730.145" calcext:value-type="float">
            <text:p>730.145</text:p>
          </table:table-cell>
          <table:table-cell office:value-type="float" office:value="10.548" calcext:value-type="float">
            <text:p>10.548</text:p>
          </table:table-cell>
          <table:table-cell table:formula="of:=[.B732]/[.$B$2]" office:value-type="float" office:value="0.725397152878069" calcext:value-type="float">
            <text:p>0.725397152878069</text:p>
          </table:table-cell>
          <table:table-cell table:formula="of:=-LN([.C732])" office:value-type="float" office:value="0.321035977040308" calcext:value-type="float">
            <text:p>0.321035977040308</text:p>
          </table:table-cell>
        </table:table-row>
        <table:table-row table:style-name="ro1">
          <table:table-cell office:value-type="float" office:value="731.145" calcext:value-type="float">
            <text:p>731.145</text:p>
          </table:table-cell>
          <table:table-cell office:value-type="float" office:value="10.5428" calcext:value-type="float">
            <text:p>10.5428</text:p>
          </table:table-cell>
          <table:table-cell table:formula="of:=[.B733]/[.$B$2]" office:value-type="float" office:value="0.725039543360154" calcext:value-type="float">
            <text:p>0.725039543360154</text:p>
          </table:table-cell>
          <table:table-cell table:formula="of:=-LN([.C733])" office:value-type="float" office:value="0.321529083049124" calcext:value-type="float">
            <text:p>0.321529083049124</text:p>
          </table:table-cell>
        </table:table-row>
        <table:table-row table:style-name="ro1">
          <table:table-cell office:value-type="float" office:value="732.144" calcext:value-type="float">
            <text:p>732.144</text:p>
          </table:table-cell>
          <table:table-cell office:value-type="float" office:value="10.5396" calcext:value-type="float">
            <text:p>10.5396</text:p>
          </table:table-cell>
          <table:table-cell table:formula="of:=[.B734]/[.$B$2]" office:value-type="float" office:value="0.724819475964514" calcext:value-type="float">
            <text:p>0.724819475964514</text:p>
          </table:table-cell>
          <table:table-cell table:formula="of:=-LN([.C734])" office:value-type="float" office:value="0.321832653802414" calcext:value-type="float">
            <text:p>0.321832653802414</text:p>
          </table:table-cell>
        </table:table-row>
        <table:table-row table:style-name="ro1">
          <table:table-cell office:value-type="float" office:value="733.144" calcext:value-type="float">
            <text:p>733.144</text:p>
          </table:table-cell>
          <table:table-cell office:value-type="float" office:value="10.5347" calcext:value-type="float">
            <text:p>10.5347</text:p>
          </table:table-cell>
          <table:table-cell table:formula="of:=[.B735]/[.$B$2]" office:value-type="float" office:value="0.724482497764941" calcext:value-type="float">
            <text:p>0.724482497764941</text:p>
          </table:table-cell>
          <table:table-cell table:formula="of:=-LN([.C735])" office:value-type="float" office:value="0.322297675187541" calcext:value-type="float">
            <text:p>0.322297675187541</text:p>
          </table:table-cell>
        </table:table-row>
        <table:table-row table:style-name="ro1">
          <table:table-cell office:value-type="float" office:value="734.144" calcext:value-type="float">
            <text:p>734.144</text:p>
          </table:table-cell>
          <table:table-cell office:value-type="float" office:value="10.5308" calcext:value-type="float">
            <text:p>10.5308</text:p>
          </table:table-cell>
          <table:table-cell table:formula="of:=[.B736]/[.$B$2]" office:value-type="float" office:value="0.724214290626504" calcext:value-type="float">
            <text:p>0.724214290626504</text:p>
          </table:table-cell>
          <table:table-cell table:formula="of:=-LN([.C736])" office:value-type="float" office:value="0.322667948861991" calcext:value-type="float">
            <text:p>0.322667948861991</text:p>
          </table:table-cell>
        </table:table-row>
        <table:table-row table:style-name="ro1">
          <table:table-cell office:value-type="float" office:value="735.144" calcext:value-type="float">
            <text:p>735.144</text:p>
          </table:table-cell>
          <table:table-cell office:value-type="float" office:value="10.5267" calcext:value-type="float">
            <text:p>10.5267</text:p>
          </table:table-cell>
          <table:table-cell table:formula="of:=[.B737]/[.$B$2]" office:value-type="float" office:value="0.723932329275841" calcext:value-type="float">
            <text:p>0.723932329275841</text:p>
          </table:table-cell>
          <table:table-cell table:formula="of:=-LN([.C737])" office:value-type="float" office:value="0.323057358815861" calcext:value-type="float">
            <text:p>0.323057358815861</text:p>
          </table:table-cell>
        </table:table-row>
        <table:table-row table:style-name="ro1">
          <table:table-cell office:value-type="float" office:value="736.144" calcext:value-type="float">
            <text:p>736.144</text:p>
          </table:table-cell>
          <table:table-cell office:value-type="float" office:value="10.5228" calcext:value-type="float">
            <text:p>10.5228</text:p>
          </table:table-cell>
          <table:table-cell table:formula="of:=[.B738]/[.$B$2]" office:value-type="float" office:value="0.723664122137405" calcext:value-type="float">
            <text:p>0.723664122137405</text:p>
          </table:table-cell>
          <table:table-cell table:formula="of:=-LN([.C738])" office:value-type="float" office:value="0.323427913940175" calcext:value-type="float">
            <text:p>0.323427913940175</text:p>
          </table:table-cell>
        </table:table-row>
        <table:table-row table:style-name="ro1">
          <table:table-cell office:value-type="float" office:value="737.144" calcext:value-type="float">
            <text:p>737.144</text:p>
          </table:table-cell>
          <table:table-cell office:value-type="float" office:value="10.5182" calcext:value-type="float">
            <text:p>10.5182</text:p>
          </table:table-cell>
          <table:table-cell table:formula="of:=[.B739]/[.$B$2]" office:value-type="float" office:value="0.723347775256172" calcext:value-type="float">
            <text:p>0.723347775256172</text:p>
          </table:table-cell>
          <table:table-cell table:formula="of:=-LN([.C739])" office:value-type="float" office:value="0.323865155523112" calcext:value-type="float">
            <text:p>0.323865155523112</text:p>
          </table:table-cell>
        </table:table-row>
        <table:table-row table:style-name="ro1">
          <table:table-cell office:value-type="float" office:value="738.144" calcext:value-type="float">
            <text:p>738.144</text:p>
          </table:table-cell>
          <table:table-cell office:value-type="float" office:value="10.5145" calcext:value-type="float">
            <text:p>10.5145</text:p>
          </table:table-cell>
          <table:table-cell table:formula="of:=[.B740]/[.$B$2]" office:value-type="float" office:value="0.723093322329964" calcext:value-type="float">
            <text:p>0.723093322329964</text:p>
          </table:table-cell>
          <table:table-cell table:formula="of:=-LN([.C740])" office:value-type="float" office:value="0.324216988624727" calcext:value-type="float">
            <text:p>0.324216988624727</text:p>
          </table:table-cell>
        </table:table-row>
        <table:table-row table:style-name="ro1">
          <table:table-cell office:value-type="float" office:value="739.144" calcext:value-type="float">
            <text:p>739.144</text:p>
          </table:table-cell>
          <table:table-cell office:value-type="float" office:value="10.5099" calcext:value-type="float">
            <text:p>10.5099</text:p>
          </table:table-cell>
          <table:table-cell table:formula="of:=[.B741]/[.$B$2]" office:value-type="float" office:value="0.722776975448731" calcext:value-type="float">
            <text:p>0.722776975448731</text:p>
          </table:table-cell>
          <table:table-cell table:formula="of:=-LN([.C741])" office:value-type="float" office:value="0.324654575435614" calcext:value-type="float">
            <text:p>0.324654575435614</text:p>
          </table:table-cell>
        </table:table-row>
        <table:table-row table:style-name="ro1">
          <table:table-cell office:value-type="float" office:value="740.145" calcext:value-type="float">
            <text:p>740.145</text:p>
          </table:table-cell>
          <table:table-cell office:value-type="float" office:value="10.5059" calcext:value-type="float">
            <text:p>10.5059</text:p>
          </table:table-cell>
          <table:table-cell table:formula="of:=[.B742]/[.$B$2]" office:value-type="float" office:value="0.722501891204181" calcext:value-type="float">
            <text:p>0.722501891204181</text:p>
          </table:table-cell>
          <table:table-cell table:formula="of:=-LN([.C742])" office:value-type="float" office:value="0.325035241415334" calcext:value-type="float">
            <text:p>0.325035241415334</text:p>
          </table:table-cell>
        </table:table-row>
        <table:table-row table:style-name="ro1">
          <table:table-cell office:value-type="float" office:value="741.145" calcext:value-type="float">
            <text:p>741.145</text:p>
          </table:table-cell>
          <table:table-cell office:value-type="float" office:value="10.5028" calcext:value-type="float">
            <text:p>10.5028</text:p>
          </table:table-cell>
          <table:table-cell table:formula="of:=[.B743]/[.$B$2]" office:value-type="float" office:value="0.722288700914655" calcext:value-type="float">
            <text:p>0.722288700914655</text:p>
          </table:table-cell>
          <table:table-cell table:formula="of:=-LN([.C743])" office:value-type="float" office:value="0.32533035725044" calcext:value-type="float">
            <text:p>0.32533035725044</text:p>
          </table:table-cell>
        </table:table-row>
        <table:table-row table:style-name="ro1">
          <table:table-cell office:value-type="float" office:value="742.144" calcext:value-type="float">
            <text:p>742.144</text:p>
          </table:table-cell>
          <table:table-cell office:value-type="float" office:value="10.498" calcext:value-type="float">
            <text:p>10.498</text:p>
          </table:table-cell>
          <table:table-cell table:formula="of:=[.B744]/[.$B$2]" office:value-type="float" office:value="0.721958599821195" calcext:value-type="float">
            <text:p>0.721958599821195</text:p>
          </table:table-cell>
          <table:table-cell table:formula="of:=-LN([.C744])" office:value-type="float" office:value="0.325787482701241" calcext:value-type="float">
            <text:p>0.325787482701241</text:p>
          </table:table-cell>
        </table:table-row>
        <table:table-row table:style-name="ro1">
          <table:table-cell office:value-type="float" office:value="743.144" calcext:value-type="float">
            <text:p>743.144</text:p>
          </table:table-cell>
          <table:table-cell office:value-type="float" office:value="10.4935" calcext:value-type="float">
            <text:p>10.4935</text:p>
          </table:table-cell>
          <table:table-cell table:formula="of:=[.B745]/[.$B$2]" office:value-type="float" office:value="0.721649130046077" calcext:value-type="float">
            <text:p>0.721649130046077</text:p>
          </table:table-cell>
          <table:table-cell table:formula="of:=-LN([.C745])" office:value-type="float" office:value="0.32621622767601" calcext:value-type="float">
            <text:p>0.32621622767601</text:p>
          </table:table-cell>
        </table:table-row>
        <table:table-row table:style-name="ro1">
          <table:table-cell office:value-type="float" office:value="744.144" calcext:value-type="float">
            <text:p>744.144</text:p>
          </table:table-cell>
          <table:table-cell office:value-type="float" office:value="10.4899" calcext:value-type="float">
            <text:p>10.4899</text:p>
          </table:table-cell>
          <table:table-cell table:formula="of:=[.B746]/[.$B$2]" office:value-type="float" office:value="0.721401554225982" calcext:value-type="float">
            <text:p>0.721401554225982</text:p>
          </table:table-cell>
          <table:table-cell table:formula="of:=-LN([.C746])" office:value-type="float" office:value="0.326559356057046" calcext:value-type="float">
            <text:p>0.326559356057046</text:p>
          </table:table-cell>
        </table:table-row>
        <table:table-row table:style-name="ro1">
          <table:table-cell office:value-type="float" office:value="745.144" calcext:value-type="float">
            <text:p>745.144</text:p>
          </table:table-cell>
          <table:table-cell office:value-type="float" office:value="10.4857" calcext:value-type="float">
            <text:p>10.4857</text:p>
          </table:table-cell>
          <table:table-cell table:formula="of:=[.B747]/[.$B$2]" office:value-type="float" office:value="0.721112715769204" calcext:value-type="float">
            <text:p>0.721112715769204</text:p>
          </table:table-cell>
          <table:table-cell table:formula="of:=-LN([.C747])" office:value-type="float" office:value="0.32695982136494" calcext:value-type="float">
            <text:p>0.32695982136494</text:p>
          </table:table-cell>
        </table:table-row>
        <table:table-row table:style-name="ro1">
          <table:table-cell office:value-type="float" office:value="746.144" calcext:value-type="float">
            <text:p>746.144</text:p>
          </table:table-cell>
          <table:table-cell office:value-type="float" office:value="10.482" calcext:value-type="float">
            <text:p>10.482</text:p>
          </table:table-cell>
          <table:table-cell table:formula="of:=[.B748]/[.$B$2]" office:value-type="float" office:value="0.720858262842996" calcext:value-type="float">
            <text:p>0.720858262842996</text:p>
          </table:table-cell>
          <table:table-cell table:formula="of:=-LN([.C748])" office:value-type="float" office:value="0.327312745151374" calcext:value-type="float">
            <text:p>0.327312745151374</text:p>
          </table:table-cell>
        </table:table-row>
        <table:table-row table:style-name="ro1">
          <table:table-cell office:value-type="float" office:value="747.145" calcext:value-type="float">
            <text:p>747.145</text:p>
          </table:table-cell>
          <table:table-cell office:value-type="float" office:value="10.4773" calcext:value-type="float">
            <text:p>10.4773</text:p>
          </table:table-cell>
          <table:table-cell table:formula="of:=[.B749]/[.$B$2]" office:value-type="float" office:value="0.72053503885565" calcext:value-type="float">
            <text:p>0.72053503885565</text:p>
          </table:table-cell>
          <table:table-cell table:formula="of:=-LN([.C749])" office:value-type="float" office:value="0.327761233419473" calcext:value-type="float">
            <text:p>0.327761233419473</text:p>
          </table:table-cell>
        </table:table-row>
        <table:table-row table:style-name="ro1">
          <table:table-cell office:value-type="float" office:value="748.145" calcext:value-type="float">
            <text:p>748.145</text:p>
          </table:table-cell>
          <table:table-cell office:value-type="float" office:value="10.4735" calcext:value-type="float">
            <text:p>10.4735</text:p>
          </table:table-cell>
          <table:table-cell table:formula="of:=[.B750]/[.$B$2]" office:value-type="float" office:value="0.720273708823327" calcext:value-type="float">
            <text:p>0.720273708823327</text:p>
          </table:table-cell>
          <table:table-cell table:formula="of:=-LN([.C750])" office:value-type="float" office:value="0.328123988067665" calcext:value-type="float">
            <text:p>0.328123988067665</text:p>
          </table:table-cell>
        </table:table-row>
        <table:table-row table:style-name="ro1">
          <table:table-cell office:value-type="float" office:value="749.145" calcext:value-type="float">
            <text:p>749.145</text:p>
          </table:table-cell>
          <table:table-cell office:value-type="float" office:value="10.4687" calcext:value-type="float">
            <text:p>10.4687</text:p>
          </table:table-cell>
          <table:table-cell table:formula="of:=[.B751]/[.$B$2]" office:value-type="float" office:value="0.719943607729867" calcext:value-type="float">
            <text:p>0.719943607729867</text:p>
          </table:table-cell>
          <table:table-cell table:formula="of:=-LN([.C751])" office:value-type="float" office:value="0.328582392636818" calcext:value-type="float">
            <text:p>0.328582392636818</text:p>
          </table:table-cell>
        </table:table-row>
        <table:table-row table:style-name="ro1">
          <table:table-cell office:value-type="float" office:value="750.145" calcext:value-type="float">
            <text:p>750.145</text:p>
          </table:table-cell>
          <table:table-cell office:value-type="float" office:value="10.4648" calcext:value-type="float">
            <text:p>10.4648</text:p>
          </table:table-cell>
          <table:table-cell table:formula="of:=[.B752]/[.$B$2]" office:value-type="float" office:value="0.719675400591431" calcext:value-type="float">
            <text:p>0.719675400591431</text:p>
          </table:table-cell>
          <table:table-cell table:formula="of:=-LN([.C752])" office:value-type="float" office:value="0.328955001139468" calcext:value-type="float">
            <text:p>0.328955001139468</text:p>
          </table:table-cell>
        </table:table-row>
        <table:table-row table:style-name="ro1">
          <table:table-cell office:value-type="float" office:value="751.145" calcext:value-type="float">
            <text:p>751.145</text:p>
          </table:table-cell>
          <table:table-cell office:value-type="float" office:value="10.4606" calcext:value-type="float">
            <text:p>10.4606</text:p>
          </table:table-cell>
          <table:table-cell table:formula="of:=[.B753]/[.$B$2]" office:value-type="float" office:value="0.719386562134654" calcext:value-type="float">
            <text:p>0.719386562134654</text:p>
          </table:table-cell>
          <table:table-cell table:formula="of:=-LN([.C753])" office:value-type="float" office:value="0.329356427163" calcext:value-type="float">
            <text:p>0.329356427163</text:p>
          </table:table-cell>
        </table:table-row>
        <table:table-row table:style-name="ro1">
          <table:table-cell office:value-type="float" office:value="752.144" calcext:value-type="float">
            <text:p>752.144</text:p>
          </table:table-cell>
          <table:table-cell office:value-type="float" office:value="10.4569" calcext:value-type="float">
            <text:p>10.4569</text:p>
          </table:table-cell>
          <table:table-cell table:formula="of:=[.B754]/[.$B$2]" office:value-type="float" office:value="0.719132109208445" calcext:value-type="float">
            <text:p>0.719132109208445</text:p>
          </table:table-cell>
          <table:table-cell table:formula="of:=-LN([.C754])" office:value-type="float" office:value="0.329710197932794" calcext:value-type="float">
            <text:p>0.329710197932794</text:p>
          </table:table-cell>
        </table:table-row>
        <table:table-row table:style-name="ro1">
          <table:table-cell office:value-type="float" office:value="753.145" calcext:value-type="float">
            <text:p>753.145</text:p>
          </table:table-cell>
          <table:table-cell office:value-type="float" office:value="10.4513" calcext:value-type="float">
            <text:p>10.4513</text:p>
          </table:table-cell>
          <table:table-cell table:formula="of:=[.B755]/[.$B$2]" office:value-type="float" office:value="0.718746991266075" calcext:value-type="float">
            <text:p>0.718746991266075</text:p>
          </table:table-cell>
          <table:table-cell table:formula="of:=-LN([.C755])" office:value-type="float" office:value="0.330245872943929" calcext:value-type="float">
            <text:p>0.330245872943929</text:p>
          </table:table-cell>
        </table:table-row>
        <table:table-row table:style-name="ro1">
          <table:table-cell office:value-type="float" office:value="754.144" calcext:value-type="float">
            <text:p>754.144</text:p>
          </table:table-cell>
          <table:table-cell office:value-type="float" office:value="10.4486" calcext:value-type="float">
            <text:p>10.4486</text:p>
          </table:table-cell>
          <table:table-cell table:formula="of:=[.B756]/[.$B$2]" office:value-type="float" office:value="0.718561309401004" calcext:value-type="float">
            <text:p>0.718561309401004</text:p>
          </table:table-cell>
          <table:table-cell table:formula="of:=-LN([.C756])" office:value-type="float" office:value="0.33050424738735" calcext:value-type="float">
            <text:p>0.33050424738735</text:p>
          </table:table-cell>
        </table:table-row>
        <table:table-row table:style-name="ro1">
          <table:table-cell office:value-type="float" office:value="755.144" calcext:value-type="float">
            <text:p>755.144</text:p>
          </table:table-cell>
          <table:table-cell office:value-type="float" office:value="10.4448" calcext:value-type="float">
            <text:p>10.4448</text:p>
          </table:table-cell>
          <table:table-cell table:formula="of:=[.B757]/[.$B$2]" office:value-type="float" office:value="0.718299979368682" calcext:value-type="float">
            <text:p>0.718299979368682</text:p>
          </table:table-cell>
          <table:table-cell table:formula="of:=-LN([.C757])" office:value-type="float" office:value="0.330867998623807" calcext:value-type="float">
            <text:p>0.330867998623807</text:p>
          </table:table-cell>
        </table:table-row>
        <table:table-row table:style-name="ro1">
          <table:table-cell office:value-type="float" office:value="756.145" calcext:value-type="float">
            <text:p>756.145</text:p>
          </table:table-cell>
          <table:table-cell office:value-type="float" office:value="10.4399" calcext:value-type="float">
            <text:p>10.4399</text:p>
          </table:table-cell>
          <table:table-cell table:formula="of:=[.B758]/[.$B$2]" office:value-type="float" office:value="0.717963001169108" calcext:value-type="float">
            <text:p>0.717963001169108</text:p>
          </table:table-cell>
          <table:table-cell table:formula="of:=-LN([.C758])" office:value-type="float" office:value="0.331337241666792" calcext:value-type="float">
            <text:p>0.331337241666792</text:p>
          </table:table-cell>
        </table:table-row>
        <table:table-row table:style-name="ro1">
          <table:table-cell office:value-type="float" office:value="757.144" calcext:value-type="float">
            <text:p>757.144</text:p>
          </table:table-cell>
          <table:table-cell office:value-type="float" office:value="10.4366" calcext:value-type="float">
            <text:p>10.4366</text:p>
          </table:table-cell>
          <table:table-cell table:formula="of:=[.B759]/[.$B$2]" office:value-type="float" office:value="0.717736056667354" calcext:value-type="float">
            <text:p>0.717736056667354</text:p>
          </table:table-cell>
          <table:table-cell table:formula="of:=-LN([.C759])" office:value-type="float" office:value="0.331653386617093" calcext:value-type="float">
            <text:p>0.331653386617093</text:p>
          </table:table-cell>
        </table:table-row>
        <table:table-row table:style-name="ro1">
          <table:table-cell office:value-type="float" office:value="758.144" calcext:value-type="float">
            <text:p>758.144</text:p>
          </table:table-cell>
          <table:table-cell office:value-type="float" office:value="10.4326" calcext:value-type="float">
            <text:p>10.4326</text:p>
          </table:table-cell>
          <table:table-cell table:formula="of:=[.B760]/[.$B$2]" office:value-type="float" office:value="0.717460972422805" calcext:value-type="float">
            <text:p>0.717460972422805</text:p>
          </table:table-cell>
          <table:table-cell table:formula="of:=-LN([.C760])" office:value-type="float" office:value="0.332036726663572" calcext:value-type="float">
            <text:p>0.332036726663572</text:p>
          </table:table-cell>
        </table:table-row>
        <table:table-row table:style-name="ro1">
          <table:table-cell office:value-type="float" office:value="759.145" calcext:value-type="float">
            <text:p>759.145</text:p>
          </table:table-cell>
          <table:table-cell office:value-type="float" office:value="10.4272" calcext:value-type="float">
            <text:p>10.4272</text:p>
          </table:table-cell>
          <table:table-cell table:formula="of:=[.B761]/[.$B$2]" office:value-type="float" office:value="0.717089608692662" calcext:value-type="float">
            <text:p>0.717089608692662</text:p>
          </table:table-cell>
          <table:table-cell table:formula="of:=-LN([.C761])" office:value-type="float" office:value="0.33255446893537" calcext:value-type="float">
            <text:p>0.33255446893537</text:p>
          </table:table-cell>
        </table:table-row>
        <table:table-row table:style-name="ro1">
          <table:table-cell office:value-type="float" office:value="760.144" calcext:value-type="float">
            <text:p>760.144</text:p>
          </table:table-cell>
          <table:table-cell office:value-type="float" office:value="10.4241" calcext:value-type="float">
            <text:p>10.4241</text:p>
          </table:table-cell>
          <table:table-cell table:formula="of:=[.B762]/[.$B$2]" office:value-type="float" office:value="0.716876418403136" calcext:value-type="float">
            <text:p>0.716876418403136</text:p>
          </table:table-cell>
          <table:table-cell table:formula="of:=-LN([.C762])" office:value-type="float" office:value="0.332851812508465" calcext:value-type="float">
            <text:p>0.332851812508465</text:p>
          </table:table-cell>
        </table:table-row>
        <table:table-row table:style-name="ro1">
          <table:table-cell office:value-type="float" office:value="761.145" calcext:value-type="float">
            <text:p>761.145</text:p>
          </table:table-cell>
          <table:table-cell office:value-type="float" office:value="10.4196" calcext:value-type="float">
            <text:p>10.4196</text:p>
          </table:table-cell>
          <table:table-cell table:formula="of:=[.B763]/[.$B$2]" office:value-type="float" office:value="0.716566948628017" calcext:value-type="float">
            <text:p>0.716566948628017</text:p>
          </table:table-cell>
          <table:table-cell table:formula="of:=-LN([.C763])" office:value-type="float" office:value="0.333283597658886" calcext:value-type="float">
            <text:p>0.333283597658886</text:p>
          </table:table-cell>
        </table:table-row>
        <table:table-row table:style-name="ro1">
          <table:table-cell office:value-type="float" office:value="762.144" calcext:value-type="float">
            <text:p>762.144</text:p>
          </table:table-cell>
          <table:table-cell office:value-type="float" office:value="10.4159" calcext:value-type="float">
            <text:p>10.4159</text:p>
          </table:table-cell>
          <table:table-cell table:formula="of:=[.B764]/[.$B$2]" office:value-type="float" office:value="0.716312495701809" calcext:value-type="float">
            <text:p>0.716312495701809</text:p>
          </table:table-cell>
          <table:table-cell table:formula="of:=-LN([.C764])" office:value-type="float" office:value="0.333638760725661" calcext:value-type="float">
            <text:p>0.333638760725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21:39:14.839075579</dc:date>
    <meta:editing-duration>PT1M25S</meta:editing-duration>
    <meta:editing-cycles>1</meta:editing-cycles>
    <meta:document-statistic meta:table-count="1" meta:cell-count="3056" meta:object-count="0"/>
    <meta:generator>LibreOffice/7.5.9.2$Linux_X86_64 LibreOffice_project/50$Build-2</meta:generator>
  </office:meta>
</office:document-meta>
</file>